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545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1.79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tudy1-3">
      <style:table-properties table:display="true" style:writing-mode="lr-tb"/>
    </style:style>
    <style:style style:name="ta2" style:family="table" style:master-page-name="PageStyle_5f_BPM_5f_database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y1-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0" table:default-cell-style-name="Default"/>
        <table:table-column table:style-name="co1" table:number-columns-repeated="16361"/>
        <table:table-row table:style-name="ro1">
          <table:table-cell office:value-type="string" calcext:value-type="string">
            <text:p>subj_code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SFsc_mctq</text:p>
          </table:table-cell>
          <table:table-cell office:value-type="string" calcext:value-type="string">
            <text:p>PSQI score</text:p>
          </table:table-cell>
          <table:table-cell office:value-type="string" calcext:value-type="string">
            <text:p>likert_sleepiness_zmaxwake</text:p>
          </table:table-cell>
          <table:table-cell office:value-type="string" calcext:value-type="string">
            <text:p>SSS_sleepiness_zmaxwake</text:p>
          </table:table-cell>
          <table:table-cell office:value-type="string" calcext:value-type="string">
            <text:p>sleep_quality_zmaxwake</text:p>
          </table:table-cell>
          <table:table-cell office:value-type="string" calcext:value-type="string">
            <text:p>ActMidSleep_allnightavr</text:p>
          </table:table-cell>
          <table:table-cell office:value-type="string" calcext:value-type="string">
            <text:p>ActSleepDur_allnightavr</text:p>
          </table:table-cell>
          <table:table-cell office:value-type="string" calcext:value-type="string">
            <text:p>CBT_local time of the first min (of the fitted sinusiod)</text:p>
          </table:table-cell>
          <table:table-cell office:value-type="string" calcext:value-type="string">
            <text:p>EEG start of recording (local time)</text:p>
          </table:table-cell>
          <table:table-cell office:value-type="string" calcext:value-type="string">
            <text:p>timeofREMmaxprop</text:p>
          </table:table-cell>
          <table:table-cell office:value-type="string" calcext:value-type="string">
            <text:p>REMacc</text:p>
          </table:table-cell>
          <table:table-cell office:value-type="string" calcext:value-type="string">
            <text:p>REM%</text:p>
          </table:table-cell>
          <table:table-cell office:value-type="string" calcext:value-type="string">
            <text:p>numof_sleepcycles</text:p>
          </table:table-cell>
          <table:table-cell office:value-type="string" calcext:value-type="string">
            <text:p>EEG_SleepDur (TST)</text:p>
          </table:table-cell>
          <table:table-cell office:value-type="string" calcext:value-type="string">
            <text:p>average actigraphy Sleep dur - EEG sleep duration</text:p>
          </table:table-cell>
          <table:table-cell office:value-type="string" calcext:value-type="string">
            <text:p>MSFsc_chronotypegroups_basedonSampleStdev</text:p>
          </table:table-cell>
          <table:table-cell office:value-type="string" calcext:value-type="string">
            <text:p>REMmaxprop_chronotypegroups_basedonSampleStdev</text:p>
          </table:table-cell>
          <table:table-cell office:value-type="string" calcext:value-type="string">
            <text:p>ActigraphyMidSleep_chronotypegroups_basedonSampleStdev</text:p>
          </table:table-cell>
          <table:table-cell office:value-type="string" calcext:value-type="string">
            <text:p>CBT_chronotypegroups_basedonSampleStdev</text:p>
          </table:table-cell>
          <table:table-cell office:value-type="string" calcext:value-type="string">
            <text:p>MCTQ_basedon_youngPopStdev(Haraszthy et al)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1.08655671296296" calcext:value-type="float">
            <text:p>1.08655671296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 table:number-columns-repeated="4"/>
          <table:table-cell office:value-type="float" office:value="0.959722222222222" calcext:value-type="float">
            <text:p>0.959722222222222</text:p>
          </table:table-cell>
          <table:table-cell office:value-type="float" office:value="1.07268518518519" calcext:value-type="float">
            <text:p>1.07268518518519</text:p>
          </table:table-cell>
          <table:table-cell office:value-type="float" office:value="1120" calcext:value-type="float">
            <text:p>1120</text:p>
          </table:table-cell>
          <table:table-cell office:value-type="float" office:value="0.295825771324864" calcext:value-type="float">
            <text:p>0.295825771324864</text:p>
          </table:table-cell>
          <table:table-cell office:value-type="float" office:value="6" calcext:value-type="float">
            <text:p>6</text:p>
          </table:table-cell>
          <table:table-cell office:value-type="float" office:value="0.382638888888889" calcext:value-type="float">
            <text:p>0.382638888888889</text:p>
          </table:table-cell>
          <table:table-cell/>
          <table:table-cell table:number-columns-repeated="2" office:value-type="string" calcext:value-type="string">
            <text:p>early</text:p>
          </table:table-cell>
          <table:table-cell table:number-columns-repeated="2"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1.21909722222222" calcext:value-type="float">
            <text:p>1.219097222222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 table:number-columns-repeated="4"/>
          <table:table-cell office:value-type="float" office:value="0.987523148148148" calcext:value-type="float">
            <text:p>0.987523148148148</text:p>
          </table:table-cell>
          <table:table-cell office:value-type="float" office:value="1.25256944444444" calcext:value-type="float">
            <text:p>1.25256944444444</text:p>
          </table:table-cell>
          <table:table-cell office:value-type="float" office:value="2860" calcext:value-type="float">
            <text:p>2860</text:p>
          </table:table-cell>
          <table:table-cell office:value-type="float" office:value="0.249014972419228" calcext:value-type="float">
            <text:p>0.249014972419228</text:p>
          </table:table-cell>
          <table:table-cell office:value-type="float" office:value="5" calcext:value-type="float">
            <text:p>5</text:p>
          </table:table-cell>
          <table:table-cell office:value-type="float" office:value="0.29375" calcext:value-type="float">
            <text:p>0.29375</text:p>
          </table:table-cell>
          <table:table-cell/>
          <table:table-cell table:number-columns-repeated="2"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19513888888889" calcext:value-type="float">
            <text:p>1.195138888888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4641435185185" calcext:value-type="float">
            <text:p>1.14641435185185</text:p>
          </table:table-cell>
          <table:table-cell office:value-type="float" office:value="0.352407407407407" calcext:value-type="float">
            <text:p>0.352407407407407</text:p>
          </table:table-cell>
          <table:table-cell/>
          <table:table-cell office:value-type="float" office:value="0.926388888888889" calcext:value-type="float">
            <text:p>0.926388888888889</text:p>
          </table:table-cell>
          <table:table-cell office:value-type="float" office:value="1.24756944444444" calcext:value-type="float">
            <text:p>1.24756944444444</text:p>
          </table:table-cell>
          <table:table-cell office:value-type="float" office:value="4980" calcext:value-type="float">
            <text:p>4980</text:p>
          </table:table-cell>
          <table:table-cell office:value-type="float" office:value="0.244414353419093" calcext:value-type="float">
            <text:p>0.244414353419093</text:p>
          </table:table-cell>
          <table:table-cell office:value-type="float" office:value="6" calcext:value-type="float">
            <text:p>6</text:p>
          </table:table-cell>
          <table:table-cell office:value-type="float" office:value="0.341898148148148" calcext:value-type="float">
            <text:p>0.341898148148148</text:p>
          </table:table-cell>
          <table:table-cell office:value-type="float" office:value="0.0105092592592593" calcext:value-type="float">
            <text:p>0.0105092592592593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1582349537037" calcext:value-type="float">
            <text:p>1.15823495370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6628703703704" calcext:value-type="float">
            <text:p>1.16628703703704</text:p>
          </table:table-cell>
          <table:table-cell office:value-type="float" office:value="0.396157407407407" calcext:value-type="float">
            <text:p>0.396157407407407</text:p>
          </table:table-cell>
          <table:table-cell/>
          <table:table-cell office:value-type="float" office:value="0.928472222222222" calcext:value-type="float">
            <text:p>0.928472222222222</text:p>
          </table:table-cell>
          <table:table-cell office:value-type="float" office:value="1.25439814814815" calcext:value-type="float">
            <text:p>1.25439814814815</text:p>
          </table:table-cell>
          <table:table-cell office:value-type="float" office:value="5700" calcext:value-type="float">
            <text:p>5700</text:p>
          </table:table-cell>
          <table:table-cell office:value-type="float" office:value="0.274887604367373" calcext:value-type="float">
            <text:p>0.274887604367373</text:p>
          </table:table-cell>
          <table:table-cell office:value-type="float" office:value="6" calcext:value-type="float">
            <text:p>6</text:p>
          </table:table-cell>
          <table:table-cell office:value-type="float" office:value="0.360416666666667" calcext:value-type="float">
            <text:p>0.360416666666667</text:p>
          </table:table-cell>
          <table:table-cell office:value-type="float" office:value="0.0357407407407407" calcext:value-type="float">
            <text:p>0.0357407407407407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.23611111111111" calcext:value-type="float">
            <text:p>1.236111111111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20313657407407" calcext:value-type="float">
            <text:p>1.20313657407407</text:p>
          </table:table-cell>
          <table:table-cell office:value-type="float" office:value="0.369155092592593" calcext:value-type="float">
            <text:p>0.369155092592593</text:p>
          </table:table-cell>
          <table:table-cell/>
          <table:table-cell office:value-type="float" office:value="0.895972222222222" calcext:value-type="float">
            <text:p>0.895972222222222</text:p>
          </table:table-cell>
          <table:table-cell office:value-type="float" office:value="1.25569444444444" calcext:value-type="float">
            <text:p>1.25569444444444</text:p>
          </table:table-cell>
          <table:table-cell office:value-type="float" office:value="5120" calcext:value-type="float">
            <text:p>5120</text:p>
          </table:table-cell>
          <table:table-cell office:value-type="float" office:value="0.291857798165138" calcext:value-type="float">
            <text:p>0.291857798165138</text:p>
          </table:table-cell>
          <table:table-cell office:value-type="float" office:value="5" calcext:value-type="float">
            <text:p>5</text:p>
          </table:table-cell>
          <table:table-cell office:value-type="float" office:value="0.403703703703704" calcext:value-type="float">
            <text:p>0.403703703703704</text:p>
          </table:table-cell>
          <table:table-cell office:value-type="float" office:value="-0.0345486111111111" calcext:value-type="float">
            <text:p>-0.0345486111111111</text:p>
          </table:table-cell>
          <table:table-cell office:value-type="string" calcext:value-type="string">
            <text:p>late</text:p>
          </table:table-cell>
          <table:table-cell table:number-columns-repeated="2"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.24429398148148" calcext:value-type="float">
            <text:p>1.24429398148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Elég bágyadt vagyok, mintha le lennék eresztve.</text:p>
          </table:table-cell>
          <table:table-cell/>
          <table:table-cell office:value-type="float" office:value="1.18457754629629" calcext:value-type="float">
            <text:p>1.18457754629629</text:p>
          </table:table-cell>
          <table:table-cell office:value-type="float" office:value="0.28362268518519" calcext:value-type="float">
            <text:p>0.28362268518519</text:p>
          </table:table-cell>
          <table:table-cell/>
          <table:table-cell office:value-type="float" office:value="0.924907407407407" calcext:value-type="float">
            <text:p>0.924907407407407</text:p>
          </table:table-cell>
          <table:table-cell office:value-type="float" office:value="1.25141203703704" calcext:value-type="float">
            <text:p>1.25141203703704</text:p>
          </table:table-cell>
          <table:table-cell office:value-type="float" office:value="3020" calcext:value-type="float">
            <text:p>3020</text:p>
          </table:table-cell>
          <table:table-cell office:value-type="float" office:value="0.293687099725526" calcext:value-type="float">
            <text:p>0.293687099725526</text:p>
          </table:table-cell>
          <table:table-cell office:value-type="float" office:value="4" calcext:value-type="float">
            <text:p>4</text:p>
          </table:table-cell>
          <table:table-cell office:value-type="float" office:value="0.253009259259259" calcext:value-type="float">
            <text:p>0.253009259259259</text:p>
          </table:table-cell>
          <table:table-cell office:value-type="float" office:value="0.0306134259259308" calcext:value-type="float">
            <text:p>0.0306134259259308</text:p>
          </table:table-cell>
          <table:table-cell office:value-type="string" calcext:value-type="string">
            <text:p>late</text:p>
          </table:table-cell>
          <table:table-cell table:number-columns-repeated="2"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.15972222222222" calcext:value-type="float">
            <text:p>1.159722222222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5568055555555" calcext:value-type="float">
            <text:p>1.15568055555555</text:p>
          </table:table-cell>
          <table:table-cell office:value-type="float" office:value="0.2951" calcext:value-type="float">
            <text:p>0.2951</text:p>
          </table:table-cell>
          <table:table-cell/>
          <table:table-cell office:value-type="float" office:value="0.899652777777778" calcext:value-type="float">
            <text:p>0.899652777777778</text:p>
          </table:table-cell>
          <table:table-cell office:value-type="float" office:value="1.15324074074074" calcext:value-type="float">
            <text:p>1.15324074074074</text:p>
          </table:table-cell>
          <table:table-cell office:value-type="float" office:value="1580" calcext:value-type="float">
            <text:p>1580</text:p>
          </table:table-cell>
          <table:table-cell office:value-type="float" office:value="0.218039215686275" calcext:value-type="float">
            <text:p>0.218039215686275</text:p>
          </table:table-cell>
          <table:table-cell office:value-type="float" office:value="4" calcext:value-type="float">
            <text:p>4</text:p>
          </table:table-cell>
          <table:table-cell office:value-type="float" office:value="0.295138888888889" calcext:value-type="float">
            <text:p>0.295138888888889</text:p>
          </table:table-cell>
          <table:table-cell office:value-type="float" office:value="-0.0000388888888889216" calcext:value-type="float">
            <text:p>-3.88888888889216E-05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1.19047453703704" calcext:value-type="float">
            <text:p>1.190474537037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Elég bágyadt vagyok, mintha le lennék eresztve.</text:p>
          </table:table-cell>
          <table:table-cell table:number-columns-repeated="4"/>
          <table:table-cell office:value-type="float" office:value="0.925300925925926" calcext:value-type="float">
            <text:p>0.925300925925926</text:p>
          </table:table-cell>
          <table:table-cell office:value-type="float" office:value="1.21847222222222" calcext:value-type="float">
            <text:p>1.21847222222222</text:p>
          </table:table-cell>
          <table:table-cell office:value-type="float" office:value="5560" calcext:value-type="float">
            <text:p>5560</text:p>
          </table:table-cell>
          <table:table-cell office:value-type="float" office:value="0.32782874617737" calcext:value-type="float">
            <text:p>0.32782874617737</text:p>
          </table:table-cell>
          <table:table-cell office:value-type="float" office:value="7" calcext:value-type="float">
            <text:p>7</text:p>
          </table:table-cell>
          <table:table-cell office:value-type="float" office:value="0.378472222222222" calcext:value-type="float">
            <text:p>0.378472222222222</text:p>
          </table:table-cell>
          <table:table-cell/>
          <table:table-cell table:number-columns-repeated="2"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1.25347222222222" calcext:value-type="float">
            <text:p>1.253472222222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/>
          <table:table-cell office:value-type="float" office:value="1.2185162037037" calcext:value-type="float">
            <text:p>1.2185162037037</text:p>
          </table:table-cell>
          <table:table-cell office:value-type="float" office:value="0.353715277777778" calcext:value-type="float">
            <text:p>0.353715277777778</text:p>
          </table:table-cell>
          <table:table-cell/>
          <table:table-cell office:value-type="float" office:value="0.965972222222222" calcext:value-type="float">
            <text:p>0.965972222222222</text:p>
          </table:table-cell>
          <table:table-cell office:value-type="float" office:value="1.3255787037037" calcext:value-type="float">
            <text:p>1.3255787037037</text:p>
          </table:table-cell>
          <table:table-cell office:value-type="float" office:value="5520" calcext:value-type="float">
            <text:p>5520</text:p>
          </table:table-cell>
          <table:table-cell office:value-type="float" office:value="0.258025439127801" calcext:value-type="float">
            <text:p>0.258025439127801</text:p>
          </table:table-cell>
          <table:table-cell office:value-type="float" office:value="6" calcext:value-type="float">
            <text:p>6</text:p>
          </table:table-cell>
          <table:table-cell office:value-type="float" office:value="0.382175925925926" calcext:value-type="float">
            <text:p>0.382175925925926</text:p>
          </table:table-cell>
          <table:table-cell office:value-type="float" office:value="-0.0284606481481482" calcext:value-type="float">
            <text:p>-0.0284606481481482</text:p>
          </table:table-cell>
          <table:table-cell table:number-columns-repeated="3" office:value-type="string" calcext:value-type="string">
            <text:p>late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.234375" calcext:value-type="float">
            <text:p>1.2343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9158796296296" calcext:value-type="float">
            <text:p>1.19158796296296</text:p>
          </table:table-cell>
          <table:table-cell office:value-type="float" office:value="0.336064814814815" calcext:value-type="float">
            <text:p>0.336064814814815</text:p>
          </table:table-cell>
          <table:table-cell/>
          <table:table-cell office:value-type="float" office:value="0.96125" calcext:value-type="float">
            <text:p>0.96125</text:p>
          </table:table-cell>
          <table:table-cell office:value-type="float" office:value="1.170625" calcext:value-type="float">
            <text:p>1.170625</text:p>
          </table:table-cell>
          <table:table-cell office:value-type="float" office:value="540" calcext:value-type="float">
            <text:p>540</text:p>
          </table:table-cell>
          <table:table-cell office:value-type="float" office:value="0.17984934086629" calcext:value-type="float">
            <text:p>0.17984934086629</text:p>
          </table:table-cell>
          <table:table-cell office:value-type="float" office:value="3" calcext:value-type="float">
            <text:p>3</text:p>
          </table:table-cell>
          <table:table-cell office:value-type="float" office:value="0.245833333333333" calcext:value-type="float">
            <text:p>0.245833333333333</text:p>
          </table:table-cell>
          <table:table-cell office:value-type="float" office:value="0.0902314814814815" calcext:value-type="float">
            <text:p>0.0902314814814815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19375" calcext:value-type="float">
            <text:p>1.19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/>
          <table:table-cell office:value-type="float" office:value="1.19482407407407" calcext:value-type="float">
            <text:p>1.19482407407407</text:p>
          </table:table-cell>
          <table:table-cell office:value-type="float" office:value="0.407071759259259" calcext:value-type="float">
            <text:p>0.407071759259259</text:p>
          </table:table-cell>
          <table:table-cell/>
          <table:table-cell office:value-type="float" office:value="0.971527777777778" calcext:value-type="float">
            <text:p>0.971527777777778</text:p>
          </table:table-cell>
          <table:table-cell office:value-type="float" office:value="1.34664351851852" calcext:value-type="float">
            <text:p>1.34664351851852</text:p>
          </table:table-cell>
          <table:table-cell office:value-type="float" office:value="8440" calcext:value-type="float">
            <text:p>8440</text:p>
          </table:table-cell>
          <table:table-cell office:value-type="float" office:value="0.367268041237113" calcext:value-type="float">
            <text:p>0.367268041237113</text:p>
          </table:table-cell>
          <table:table-cell office:value-type="float" office:value="6" calcext:value-type="float">
            <text:p>6</text:p>
          </table:table-cell>
          <table:table-cell office:value-type="float" office:value="0.359259259259259" calcext:value-type="float">
            <text:p>0.359259259259259</text:p>
          </table:table-cell>
          <table:table-cell office:value-type="float" office:value="0.0478125" calcext:value-type="float">
            <text:p>0.0478125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.2573900462963" calcext:value-type="float">
            <text:p>1.25739004629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 Bágyadt vagyok; kezd kevésbé érdekelni az ébren maradás; lelassultam.</text:p>
          </table:table-cell>
          <table:table-cell/>
          <table:table-cell office:value-type="float" office:value="1.19330555555556" calcext:value-type="float">
            <text:p>1.19330555555556</text:p>
          </table:table-cell>
          <table:table-cell office:value-type="float" office:value="0.368506944444444" calcext:value-type="float">
            <text:p>0.368506944444444</text:p>
          </table:table-cell>
          <table:table-cell/>
          <table:table-cell office:value-type="float" office:value="0.9775" calcext:value-type="float">
            <text:p>0.9775</text:p>
          </table:table-cell>
          <table:table-cell office:value-type="float" office:value="1.16326388888889" calcext:value-type="float">
            <text:p>1.16326388888889</text:p>
          </table:table-cell>
          <table:table-cell office:value-type="float" office:value="1260" calcext:value-type="float">
            <text:p>1260</text:p>
          </table:table-cell>
          <table:table-cell office:value-type="float" office:value="0.292013311148087" calcext:value-type="float">
            <text:p>0.292013311148087</text:p>
          </table:table-cell>
          <table:table-cell office:value-type="float" office:value="4" calcext:value-type="float">
            <text:p>4</text:p>
          </table:table-cell>
          <table:table-cell office:value-type="float" office:value="0.278240740740741" calcext:value-type="float">
            <text:p>0.278240740740741</text:p>
          </table:table-cell>
          <table:table-cell office:value-type="float" office:value="0.0902662037037037" calcext:value-type="float">
            <text:p>0.0902662037037037</text:p>
          </table:table-cell>
          <table:table-cell office:value-type="string" calcext:value-type="string">
            <text:p>late</text:p>
          </table:table-cell>
          <table:table-cell table:number-columns-repeated="2"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1.1852662037037" calcext:value-type="float">
            <text:p>1.18526620370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7877314814815" calcext:value-type="float">
            <text:p>1.17877314814815</text:p>
          </table:table-cell>
          <table:table-cell office:value-type="float" office:value="0.331018518518519" calcext:value-type="float">
            <text:p>0.331018518518519</text:p>
          </table:table-cell>
          <table:table-cell/>
          <table:table-cell office:value-type="float" office:value="0.971527777777778" calcext:value-type="float">
            <text:p>0.971527777777778</text:p>
          </table:table-cell>
          <table:table-cell table:number-columns-repeated="2"/>
          <table:table-cell office:value-type="float" office:value="0.236885245901639" calcext:value-type="float">
            <text:p>0.236885245901639</text:p>
          </table:table-cell>
          <table:table-cell office:value-type="float" office:value="4" calcext:value-type="float">
            <text:p>4</text:p>
          </table:table-cell>
          <table:table-cell office:value-type="float" office:value="0.282407407407407" calcext:value-type="float">
            <text:p>0.282407407407407</text:p>
          </table:table-cell>
          <table:table-cell office:value-type="float" office:value="0.0486111111111112" calcext:value-type="float">
            <text:p>0.0486111111111112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.21255208333333" calcext:value-type="float">
            <text:p>1.212552083333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. Ébren vagyok, de nyugodt; fogékony, de nem teljesen éber.</text:p>
          </table:table-cell>
          <table:table-cell table:number-columns-repeated="4"/>
          <table:table-cell office:value-type="float" office:value="0.993680555555556" calcext:value-type="float">
            <text:p>0.993680555555556</text:p>
          </table:table-cell>
          <table:table-cell office:value-type="float" office:value="1.31555555555556" calcext:value-type="float">
            <text:p>1.31555555555556</text:p>
          </table:table-cell>
          <table:table-cell office:value-type="float" office:value="4140" calcext:value-type="float">
            <text:p>4140</text:p>
          </table:table-cell>
          <table:table-cell office:value-type="float" office:value="0.358758888170653" calcext:value-type="float">
            <text:p>0.358758888170653</text:p>
          </table:table-cell>
          <table:table-cell office:value-type="float" office:value="5" calcext:value-type="float">
            <text:p>5</text:p>
          </table:table-cell>
          <table:table-cell office:value-type="float" office:value="0.358101851851852" calcext:value-type="float">
            <text:p>0.358101851851852</text:p>
          </table:table-cell>
          <table:table-cell/>
          <table:table-cell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number-columns-repeated="2"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15868055555556" calcext:value-type="float">
            <text:p>1.158680555555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Elég bágyadt vagyok, mintha le lennék eresztve.</text:p>
          </table:table-cell>
          <table:table-cell/>
          <table:table-cell office:value-type="float" office:value="1.1905" calcext:value-type="float">
            <text:p>1.1905</text:p>
          </table:table-cell>
          <table:table-cell office:value-type="float" office:value="0.340069444444444" calcext:value-type="float">
            <text:p>0.340069444444444</text:p>
          </table:table-cell>
          <table:table-cell table:number-columns-repeated="8"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.1582349537037" calcext:value-type="float">
            <text:p>1.15823495370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 Ébren vagyok, de nyugodt; fogékony, de nem teljesen éber.</text:p>
          </table:table-cell>
          <table:table-cell table:number-columns-repeated="11"/>
          <table:table-cell office:value-type="string" calcext:value-type="string">
            <text:p>intermed</text:p>
          </table:table-cell>
          <table:table-cell table:number-columns-repeated="3"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.25347222222222" calcext:value-type="float">
            <text:p>1.253472222222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Elég bágyadt vagyok, mintha le lennék eresztve.</text:p>
          </table:table-cell>
          <table:table-cell/>
          <table:table-cell office:value-type="float" office:value="1.22484085648148" calcext:value-type="float">
            <text:p>1.22484085648148</text:p>
          </table:table-cell>
          <table:table-cell office:value-type="float" office:value="0.3509837962963" calcext:value-type="float">
            <text:p>0.3509837962963</text:p>
          </table:table-cell>
          <table:table-cell/>
          <table:table-cell office:value-type="float" office:value="0.972685185185185" calcext:value-type="float">
            <text:p>0.972685185185185</text:p>
          </table:table-cell>
          <table:table-cell office:value-type="float" office:value="1.3431712962963" calcext:value-type="float">
            <text:p>1.3431712962963</text:p>
          </table:table-cell>
          <table:table-cell office:value-type="float" office:value="7340" calcext:value-type="float">
            <text:p>7340</text:p>
          </table:table-cell>
          <table:table-cell office:value-type="float" office:value="0.307210031347962" calcext:value-type="float">
            <text:p>0.307210031347962</text:p>
          </table:table-cell>
          <table:table-cell office:value-type="float" office:value="6" calcext:value-type="float">
            <text:p>6</text:p>
          </table:table-cell>
          <table:table-cell office:value-type="float" office:value="0.369212962962963" calcext:value-type="float">
            <text:p>0.369212962962963</text:p>
          </table:table-cell>
          <table:table-cell office:value-type="float" office:value="-0.018229166666663" calcext:value-type="float">
            <text:p>-0.018229166666663</text:p>
          </table:table-cell>
          <table:table-cell table:number-columns-repeated="3" office:value-type="string" calcext:value-type="string">
            <text:p>late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1.2165162037037" calcext:value-type="float">
            <text:p>1.21651620370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9500289351851" calcext:value-type="float">
            <text:p>1.19500289351851</text:p>
          </table:table-cell>
          <table:table-cell office:value-type="float" office:value="0.315291666666667" calcext:value-type="float">
            <text:p>0.315291666666667</text:p>
          </table:table-cell>
          <table:table-cell/>
          <table:table-cell office:value-type="float" office:value="0.967546296296296" calcext:value-type="float">
            <text:p>0.967546296296296</text:p>
          </table:table-cell>
          <table:table-cell office:value-type="float" office:value="1.25087962962963" calcext:value-type="float">
            <text:p>1.25087962962963</text:p>
          </table:table-cell>
          <table:table-cell office:value-type="float" office:value="1580" calcext:value-type="float">
            <text:p>1580</text:p>
          </table:table-cell>
          <table:table-cell office:value-type="float" office:value="0.211626387981711" calcext:value-type="float">
            <text:p>0.211626387981711</text:p>
          </table:table-cell>
          <table:table-cell office:value-type="float" office:value="3" calcext:value-type="float">
            <text:p>3</text:p>
          </table:table-cell>
          <table:table-cell office:value-type="float" office:value="0.354398148148148" calcext:value-type="float">
            <text:p>0.354398148148148</text:p>
          </table:table-cell>
          <table:table-cell office:value-type="float" office:value="-0.0391064814814815" calcext:value-type="float">
            <text:p>-0.0391064814814815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.125" calcext:value-type="float">
            <text:p>1.1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Elég bágyadt vagyok, mintha le lennék eresztve.</text:p>
          </table:table-cell>
          <table:table-cell/>
          <table:table-cell office:value-type="float" office:value="1.17082175925925" calcext:value-type="float">
            <text:p>1.17082175925925</text:p>
          </table:table-cell>
          <table:table-cell office:value-type="float" office:value="0.34912037037037" calcext:value-type="float">
            <text:p>0.34912037037037</text:p>
          </table:table-cell>
          <table:table-cell table:number-columns-repeated="8"/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1.10441550925925" calcext:value-type="float">
            <text:p>1.104415509259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0991898148148" calcext:value-type="float">
            <text:p>1.10991898148148</text:p>
          </table:table-cell>
          <table:table-cell office:value-type="float" office:value="0.277939814814815" calcext:value-type="float">
            <text:p>0.277939814814815</text:p>
          </table:table-cell>
          <table:table-cell table:number-columns-repeated="8"/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.17609375" calcext:value-type="float">
            <text:p>1.176093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Elég bágyadt vagyok, mintha le lennék eresztve.</text:p>
          </table:table-cell>
          <table:table-cell/>
          <table:table-cell office:value-type="float" office:value="1.13238425925925" calcext:value-type="float">
            <text:p>1.13238425925925</text:p>
          </table:table-cell>
          <table:table-cell office:value-type="float" office:value="0.347199074074074" calcext:value-type="float">
            <text:p>0.347199074074074</text:p>
          </table:table-cell>
          <table:table-cell table:number-columns-repeated="8"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.16840277777778" calcext:value-type="float">
            <text:p>1.1684027777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260462962963" calcext:value-type="float">
            <text:p>1.1260462962963</text:p>
          </table:table-cell>
          <table:table-cell office:value-type="float" office:value="0.313368055555556" calcext:value-type="float">
            <text:p>0.313368055555556</text:p>
          </table:table-cell>
          <table:table-cell/>
          <table:table-cell office:value-type="float" office:value="0.922476851851852" calcext:value-type="float">
            <text:p>0.922476851851852</text:p>
          </table:table-cell>
          <table:table-cell office:value-type="float" office:value="1.20523148148148" calcext:value-type="float">
            <text:p>1.20523148148148</text:p>
          </table:table-cell>
          <table:table-cell office:value-type="float" office:value="5480" calcext:value-type="float">
            <text:p>5480</text:p>
          </table:table-cell>
          <table:table-cell office:value-type="float" office:value="0.337809187279152" calcext:value-type="float">
            <text:p>0.337809187279152</text:p>
          </table:table-cell>
          <table:table-cell office:value-type="float" office:value="6" calcext:value-type="float">
            <text:p>6</text:p>
          </table:table-cell>
          <table:table-cell office:value-type="float" office:value="0.327546296296296" calcext:value-type="float">
            <text:p>0.327546296296296</text:p>
          </table:table-cell>
          <table:table-cell office:value-type="float" office:value="-0.0141782407407408" calcext:value-type="float">
            <text:p>-0.0141782407407408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float" office:value="1.13318287037037" calcext:value-type="float">
            <text:p>1.133182870370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23364814814815" calcext:value-type="float">
            <text:p>1.23364814814815</text:p>
          </table:table-cell>
          <table:table-cell office:value-type="float" office:value="0.392002314814815" calcext:value-type="float">
            <text:p>0.392002314814815</text:p>
          </table:table-cell>
          <table:table-cell/>
          <table:table-cell office:value-type="float" office:value="0.919375" calcext:value-type="float">
            <text:p>0.919375</text:p>
          </table:table-cell>
          <table:table-cell office:value-type="float" office:value="1.33395833333333" calcext:value-type="float">
            <text:p>1.33395833333333</text:p>
          </table:table-cell>
          <table:table-cell office:value-type="float" office:value="7300" calcext:value-type="float">
            <text:p>7300</text:p>
          </table:table-cell>
          <table:table-cell office:value-type="float" office:value="0.287551440329218" calcext:value-type="float">
            <text:p>0.287551440329218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-0.0579976851851852" calcext:value-type="float">
            <text:p>-0.0579976851851852</text:p>
          </table:table-cell>
          <table:table-cell office:value-type="string" calcext:value-type="string">
            <text:p>intermed</text:p>
          </table:table-cell>
          <table:table-cell table:number-columns-repeated="2" office:value-type="string" calcext:value-type="string">
            <text:p>late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.28472222222222" calcext:value-type="float">
            <text:p>1.284722222222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24209259259259" calcext:value-type="float">
            <text:p>1.24209259259259</text:p>
          </table:table-cell>
          <table:table-cell office:value-type="float" office:value="0.375868055555556" calcext:value-type="float">
            <text:p>0.375868055555556</text:p>
          </table:table-cell>
          <table:table-cell/>
          <table:table-cell office:value-type="float" office:value="0.973611111111111" calcext:value-type="float">
            <text:p>0.973611111111111</text:p>
          </table:table-cell>
          <table:table-cell office:value-type="float" office:value="1.12349537037037" calcext:value-type="float">
            <text:p>1.12349537037037</text:p>
          </table:table-cell>
          <table:table-cell office:value-type="float" office:value="0" calcext:value-type="float">
            <text:p>0</text:p>
          </table:table-cell>
          <table:table-cell office:value-type="float" office:value="0.248088360237893" calcext:value-type="float">
            <text:p>0.248088360237893</text:p>
          </table:table-cell>
          <table:table-cell office:value-type="float" office:value="4" calcext:value-type="float">
            <text:p>4</text:p>
          </table:table-cell>
          <table:table-cell office:value-type="float" office:value="0.272453703703704" calcext:value-type="float">
            <text:p>0.272453703703704</text:p>
          </table:table-cell>
          <table:table-cell office:value-type="float" office:value="0.103414351851852" calcext:value-type="float">
            <text:p>0.103414351851852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late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.22395833333333" calcext:value-type="float">
            <text:p>1.223958333333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25096527777778" calcext:value-type="float">
            <text:p>1.25096527777778</text:p>
          </table:table-cell>
          <table:table-cell office:value-type="float" office:value="0.332488425925926" calcext:value-type="float">
            <text:p>0.332488425925926</text:p>
          </table:table-cell>
          <table:table-cell/>
          <table:table-cell office:value-type="float" office:value="0.975694444444445" calcext:value-type="float">
            <text:p>0.975694444444445</text:p>
          </table:table-cell>
          <table:table-cell office:value-type="float" office:value="1.28113425925926" calcext:value-type="float">
            <text:p>1.28113425925926</text:p>
          </table:table-cell>
          <table:table-cell office:value-type="float" office:value="2980" calcext:value-type="float">
            <text:p>2980</text:p>
          </table:table-cell>
          <table:table-cell office:value-type="float" office:value="0.219056099732858" calcext:value-type="float">
            <text:p>0.219056099732858</text:p>
          </table:table-cell>
          <table:table-cell office:value-type="float" office:value="4" calcext:value-type="float">
            <text:p>4</text:p>
          </table:table-cell>
          <table:table-cell office:value-type="float" office:value="0.259953703703704" calcext:value-type="float">
            <text:p>0.259953703703704</text:p>
          </table:table-cell>
          <table:table-cell office:value-type="float" office:value="0.0725347222222222" calcext:value-type="float">
            <text:p>0.0725347222222222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1.19717013888889" calcext:value-type="float">
            <text:p>1.197170138888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1833333333333" calcext:value-type="float">
            <text:p>1.11833333333333</text:p>
          </table:table-cell>
          <table:table-cell office:value-type="float" office:value="0.309421296296296" calcext:value-type="float">
            <text:p>0.309421296296296</text:p>
          </table:table-cell>
          <table:table-cell/>
          <table:table-cell office:value-type="float" office:value="0.947916666666667" calcext:value-type="float">
            <text:p>0.947916666666667</text:p>
          </table:table-cell>
          <table:table-cell office:value-type="float" office:value="1.20671296296296" calcext:value-type="float">
            <text:p>1.20671296296296</text:p>
          </table:table-cell>
          <table:table-cell office:value-type="float" office:value="4460" calcext:value-type="float">
            <text:p>4460</text:p>
          </table:table-cell>
          <table:table-cell office:value-type="float" office:value="0.302231237322515" calcext:value-type="float">
            <text:p>0.302231237322515</text:p>
          </table:table-cell>
          <table:table-cell office:value-type="float" office:value="6" calcext:value-type="float">
            <text:p>6</text:p>
          </table:table-cell>
          <table:table-cell office:value-type="float" office:value="0.342361111111111" calcext:value-type="float">
            <text:p>0.342361111111111</text:p>
          </table:table-cell>
          <table:table-cell office:value-type="float" office:value="-0.0329398148148148" calcext:value-type="float">
            <text:p>-0.0329398148148148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20684606481482" calcext:value-type="float">
            <text:p>1.206846064814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/>
          <table:table-cell office:value-type="float" office:value="1.13719212962963" calcext:value-type="float">
            <text:p>1.13719212962963</text:p>
          </table:table-cell>
          <table:table-cell office:value-type="float" office:value="0.300949074074074" calcext:value-type="float">
            <text:p>0.300949074074074</text:p>
          </table:table-cell>
          <table:table-cell/>
          <table:table-cell office:value-type="float" office:value="0.927083333333333" calcext:value-type="float">
            <text:p>0.927083333333333</text:p>
          </table:table-cell>
          <table:table-cell office:value-type="float" office:value="1.12905092592593" calcext:value-type="float">
            <text:p>1.12905092592593</text:p>
          </table:table-cell>
          <table:table-cell office:value-type="float" office:value="1220" calcext:value-type="float">
            <text:p>1220</text:p>
          </table:table-cell>
          <table:table-cell office:value-type="float" office:value="0.233732876712329" calcext:value-type="float">
            <text:p>0.233732876712329</text:p>
          </table:table-cell>
          <table:table-cell office:value-type="float" office:value="5" calcext:value-type="float">
            <text:p>5</text:p>
          </table:table-cell>
          <table:table-cell office:value-type="float" office:value="0.27037037037037" calcext:value-type="float">
            <text:p>0.27037037037037</text:p>
          </table:table-cell>
          <table:table-cell office:value-type="float" office:value="0.0305787037037037" calcext:value-type="float">
            <text:p>0.0305787037037037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.1113599537037" calcext:value-type="float">
            <text:p>1.11135995370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/>
          <table:table-cell office:value-type="float" office:value="1.10543981481481" calcext:value-type="float">
            <text:p>1.10543981481481</text:p>
          </table:table-cell>
          <table:table-cell office:value-type="float" office:value="0.324166666666667" calcext:value-type="float">
            <text:p>0.324166666666667</text:p>
          </table:table-cell>
          <table:table-cell/>
          <table:table-cell office:value-type="float" office:value="0.921157407407407" calcext:value-type="float">
            <text:p>0.921157407407407</text:p>
          </table:table-cell>
          <table:table-cell office:value-type="float" office:value="1.2205787037037" calcext:value-type="float">
            <text:p>1.2205787037037</text:p>
          </table:table-cell>
          <table:table-cell office:value-type="float" office:value="5360" calcext:value-type="float">
            <text:p>5360</text:p>
          </table:table-cell>
          <table:table-cell office:value-type="float" office:value="0.314009661835749" calcext:value-type="float">
            <text:p>0.314009661835749</text:p>
          </table:table-cell>
          <table:table-cell office:value-type="float" office:value="5" calcext:value-type="float">
            <text:p>5</text:p>
          </table:table-cell>
          <table:table-cell office:value-type="float" office:value="0.335416666666667" calcext:value-type="float">
            <text:p>0.335416666666667</text:p>
          </table:table-cell>
          <table:table-cell office:value-type="float" office:value="-0.01125" calcext:value-type="float">
            <text:p>-0.01125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1.25446180555556" calcext:value-type="float">
            <text:p>1.254461805555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0297685185185" calcext:value-type="float">
            <text:p>1.10297685185185</text:p>
          </table:table-cell>
          <table:table-cell office:value-type="float" office:value="0.390601851851852" calcext:value-type="float">
            <text:p>0.390601851851852</text:p>
          </table:table-cell>
          <table:table-cell/>
          <table:table-cell office:value-type="float" office:value="0.911805555555556" calcext:value-type="float">
            <text:p>0.911805555555556</text:p>
          </table:table-cell>
          <table:table-cell office:value-type="float" office:value="1.2412037037037" calcext:value-type="float">
            <text:p>1.2412037037037</text:p>
          </table:table-cell>
          <table:table-cell office:value-type="float" office:value="8000" calcext:value-type="float">
            <text:p>8000</text:p>
          </table:table-cell>
          <table:table-cell office:value-type="float" office:value="0.398406374501992" calcext:value-type="float">
            <text:p>0.398406374501992</text:p>
          </table:table-cell>
          <table:table-cell office:value-type="float" office:value="5" calcext:value-type="float">
            <text:p>5</text:p>
          </table:table-cell>
          <table:table-cell office:value-type="float" office:value="0.348611111111111" calcext:value-type="float">
            <text:p>0.348611111111111</text:p>
          </table:table-cell>
          <table:table-cell office:value-type="float" office:value="0.0419907407407407" calcext:value-type="float">
            <text:p>0.0419907407407407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17857060185185" calcext:value-type="float">
            <text:p>1.178570601851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/>
          <table:table-cell office:value-type="float" office:value="1.17741435185185" calcext:value-type="float">
            <text:p>1.17741435185185</text:p>
          </table:table-cell>
          <table:table-cell office:value-type="float" office:value="0.37130787037037" calcext:value-type="float">
            <text:p>0.37130787037037</text:p>
          </table:table-cell>
          <table:table-cell/>
          <table:table-cell office:value-type="float" office:value="0.945138888888889" calcext:value-type="float">
            <text:p>0.945138888888889</text:p>
          </table:table-cell>
          <table:table-cell office:value-type="float" office:value="1.31400462962963" calcext:value-type="float">
            <text:p>1.31400462962963</text:p>
          </table:table-cell>
          <table:table-cell office:value-type="float" office:value="4420" calcext:value-type="float">
            <text:p>4420</text:p>
          </table:table-cell>
          <table:table-cell office:value-type="float" office:value="0.204559088182364" calcext:value-type="float">
            <text:p>0.204559088182364</text:p>
          </table:table-cell>
          <table:table-cell office:value-type="float" office:value="7" calcext:value-type="float">
            <text:p>7</text:p>
          </table:table-cell>
          <table:table-cell office:value-type="float" office:value="0.38587962962963" calcext:value-type="float">
            <text:p>0.38587962962963</text:p>
          </table:table-cell>
          <table:table-cell office:value-type="float" office:value="-0.0145717592592593" calcext:value-type="float">
            <text:p>-0.0145717592592593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.15098958333333" calcext:value-type="float">
            <text:p>1.15098958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37125" calcext:value-type="float">
            <text:p>1.137125</text:p>
          </table:table-cell>
          <table:table-cell office:value-type="float" office:value="0.313923611111111" calcext:value-type="float">
            <text:p>0.313923611111111</text:p>
          </table:table-cell>
          <table:table-cell/>
          <table:table-cell office:value-type="float" office:value="0.929166666666667" calcext:value-type="float">
            <text:p>0.929166666666667</text:p>
          </table:table-cell>
          <table:table-cell office:value-type="float" office:value="1.19849537037037" calcext:value-type="float">
            <text:p>1.19849537037037</text:p>
          </table:table-cell>
          <table:table-cell office:value-type="float" office:value="4680" calcext:value-type="float">
            <text:p>4680</text:p>
          </table:table-cell>
          <table:table-cell office:value-type="float" office:value="0.304945054945055" calcext:value-type="float">
            <text:p>0.304945054945055</text:p>
          </table:table-cell>
          <table:table-cell office:value-type="float" office:value="5" calcext:value-type="float">
            <text:p>5</text:p>
          </table:table-cell>
          <table:table-cell office:value-type="float" office:value="0.337037037037037" calcext:value-type="float">
            <text:p>0.337037037037037</text:p>
          </table:table-cell>
          <table:table-cell office:value-type="float" office:value="-0.0231134259259259" calcext:value-type="float">
            <text:p>-0.0231134259259259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float" office:value="1.23387731481481" calcext:value-type="float">
            <text:p>1.2338773148148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24407175925926" calcext:value-type="float">
            <text:p>1.24407175925926</text:p>
          </table:table-cell>
          <table:table-cell office:value-type="float" office:value="0.344837962962963" calcext:value-type="float">
            <text:p>0.344837962962963</text:p>
          </table:table-cell>
          <table:table-cell/>
          <table:table-cell office:value-type="float" office:value="0.961111111111111" calcext:value-type="float">
            <text:p>0.961111111111111</text:p>
          </table:table-cell>
          <table:table-cell office:value-type="float" office:value="1.20243055555556" calcext:value-type="float">
            <text:p>1.20243055555556</text:p>
          </table:table-cell>
          <table:table-cell office:value-type="float" office:value="800" calcext:value-type="float">
            <text:p>800</text:p>
          </table:table-cell>
          <table:table-cell office:value-type="float" office:value="0.334707903780069" calcext:value-type="float">
            <text:p>0.334707903780069</text:p>
          </table:table-cell>
          <table:table-cell office:value-type="float" office:value="6" calcext:value-type="float">
            <text:p>6</text:p>
          </table:table-cell>
          <table:table-cell office:value-type="float" office:value="0.336805555555556" calcext:value-type="float">
            <text:p>0.336805555555556</text:p>
          </table:table-cell>
          <table:table-cell office:value-type="float" office:value="0.00803240740740741" calcext:value-type="float">
            <text:p>0.00803240740740741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.06944444444444" calcext:value-type="float">
            <text:p>1.069444444444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1216435185185" calcext:value-type="float">
            <text:p>1.11216435185185</text:p>
          </table:table-cell>
          <table:table-cell office:value-type="float" office:value="0.346805555555556" calcext:value-type="float">
            <text:p>0.346805555555556</text:p>
          </table:table-cell>
          <table:table-cell/>
          <table:table-cell office:value-type="float" office:value="0.923634259259259" calcext:value-type="float">
            <text:p>0.923634259259259</text:p>
          </table:table-cell>
          <table:table-cell office:value-type="float" office:value="1.14956018518519" calcext:value-type="float">
            <text:p>1.14956018518519</text:p>
          </table:table-cell>
          <table:table-cell office:value-type="float" office:value="4540" calcext:value-type="float">
            <text:p>4540</text:p>
          </table:table-cell>
          <table:table-cell office:value-type="float" office:value="0.275928297055058" calcext:value-type="float">
            <text:p>0.275928297055058</text:p>
          </table:table-cell>
          <table:table-cell office:value-type="float" office:value="5" calcext:value-type="float">
            <text:p>5</text:p>
          </table:table-cell>
          <table:table-cell office:value-type="float" office:value="0.361574074074074" calcext:value-type="float">
            <text:p>0.361574074074074</text:p>
          </table:table-cell>
          <table:table-cell office:value-type="float" office:value="-0.0147685185185185" calcext:value-type="float">
            <text:p>-0.0147685185185185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.14290509259259" calcext:value-type="float">
            <text:p>1.142905092592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5144965277777" calcext:value-type="float">
            <text:p>1.15144965277777</text:p>
          </table:table-cell>
          <table:table-cell office:value-type="float" office:value="0.276854166666667" calcext:value-type="float">
            <text:p>0.276854166666667</text:p>
          </table:table-cell>
          <table:table-cell/>
          <table:table-cell office:value-type="float" office:value="0.964467592592593" calcext:value-type="float">
            <text:p>0.964467592592593</text:p>
          </table:table-cell>
          <table:table-cell office:value-type="float" office:value="1.02326388888889" calcext:value-type="float">
            <text:p>1.02326388888889</text:p>
          </table:table-cell>
          <table:table-cell office:value-type="float" office:value="0" calcext:value-type="float">
            <text:p>0</text:p>
          </table:table-cell>
          <table:table-cell office:value-type="float" office:value="0.382687927107062" calcext:value-type="float">
            <text:p>0.382687927107062</text:p>
          </table:table-cell>
          <table:table-cell office:value-type="float" office:value="4" calcext:value-type="float">
            <text:p>4</text:p>
          </table:table-cell>
          <table:table-cell office:value-type="float" office:value="0.304861111111111" calcext:value-type="float">
            <text:p>0.304861111111111</text:p>
          </table:table-cell>
          <table:table-cell office:value-type="float" office:value="-0.0280069444444444" calcext:value-type="float">
            <text:p>-0.0280069444444444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.23958333333333" calcext:value-type="float">
            <text:p>1.239583333333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5291435185185" calcext:value-type="float">
            <text:p>1.15291435185185</text:p>
          </table:table-cell>
          <table:table-cell office:value-type="float" office:value="0.27943287037037" calcext:value-type="float">
            <text:p>0.27943287037037</text:p>
          </table:table-cell>
          <table:table-cell/>
          <table:table-cell office:value-type="float" office:value="0.944444444444445" calcext:value-type="float">
            <text:p>0.944444444444445</text:p>
          </table:table-cell>
          <table:table-cell office:value-type="float" office:value="1.24282407407407" calcext:value-type="float">
            <text:p>1.24282407407407</text:p>
          </table:table-cell>
          <table:table-cell office:value-type="float" office:value="2980" calcext:value-type="float">
            <text:p>2980</text:p>
          </table:table-cell>
          <table:table-cell office:value-type="float" office:value="0.28735632183908" calcext:value-type="float">
            <text:p>0.28735632183908</text:p>
          </table:table-cell>
          <table:table-cell office:value-type="float" office:value="4" calcext:value-type="float">
            <text:p>4</text:p>
          </table:table-cell>
          <table:table-cell office:value-type="float" office:value="0.261805555555556" calcext:value-type="float">
            <text:p>0.261805555555556</text:p>
          </table:table-cell>
          <table:table-cell office:value-type="float" office:value="0.0176273148148148" calcext:value-type="float">
            <text:p>0.0176273148148148</text:p>
          </table:table-cell>
          <table:table-cell office:value-type="string" calcext:value-type="string">
            <text:p>late</text:p>
          </table:table-cell>
          <table:table-cell table:number-columns-repeated="2"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.14781828703704" calcext:value-type="float">
            <text:p>1.147818287037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252662037037" calcext:value-type="float">
            <text:p>1.1252662037037</text:p>
          </table:table-cell>
          <table:table-cell office:value-type="float" office:value="0.288310185185185" calcext:value-type="float">
            <text:p>0.288310185185185</text:p>
          </table:table-cell>
          <table:table-cell/>
          <table:table-cell office:value-type="float" office:value="0.936805555555556" calcext:value-type="float">
            <text:p>0.936805555555556</text:p>
          </table:table-cell>
          <table:table-cell office:value-type="float" office:value="1.23541666666667" calcext:value-type="float">
            <text:p>1.23541666666667</text:p>
          </table:table-cell>
          <table:table-cell office:value-type="float" office:value="4480" calcext:value-type="float">
            <text:p>4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6" calcext:value-type="float">
            <text:p>6</text:p>
          </table:table-cell>
          <table:table-cell office:value-type="float" office:value="0.314814814814815" calcext:value-type="float">
            <text:p>0.314814814814815</text:p>
          </table:table-cell>
          <table:table-cell office:value-type="float" office:value="-0.0265046296296296" calcext:value-type="float">
            <text:p>-0.0265046296296296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.12251736111111" calcext:value-type="float">
            <text:p>1.122517361111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.Elég bágyadt vagyok, mintha le lennék eresztve.</text:p>
          </table:table-cell>
          <table:table-cell/>
          <table:table-cell office:value-type="float" office:value="1.09756018518519" calcext:value-type="float">
            <text:p>1.09756018518519</text:p>
          </table:table-cell>
          <table:table-cell office:value-type="float" office:value="0.32025462962963" calcext:value-type="float">
            <text:p>0.32025462962963</text:p>
          </table:table-cell>
          <table:table-cell/>
          <table:table-cell office:value-type="float" office:value="0.941666666666667" calcext:value-type="float">
            <text:p>0.941666666666667</text:p>
          </table:table-cell>
          <table:table-cell office:value-type="float" office:value="1.20798611111111" calcext:value-type="float">
            <text:p>1.20798611111111</text:p>
          </table:table-cell>
          <table:table-cell office:value-type="float" office:value="4960" calcext:value-type="float">
            <text:p>4960</text:p>
          </table:table-cell>
          <table:table-cell office:value-type="float" office:value="0.292056074766355" calcext:value-type="float">
            <text:p>0.292056074766355</text:p>
          </table:table-cell>
          <table:table-cell office:value-type="float" office:value="5" calcext:value-type="float">
            <text:p>5</text:p>
          </table:table-cell>
          <table:table-cell office:value-type="float" office:value="0.297222222222222" calcext:value-type="float">
            <text:p>0.297222222222222</text:p>
          </table:table-cell>
          <table:table-cell office:value-type="float" office:value="0.0230324074074074" calcext:value-type="float">
            <text:p>0.023032407407407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.14528935185185" calcext:value-type="float">
            <text:p>1.145289351851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4748842592593" calcext:value-type="float">
            <text:p>1.14748842592593</text:p>
          </table:table-cell>
          <table:table-cell office:value-type="float" office:value="0.263287037037037" calcext:value-type="float">
            <text:p>0.263287037037037</text:p>
          </table:table-cell>
          <table:table-cell/>
          <table:table-cell office:value-type="float" office:value="1.025" calcext:value-type="float">
            <text:p>1.025</text:p>
          </table:table-cell>
          <table:table-cell office:value-type="float" office:value="1.24259259259259" calcext:value-type="float">
            <text:p>1.24259259259259</text:p>
          </table:table-cell>
          <table:table-cell office:value-type="float" office:value="5720" calcext:value-type="float">
            <text:p>5720</text:p>
          </table:table-cell>
          <table:table-cell office:value-type="float" office:value="0.347222222222222" calcext:value-type="float">
            <text:p>0.347222222222222</text:p>
          </table:table-cell>
          <table:table-cell office:value-type="float" office:value="5" calcext:value-type="float">
            <text:p>5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-0.00337962962962962" calcext:value-type="float">
            <text:p>-0.00337962962962962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.15729166666667" calcext:value-type="float">
            <text:p>1.157291666666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Elég bágyadt vagyok, mintha le lennék eresztve.</text:p>
          </table:table-cell>
          <table:table-cell/>
          <table:table-cell office:value-type="float" office:value="1.12941203703704" calcext:value-type="float">
            <text:p>1.12941203703704</text:p>
          </table:table-cell>
          <table:table-cell office:value-type="float" office:value="0.296550925925926" calcext:value-type="float">
            <text:p>0.296550925925926</text:p>
          </table:table-cell>
          <table:table-cell/>
          <table:table-cell office:value-type="float" office:value="0.891342592592593" calcext:value-type="float">
            <text:p>0.891342592592593</text:p>
          </table:table-cell>
          <table:table-cell office:value-type="float" office:value="1.1524537037037" calcext:value-type="float">
            <text:p>1.1524537037037</text:p>
          </table:table-cell>
          <table:table-cell office:value-type="float" office:value="2340" calcext:value-type="float">
            <text:p>2340</text:p>
          </table:table-cell>
          <table:table-cell office:value-type="float" office:value="0.241506646971935" calcext:value-type="float">
            <text:p>0.241506646971935</text:p>
          </table:table-cell>
          <table:table-cell office:value-type="float" office:value="5" calcext:value-type="float">
            <text:p>5</text:p>
          </table:table-cell>
          <table:table-cell office:value-type="float" office:value="0.313425925925926" calcext:value-type="float">
            <text:p>0.313425925925926</text:p>
          </table:table-cell>
          <table:table-cell office:value-type="float" office:value="-0.016875" calcext:value-type="float">
            <text:p>-0.016875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.25669560185185" calcext:value-type="float">
            <text:p>1.256695601851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20466435185185" calcext:value-type="float">
            <text:p>1.20466435185185</text:p>
          </table:table-cell>
          <table:table-cell office:value-type="float" office:value="0.383402777777778" calcext:value-type="float">
            <text:p>0.383402777777778</text:p>
          </table:table-cell>
          <table:table-cell/>
          <table:table-cell office:value-type="float" office:value="0.975347222222222" calcext:value-type="float">
            <text:p>0.975347222222222</text:p>
          </table:table-cell>
          <table:table-cell office:value-type="float" office:value="1.36423611111111" calcext:value-type="float">
            <text:p>1.36423611111111</text:p>
          </table:table-cell>
          <table:table-cell office:value-type="float" office:value="8520" calcext:value-type="float">
            <text:p>8520</text:p>
          </table:table-cell>
          <table:table-cell office:value-type="float" office:value="0.398442180946675" calcext:value-type="float">
            <text:p>0.398442180946675</text:p>
          </table:table-cell>
          <table:table-cell office:value-type="float" office:value="5" calcext:value-type="float">
            <text:p>5</text:p>
          </table:table-cell>
          <table:table-cell office:value-type="float" office:value="0.386342592592593" calcext:value-type="float">
            <text:p>0.386342592592593</text:p>
          </table:table-cell>
          <table:table-cell office:value-type="float" office:value="-0.00293981481481481" calcext:value-type="float">
            <text:p>-0.00293981481481481</text:p>
          </table:table-cell>
          <table:table-cell table:number-columns-repeated="2"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.15798611111111" calcext:value-type="float">
            <text:p>1.15798611111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887037037037" calcext:value-type="float">
            <text:p>1.1887037037037</text:p>
          </table:table-cell>
          <table:table-cell office:value-type="float" office:value="0.379490740740741" calcext:value-type="float">
            <text:p>0.379490740740741</text:p>
          </table:table-cell>
          <table:table-cell/>
          <table:table-cell office:value-type="float" office:value="0.952777777777778" calcext:value-type="float">
            <text:p>0.952777777777778</text:p>
          </table:table-cell>
          <table:table-cell office:value-type="float" office:value="1.26597222222222" calcext:value-type="float">
            <text:p>1.26597222222222</text:p>
          </table:table-cell>
          <table:table-cell office:value-type="float" office:value="2940" calcext:value-type="float">
            <text:p>2940</text:p>
          </table:table-cell>
          <table:table-cell office:value-type="float" office:value="0.351619299405155" calcext:value-type="float">
            <text:p>0.351619299405155</text:p>
          </table:table-cell>
          <table:table-cell office:value-type="float" office:value="7" calcext:value-type="float">
            <text:p>7</text:p>
          </table:table-cell>
          <table:table-cell office:value-type="float" office:value="0.350231481481482" calcext:value-type="float">
            <text:p>0.350231481481482</text:p>
          </table:table-cell>
          <table:table-cell office:value-type="float" office:value="0.0292592592592593" calcext:value-type="float">
            <text:p>0.0292592592592593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1.19791666666667" calcext:value-type="float">
            <text:p>1.19791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6971296296296" calcext:value-type="float">
            <text:p>1.16971296296296</text:p>
          </table:table-cell>
          <table:table-cell office:value-type="float" office:value="0.387152777777778" calcext:value-type="float">
            <text:p>0.387152777777778</text:p>
          </table:table-cell>
          <table:table-cell/>
          <table:table-cell office:value-type="float" office:value="0.938888888888889" calcext:value-type="float">
            <text:p>0.938888888888889</text:p>
          </table:table-cell>
          <table:table-cell office:value-type="float" office:value="1.26273148148148" calcext:value-type="float">
            <text:p>1.26273148148148</text:p>
          </table:table-cell>
          <table:table-cell office:value-type="float" office:value="6760" calcext:value-type="float">
            <text:p>6760</text:p>
          </table:table-cell>
          <table:table-cell office:value-type="float" office:value="0.362241887905605" calcext:value-type="float">
            <text:p>0.362241887905605</text:p>
          </table:table-cell>
          <table:table-cell office:value-type="float" office:value="5" calcext:value-type="float">
            <text:p>5</text:p>
          </table:table-cell>
          <table:table-cell office:value-type="float" office:value="0.392361111111111" calcext:value-type="float">
            <text:p>0.392361111111111</text:p>
          </table:table-cell>
          <table:table-cell office:value-type="float" office:value="-0.00520833333333337" calcext:value-type="float">
            <text:p>-0.00520833333333337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.22370949074074" calcext:value-type="float">
            <text:p>1.223709490740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/>
          <table:table-cell office:value-type="float" office:value="1.19143981481481" calcext:value-type="float">
            <text:p>1.19143981481481</text:p>
          </table:table-cell>
          <table:table-cell office:value-type="float" office:value="0.27380787037037" calcext:value-type="float">
            <text:p>0.27380787037037</text:p>
          </table:table-cell>
          <table:table-cell/>
          <table:table-cell office:value-type="float" office:value="0.99375" calcext:value-type="float">
            <text:p>0.99375</text:p>
          </table:table-cell>
          <table:table-cell office:value-type="float" office:value="1.36550925925926" calcext:value-type="float">
            <text:p>1.36550925925926</text:p>
          </table:table-cell>
          <table:table-cell office:value-type="float" office:value="5500" calcext:value-type="float">
            <text:p>5500</text:p>
          </table:table-cell>
          <table:table-cell office:value-type="float" office:value="0.297942932979429" calcext:value-type="float">
            <text:p>0.297942932979429</text:p>
          </table:table-cell>
          <table:table-cell office:value-type="float" office:value="6" calcext:value-type="float">
            <text:p>6</text:p>
          </table:table-cell>
          <table:table-cell office:value-type="float" office:value="0.348842592592593" calcext:value-type="float">
            <text:p>0.348842592592593</text:p>
          </table:table-cell>
          <table:table-cell office:value-type="float" office:value="-0.0750347222222222" calcext:value-type="float">
            <text:p>-0.0750347222222222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1.12673611111111" calcext:value-type="float">
            <text:p>1.126736111111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 Ébren vagyok, de nyugodt; fogékony, de nem teljesen éber.</text:p>
          </table:table-cell>
          <table:table-cell/>
          <table:table-cell office:value-type="float" office:value="1.13257330246913" calcext:value-type="float">
            <text:p>1.13257330246913</text:p>
          </table:table-cell>
          <table:table-cell office:value-type="float" office:value="0.329326388888889" calcext:value-type="float">
            <text:p>0.329326388888889</text:p>
          </table:table-cell>
          <table:table-cell table:number-columns-repeated="8"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MK0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13442708333333" calcext:value-type="float">
            <text:p>1.134427083333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/>
          <table:table-cell office:value-type="float" office:value="1.15668055555556" calcext:value-type="float">
            <text:p>1.15668055555556</text:p>
          </table:table-cell>
          <table:table-cell office:value-type="float" office:value="0.377685185185185" calcext:value-type="float">
            <text:p>0.377685185185185</text:p>
          </table:table-cell>
          <table:table-cell/>
          <table:table-cell office:value-type="float" office:value="0.906944444444444" calcext:value-type="float">
            <text:p>0.906944444444444</text:p>
          </table:table-cell>
          <table:table-cell office:value-type="float" office:value="1.28136574074074" calcext:value-type="float">
            <text:p>1.28136574074074</text:p>
          </table:table-cell>
          <table:table-cell office:value-type="float" office:value="5020" calcext:value-type="float">
            <text:p>5020</text:p>
          </table:table-cell>
          <table:table-cell office:value-type="float" office:value="0.243994943109987" calcext:value-type="float">
            <text:p>0.243994943109987</text:p>
          </table:table-cell>
          <table:table-cell office:value-type="float" office:value="5" calcext:value-type="float">
            <text:p>5</text:p>
          </table:table-cell>
          <table:table-cell office:value-type="float" office:value="0.366203703703704" calcext:value-type="float">
            <text:p>0.366203703703704</text:p>
          </table:table-cell>
          <table:table-cell office:value-type="float" office:value="0.0114814814814814" calcext:value-type="float">
            <text:p>0.0114814814814814</text:p>
          </table:table-cell>
          <table:table-cell table:number-columns-repeated="3"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1.12202546296296" calcext:value-type="float">
            <text:p>1.122025462962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jó</text:p>
          </table:table-cell>
          <table:table-cell office:value-type="float" office:value="1.10864583333333" calcext:value-type="float">
            <text:p>1.10864583333333</text:p>
          </table:table-cell>
          <table:table-cell office:value-type="float" office:value="0.341947751322751" calcext:value-type="float">
            <text:p>0.341947751322751</text:p>
          </table:table-cell>
          <table:table-cell office:value-type="float" office:value="1.19654529529333" calcext:value-type="float">
            <text:p>1.19654529529333</text:p>
          </table:table-cell>
          <table:table-cell office:value-type="float" office:value="0.915972222222222" calcext:value-type="float">
            <text:p>0.915972222222222</text:p>
          </table:table-cell>
          <table:table-cell office:value-type="float" office:value="1.21226851851852" calcext:value-type="float">
            <text:p>1.21226851851852</text:p>
          </table:table-cell>
          <table:table-cell office:value-type="float" office:value="3940" calcext:value-type="float">
            <text:p>3940</text:p>
          </table:table-cell>
          <table:table-cell office:value-type="float" office:value="0.203049203049203" calcext:value-type="float">
            <text:p>0.203049203049203</text:p>
          </table:table-cell>
          <table:table-cell office:value-type="float" office:value="6" calcext:value-type="float">
            <text:p>6</text:p>
          </table:table-cell>
          <table:table-cell office:value-type="float" office:value="0.334027777777778" calcext:value-type="float">
            <text:p>0.334027777777778</text:p>
          </table:table-cell>
          <table:table-cell office:value-type="float" office:value="0.00791997354497354" calcext:value-type="float">
            <text:p>0.0079199735449735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22048611111111" calcext:value-type="float">
            <text:p>1.220486111111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Elég bágyadt vagyok, mintha le lennék eresztve.</text:p>
          </table:table-cell>
          <table:table-cell office:value-type="string" calcext:value-type="string">
            <text:p>közepes</text:p>
          </table:table-cell>
          <table:table-cell office:value-type="float" office:value="1.20920138888889" calcext:value-type="float">
            <text:p>1.20920138888889</text:p>
          </table:table-cell>
          <table:table-cell office:value-type="float" office:value="0.305613425925926" calcext:value-type="float">
            <text:p>0.305613425925926</text:p>
          </table:table-cell>
          <table:table-cell office:value-type="float" office:value="1.32235391641316" calcext:value-type="float">
            <text:p>1.32235391641316</text:p>
          </table:table-cell>
          <table:table-cell office:value-type="float" office:value="0.0256944444444444" calcext:value-type="float">
            <text:p>0.0256944444444444</text:p>
          </table:table-cell>
          <table:table-cell office:value-type="float" office:value="1.20474537037037" calcext:value-type="float">
            <text:p>1.20474537037037</text:p>
          </table:table-cell>
          <table:table-cell office:value-type="float" office:value="740" calcext:value-type="float">
            <text:p>740</text:p>
          </table:table-cell>
          <table:table-cell office:value-type="float" office:value="0.24288256227758" calcext:value-type="float">
            <text:p>0.24288256227758</text:p>
          </table:table-cell>
          <table:table-cell office:value-type="float" office:value="5" calcext:value-type="float">
            <text:p>5</text:p>
          </table:table-cell>
          <table:table-cell office:value-type="float" office:value="0.260185185185185" calcext:value-type="float">
            <text:p>0.260185185185185</text:p>
          </table:table-cell>
          <table:table-cell office:value-type="float" office:value="0.0454282407407408" calcext:value-type="float">
            <text:p>0.0454282407407408</text:p>
          </table:table-cell>
          <table:table-cell table:number-columns-repeated="3" office:value-type="string" calcext:value-type="string">
            <text:p>intermed</text:p>
          </table:table-cell>
          <table:table-cell table:number-columns-repeated="2"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1.13715277777778" calcext:value-type="float">
            <text:p>1.137152777777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Elég bágyadt vagyok, mintha le lennék eresztve.</text:p>
          </table:table-cell>
          <table:table-cell office:value-type="string" calcext:value-type="string">
            <text:p>nagyon jó</text:p>
          </table:table-cell>
          <table:table-cell office:value-type="float" office:value="1.10040509259259" calcext:value-type="float">
            <text:p>1.10040509259259</text:p>
          </table:table-cell>
          <table:table-cell office:value-type="float" office:value="0.306109457671958" calcext:value-type="float">
            <text:p>0.306109457671958</text:p>
          </table:table-cell>
          <table:table-cell/>
          <table:table-cell office:value-type="float" office:value="0.8875" calcext:value-type="float">
            <text:p>0.8875</text:p>
          </table:table-cell>
          <table:table-cell office:value-type="float" office:value="1.2275462962963" calcext:value-type="float">
            <text:p>1.2275462962963</text:p>
          </table:table-cell>
          <table:table-cell office:value-type="float" office:value="6820" calcext:value-type="float">
            <text:p>6820</text:p>
          </table:table-cell>
          <table:table-cell office:value-type="float" office:value="0.331452750352609" calcext:value-type="float">
            <text:p>0.331452750352609</text:p>
          </table:table-cell>
          <table:table-cell office:value-type="float" office:value="5" calcext:value-type="float">
            <text:p>5</text:p>
          </table:table-cell>
          <table:table-cell office:value-type="float" office:value="0.328240740740741" calcext:value-type="float">
            <text:p>0.328240740740741</text:p>
          </table:table-cell>
          <table:table-cell office:value-type="float" office:value="-0.0221312830687831" calcext:value-type="float">
            <text:p>-0.0221312830687831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20237847222222" calcext:value-type="float">
            <text:p>1.202378472222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 Álmos és kába vagyok, küzdenem kell az elalvás ellen, legszívesebben (le)feküdnék.</text:p>
          </table:table-cell>
          <table:table-cell office:value-type="string" calcext:value-type="string">
            <text:p>jó</text:p>
          </table:table-cell>
          <table:table-cell office:value-type="float" office:value="1.25427083333333" calcext:value-type="float">
            <text:p>1.25427083333333</text:p>
          </table:table-cell>
          <table:table-cell office:value-type="float" office:value="0.355266203703704" calcext:value-type="float">
            <text:p>0.355266203703704</text:p>
          </table:table-cell>
          <table:table-cell office:value-type="float" office:value="1.30907688939005" calcext:value-type="float">
            <text:p>1.30907688939005</text:p>
          </table:table-cell>
          <table:table-cell office:value-type="float" office:value="0.0881944444444445" calcext:value-type="float">
            <text:p>0.0881944444444445</text:p>
          </table:table-cell>
          <table:table-cell office:value-type="float" office:value="1.39351851851852" calcext:value-type="float">
            <text:p>1.39351851851852</text:p>
          </table:table-cell>
          <table:table-cell office:value-type="float" office:value="4580" calcext:value-type="float">
            <text:p>4580</text:p>
          </table:table-cell>
          <table:table-cell office:value-type="float" office:value="0.216788321167883" calcext:value-type="float">
            <text:p>0.216788321167883</text:p>
          </table:table-cell>
          <table:table-cell office:value-type="float" office:value="5" calcext:value-type="float">
            <text:p>5</text:p>
          </table:table-cell>
          <table:table-cell office:value-type="float" office:value="0.31712962962963" calcext:value-type="float">
            <text:p>0.31712962962963</text:p>
          </table:table-cell>
          <table:table-cell office:value-type="float" office:value="0.0381365740740741" calcext:value-type="float">
            <text:p>0.0381365740740741</text:p>
          </table:table-cell>
          <table:table-cell office:value-type="string" calcext:value-type="string">
            <text:p>intermed</text:p>
          </table:table-cell>
          <table:table-cell table:number-columns-repeated="3"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 Bágyadt vagyok; kezd kevésbé érdekelni az ébren maradás; lelassultam.</text:p>
          </table:table-cell>
          <table:table-cell office:value-type="string" calcext:value-type="string">
            <text:p>közepes</text:p>
          </table:table-cell>
          <table:table-cell office:value-type="float" office:value="1.13087962962963" calcext:value-type="float">
            <text:p>1.13087962962963</text:p>
          </table:table-cell>
          <table:table-cell office:value-type="float" office:value="0.418163029100529" calcext:value-type="float">
            <text:p>0.418163029100529</text:p>
          </table:table-cell>
          <table:table-cell office:value-type="float" office:value="1.24057463713861" calcext:value-type="float">
            <text:p>1.24057463713861</text:p>
          </table:table-cell>
          <table:table-cell office:value-type="float" office:value="0.952777777777778" calcext:value-type="float">
            <text:p>0.952777777777778</text:p>
          </table:table-cell>
          <table:table-cell office:value-type="float" office:value="1.28634259259259" calcext:value-type="float">
            <text:p>1.28634259259259</text:p>
          </table:table-cell>
          <table:table-cell office:value-type="float" office:value="8040" calcext:value-type="float">
            <text:p>8040</text:p>
          </table:table-cell>
          <table:table-cell office:value-type="float" office:value="0.336266499057197" calcext:value-type="float">
            <text:p>0.336266499057197</text:p>
          </table:table-cell>
          <table:table-cell office:value-type="float" office:value="6" calcext:value-type="float">
            <text:p>6</text:p>
          </table:table-cell>
          <table:table-cell office:value-type="float" office:value="0.368287037037037" calcext:value-type="float">
            <text:p>0.368287037037037</text:p>
          </table:table-cell>
          <table:table-cell office:value-type="float" office:value="0.049875992063492" calcext:value-type="float">
            <text:p>0.049875992063492</text:p>
          </table:table-cell>
          <table:table-cell/>
          <table:table-cell table:number-columns-repeated="3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.17633680555556" calcext:value-type="float">
            <text:p>1.176336805555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rossz</text:p>
          </table:table-cell>
          <table:table-cell office:value-type="float" office:value="1.18739583333333" calcext:value-type="float">
            <text:p>1.18739583333333</text:p>
          </table:table-cell>
          <table:table-cell office:value-type="float" office:value="0.351165674603175" calcext:value-type="float">
            <text:p>0.351165674603175</text:p>
          </table:table-cell>
          <table:table-cell office:value-type="float" office:value="1.18986142392448" calcext:value-type="float">
            <text:p>1.18986142392448</text:p>
          </table:table-cell>
          <table:table-cell office:value-type="float" office:value="0.0243055555555556" calcext:value-type="float">
            <text:p>0.0243055555555556</text:p>
          </table:table-cell>
          <table:table-cell office:value-type="float" office:value="1.22303240740741" calcext:value-type="float">
            <text:p>1.22303240740741</text:p>
          </table:table-cell>
          <table:table-cell office:value-type="float" office:value="2740" calcext:value-type="float">
            <text:p>2740</text:p>
          </table:table-cell>
          <table:table-cell office:value-type="float" office:value="0.274004683840749" calcext:value-type="float">
            <text:p>0.274004683840749</text:p>
          </table:table-cell>
          <table:table-cell office:value-type="float" office:value="3" calcext:value-type="float">
            <text:p>3</text:p>
          </table:table-cell>
          <table:table-cell office:value-type="float" office:value="0.197685185185185" calcext:value-type="float">
            <text:p>0.197685185185185</text:p>
          </table:table-cell>
          <table:table-cell office:value-type="float" office:value="0.153480489417989" calcext:value-type="float">
            <text:p>0.153480489417989</text:p>
          </table:table-cell>
          <table:table-cell table:number-columns-repeated="5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.10877893518519" calcext:value-type="float">
            <text:p>1.108778935185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 office:value-type="string" calcext:value-type="string">
            <text:p>nagyon jó</text:p>
          </table:table-cell>
          <table:table-cell office:value-type="float" office:value="1.16853009259259" calcext:value-type="float">
            <text:p>1.16853009259259</text:p>
          </table:table-cell>
          <table:table-cell office:value-type="float" office:value="0.332010582010582" calcext:value-type="float">
            <text:p>0.332010582010582</text:p>
          </table:table-cell>
          <table:table-cell office:value-type="float" office:value="1.18547578828928" calcext:value-type="float">
            <text:p>1.18547578828928</text:p>
          </table:table-cell>
          <table:table-cell office:value-type="float" office:value="0.00208333333333333" calcext:value-type="float">
            <text:p>0.00208333333333333</text:p>
          </table:table-cell>
          <table:table-cell office:value-type="float" office:value="1.22824074074074" calcext:value-type="float">
            <text:p>1.22824074074074</text:p>
          </table:table-cell>
          <table:table-cell office:value-type="float" office:value="4220" calcext:value-type="float">
            <text:p>4220</text:p>
          </table:table-cell>
          <table:table-cell office:value-type="float" office:value="0.259774109470026" calcext:value-type="float">
            <text:p>0.259774109470026</text:p>
          </table:table-cell>
          <table:table-cell office:value-type="float" office:value="5" calcext:value-type="float">
            <text:p>5</text:p>
          </table:table-cell>
          <table:table-cell office:value-type="float" office:value="0.266435185185185" calcext:value-type="float">
            <text:p>0.266435185185185</text:p>
          </table:table-cell>
          <table:table-cell office:value-type="float" office:value="0.0655753968253968" calcext:value-type="float">
            <text:p>0.0655753968253968</text:p>
          </table:table-cell>
          <table:table-cell office:value-type="string" calcext:value-type="string">
            <text:p>early</text:p>
          </table:table-cell>
          <table:table-cell table:number-columns-repeated="3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.09895833333333" calcext:value-type="float">
            <text:p>1.098958333333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közepes</text:p>
          </table:table-cell>
          <table:table-cell office:value-type="float" office:value="1.10959490740741" calcext:value-type="float">
            <text:p>1.10959490740741</text:p>
          </table:table-cell>
          <table:table-cell office:value-type="float" office:value="0.308316798941799" calcext:value-type="float">
            <text:p>0.308316798941799</text:p>
          </table:table-cell>
          <table:table-cell office:value-type="float" office:value="1.2537359234198" calcext:value-type="float">
            <text:p>1.2537359234198</text:p>
          </table:table-cell>
          <table:table-cell office:value-type="float" office:value="0.951388888888889" calcext:value-type="float">
            <text:p>0.951388888888889</text:p>
          </table:table-cell>
          <table:table-cell office:value-type="float" office:value="1.07534722222222" calcext:value-type="float">
            <text:p>1.07534722222222</text:p>
          </table:table-cell>
          <table:table-cell office:value-type="float" office:value="1120" calcext:value-type="float">
            <text:p>1120</text:p>
          </table:table-cell>
          <table:table-cell office:value-type="float" office:value="0.287081339712919" calcext:value-type="float">
            <text:p>0.287081339712919</text:p>
          </table:table-cell>
          <table:table-cell office:value-type="float" office:value="4" calcext:value-type="float">
            <text:p>4</text:p>
          </table:table-cell>
          <table:table-cell office:value-type="float" office:value="0.290277777777778" calcext:value-type="float">
            <text:p>0.290277777777778</text:p>
          </table:table-cell>
          <table:table-cell office:value-type="float" office:value="0.0180390211640212" calcext:value-type="float">
            <text:p>0.0180390211640212</text:p>
          </table:table-cell>
          <table:table-cell table:number-columns-repeated="3"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1.08740162037037" calcext:value-type="float">
            <text:p>1.087401620370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 Bágyadt vagyok; kezd kevésbé érdekelni az ébren maradás; lelassultam.</text:p>
          </table:table-cell>
          <table:table-cell office:value-type="string" calcext:value-type="string">
            <text:p>közepes</text:p>
          </table:table-cell>
          <table:table-cell office:value-type="float" office:value="1.08430555555556" calcext:value-type="float">
            <text:p>1.08430555555556</text:p>
          </table:table-cell>
          <table:table-cell office:value-type="float" office:value="0.376777447089947" calcext:value-type="float">
            <text:p>0.376777447089947</text:p>
          </table:table-cell>
          <table:table-cell office:value-type="float" office:value="1.1407726476469" calcext:value-type="float">
            <text:p>1.1407726476469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1.06608796296296" calcext:value-type="float">
            <text:p>1.06608796296296</text:p>
          </table:table-cell>
          <table:table-cell office:value-type="float" office:value="2460" calcext:value-type="float">
            <text:p>2460</text:p>
          </table:table-cell>
          <table:table-cell office:value-type="float" office:value="0.25164113785558" calcext:value-type="float">
            <text:p>0.25164113785558</text:p>
          </table:table-cell>
          <table:table-cell office:value-type="float" office:value="5" calcext:value-type="float">
            <text:p>5</text:p>
          </table:table-cell>
          <table:table-cell office:value-type="float" office:value="0.317361111111111" calcext:value-type="float">
            <text:p>0.317361111111111</text:p>
          </table:table-cell>
          <table:table-cell office:value-type="float" office:value="0.059416335978836" calcext:value-type="float">
            <text:p>0.059416335978836</text:p>
          </table:table-cell>
          <table:table-cell table:number-columns-repeated="5"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1.19841435185185" calcext:value-type="float">
            <text:p>1.198414351851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 Álmos és kába vagyok, küzdenem kell az elalvás ellen, legszívesebben (le)feküdnék.</text:p>
          </table:table-cell>
          <table:table-cell office:value-type="string" calcext:value-type="string">
            <text:p>közepes</text:p>
          </table:table-cell>
          <table:table-cell office:value-type="float" office:value="1.16835648148148" calcext:value-type="float">
            <text:p>1.16835648148148</text:p>
          </table:table-cell>
          <table:table-cell office:value-type="float" office:value="0.329985119047619" calcext:value-type="float">
            <text:p>0.329985119047619</text:p>
          </table:table-cell>
          <table:table-cell office:value-type="float" office:value="1.20708708709051" calcext:value-type="float">
            <text:p>1.20708708709051</text:p>
          </table:table-cell>
          <table:table-cell office:value-type="float" office:value="0.0180555555555556" calcext:value-type="float">
            <text:p>0.0180555555555556</text:p>
          </table:table-cell>
          <table:table-cell office:value-type="float" office:value="1.23229166666667" calcext:value-type="float">
            <text:p>1.23229166666667</text:p>
          </table:table-cell>
          <table:table-cell office:value-type="float" office:value="3760" calcext:value-type="float">
            <text:p>3760</text:p>
          </table:table-cell>
          <table:table-cell office:value-type="float" office:value="0.29454253611557" calcext:value-type="float">
            <text:p>0.29454253611557</text:p>
          </table:table-cell>
          <table:table-cell office:value-type="float" office:value="5" calcext:value-type="float">
            <text:p>5</text:p>
          </table:table-cell>
          <table:table-cell office:value-type="float" office:value="0.288425925925926" calcext:value-type="float">
            <text:p>0.288425925925926</text:p>
          </table:table-cell>
          <table:table-cell office:value-type="float" office:value="0.0415591931216932" calcext:value-type="float">
            <text:p>0.0415591931216932</text:p>
          </table:table-cell>
          <table:table-cell table:number-columns-repeated="5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 office:value-type="string" calcext:value-type="string">
            <text:p>jó</text:p>
          </table:table-cell>
          <table:table-cell office:value-type="float" office:value="1.17857638888889" calcext:value-type="float">
            <text:p>1.17857638888889</text:p>
          </table:table-cell>
          <table:table-cell office:value-type="float" office:value="0.356440145502646" calcext:value-type="float">
            <text:p>0.356440145502646</text:p>
          </table:table-cell>
          <table:table-cell office:value-type="float" office:value="1.21836524023981" calcext:value-type="float">
            <text:p>1.21836524023981</text:p>
          </table:table-cell>
          <table:table-cell office:value-type="float" office:value="0.956944444444444" calcext:value-type="float">
            <text:p>0.956944444444444</text:p>
          </table:table-cell>
          <table:table-cell office:value-type="float" office:value="1.07349537037037" calcext:value-type="float">
            <text:p>1.07349537037037</text:p>
          </table:table-cell>
          <table:table-cell office:value-type="float" office:value="980" calcext:value-type="float">
            <text:p>980</text:p>
          </table:table-cell>
          <table:table-cell office:value-type="float" office:value="0.322468974526453" calcext:value-type="float">
            <text:p>0.322468974526453</text:p>
          </table:table-cell>
          <table:table-cell office:value-type="float" office:value="7" calcext:value-type="float">
            <text:p>7</text:p>
          </table:table-cell>
          <table:table-cell office:value-type="float" office:value="0.354398148148148" calcext:value-type="float">
            <text:p>0.354398148148148</text:p>
          </table:table-cell>
          <table:table-cell office:value-type="float" office:value="0.00204199735449734" calcext:value-type="float">
            <text:p>0.00204199735449734</text:p>
          </table:table-cell>
          <table:table-cell/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.29340277777778" calcext:value-type="float">
            <text:p>1.293402777777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jó</text:p>
          </table:table-cell>
          <table:table-cell office:value-type="float" office:value="1.25560185185185" calcext:value-type="float">
            <text:p>1.25560185185185</text:p>
          </table:table-cell>
          <table:table-cell office:value-type="float" office:value="0.327347883597884" calcext:value-type="float">
            <text:p>0.327347883597884</text:p>
          </table:table-cell>
          <table:table-cell office:value-type="float" office:value="1.2416019144157" calcext:value-type="float">
            <text:p>1.2416019144157</text:p>
          </table:table-cell>
          <table:table-cell table:number-columns-repeated="7"/>
          <table:table-cell office:value-type="string" calcext:value-type="string">
            <text:p>lat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19583333333333" calcext:value-type="float">
            <text:p>1.195833333333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közepes</text:p>
          </table:table-cell>
          <table:table-cell office:value-type="float" office:value="1.16856481481482" calcext:value-type="float">
            <text:p>1.16856481481482</text:p>
          </table:table-cell>
          <table:table-cell office:value-type="float" office:value="0.250661375661376" calcext:value-type="float">
            <text:p>0.250661375661376</text:p>
          </table:table-cell>
          <table:table-cell office:value-type="float" office:value="1.13747841591261" calcext:value-type="float">
            <text:p>1.13747841591261</text:p>
          </table:table-cell>
          <table:table-cell table:number-columns-repeated="7"/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.0917650462963" calcext:value-type="float">
            <text:p>1.09176504629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jó</text:p>
          </table:table-cell>
          <table:table-cell office:value-type="float" office:value="1.11573350694444" calcext:value-type="float">
            <text:p>1.11573350694444</text:p>
          </table:table-cell>
          <table:table-cell office:value-type="float" office:value="0.308810763888889" calcext:value-type="float">
            <text:p>0.308810763888889</text:p>
          </table:table-cell>
          <table:table-cell office:value-type="float" office:value="1.19099365991244" calcext:value-type="float">
            <text:p>1.19099365991244</text:p>
          </table:table-cell>
          <table:table-cell office:value-type="float" office:value="0.915509259259259" calcext:value-type="float">
            <text:p>0.915509259259259</text:p>
          </table:table-cell>
          <table:table-cell office:value-type="float" office:value="1.19456018518519" calcext:value-type="float">
            <text:p>1.19456018518519</text:p>
          </table:table-cell>
          <table:table-cell office:value-type="float" office:value="3560" calcext:value-type="float">
            <text:p>3560</text:p>
          </table:table-cell>
          <table:table-cell office:value-type="float" office:value="0.292988929889299" calcext:value-type="float">
            <text:p>0.292988929889299</text:p>
          </table:table-cell>
          <table:table-cell office:value-type="float" office:value="5" calcext:value-type="float">
            <text:p>5</text:p>
          </table:table-cell>
          <table:table-cell office:value-type="float" office:value="0.313657407407407" calcext:value-type="float">
            <text:p>0.313657407407407</text:p>
          </table:table-cell>
          <table:table-cell office:value-type="float" office:value="-0.00484664351851849" calcext:value-type="float">
            <text:p>-0.00484664351851849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TAM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.22222222222222" calcext:value-type="float">
            <text:p>1.222222222222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közepes</text:p>
          </table:table-cell>
          <table:table-cell office:value-type="float" office:value="1.24409722222222" calcext:value-type="float">
            <text:p>1.24409722222222</text:p>
          </table:table-cell>
          <table:table-cell office:value-type="float" office:value="0.328086419753086" calcext:value-type="float">
            <text:p>0.328086419753086</text:p>
          </table:table-cell>
          <table:table-cell office:value-type="float" office:value="1.27809809809758" calcext:value-type="float">
            <text:p>1.27809809809758</text:p>
          </table:table-cell>
          <table:table-cell table:number-columns-repeated="7"/>
          <table:table-cell office:value-type="string" calcext:value-type="string">
            <text:p>intermed</text:p>
          </table:table-cell>
          <table:table-cell/>
          <table:table-cell table:number-columns-repeated="3"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.13616319444444" calcext:value-type="float">
            <text:p>1.136163194444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jó</text:p>
          </table:table-cell>
          <table:table-cell table:number-columns-repeated="3"/>
          <table:table-cell office:value-type="float" office:value="0.877083333333333" calcext:value-type="float">
            <text:p>0.877083333333333</text:p>
          </table:table-cell>
          <table:table-cell office:value-type="float" office:value="1.16087962962963" calcext:value-type="float">
            <text:p>1.16087962962963</text:p>
          </table:table-cell>
          <table:table-cell office:value-type="float" office:value="5160" calcext:value-type="float">
            <text:p>5160</text:p>
          </table:table-cell>
          <table:table-cell office:value-type="float" office:value="0.26265389876881" calcext:value-type="float">
            <text:p>0.26265389876881</text:p>
          </table:table-cell>
          <table:table-cell office:value-type="float" office:value="5" calcext:value-type="float">
            <text:p>5</text:p>
          </table:table-cell>
          <table:table-cell office:value-type="float" office:value="0.338425925925926" calcext:value-type="float">
            <text:p>0.338425925925926</text:p>
          </table:table-cell>
          <table:table-cell/>
          <table:table-cell table:number-columns-repeated="2"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1.22395833333333" calcext:value-type="float">
            <text:p>1.223958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 Magas szinten működöm, de nem csúcsteljesítményen, tudok koncentrálni.</text:p>
          </table:table-cell>
          <table:table-cell office:value-type="string" calcext:value-type="string">
            <text:p>közepes</text:p>
          </table:table-cell>
          <table:table-cell table:number-columns-repeated="3"/>
          <table:table-cell office:value-type="float" office:value="0.998611111111111" calcext:value-type="float">
            <text:p>0.998611111111111</text:p>
          </table:table-cell>
          <table:table-cell office:value-type="float" office:value="1.09421296296296" calcext:value-type="float">
            <text:p>1.09421296296296</text:p>
          </table:table-cell>
          <table:table-cell office:value-type="float" office:value="1000" calcext:value-type="float">
            <text:p>1000</text:p>
          </table:table-cell>
          <table:table-cell office:value-type="float" office:value="0.315340909090909" calcext:value-type="float">
            <text:p>0.315340909090909</text:p>
          </table:table-cell>
          <table:table-cell office:value-type="float" office:value="4" calcext:value-type="float">
            <text:p>4</text:p>
          </table:table-cell>
          <table:table-cell office:value-type="float" office:value="0.244444444444444" calcext:value-type="float">
            <text:p>0.244444444444444</text:p>
          </table:table-cell>
          <table:table-cell/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number-columns-repeated="2"/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float" office:value="1.20461226851852" calcext:value-type="float">
            <text:p>1.204612268518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jó</text:p>
          </table:table-cell>
          <table:table-cell table:number-columns-repeated="3"/>
          <table:table-cell office:value-type="float" office:value="1.11041666666667" calcext:value-type="float">
            <text:p>1.11041666666667</text:p>
          </table:table-cell>
          <table:table-cell office:value-type="float" office:value="1.2806712962963" calcext:value-type="float">
            <text:p>1.2806712962963</text:p>
          </table:table-cell>
          <table:table-cell office:value-type="float" office:value="2300" calcext:value-type="float">
            <text:p>2300</text:p>
          </table:table-cell>
          <table:table-cell office:value-type="float" office:value="0.243243243243243" calcext:value-type="float">
            <text:p>0.243243243243243</text:p>
          </table:table-cell>
          <table:table-cell office:value-type="float" office:value="4" calcext:value-type="float">
            <text:p>4</text:p>
          </table:table-cell>
          <table:table-cell office:value-type="float" office:value="0.21412037037037" calcext:value-type="float">
            <text:p>0.21412037037037</text:p>
          </table:table-cell>
          <table:table-cell/>
          <table:table-cell table:number-columns-repeated="2"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14980324074074" calcext:value-type="float">
            <text:p>1.149803240740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 office:value-type="string" calcext:value-type="string">
            <text:p>közepes</text:p>
          </table:table-cell>
          <table:table-cell table:number-columns-repeated="3"/>
          <table:table-cell office:value-type="float" office:value="0.940277777777778" calcext:value-type="float">
            <text:p>0.940277777777778</text:p>
          </table:table-cell>
          <table:table-cell office:value-type="float" office:value="1.19618055555556" calcext:value-type="float">
            <text:p>1.19618055555556</text:p>
          </table:table-cell>
          <table:table-cell office:value-type="float" office:value="3760" calcext:value-type="float">
            <text:p>3760</text:p>
          </table:table-cell>
          <table:table-cell office:value-type="float" office:value="0.252358490566038" calcext:value-type="float">
            <text:p>0.252358490566038</text:p>
          </table:table-cell>
          <table:table-cell office:value-type="float" office:value="4" calcext:value-type="float">
            <text:p>4</text:p>
          </table:table-cell>
          <table:table-cell office:value-type="float" office:value="0.294444444444444" calcext:value-type="float">
            <text:p>0.294444444444444</text:p>
          </table:table-cell>
          <table:table-cell/>
          <table:table-cell table:number-columns-repeated="2"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.08680555555556" calcext:value-type="float">
            <text:p>1.08680555555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 Aktívnak, élettel telinek, ébernek érzem magam, teljesen ébren vagyok.</text:p>
          </table:table-cell>
          <table:table-cell office:value-type="string" calcext:value-type="string">
            <text:p>nagyon jó</text:p>
          </table:table-cell>
          <table:table-cell table:number-columns-repeated="3"/>
          <table:table-cell office:value-type="float" office:value="0.940972222222222" calcext:value-type="float">
            <text:p>0.940972222222222</text:p>
          </table:table-cell>
          <table:table-cell office:value-type="float" office:value="1.20983796296296" calcext:value-type="float">
            <text:p>1.20983796296296</text:p>
          </table:table-cell>
          <table:table-cell office:value-type="float" office:value="4760" calcext:value-type="float">
            <text:p>4760</text:p>
          </table:table-cell>
          <table:table-cell office:value-type="float" office:value="0.308812818645302" calcext:value-type="float">
            <text:p>0.308812818645302</text:p>
          </table:table-cell>
          <table:table-cell office:value-type="float" office:value="4" calcext:value-type="float">
            <text:p>4</text:p>
          </table:table-cell>
          <table:table-cell office:value-type="float" office:value="0.317824074074074" calcext:value-type="float">
            <text:p>0.317824074074074</text:p>
          </table:table-cell>
          <table:table-cell/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.1738599537037" calcext:value-type="float">
            <text:p>1.17385995370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 Álmos és kába vagyok, küzdenem kell az elalvás ellen, legszívesebben (le)feküdnék.</text:p>
          </table:table-cell>
          <table:table-cell office:value-type="string" calcext:value-type="string">
            <text:p>rossz</text:p>
          </table:table-cell>
          <table:table-cell table:number-columns-repeated="3"/>
          <table:table-cell office:value-type="float" office:value="0.943055555555556" calcext:value-type="float">
            <text:p>0.943055555555556</text:p>
          </table:table-cell>
          <table:table-cell office:value-type="float" office:value="1.31134259259259" calcext:value-type="float">
            <text:p>1.31134259259259</text:p>
          </table:table-cell>
          <table:table-cell office:value-type="float" office:value="8860" calcext:value-type="float">
            <text:p>8860</text:p>
          </table:table-cell>
          <table:table-cell office:value-type="float" office:value="0.369656833232992" calcext:value-type="float">
            <text:p>0.369656833232992</text:p>
          </table:table-cell>
          <table:table-cell office:value-type="float" office:value="7" calcext:value-type="float">
            <text:p>7</text:p>
          </table:table-cell>
          <table:table-cell office:value-type="float" office:value="0.384490740740741" calcext:value-type="float">
            <text:p>0.384490740740741</text:p>
          </table:table-cell>
          <table:table-cell/>
          <table:table-cell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number-columns-repeated="2"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 Álmos és kába vagyok, küzdenem kell az elalvás ellen, legszívesebben (le)feküdnék.</text:p>
          </table:table-cell>
          <table:table-cell office:value-type="string" calcext:value-type="string">
            <text:p>közepes</text:p>
          </table:table-cell>
          <table:table-cell table:number-columns-repeated="3"/>
          <table:table-cell office:value-type="float" office:value="0.959027777777778" calcext:value-type="float">
            <text:p>0.959027777777778</text:p>
          </table:table-cell>
          <table:table-cell office:value-type="float" office:value="1.21898148148148" calcext:value-type="float">
            <text:p>1.21898148148148</text:p>
          </table:table-cell>
          <table:table-cell office:value-type="float" office:value="4720" calcext:value-type="float">
            <text:p>4720</text:p>
          </table:table-cell>
          <table:table-cell office:value-type="float" office:value="0.289364640883978" calcext:value-type="float">
            <text:p>0.289364640883978</text:p>
          </table:table-cell>
          <table:table-cell office:value-type="float" office:value="6" calcext:value-type="float">
            <text:p>6</text:p>
          </table:table-cell>
          <table:table-cell office:value-type="float" office:value="0.335185185185185" calcext:value-type="float">
            <text:p>0.335185185185185</text:p>
          </table:table-cell>
          <table:table-cell table:number-columns-repeated="2"/>
          <table:table-cell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KRONO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.14484375" calcext:value-type="float">
            <text:p>1.144843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 Ébren vagyok, de nyugodt; fogékony, de nem teljesen éber.</text:p>
          </table:table-cell>
          <table:table-cell office:value-type="string" calcext:value-type="string">
            <text:p>közepes</text:p>
          </table:table-cell>
          <table:table-cell table:number-columns-repeated="3"/>
          <table:table-cell office:value-type="float" office:value="0.967361111111111" calcext:value-type="float">
            <text:p>0.967361111111111</text:p>
          </table:table-cell>
          <table:table-cell office:value-type="float" office:value="1.25127314814815" calcext:value-type="float">
            <text:p>1.25127314814815</text:p>
          </table:table-cell>
          <table:table-cell office:value-type="float" office:value="5120" calcext:value-type="float">
            <text:p>5120</text:p>
          </table:table-cell>
          <table:table-cell office:value-type="float" office:value="0.249521378430121" calcext:value-type="float">
            <text:p>0.249521378430121</text:p>
          </table:table-cell>
          <table:table-cell office:value-type="float" office:value="6" calcext:value-type="float">
            <text:p>6</text:p>
          </table:table-cell>
          <table:table-cell office:value-type="float" office:value="0.362731481481482" calcext:value-type="float">
            <text:p>0.362731481481482</text:p>
          </table:table-cell>
          <table:table-cell/>
          <table:table-cell table:number-columns-repeated="2" office:value-type="string" calcext:value-type="string">
            <text:p>intermed</text:p>
          </table:table-cell>
          <table:table-cell table:number-columns-repeated="2"/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.1924537037037" calcext:value-type="float">
            <text:p>1.19245370370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ó</text:p>
          </table:table-cell>
          <table:table-cell office:value-type="float" office:value="1.18913773148148" calcext:value-type="float">
            <text:p>1.18913773148148</text:p>
          </table:table-cell>
          <table:table-cell office:value-type="float" office:value="0.355777391975309" calcext:value-type="float">
            <text:p>0.355777391975309</text:p>
          </table:table-cell>
          <table:table-cell office:value-type="float" office:value="1.20253251063516" calcext:value-type="float">
            <text:p>1.20253251063516</text:p>
          </table:table-cell>
          <table:table-cell office:value-type="float" office:value="0.917361111111111" calcext:value-type="float">
            <text:p>0.917361111111111</text:p>
          </table:table-cell>
          <table:table-cell office:value-type="float" office:value="1.1630787037037" calcext:value-type="float">
            <text:p>1.1630787037037</text:p>
          </table:table-cell>
          <table:table-cell office:value-type="float" office:value="3360" calcext:value-type="float">
            <text:p>3360</text:p>
          </table:table-cell>
          <table:table-cell office:value-type="float" office:value="0.264822134387352" calcext:value-type="float">
            <text:p>0.264822134387352</text:p>
          </table:table-cell>
          <table:table-cell office:value-type="float" office:value="5" calcext:value-type="float">
            <text:p>5</text:p>
          </table:table-cell>
          <table:table-cell office:value-type="float" office:value="0.292824074074074" calcext:value-type="float">
            <text:p>0.292824074074074</text:p>
          </table:table-cell>
          <table:table-cell office:value-type="float" office:value="0.0629533179012346" calcext:value-type="float">
            <text:p>0.0629533179012346</text:p>
          </table:table-cell>
          <table:table-cell table:number-columns-repeated="5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float" office:value="1.08532407407407" calcext:value-type="float">
            <text:p>1.0853240740740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jó</text:p>
          </table:table-cell>
          <table:table-cell office:value-type="float" office:value="1.12136188271605" calcext:value-type="float">
            <text:p>1.12136188271605</text:p>
          </table:table-cell>
          <table:table-cell office:value-type="float" office:value="0.332744984567901" calcext:value-type="float">
            <text:p>0.332744984567901</text:p>
          </table:table-cell>
          <table:table-cell office:value-type="float" office:value="1.14277256944209" calcext:value-type="float">
            <text:p>1.14277256944209</text:p>
          </table:table-cell>
          <table:table-cell office:value-type="float" office:value="0.975694444444445" calcext:value-type="float">
            <text:p>0.975694444444445</text:p>
          </table:table-cell>
          <table:table-cell office:value-type="float" office:value="1.19548611111111" calcext:value-type="float">
            <text:p>1.19548611111111</text:p>
          </table:table-cell>
          <table:table-cell office:value-type="float" office:value="3820" calcext:value-type="float">
            <text:p>3820</text:p>
          </table:table-cell>
          <table:table-cell office:value-type="float" office:value="0.32089552238806" calcext:value-type="float">
            <text:p>0.32089552238806</text:p>
          </table:table-cell>
          <table:table-cell office:value-type="float" office:value="3" calcext:value-type="float">
            <text:p>3</text:p>
          </table:table-cell>
          <table:table-cell office:value-type="float" office:value="0.248148148148148" calcext:value-type="float">
            <text:p>0.248148148148148</text:p>
          </table:table-cell>
          <table:table-cell office:value-type="float" office:value="0.0845968364197531" calcext:value-type="float">
            <text:p>0.0845968364197531</text:p>
          </table:table-cell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intermed</text:p>
          </table:table-cell>
          <table:table-cell table:number-columns-repeated="2"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.19841435185185" calcext:value-type="float">
            <text:p>1.198414351851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özepes</text:p>
          </table:table-cell>
          <table:table-cell office:value-type="float" office:value="1.19690972222222" calcext:value-type="float">
            <text:p>1.19690972222222</text:p>
          </table:table-cell>
          <table:table-cell office:value-type="float" office:value="0.313744212962963" calcext:value-type="float">
            <text:p>0.313744212962963</text:p>
          </table:table-cell>
          <table:table-cell office:value-type="float" office:value="1.2662061186219" calcext:value-type="float">
            <text:p>1.2662061186219</text:p>
          </table:table-cell>
          <table:table-cell office:value-type="float" office:value="1.01875" calcext:value-type="float">
            <text:p>1.01875</text:p>
          </table:table-cell>
          <table:table-cell office:value-type="float" office:value="1.23645833333333" calcext:value-type="float">
            <text:p>1.23645833333333</text:p>
          </table:table-cell>
          <table:table-cell office:value-type="float" office:value="3220" calcext:value-type="float">
            <text:p>3220</text:p>
          </table:table-cell>
          <table:table-cell office:value-type="float" office:value="0.256900212314225" calcext:value-type="float">
            <text:p>0.256900212314225</text:p>
          </table:table-cell>
          <table:table-cell office:value-type="float" office:value="5" calcext:value-type="float">
            <text:p>5</text:p>
          </table:table-cell>
          <table:table-cell office:value-type="float" office:value="0.327083333333333" calcext:value-type="float">
            <text:p>0.327083333333333</text:p>
          </table:table-cell>
          <table:table-cell office:value-type="float" office:value="-0.0133391203703704" calcext:value-type="float">
            <text:p>-0.0133391203703704</text:p>
          </table:table-cell>
          <table:table-cell table:number-columns-repeated="3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.18873842592593" calcext:value-type="float">
            <text:p>1.188738425925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7236111111111" calcext:value-type="float">
            <text:p>1.17236111111111</text:p>
          </table:table-cell>
          <table:table-cell office:value-type="float" office:value="0.265697337962963" calcext:value-type="float">
            <text:p>0.265697337962963</text:p>
          </table:table-cell>
          <table:table-cell office:value-type="float" office:value="1.18868383070909" calcext:value-type="float">
            <text:p>1.18868383070909</text:p>
          </table:table-cell>
          <table:table-cell office:value-type="float" office:value="1.00555555555556" calcext:value-type="float">
            <text:p>1.00555555555556</text:p>
          </table:table-cell>
          <table:table-cell office:value-type="float" office:value="1.15613425925926" calcext:value-type="float">
            <text:p>1.15613425925926</text:p>
          </table:table-cell>
          <table:table-cell office:value-type="float" office:value="1420" calcext:value-type="float">
            <text:p>1420</text:p>
          </table:table-cell>
          <table:table-cell office:value-type="float" office:value="0.264201983769161" calcext:value-type="float">
            <text:p>0.264201983769161</text:p>
          </table:table-cell>
          <table:table-cell office:value-type="float" office:value="3" calcext:value-type="float">
            <text:p>3</text:p>
          </table:table-cell>
          <table:table-cell office:value-type="float" office:value="0.256712962962963" calcext:value-type="float">
            <text:p>0.256712962962963</text:p>
          </table:table-cell>
          <table:table-cell office:value-type="float" office:value="0.00898437499999999" calcext:value-type="float">
            <text:p>0.00898437499999999</text:p>
          </table:table-cell>
          <table:table-cell table:number-columns-repeated="5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21082175925926" calcext:value-type="float">
            <text:p>1.210821759259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5445601851852" calcext:value-type="float">
            <text:p>1.15445601851852</text:p>
          </table:table-cell>
          <table:table-cell office:value-type="float" office:value="0.322202932098765" calcext:value-type="float">
            <text:p>0.322202932098765</text:p>
          </table:table-cell>
          <table:table-cell office:value-type="float" office:value="1.18001067004377" calcext:value-type="float">
            <text:p>1.18001067004377</text:p>
          </table:table-cell>
          <table:table-cell office:value-type="float" office:value="0.972916666666667" calcext:value-type="float">
            <text:p>0.972916666666667</text:p>
          </table:table-cell>
          <table:table-cell office:value-type="float" office:value="1.25474537037037" calcext:value-type="float">
            <text:p>1.25474537037037</text:p>
          </table:table-cell>
          <table:table-cell office:value-type="float" office:value="4740" calcext:value-type="float">
            <text:p>4740</text:p>
          </table:table-cell>
          <table:table-cell office:value-type="float" office:value="0.297768479776848" calcext:value-type="float">
            <text:p>0.297768479776848</text:p>
          </table:table-cell>
          <table:table-cell office:value-type="float" office:value="3" calcext:value-type="float">
            <text:p>3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-0.00974151234567899" calcext:value-type="float">
            <text:p>-0.00974151234567899</text:p>
          </table:table-cell>
          <table:table-cell table:number-columns-repeated="4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2334837962963" calcext:value-type="float">
            <text:p>1.233483796296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7118344907407" calcext:value-type="float">
            <text:p>1.17118344907407</text:p>
          </table:table-cell>
          <table:table-cell office:value-type="float" office:value="0.226359953703704" calcext:value-type="float">
            <text:p>0.226359953703704</text:p>
          </table:table-cell>
          <table:table-cell office:value-type="float" office:value="1.26148529154421" calcext:value-type="float">
            <text:p>1.26148529154421</text:p>
          </table:table-cell>
          <table:table-cell office:value-type="float" office:value="1.09305555555556" calcext:value-type="float">
            <text:p>1.09305555555556</text:p>
          </table:table-cell>
          <table:table-cell office:value-type="float" office:value="1.12800925925926" calcext:value-type="float">
            <text:p>1.12800925925926</text:p>
          </table:table-cell>
          <table:table-cell office:value-type="float" office:value="0" calcext:value-type="float">
            <text:p>0</text:p>
          </table:table-cell>
          <table:table-cell office:value-type="float" office:value="0.251572327044025" calcext:value-type="float">
            <text:p>0.251572327044025</text:p>
          </table:table-cell>
          <table:table-cell office:value-type="float" office:value="4" calcext:value-type="float">
            <text:p>4</text:p>
          </table:table-cell>
          <table:table-cell office:value-type="float" office:value="0.220833333333333" calcext:value-type="float">
            <text:p>0.220833333333333</text:p>
          </table:table-cell>
          <table:table-cell office:value-type="float" office:value="0.00552662037037038" calcext:value-type="float">
            <text:p>0.00552662037037038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4637731481481" calcext:value-type="float">
            <text:p>1.14637731481481</text:p>
          </table:table-cell>
          <table:table-cell office:value-type="float" office:value="0.287654320987654" calcext:value-type="float">
            <text:p>0.287654320987654</text:p>
          </table:table-cell>
          <table:table-cell office:value-type="float" office:value="1.24183294544358" calcext:value-type="float">
            <text:p>1.24183294544358</text:p>
          </table:table-cell>
          <table:table-cell office:value-type="float" office:value="0.932638888888889" calcext:value-type="float">
            <text:p>0.932638888888889</text:p>
          </table:table-cell>
          <table:table-cell office:value-type="float" office:value="1.04525462962963" calcext:value-type="float">
            <text:p>1.04525462962963</text:p>
          </table:table-cell>
          <table:table-cell office:value-type="float" office:value="440" calcext:value-type="float">
            <text:p>440</text:p>
          </table:table-cell>
          <table:table-cell office:value-type="float" office:value="0.208263069139966" calcext:value-type="float">
            <text:p>0.208263069139966</text:p>
          </table:table-cell>
          <table:table-cell office:value-type="float" office:value="5" calcext:value-type="float">
            <text:p>5</text:p>
          </table:table-cell>
          <table:table-cell office:value-type="float" office:value="0.274537037037037" calcext:value-type="float">
            <text:p>0.274537037037037</text:p>
          </table:table-cell>
          <table:table-cell office:value-type="float" office:value="0.0131172839506173" calcext:value-type="float">
            <text:p>0.0131172839506173</text:p>
          </table:table-cell>
          <table:table-cell/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31597222222222" calcext:value-type="float">
            <text:p>1.315972222222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8661265432099" calcext:value-type="float">
            <text:p>1.18661265432099</text:p>
          </table:table-cell>
          <table:table-cell office:value-type="float" office:value="0.265663580246914" calcext:value-type="float">
            <text:p>0.265663580246914</text:p>
          </table:table-cell>
          <table:table-cell office:value-type="float" office:value="1.25598891704411" calcext:value-type="float">
            <text:p>1.25598891704411</text:p>
          </table:table-cell>
          <table:table-cell office:value-type="float" office:value="1.18125" calcext:value-type="float">
            <text:p>1.18125</text:p>
          </table:table-cell>
          <table:table-cell office:value-type="float" office:value="1.46655092592593" calcext:value-type="float">
            <text:p>1.46655092592593</text:p>
          </table:table-cell>
          <table:table-cell office:value-type="float" office:value="5520" calcext:value-type="float">
            <text:p>5520</text:p>
          </table:table-cell>
          <table:table-cell office:value-type="float" office:value="0.234056541748849" calcext:value-type="float">
            <text:p>0.234056541748849</text:p>
          </table:table-cell>
          <table:table-cell office:value-type="float" office:value="7" calcext:value-type="float">
            <text:p>7</text:p>
          </table:table-cell>
          <table:table-cell office:value-type="float" office:value="0.352083333333333" calcext:value-type="float">
            <text:p>0.352083333333333</text:p>
          </table:table-cell>
          <table:table-cell office:value-type="float" office:value="-0.0864197530864198" calcext:value-type="float">
            <text:p>-0.0864197530864198</text:p>
          </table:table-cell>
          <table:table-cell table:number-columns-repeated="2" office:value-type="string" calcext:value-type="string">
            <text:p>late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.20833333333333" calcext:value-type="float">
            <text:p>1.208333333333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ossz</text:p>
          </table:table-cell>
          <table:table-cell office:value-type="float" office:value="1.20262924382716" calcext:value-type="float">
            <text:p>1.20262924382716</text:p>
          </table:table-cell>
          <table:table-cell office:value-type="float" office:value="0.328886959876543" calcext:value-type="float">
            <text:p>0.328886959876543</text:p>
          </table:table-cell>
          <table:table-cell office:value-type="float" office:value="1.23788243869224" calcext:value-type="float">
            <text:p>1.23788243869224</text:p>
          </table:table-cell>
          <table:table-cell office:value-type="float" office:value="1.04305555555556" calcext:value-type="float">
            <text:p>1.04305555555556</text:p>
          </table:table-cell>
          <table:table-cell office:value-type="float" office:value="1.25671296296296" calcext:value-type="float">
            <text:p>1.25671296296296</text:p>
          </table:table-cell>
          <table:table-cell office:value-type="float" office:value="2540" calcext:value-type="float">
            <text:p>2540</text:p>
          </table:table-cell>
          <table:table-cell office:value-type="float" office:value="0.292700729927007" calcext:value-type="float">
            <text:p>0.292700729927007</text:p>
          </table:table-cell>
          <table:table-cell office:value-type="float" office:value="5" calcext:value-type="float">
            <text:p>5</text:p>
          </table:table-cell>
          <table:table-cell office:value-type="float" office:value="0.31712962962963" calcext:value-type="float">
            <text:p>0.31712962962963</text:p>
          </table:table-cell>
          <table:table-cell office:value-type="float" office:value="0.0117573302469136" calcext:value-type="float">
            <text:p>0.0117573302469136</text:p>
          </table:table-cell>
          <table:table-cell table:number-columns-repeated="4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22866898148148" calcext:value-type="float">
            <text:p>1.228668981481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özepes</text:p>
          </table:table-cell>
          <table:table-cell office:value-type="float" office:value="1.18028009259259" calcext:value-type="float">
            <text:p>1.18028009259259</text:p>
          </table:table-cell>
          <table:table-cell office:value-type="float" office:value="0.315902777777778" calcext:value-type="float">
            <text:p>0.315902777777778</text:p>
          </table:table-cell>
          <table:table-cell office:value-type="float" office:value="1.15874372184522" calcext:value-type="float">
            <text:p>1.15874372184522</text:p>
          </table:table-cell>
          <table:table-cell office:value-type="float" office:value="1.01944444444444" calcext:value-type="float">
            <text:p>1.01944444444444</text:p>
          </table:table-cell>
          <table:table-cell office:value-type="float" office:value="1.28599537037037" calcext:value-type="float">
            <text:p>1.28599537037037</text:p>
          </table:table-cell>
          <table:table-cell office:value-type="float" office:value="5420" calcext:value-type="float">
            <text:p>5420</text:p>
          </table:table-cell>
          <table:table-cell office:value-type="float" office:value="0.327662255828607" calcext:value-type="float">
            <text:p>0.327662255828607</text:p>
          </table:table-cell>
          <table:table-cell office:value-type="float" office:value="5" calcext:value-type="float">
            <text:p>5</text:p>
          </table:table-cell>
          <table:table-cell office:value-type="float" office:value="0.367361111111111" calcext:value-type="float">
            <text:p>0.367361111111111</text:p>
          </table:table-cell>
          <table:table-cell office:value-type="float" office:value="-0.0514583333333333" calcext:value-type="float">
            <text:p>-0.0514583333333333</text:p>
          </table:table-cell>
          <table:table-cell table:number-columns-repeated="4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16766203703704" calcext:value-type="float">
            <text:p>1.167662037037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6834683641975" calcext:value-type="float">
            <text:p>1.16834683641975</text:p>
          </table:table-cell>
          <table:table-cell office:value-type="float" office:value="0.356327160493827" calcext:value-type="float">
            <text:p>0.356327160493827</text:p>
          </table:table-cell>
          <table:table-cell office:value-type="float" office:value="1.18322867242058" calcext:value-type="float">
            <text:p>1.18322867242058</text:p>
          </table:table-cell>
          <table:table-cell office:value-type="float" office:value="0.970138888888889" calcext:value-type="float">
            <text:p>0.970138888888889</text:p>
          </table:table-cell>
          <table:table-cell office:value-type="float" office:value="1.27060185185185" calcext:value-type="float">
            <text:p>1.27060185185185</text:p>
          </table:table-cell>
          <table:table-cell office:value-type="float" office:value="4420" calcext:value-type="float">
            <text:p>4420</text:p>
          </table:table-cell>
          <table:table-cell office:value-type="float" office:value="0.223021582733813" calcext:value-type="float">
            <text:p>0.223021582733813</text:p>
          </table:table-cell>
          <table:table-cell office:value-type="float" office:value="5" calcext:value-type="float">
            <text:p>5</text:p>
          </table:table-cell>
          <table:table-cell office:value-type="float" office:value="0.321759259259259" calcext:value-type="float">
            <text:p>0.321759259259259</text:p>
          </table:table-cell>
          <table:table-cell office:value-type="float" office:value="0.0345679012345679" calcext:value-type="float">
            <text:p>0.0345679012345679</text:p>
          </table:table-cell>
          <table:table-cell table:number-columns-repeated="5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7625" calcext:value-type="float">
            <text:p>1.17625</text:p>
          </table:table-cell>
          <table:table-cell office:value-type="float" office:value="0.313744212962963" calcext:value-type="float">
            <text:p>0.313744212962963</text:p>
          </table:table-cell>
          <table:table-cell office:value-type="float" office:value="1.21369973410681" calcext:value-type="float">
            <text:p>1.21369973410681</text:p>
          </table:table-cell>
          <table:table-cell office:value-type="float" office:value="1.01527777777778" calcext:value-type="float">
            <text:p>1.01527777777778</text:p>
          </table:table-cell>
          <table:table-cell office:value-type="float" office:value="1.29131944444444" calcext:value-type="float">
            <text:p>1.29131944444444</text:p>
          </table:table-cell>
          <table:table-cell office:value-type="float" office:value="5960" calcext:value-type="float">
            <text:p>5960</text:p>
          </table:table-cell>
          <table:table-cell office:value-type="float" office:value="0.281183932346723" calcext:value-type="float">
            <text:p>0.281183932346723</text:p>
          </table:table-cell>
          <table:table-cell office:value-type="float" office:value="5" calcext:value-type="float">
            <text:p>5</text:p>
          </table:table-cell>
          <table:table-cell office:value-type="float" office:value="0.328472222222222" calcext:value-type="float">
            <text:p>0.328472222222222</text:p>
          </table:table-cell>
          <table:table-cell office:value-type="float" office:value="-0.0147280092592592" calcext:value-type="float">
            <text:p>-0.0147280092592592</text:p>
          </table:table-cell>
          <table:table-cell/>
          <table:table-cell table:number-columns-repeated="3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11041666666667" calcext:value-type="float">
            <text:p>1.110416666666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özepes</text:p>
          </table:table-cell>
          <table:table-cell office:value-type="float" office:value="1.09506481481481" calcext:value-type="float">
            <text:p>1.09506481481481</text:p>
          </table:table-cell>
          <table:table-cell office:value-type="float" office:value="0.34244212962963" calcext:value-type="float">
            <text:p>0.34244212962963</text:p>
          </table:table-cell>
          <table:table-cell office:value-type="float" office:value="1.11512689877116" calcext:value-type="float">
            <text:p>1.11512689877116</text:p>
          </table:table-cell>
          <table:table-cell office:value-type="float" office:value="0.948611111111111" calcext:value-type="float">
            <text:p>0.948611111111111</text:p>
          </table:table-cell>
          <table:table-cell office:value-type="float" office:value="1.05428240740741" calcext:value-type="float">
            <text:p>1.05428240740741</text:p>
          </table:table-cell>
          <table:table-cell office:value-type="float" office:value="580" calcext:value-type="float">
            <text:p>580</text:p>
          </table:table-cell>
          <table:table-cell office:value-type="float" office:value="0.212837837837838" calcext:value-type="float">
            <text:p>0.212837837837838</text:p>
          </table:table-cell>
          <table:table-cell office:value-type="float" office:value="4" calcext:value-type="float">
            <text:p>4</text:p>
          </table:table-cell>
          <table:table-cell office:value-type="float" office:value="0.274074074074074" calcext:value-type="float">
            <text:p>0.274074074074074</text:p>
          </table:table-cell>
          <table:table-cell office:value-type="float" office:value="0.0683680555555556" calcext:value-type="float">
            <text:p>0.0683680555555556</text:p>
          </table:table-cell>
          <table:table-cell table:number-columns-repeated="5"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895775462963" calcext:value-type="float">
            <text:p>1.1895775462963</text:p>
          </table:table-cell>
          <table:table-cell office:value-type="float" office:value="0.303790509259259" calcext:value-type="float">
            <text:p>0.303790509259259</text:p>
          </table:table-cell>
          <table:table-cell/>
          <table:table-cell office:value-type="float" office:value="1.01180555555556" calcext:value-type="float">
            <text:p>1.01180555555556</text:p>
          </table:table-cell>
          <table:table-cell office:value-type="float" office:value="1.12418981481481" calcext:value-type="float">
            <text:p>1.12418981481481</text:p>
          </table:table-cell>
          <table:table-cell office:value-type="float" office:value="1040" calcext:value-type="float">
            <text:p>1040</text:p>
          </table:table-cell>
          <table:table-cell office:value-type="float" office:value="0.370281124497992" calcext:value-type="float">
            <text:p>0.370281124497992</text:p>
          </table:table-cell>
          <table:table-cell office:value-type="float" office:value="5" calcext:value-type="float">
            <text:p>5</text:p>
          </table:table-cell>
          <table:table-cell office:value-type="float" office:value="0.288194444444445" calcext:value-type="float">
            <text:p>0.288194444444445</text:p>
          </table:table-cell>
          <table:table-cell office:value-type="float" office:value="0.0155960648148148" calcext:value-type="float">
            <text:p>0.0155960648148148</text:p>
          </table:table-cell>
          <table:table-cell/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12549768518519" calcext:value-type="float">
            <text:p>1.125497685185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özepes</text:p>
          </table:table-cell>
          <table:table-cell office:value-type="float" office:value="1.11102237654321" calcext:value-type="float">
            <text:p>1.11102237654321</text:p>
          </table:table-cell>
          <table:table-cell office:value-type="float" office:value="0.319569830246914" calcext:value-type="float">
            <text:p>0.319569830246914</text:p>
          </table:table-cell>
          <table:table-cell office:value-type="float" office:value="1.25151218093063" calcext:value-type="float">
            <text:p>1.25151218093063</text:p>
          </table:table-cell>
          <table:table-cell office:value-type="float" office:value="0.924305555555556" calcext:value-type="float">
            <text:p>0.924305555555556</text:p>
          </table:table-cell>
          <table:table-cell office:value-type="float" office:value="1.15532407407407" calcext:value-type="float">
            <text:p>1.15532407407407</text:p>
          </table:table-cell>
          <table:table-cell office:value-type="float" office:value="2520" calcext:value-type="float">
            <text:p>2520</text:p>
          </table:table-cell>
          <table:table-cell office:value-type="float" office:value="0.257686676427526" calcext:value-type="float">
            <text:p>0.257686676427526</text:p>
          </table:table-cell>
          <table:table-cell office:value-type="float" office:value="4" calcext:value-type="float">
            <text:p>4</text:p>
          </table:table-cell>
          <table:table-cell office:value-type="float" office:value="0.316203703703704" calcext:value-type="float">
            <text:p>0.316203703703704</text:p>
          </table:table-cell>
          <table:table-cell office:value-type="float" office:value="0.00336612654320984" calcext:value-type="float">
            <text:p>0.0033661265432098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.16071759259259" calcext:value-type="float">
            <text:p>1.160717592592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06071952160494" calcext:value-type="float">
            <text:p>1.06071952160494</text:p>
          </table:table-cell>
          <table:table-cell office:value-type="float" office:value="0.306510416666667" calcext:value-type="float">
            <text:p>0.306510416666667</text:p>
          </table:table-cell>
          <table:table-cell office:value-type="float" office:value="1.16201105793648" calcext:value-type="float">
            <text:p>1.16201105793648</text:p>
          </table:table-cell>
          <table:table-cell office:value-type="float" office:value="0.940277777777778" calcext:value-type="float">
            <text:p>0.940277777777778</text:p>
          </table:table-cell>
          <table:table-cell office:value-type="float" office:value="1.20393518518519" calcext:value-type="float">
            <text:p>1.20393518518519</text:p>
          </table:table-cell>
          <table:table-cell office:value-type="float" office:value="4060" calcext:value-type="float">
            <text:p>4060</text:p>
          </table:table-cell>
          <table:table-cell office:value-type="float" office:value="0.203980099502488" calcext:value-type="float">
            <text:p>0.203980099502488</text:p>
          </table:table-cell>
          <table:table-cell office:value-type="float" office:value="5" calcext:value-type="float">
            <text:p>5</text:p>
          </table:table-cell>
          <table:table-cell office:value-type="float" office:value="0.279166666666667" calcext:value-type="float">
            <text:p>0.279166666666667</text:p>
          </table:table-cell>
          <table:table-cell office:value-type="float" office:value="0.02734375" calcext:value-type="float">
            <text:p>0.02734375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özepes</text:p>
          </table:table-cell>
          <table:table-cell office:value-type="float" office:value="1.15524112654321" calcext:value-type="float">
            <text:p>1.15524112654321</text:p>
          </table:table-cell>
          <table:table-cell office:value-type="float" office:value="0.392650462962963" calcext:value-type="float">
            <text:p>0.392650462962963</text:p>
          </table:table-cell>
          <table:table-cell office:value-type="float" office:value="1.13559930555844" calcext:value-type="float">
            <text:p>1.13559930555844</text:p>
          </table:table-cell>
          <table:table-cell office:value-type="float" office:value="0.961805555555556" calcext:value-type="float">
            <text:p>0.961805555555556</text:p>
          </table:table-cell>
          <table:table-cell office:value-type="float" office:value="1.17997685185185" calcext:value-type="float">
            <text:p>1.17997685185185</text:p>
          </table:table-cell>
          <table:table-cell office:value-type="float" office:value="4860" calcext:value-type="float">
            <text:p>4860</text:p>
          </table:table-cell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114872685185185" calcext:value-type="float">
            <text:p>0.114872685185185</text:p>
          </table:table-cell>
          <table:table-cell table:number-columns-repeated="3" office:value-type="string" calcext:value-type="string">
            <text:p>interme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1.18576388888889" calcext:value-type="float">
            <text:p>1.1857638888888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nagyon jó</text:p>
          </table:table-cell>
          <table:table-cell office:value-type="float" office:value="1.15981018518519" calcext:value-type="float">
            <text:p>1.15981018518519</text:p>
          </table:table-cell>
          <table:table-cell office:value-type="float" office:value="0.279131944444444" calcext:value-type="float">
            <text:p>0.279131944444444</text:p>
          </table:table-cell>
          <table:table-cell office:value-type="float" office:value="1.1586076670437" calcext:value-type="float">
            <text:p>1.1586076670437</text:p>
          </table:table-cell>
          <table:table-cell office:value-type="float" office:value="0.995138888888889" calcext:value-type="float">
            <text:p>0.995138888888889</text:p>
          </table:table-cell>
          <table:table-cell office:value-type="float" office:value="1.17291666666667" calcext:value-type="float">
            <text:p>1.17291666666667</text:p>
          </table:table-cell>
          <table:table-cell office:value-type="float" office:value="3020" calcext:value-type="float">
            <text:p>3020</text:p>
          </table:table-cell>
          <table:table-cell office:value-type="float" office:value="0.342250196695515" calcext:value-type="float">
            <text:p>0.342250196695515</text:p>
          </table:table-cell>
          <table:table-cell office:value-type="float" office:value="4" calcext:value-type="float">
            <text:p>4</text:p>
          </table:table-cell>
          <table:table-cell office:value-type="float" office:value="0.294212962962963" calcext:value-type="float">
            <text:p>0.294212962962963</text:p>
          </table:table-cell>
          <table:table-cell office:value-type="float" office:value="-0.0150810185185186" calcext:value-type="float">
            <text:p>-0.0150810185185186</text:p>
          </table:table-cell>
          <table:table-cell table:number-columns-repeated="5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gyon rossz</text:p>
          </table:table-cell>
          <table:table-cell office:value-type="float" office:value="1.21772569444444" calcext:value-type="float">
            <text:p>1.21772569444444</text:p>
          </table:table-cell>
          <table:table-cell office:value-type="float" office:value="0.355488040123457" calcext:value-type="float">
            <text:p>0.355488040123457</text:p>
          </table:table-cell>
          <table:table-cell office:value-type="float" office:value="1.2290264858644" calcext:value-type="float">
            <text:p>1.2290264858644</text:p>
          </table:table-cell>
          <table:table-cell office:value-type="float" office:value="1.01458333333333" calcext:value-type="float">
            <text:p>1.01458333333333</text:p>
          </table:table-cell>
          <table:table-cell office:value-type="float" office:value="1.2724537037037" calcext:value-type="float">
            <text:p>1.2724537037037</text:p>
          </table:table-cell>
          <table:table-cell office:value-type="float" office:value="1920" calcext:value-type="float">
            <text:p>1920</text:p>
          </table:table-cell>
          <table:table-cell office:value-type="float" office:value="0.158143194335169" calcext:value-type="float">
            <text:p>0.158143194335169</text:p>
          </table:table-cell>
          <table:table-cell office:value-type="float" office:value="3" calcext:value-type="float">
            <text:p>3</text:p>
          </table:table-cell>
          <table:table-cell office:value-type="float" office:value="0.294212962962963" calcext:value-type="float">
            <text:p>0.294212962962963</text:p>
          </table:table-cell>
          <table:table-cell office:value-type="float" office:value="0.0612750771604939" calcext:value-type="float">
            <text:p>0.0612750771604939</text:p>
          </table:table-cell>
          <table:table-cell table:number-columns-repeated="2"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ntermed</text:p>
          </table:table-cell>
          <table:table-cell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.27430555555556" calcext:value-type="float">
            <text:p>1.274305555555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26300925925926" calcext:value-type="float">
            <text:p>1.26300925925926</text:p>
          </table:table-cell>
          <table:table-cell office:value-type="float" office:value="0.374699074074074" calcext:value-type="float">
            <text:p>0.374699074074074</text:p>
          </table:table-cell>
          <table:table-cell office:value-type="float" office:value="1.30039770395295" calcext:value-type="float">
            <text:p>1.30039770395295</text:p>
          </table:table-cell>
          <table:table-cell office:value-type="float" office:value="1.02986111111111" calcext:value-type="float">
            <text:p>1.02986111111111</text:p>
          </table:table-cell>
          <table:table-cell office:value-type="float" office:value="1.30856481481482" calcext:value-type="float">
            <text:p>1.30856481481482</text:p>
          </table:table-cell>
          <table:table-cell office:value-type="float" office:value="5740" calcext:value-type="float">
            <text:p>5740</text:p>
          </table:table-cell>
          <table:table-cell office:value-type="float" office:value="0.317969271877088" calcext:value-type="float">
            <text:p>0.317969271877088</text:p>
          </table:table-cell>
          <table:table-cell office:value-type="float" office:value="6" calcext:value-type="float">
            <text:p>6</text:p>
          </table:table-cell>
          <table:table-cell office:value-type="float" office:value="0.346527777777778" calcext:value-type="float">
            <text:p>0.346527777777778</text:p>
          </table:table-cell>
          <table:table-cell office:value-type="float" office:value="0.0281712962962963" calcext:value-type="float">
            <text:p>0.0281712962962963</text:p>
          </table:table-cell>
          <table:table-cell table:number-columns-repeated="5" office:value-type="string" calcext:value-type="string">
            <text:p>late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1.20585069444444" calcext:value-type="float">
            <text:p>1.2058506944444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közepes</text:p>
          </table:table-cell>
          <table:table-cell office:value-type="float" office:value="1.18045634920634" calcext:value-type="float">
            <text:p>1.1804563492063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1.21859946196167" calcext:value-type="float">
            <text:p>1.21859946196167</text:p>
          </table:table-cell>
          <table:table-cell office:value-type="float" office:value="0.985416666666667" calcext:value-type="float">
            <text:p>0.985416666666667</text:p>
          </table:table-cell>
          <table:table-cell office:value-type="float" office:value="1.16087962962963" calcext:value-type="float">
            <text:p>1.16087962962963</text:p>
          </table:table-cell>
          <table:table-cell office:value-type="float" office:value="1820" calcext:value-type="float">
            <text:p>1820</text:p>
          </table:table-cell>
          <table:table-cell office:value-type="float" office:value="0.332451499118166" calcext:value-type="float">
            <text:p>0.332451499118166</text:p>
          </table:table-cell>
          <table:table-cell office:value-type="float" office:value="4" calcext:value-type="float">
            <text:p>4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5625" calcext:value-type="float">
            <text:p>0.05625</text:p>
          </table:table-cell>
          <table:table-cell table:number-columns-repeated="5" office:value-type="string" calcext:value-type="string">
            <text:p>intermed</text:p>
          </table:table-cell>
          <table:table-cell table:style-name="Default" table:number-columns-repeated="16361"/>
        </table:table-row>
        <table:table-row table:style-name="ro1">
          <table:table-cell office:value-type="string" calcext:value-type="string">
            <text:p>CM0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.10416666666667" calcext:value-type="float">
            <text:p>1.104166666666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ó</text:p>
          </table:table-cell>
          <table:table-cell office:value-type="float" office:value="1.11342592592592" calcext:value-type="float">
            <text:p>1.11342592592592</text:p>
          </table:table-cell>
          <table:table-cell office:value-type="float" office:value="0.353472222222222" calcext:value-type="float">
            <text:p>0.353472222222222</text:p>
          </table:table-cell>
          <table:table-cell office:value-type="float" office:value="1.1152532720242" calcext:value-type="float">
            <text:p>1.1152532720242</text:p>
          </table:table-cell>
          <table:table-cell office:value-type="float" office:value="0.907638888888889" calcext:value-type="float">
            <text:p>0.907638888888889</text:p>
          </table:table-cell>
          <table:table-cell office:value-type="float" office:value="1.11550925925926" calcext:value-type="float">
            <text:p>1.11550925925926</text:p>
          </table:table-cell>
          <table:table-cell office:value-type="float" office:value="2900" calcext:value-type="float">
            <text:p>2900</text:p>
          </table:table-cell>
          <table:table-cell office:value-type="float" office:value="0.255134281200632" calcext:value-type="float">
            <text:p>0.255134281200632</text:p>
          </table:table-cell>
          <table:table-cell office:value-type="float" office:value="4" calcext:value-type="float">
            <text:p>4</text:p>
          </table:table-cell>
          <table:table-cell office:value-type="float" office:value="0.293055555555556" calcext:value-type="float">
            <text:p>0.293055555555556</text:p>
          </table:table-cell>
          <table:table-cell office:value-type="float" office:value="0.0604166666666666" calcext:value-type="float">
            <text:p>0.0604166666666666</text:p>
          </table:table-cell>
          <table:table-cell table:number-columns-repeated="5" office:value-type="string" calcext:value-type="string">
            <text:p>early</text:p>
          </table:table-cell>
          <table:table-cell table:style-name="Default" table:number-columns-repeated="16361"/>
        </table:table-row>
      </table:table>
      <table:table table:name="BPM_database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8" table:default-cell-style-name="Default"/>
        <table:table-column table:style-name="co1" table:number-columns-repeated="16363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_group</text:p>
          </table:table-cell>
          <table:table-cell office:value-type="string" calcext:value-type="string">
            <text:p>REMmaxprop</text:p>
          </table:table-cell>
          <table:table-cell office:value-type="string" calcext:value-type="string">
            <text:p>REMacc</text:p>
          </table:table-cell>
          <table:table-cell office:value-type="string" calcext:value-type="string">
            <text:p>Start of EEG rec</text:p>
          </table:table-cell>
          <table:table-cell office:value-type="string" calcext:value-type="string">
            <text:p>REM/totalSLEEP</text:p>
          </table:table-cell>
          <table:table-cell office:value-type="string" calcext:value-type="string">
            <text:p>numof_sleepcycles</text:p>
          </table:table-cell>
          <table:table-cell office:value-type="string" calcext:value-type="string">
            <text:p>EEG_SleepDur</text:p>
          </table:table-cell>
          <table:table-cell office:value-type="string" calcext:value-type="string">
            <text:p>arousal total count</text:p>
          </table:table-cell>
          <table:table-cell office:value-type="string" calcext:value-type="string">
            <text:p>arousal count_nrem</text:p>
          </table:table-cell>
          <table:table-cell office:value-type="string" calcext:value-type="string">
            <text:p>arousal count_rem</text:p>
          </table:table-cell>
          <table:table-cell office:value-type="string" calcext:value-type="string">
            <text:p>total REM dur (sec)</text:p>
          </table:table-cell>
          <table:table-cell office:value-type="string" calcext:value-type="string">
            <text:p>total NREM dur (sec)</text:p>
          </table:table-cell>
          <table:table-cell office:value-type="string" calcext:value-type="string">
            <text:p>total aorusal density</text:p>
          </table:table-cell>
          <table:table-cell office:value-type="string" calcext:value-type="string">
            <text:p>NREM arousal density</text:p>
          </table:table-cell>
          <table:table-cell office:value-type="string" calcext:value-type="string">
            <text:p>REM arousal density</text:p>
          </table:table-cell>
          <table:table-cell office:value-type="string" calcext:value-type="string">
            <text:p>tst in hour</text:p>
          </table:table-cell>
          <table:table-cell office:value-type="string" calcext:value-type="string">
            <text:p>rem in hour</text:p>
          </table:table-cell>
          <table:table-cell office:value-type="string" calcext:value-type="string">
            <text:p>nrem in hour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1.hyp.tx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21221064814815" calcext:value-type="float">
            <text:p>1.21221064814815</text:p>
          </table:table-cell>
          <table:table-cell office:value-type="float" office:value="5080" calcext:value-type="float">
            <text:p>5080</text:p>
          </table:table-cell>
          <table:table-cell office:value-type="float" office:value="0.956655092592593" calcext:value-type="float">
            <text:p>0.956655092592593</text:p>
          </table:table-cell>
          <table:table-cell office:value-type="float" office:value="0.29393468118196" calcext:value-type="float">
            <text:p>0.29393468118196</text:p>
          </table:table-cell>
          <table:table-cell office:value-type="float" office:value="4" calcext:value-type="float">
            <text:p>4</text:p>
          </table:table-cell>
          <table:table-cell office:value-type="float" office:value="0.297685185185185" calcext:value-type="float">
            <text:p>0.297685185185185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560" calcext:value-type="float">
            <text:p>7560</text:p>
          </table:table-cell>
          <table:table-cell office:value-type="float" office:value="16080" calcext:value-type="float">
            <text:p>16080</text:p>
          </table:table-cell>
          <table:table-cell office:value-type="float" office:value="13.5769828926905" calcext:value-type="float">
            <text:p>13.5769828926905</text:p>
          </table:table-cell>
          <table:table-cell office:value-type="float" office:value="8.28358208955224" calcext:value-type="float">
            <text:p>8.2835820895522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7.14444444444445" calcext:value-type="float">
            <text:p>7.14444444444445</text:p>
          </table:table-cell>
          <table:table-cell office:value-type="float" office:value="2.1" calcext:value-type="float">
            <text:p>2.1</text:p>
          </table:table-cell>
          <table:table-cell office:value-type="float" office:value="4.46666666666667" calcext:value-type="float">
            <text:p>4.4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2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39288194444444" calcext:value-type="float">
            <text:p>1.39288194444444</text:p>
          </table:table-cell>
          <table:table-cell office:value-type="float" office:value="6780" calcext:value-type="float">
            <text:p>6780</text:p>
          </table:table-cell>
          <table:table-cell office:value-type="float" office:value="0.997395833333333" calcext:value-type="float">
            <text:p>0.997395833333333</text:p>
          </table:table-cell>
          <table:table-cell office:value-type="float" office:value="0.237217598097503" calcext:value-type="float">
            <text:p>0.237217598097503</text:p>
          </table:table-cell>
          <table:table-cell office:value-type="float" office:value="7" calcext:value-type="float">
            <text:p>7</text:p>
          </table:table-cell>
          <table:table-cell office:value-type="float" office:value="0.389351851851852" calcext:value-type="float">
            <text:p>0.38935185185185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980" calcext:value-type="float">
            <text:p>7980</text:p>
          </table:table-cell>
          <table:table-cell office:value-type="float" office:value="23300" calcext:value-type="float">
            <text:p>23300</text:p>
          </table:table-cell>
          <table:table-cell office:value-type="float" office:value="6.74197384066587" calcext:value-type="float">
            <text:p>6.74197384066587</text:p>
          </table:table-cell>
          <table:table-cell office:value-type="float" office:value="3.70815450643777" calcext:value-type="float">
            <text:p>3.70815450643777</text:p>
          </table:table-cell>
          <table:table-cell office:value-type="float" office:value="6.31578947368421" calcext:value-type="float">
            <text:p>6.31578947368421</text:p>
          </table:table-cell>
          <table:table-cell office:value-type="float" office:value="9.34444444444445" calcext:value-type="float">
            <text:p>9.34444444444445</text:p>
          </table:table-cell>
          <table:table-cell office:value-type="float" office:value="2.21666666666667" calcext:value-type="float">
            <text:p>2.21666666666667</text:p>
          </table:table-cell>
          <table:table-cell office:value-type="float" office:value="6.47222222222222" calcext:value-type="float">
            <text:p>6.4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3.hyp.tx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_Young_adult</text:p>
          </table:table-cell>
          <table:table-cell office:value-type="float" office:value="1.14561342592593" calcext:value-type="float">
            <text:p>1.14561342592593</text:p>
          </table:table-cell>
          <table:table-cell office:value-type="float" office:value="1580" calcext:value-type="float">
            <text:p>1580</text:p>
          </table:table-cell>
          <table:table-cell office:value-type="float" office:value="0.929872685185185" calcext:value-type="float">
            <text:p>0.929872685185185</text:p>
          </table:table-cell>
          <table:table-cell office:value-type="float" office:value="0.169157608695652" calcext:value-type="float">
            <text:p>0.169157608695652</text:p>
          </table:table-cell>
          <table:table-cell office:value-type="float" office:value="2" calcext:value-type="float">
            <text:p>2</text:p>
          </table:table-cell>
          <table:table-cell office:value-type="float" office:value="0.340740740740741" calcext:value-type="float">
            <text:p>0.340740740740741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980" calcext:value-type="float">
            <text:p>4980</text:p>
          </table:table-cell>
          <table:table-cell office:value-type="float" office:value="14980" calcext:value-type="float">
            <text:p>14980</text:p>
          </table:table-cell>
          <table:table-cell office:value-type="float" office:value="15.7744565217391" calcext:value-type="float">
            <text:p>15.7744565217391</text:p>
          </table:table-cell>
          <table:table-cell office:value-type="float" office:value="11.7757009345794" calcext:value-type="float">
            <text:p>11.7757009345794</text:p>
          </table:table-cell>
          <table:table-cell office:value-type="float" office:value="15.9036144578313" calcext:value-type="float">
            <text:p>15.9036144578313</text:p>
          </table:table-cell>
          <table:table-cell office:value-type="float" office:value="8.17777777777778" calcext:value-type="float">
            <text:p>8.17777777777778</text:p>
          </table:table-cell>
          <table:table-cell office:value-type="float" office:value="1.38333333333333" calcext:value-type="float">
            <text:p>1.38333333333333</text:p>
          </table:table-cell>
          <table:table-cell office:value-type="float" office:value="4.16111111111111" calcext:value-type="float">
            <text:p>4.1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4.hyp.tx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20876157407407" calcext:value-type="float">
            <text:p>1.20876157407407</text:p>
          </table:table-cell>
          <table:table-cell office:value-type="float" office:value="4640" calcext:value-type="float">
            <text:p>4640</text:p>
          </table:table-cell>
          <table:table-cell office:value-type="float" office:value="0.953900462962963" calcext:value-type="float">
            <text:p>0.953900462962963</text:p>
          </table:table-cell>
          <table:table-cell office:value-type="float" office:value="0.25635593220339" calcext:value-type="float">
            <text:p>0.25635593220339</text:p>
          </table:table-cell>
          <table:table-cell office:value-type="float" office:value="4" calcext:value-type="float">
            <text:p>4</text:p>
          </table:table-cell>
          <table:table-cell office:value-type="float" office:value="0.327777777777778" calcext:value-type="float">
            <text:p>0.3277777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7260" calcext:value-type="float">
            <text:p>7260</text:p>
          </table:table-cell>
          <table:table-cell office:value-type="float" office:value="18840" calcext:value-type="float">
            <text:p>18840</text:p>
          </table:table-cell>
          <table:table-cell office:value-type="float" office:value="18.8135593220339" calcext:value-type="float">
            <text:p>18.8135593220339</text:p>
          </table:table-cell>
          <table:table-cell office:value-type="float" office:value="13.1847133757962" calcext:value-type="float">
            <text:p>13.1847133757962</text:p>
          </table:table-cell>
          <table:table-cell office:value-type="float" office:value="15.8677685950413" calcext:value-type="float">
            <text:p>15.8677685950413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5.23333333333333" calcext:value-type="float">
            <text:p>5.2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5.hyp.tx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_Young_adult</text:p>
          </table:table-cell>
          <table:table-cell office:value-type="float" office:value="1.24065972222222" calcext:value-type="float">
            <text:p>1.24065972222222</text:p>
          </table:table-cell>
          <table:table-cell office:value-type="float" office:value="4180" calcext:value-type="float">
            <text:p>4180</text:p>
          </table:table-cell>
          <table:table-cell office:value-type="float" office:value="0.951076388888889" calcext:value-type="float">
            <text:p>0.951076388888889</text:p>
          </table:table-cell>
          <table:table-cell office:value-type="float" office:value="0.219391365888181" calcext:value-type="float">
            <text:p>0.219391365888181</text:p>
          </table:table-cell>
          <table:table-cell office:value-type="float" office:value="4" calcext:value-type="float">
            <text:p>4</text:p>
          </table:table-cell>
          <table:table-cell office:value-type="float" office:value="0.327083333333333" calcext:value-type="float">
            <text:p>0.327083333333333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200" calcext:value-type="float">
            <text:p>6200</text:p>
          </table:table-cell>
          <table:table-cell office:value-type="float" office:value="21120" calcext:value-type="float">
            <text:p>21120</text:p>
          </table:table-cell>
          <table:table-cell office:value-type="float" office:value="15.4140127388535" calcext:value-type="float">
            <text:p>15.4140127388535</text:p>
          </table:table-cell>
          <table:table-cell office:value-type="float" office:value="11.7613636363636" calcext:value-type="float">
            <text:p>11.7613636363636</text:p>
          </table:table-cell>
          <table:table-cell office:value-type="float" office:value="18" calcext:value-type="float">
            <text:p>18</text:p>
          </table:table-cell>
          <table:table-cell office:value-type="float" office:value="7.85" calcext:value-type="float">
            <text:p>7.85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5.86666666666667" calcext:value-type="float">
            <text:p>5.8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6.hyp.txt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_Middle_aged_adult</text:p>
          </table:table-cell>
          <table:table-cell office:value-type="float" office:value="1.18570601851852" calcext:value-type="float">
            <text:p>1.18570601851852</text:p>
          </table:table-cell>
          <table:table-cell office:value-type="float" office:value="3540" calcext:value-type="float">
            <text:p>3540</text:p>
          </table:table-cell>
          <table:table-cell office:value-type="float" office:value="0.948668981481482" calcext:value-type="float">
            <text:p>0.948668981481482</text:p>
          </table:table-cell>
          <table:table-cell office:value-type="float" office:value="0.26228323699422" calcext:value-type="float">
            <text:p>0.26228323699422</text:p>
          </table:table-cell>
          <table:table-cell office:value-type="float" office:value="4" calcext:value-type="float">
            <text:p>4</text:p>
          </table:table-cell>
          <table:table-cell office:value-type="float" office:value="0.32037037037037" calcext:value-type="float">
            <text:p>0.32037037037037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7260" calcext:value-type="float">
            <text:p>7260</text:p>
          </table:table-cell>
          <table:table-cell office:value-type="float" office:value="18420" calcext:value-type="float">
            <text:p>18420</text:p>
          </table:table-cell>
          <table:table-cell office:value-type="float" office:value="18.8583815028902" calcext:value-type="float">
            <text:p>18.8583815028902</text:p>
          </table:table-cell>
          <table:table-cell office:value-type="float" office:value="12.3127035830619" calcext:value-type="float">
            <text:p>12.3127035830619</text:p>
          </table:table-cell>
          <table:table-cell office:value-type="float" office:value="25.7851239669421" calcext:value-type="float">
            <text:p>25.7851239669421</text:p>
          </table:table-cell>
          <table:table-cell office:value-type="float" office:value="7.68888888888889" calcext:value-type="float">
            <text:p>7.68888888888889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5.11666666666667" calcext:value-type="float">
            <text:p>5.1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7.hyp.txt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_Middle_aged_adult</text:p>
          </table:table-cell>
          <table:table-cell office:value-type="float" office:value="1.25021990740741" calcext:value-type="float">
            <text:p>1.25021990740741</text:p>
          </table:table-cell>
          <table:table-cell office:value-type="float" office:value="5320" calcext:value-type="float">
            <text:p>5320</text:p>
          </table:table-cell>
          <table:table-cell office:value-type="float" office:value="0.950914351851852" calcext:value-type="float">
            <text:p>0.950914351851852</text:p>
          </table:table-cell>
          <table:table-cell office:value-type="float" office:value="0.239857651245552" calcext:value-type="float">
            <text:p>0.239857651245552</text:p>
          </table:table-cell>
          <table:table-cell office:value-type="float" office:value="5" calcext:value-type="float">
            <text:p>5</text:p>
          </table:table-cell>
          <table:table-cell office:value-type="float" office:value="0.325231481481481" calcext:value-type="float">
            <text:p>0.325231481481481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6740" calcext:value-type="float">
            <text:p>6740</text:p>
          </table:table-cell>
          <table:table-cell office:value-type="float" office:value="17280" calcext:value-type="float">
            <text:p>17280</text:p>
          </table:table-cell>
          <table:table-cell office:value-type="float" office:value="21.779359430605" calcext:value-type="float">
            <text:p>21.779359430605</text:p>
          </table:table-cell>
          <table:table-cell office:value-type="float" office:value="14.5833333333333" calcext:value-type="float">
            <text:p>14.5833333333333</text:p>
          </table:table-cell>
          <table:table-cell office:value-type="float" office:value="19.7626112759644" calcext:value-type="float">
            <text:p>19.7626112759644</text:p>
          </table:table-cell>
          <table:table-cell office:value-type="float" office:value="7.80555555555556" calcext:value-type="float">
            <text:p>7.80555555555556</text:p>
          </table:table-cell>
          <table:table-cell office:value-type="float" office:value="1.87222222222222" calcext:value-type="float">
            <text:p>1.87222222222222</text:p>
          </table:table-cell>
          <table:table-cell office:value-type="float" office:value="4.8" calcext:value-type="float">
            <text:p>4.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8.hyp.tx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19453703703704" calcext:value-type="float">
            <text:p>1.19453703703704</text:p>
          </table:table-cell>
          <table:table-cell office:value-type="float" office:value="2780" calcext:value-type="float">
            <text:p>2780</text:p>
          </table:table-cell>
          <table:table-cell office:value-type="float" office:value="0.950208333333333" calcext:value-type="float">
            <text:p>0.950208333333333</text:p>
          </table:table-cell>
          <table:table-cell office:value-type="float" office:value="0.21101573676681" calcext:value-type="float">
            <text:p>0.21101573676681</text:p>
          </table:table-cell>
          <table:table-cell office:value-type="float" office:value="4" calcext:value-type="float">
            <text:p>4</text:p>
          </table:table-cell>
          <table:table-cell office:value-type="float" office:value="0.323611111111111" calcext:value-type="float">
            <text:p>0.323611111111111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900" calcext:value-type="float">
            <text:p>5900</text:p>
          </table:table-cell>
          <table:table-cell office:value-type="float" office:value="20780" calcext:value-type="float">
            <text:p>20780</text:p>
          </table:table-cell>
          <table:table-cell office:value-type="float" office:value="9.78540772532189" calcext:value-type="float">
            <text:p>9.78540772532189</text:p>
          </table:table-cell>
          <table:table-cell office:value-type="float" office:value="4.85081809432146" calcext:value-type="float">
            <text:p>4.85081809432146</text:p>
          </table:table-cell>
          <table:table-cell office:value-type="float" office:value="14.0338983050847" calcext:value-type="float">
            <text:p>14.0338983050847</text:p>
          </table:table-cell>
          <table:table-cell office:value-type="float" office:value="7.76666666666667" calcext:value-type="float">
            <text:p>7.76666666666667</text:p>
          </table:table-cell>
          <table:table-cell office:value-type="float" office:value="1.63888888888889" calcext:value-type="float">
            <text:p>1.63888888888889</text:p>
          </table:table-cell>
          <table:table-cell office:value-type="float" office:value="5.77222222222222" calcext:value-type="float">
            <text:p>5.7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09.hyp.tx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24584490740741" calcext:value-type="float">
            <text:p>1.24584490740741</text:p>
          </table:table-cell>
          <table:table-cell office:value-type="float" office:value="3720" calcext:value-type="float">
            <text:p>3720</text:p>
          </table:table-cell>
          <table:table-cell office:value-type="float" office:value="0.953368055555556" calcext:value-type="float">
            <text:p>0.953368055555556</text:p>
          </table:table-cell>
          <table:table-cell office:value-type="float" office:value="0.189228529839884" calcext:value-type="float">
            <text:p>0.189228529839884</text:p>
          </table:table-cell>
          <table:table-cell office:value-type="float" office:value="5" calcext:value-type="float">
            <text:p>5</text:p>
          </table:table-cell>
          <table:table-cell office:value-type="float" office:value="0.318055555555556" calcext:value-type="float">
            <text:p>0.318055555555556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200" calcext:value-type="float">
            <text:p>5200</text:p>
          </table:table-cell>
          <table:table-cell office:value-type="float" office:value="20420" calcext:value-type="float">
            <text:p>20420</text:p>
          </table:table-cell>
          <table:table-cell office:value-type="float" office:value="11.6593886462882" calcext:value-type="float">
            <text:p>11.6593886462882</text:p>
          </table:table-cell>
          <table:table-cell office:value-type="float" office:value="5.1126346718903" calcext:value-type="float">
            <text:p>5.1126346718903</text:p>
          </table:table-cell>
          <table:table-cell office:value-type="float" office:value="13.8461538461538" calcext:value-type="float">
            <text:p>13.8461538461538</text:p>
          </table:table-cell>
          <table:table-cell office:value-type="float" office:value="7.63333333333334" calcext:value-type="float">
            <text:p>7.63333333333334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5.67222222222222" calcext:value-type="float">
            <text:p>5.6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0.hyp.tx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_Young_adult</text:p>
          </table:table-cell>
          <table:table-cell office:value-type="float" office:value="1.09086805555556" calcext:value-type="float">
            <text:p>1.09086805555556</text:p>
          </table:table-cell>
          <table:table-cell office:value-type="float" office:value="900" calcext:value-type="float">
            <text:p>900</text:p>
          </table:table-cell>
          <table:table-cell office:value-type="float" office:value="0.948622685185185" calcext:value-type="float">
            <text:p>0.948622685185185</text:p>
          </table:table-cell>
          <table:table-cell office:value-type="float" office:value="0.250351617440225" calcext:value-type="float">
            <text:p>0.250351617440225</text:p>
          </table:table-cell>
          <table:table-cell office:value-type="float" office:value="2" calcext:value-type="float">
            <text:p>2</text:p>
          </table:table-cell>
          <table:table-cell office:value-type="float" office:value="0.329166666666667" calcext:value-type="float">
            <text:p>0.329166666666667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7120" calcext:value-type="float">
            <text:p>7120</text:p>
          </table:table-cell>
          <table:table-cell office:value-type="float" office:value="16720" calcext:value-type="float">
            <text:p>16720</text:p>
          </table:table-cell>
          <table:table-cell office:value-type="float" office:value="21.6455696202532" calcext:value-type="float">
            <text:p>21.6455696202532</text:p>
          </table:table-cell>
          <table:table-cell office:value-type="float" office:value="16.1483253588517" calcext:value-type="float">
            <text:p>16.1483253588517</text:p>
          </table:table-cell>
          <table:table-cell office:value-type="float" office:value="26.2921348314607" calcext:value-type="float">
            <text:p>26.2921348314607</text:p>
          </table:table-cell>
          <table:table-cell office:value-type="float" office:value="7.9" calcext:value-type="float">
            <text:p>7.9</text:p>
          </table:table-cell>
          <table:table-cell office:value-type="float" office:value="1.97777777777778" calcext:value-type="float">
            <text:p>1.97777777777778</text:p>
          </table:table-cell>
          <table:table-cell office:value-type="float" office:value="4.64444444444445" calcext:value-type="float">
            <text:p>4.6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1.hyp.tx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17394675925926" calcext:value-type="float">
            <text:p>1.17394675925926</text:p>
          </table:table-cell>
          <table:table-cell office:value-type="float" office:value="1760" calcext:value-type="float">
            <text:p>1760</text:p>
          </table:table-cell>
          <table:table-cell office:value-type="float" office:value="0.950104166666667" calcext:value-type="float">
            <text:p>0.950104166666667</text:p>
          </table:table-cell>
          <table:table-cell office:value-type="float" office:value="0.249117854622442" calcext:value-type="float">
            <text:p>0.249117854622442</text:p>
          </table:table-cell>
          <table:table-cell office:value-type="float" office:value="3" calcext:value-type="float">
            <text:p>3</text:p>
          </table:table-cell>
          <table:table-cell office:value-type="float" office:value="0.328009259259259" calcext:value-type="float">
            <text:p>0.328009259259259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060" calcext:value-type="float">
            <text:p>7060</text:p>
          </table:table-cell>
          <table:table-cell office:value-type="float" office:value="17740" calcext:value-type="float">
            <text:p>17740</text:p>
          </table:table-cell>
          <table:table-cell office:value-type="float" office:value="29.0896259703599" calcext:value-type="float">
            <text:p>29.0896259703599</text:p>
          </table:table-cell>
          <table:table-cell office:value-type="float" office:value="15.0169109357384" calcext:value-type="float">
            <text:p>15.0169109357384</text:p>
          </table:table-cell>
          <table:table-cell office:value-type="float" office:value="40.7932011331445" calcext:value-type="float">
            <text:p>40.7932011331445</text:p>
          </table:table-cell>
          <table:table-cell office:value-type="float" office:value="7.87222222222222" calcext:value-type="float">
            <text:p>7.87222222222222</text:p>
          </table:table-cell>
          <table:table-cell office:value-type="float" office:value="1.96111111111111" calcext:value-type="float">
            <text:p>1.96111111111111</text:p>
          </table:table-cell>
          <table:table-cell office:value-type="float" office:value="4.92777777777778" calcext:value-type="float">
            <text:p>4.9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2.hyp.txt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_Middle_aged_adult</text:p>
          </table:table-cell>
          <table:table-cell office:value-type="float" office:value="1.24811342592593" calcext:value-type="float">
            <text:p>1.24811342592593</text:p>
          </table:table-cell>
          <table:table-cell office:value-type="float" office:value="3640" calcext:value-type="float">
            <text:p>3640</text:p>
          </table:table-cell>
          <table:table-cell office:value-type="float" office:value="0.944293981481482" calcext:value-type="float">
            <text:p>0.944293981481482</text:p>
          </table:table-cell>
          <table:table-cell office:value-type="float" office:value="0.162103746397695" calcext:value-type="float">
            <text:p>0.162103746397695</text:p>
          </table:table-cell>
          <table:table-cell office:value-type="float" office:value="4" calcext:value-type="float">
            <text:p>4</text:p>
          </table:table-cell>
          <table:table-cell office:value-type="float" office:value="0.321296296296296" calcext:value-type="float">
            <text:p>0.321296296296296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 office:value-type="float" office:value="15840" calcext:value-type="float">
            <text:p>15840</text:p>
          </table:table-cell>
          <table:table-cell office:value-type="float" office:value="26.8443804034582" calcext:value-type="float">
            <text:p>26.8443804034582</text:p>
          </table:table-cell>
          <table:table-cell office:value-type="float" office:value="17.7272727272727" calcext:value-type="float">
            <text:p>17.7272727272727</text:p>
          </table:table-cell>
          <table:table-cell office:value-type="float" office:value="12" calcext:value-type="float">
            <text:p>12</text:p>
          </table:table-cell>
          <table:table-cell office:value-type="float" office:value="7.71111111111111" calcext:value-type="float">
            <text:p>7.71111111111111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3.hyp.txt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_Teenager</text:p>
          </table:table-cell>
          <table:table-cell office:value-type="float" office:value="1.13052083333333" calcext:value-type="float">
            <text:p>1.13052083333333</text:p>
          </table:table-cell>
          <table:table-cell office:value-type="float" office:value="1520" calcext:value-type="float">
            <text:p>1520</text:p>
          </table:table-cell>
          <table:table-cell office:value-type="float" office:value="0.969641203703704" calcext:value-type="float">
            <text:p>0.969641203703704</text:p>
          </table:table-cell>
          <table:table-cell office:value-type="float" office:value="0.27168458781362" calcext:value-type="float">
            <text:p>0.27168458781362</text:p>
          </table:table-cell>
          <table:table-cell office:value-type="float" office:value="3" calcext:value-type="float">
            <text:p>3</text:p>
          </table:table-cell>
          <table:table-cell office:value-type="float" office:value="0.322916666666667" calcext:value-type="float">
            <text:p>0.32291666666666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7580" calcext:value-type="float">
            <text:p>7580</text:p>
          </table:table-cell>
          <table:table-cell office:value-type="float" office:value="19060" calcext:value-type="float">
            <text:p>19060</text:p>
          </table:table-cell>
          <table:table-cell office:value-type="float" office:value="16" calcext:value-type="float">
            <text:p>16</text:p>
          </table:table-cell>
          <table:table-cell office:value-type="float" office:value="7.17733473242392" calcext:value-type="float">
            <text:p>7.17733473242392</text:p>
          </table:table-cell>
          <table:table-cell office:value-type="float" office:value="28.4960422163588" calcext:value-type="float">
            <text:p>28.4960422163588</text:p>
          </table:table-cell>
          <table:table-cell office:value-type="float" office:value="7.75" calcext:value-type="float">
            <text:p>7.75</text:p>
          </table:table-cell>
          <table:table-cell office:value-type="float" office:value="2.10555555555556" calcext:value-type="float">
            <text:p>2.10555555555556</text:p>
          </table:table-cell>
          <table:table-cell office:value-type="float" office:value="5.29444444444445" calcext:value-type="float">
            <text:p>5.29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4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1042824074074" calcext:value-type="float">
            <text:p>1.21042824074074</text:p>
          </table:table-cell>
          <table:table-cell office:value-type="float" office:value="3280" calcext:value-type="float">
            <text:p>3280</text:p>
          </table:table-cell>
          <table:table-cell office:value-type="float" office:value="0.944456018518519" calcext:value-type="float">
            <text:p>0.944456018518519</text:p>
          </table:table-cell>
          <table:table-cell office:value-type="float" office:value="0.20711743772242" calcext:value-type="float">
            <text:p>0.20711743772242</text:p>
          </table:table-cell>
          <table:table-cell office:value-type="float" office:value="4" calcext:value-type="float">
            <text:p>4</text:p>
          </table:table-cell>
          <table:table-cell office:value-type="float" office:value="0.325231481481481" calcext:value-type="float">
            <text:p>0.325231481481481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820" calcext:value-type="float">
            <text:p>5820</text:p>
          </table:table-cell>
          <table:table-cell office:value-type="float" office:value="19500" calcext:value-type="float">
            <text:p>19500</text:p>
          </table:table-cell>
          <table:table-cell office:value-type="float" office:value="15.8861209964413" calcext:value-type="float">
            <text:p>15.8861209964413</text:p>
          </table:table-cell>
          <table:table-cell office:value-type="float" office:value="8.67692307692308" calcext:value-type="float">
            <text:p>8.67692307692308</text:p>
          </table:table-cell>
          <table:table-cell office:value-type="float" office:value="20.4123711340206" calcext:value-type="float">
            <text:p>20.4123711340206</text:p>
          </table:table-cell>
          <table:table-cell office:value-type="float" office:value="7.80555555555556" calcext:value-type="float">
            <text:p>7.80555555555556</text:p>
          </table:table-cell>
          <table:table-cell office:value-type="float" office:value="1.61666666666667" calcext:value-type="float">
            <text:p>1.61666666666667</text:p>
          </table:table-cell>
          <table:table-cell office:value-type="float" office:value="5.41666666666667" calcext:value-type="float">
            <text:p>5.4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5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5936342592593" calcext:value-type="float">
            <text:p>1.25936342592593</text:p>
          </table:table-cell>
          <table:table-cell office:value-type="float" office:value="4440" calcext:value-type="float">
            <text:p>4440</text:p>
          </table:table-cell>
          <table:table-cell office:value-type="float" office:value="0.944085648148148" calcext:value-type="float">
            <text:p>0.944085648148148</text:p>
          </table:table-cell>
          <table:table-cell office:value-type="float" office:value="0.237373737373737" calcext:value-type="float">
            <text:p>0.237373737373737</text:p>
          </table:table-cell>
          <table:table-cell office:value-type="float" office:value="4" calcext:value-type="float">
            <text:p>4</text:p>
          </table:table-cell>
          <table:table-cell office:value-type="float" office:value="0.320833333333333" calcext:value-type="float">
            <text:p>0.3208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6580" calcext:value-type="float">
            <text:p>6580</text:p>
          </table:table-cell>
          <table:table-cell office:value-type="float" office:value="19360" calcext:value-type="float">
            <text:p>19360</text:p>
          </table:table-cell>
          <table:table-cell office:value-type="float" office:value="13.1168831168831" calcext:value-type="float">
            <text:p>13.1168831168831</text:p>
          </table:table-cell>
          <table:table-cell office:value-type="float" office:value="6.13636363636364" calcext:value-type="float">
            <text:p>6.13636363636364</text:p>
          </table:table-cell>
          <table:table-cell office:value-type="float" office:value="20.790273556231" calcext:value-type="float">
            <text:p>20.790273556231</text:p>
          </table:table-cell>
          <table:table-cell office:value-type="float" office:value="7.7" calcext:value-type="float">
            <text:p>7.7</text:p>
          </table:table-cell>
          <table:table-cell office:value-type="float" office:value="1.82777777777778" calcext:value-type="float">
            <text:p>1.82777777777778</text:p>
          </table:table-cell>
          <table:table-cell office:value-type="float" office:value="5.37777777777778" calcext:value-type="float">
            <text:p>5.3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6.hyp.txt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_Young_adult</text:p>
          </table:table-cell>
          <table:table-cell office:value-type="float" office:value="1.17149305555556" calcext:value-type="float">
            <text:p>1.17149305555556</text:p>
          </table:table-cell>
          <table:table-cell office:value-type="float" office:value="2400" calcext:value-type="float">
            <text:p>2400</text:p>
          </table:table-cell>
          <table:table-cell office:value-type="float" office:value="0.941516203703704" calcext:value-type="float">
            <text:p>0.941516203703704</text:p>
          </table:table-cell>
          <table:table-cell office:value-type="float" office:value="0.209173036831133" calcext:value-type="float">
            <text:p>0.209173036831133</text:p>
          </table:table-cell>
          <table:table-cell office:value-type="float" office:value="3" calcext:value-type="float">
            <text:p>3</text:p>
          </table:table-cell>
          <table:table-cell office:value-type="float" office:value="0.333101851851852" calcext:value-type="float">
            <text:p>0.333101851851852</text:p>
          </table:table-cell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020" calcext:value-type="float">
            <text:p>6020</text:p>
          </table:table-cell>
          <table:table-cell office:value-type="float" office:value="17580" calcext:value-type="float">
            <text:p>17580</text:p>
          </table:table-cell>
          <table:table-cell office:value-type="float" office:value="17.8874218207088" calcext:value-type="float">
            <text:p>17.8874218207088</text:p>
          </table:table-cell>
          <table:table-cell office:value-type="float" office:value="10.0341296928328" calcext:value-type="float">
            <text:p>10.0341296928328</text:p>
          </table:table-cell>
          <table:table-cell office:value-type="float" office:value="22.1262458471761" calcext:value-type="float">
            <text:p>22.1262458471761</text:p>
          </table:table-cell>
          <table:table-cell office:value-type="float" office:value="7.99444444444445" calcext:value-type="float">
            <text:p>7.99444444444445</text:p>
          </table:table-cell>
          <table:table-cell office:value-type="float" office:value="1.67222222222222" calcext:value-type="float">
            <text:p>1.67222222222222</text:p>
          </table:table-cell>
          <table:table-cell office:value-type="float" office:value="4.88333333333333" calcext:value-type="float">
            <text:p>4.8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7.hyp.txt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_Young_adult</text:p>
          </table:table-cell>
          <table:table-cell office:value-type="float" office:value="1.23570601851852" calcext:value-type="float">
            <text:p>1.23570601851852</text:p>
          </table:table-cell>
          <table:table-cell office:value-type="float" office:value="2940" calcext:value-type="float">
            <text:p>2940</text:p>
          </table:table-cell>
          <table:table-cell office:value-type="float" office:value="0.943576388888889" calcext:value-type="float">
            <text:p>0.943576388888889</text:p>
          </table:table-cell>
          <table:table-cell office:value-type="float" office:value="0.214652014652015" calcext:value-type="float">
            <text:p>0.214652014652015</text:p>
          </table:table-cell>
          <table:table-cell office:value-type="float" office:value="3" calcext:value-type="float">
            <text:p>3</text:p>
          </table:table-cell>
          <table:table-cell office:value-type="float" office:value="0.315972222222222" calcext:value-type="float">
            <text:p>0.315972222222222</text:p>
          </table:table-cell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860" calcext:value-type="float">
            <text:p>5860</text:p>
          </table:table-cell>
          <table:table-cell office:value-type="float" office:value="20320" calcext:value-type="float">
            <text:p>20320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15.2362204724409" calcext:value-type="float">
            <text:p>15.2362204724409</text:p>
          </table:table-cell>
          <table:table-cell office:value-type="float" office:value="41.7747440273038" calcext:value-type="float">
            <text:p>41.7747440273038</text:p>
          </table:table-cell>
          <table:table-cell office:value-type="float" office:value="7.58333333333333" calcext:value-type="float">
            <text:p>7.58333333333333</text:p>
          </table:table-cell>
          <table:table-cell office:value-type="float" office:value="1.62777777777778" calcext:value-type="float">
            <text:p>1.62777777777778</text:p>
          </table:table-cell>
          <table:table-cell office:value-type="float" office:value="5.64444444444445" calcext:value-type="float">
            <text:p>5.6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8.hyp.tx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_Young_adult</text:p>
          </table:table-cell>
          <table:table-cell office:value-type="float" office:value="1.06097222222222" calcext:value-type="float">
            <text:p>1.06097222222222</text:p>
          </table:table-cell>
          <table:table-cell office:value-type="float" office:value="460" calcext:value-type="float">
            <text:p>460</text:p>
          </table:table-cell>
          <table:table-cell office:value-type="float" office:value="0.941875" calcext:value-type="float">
            <text:p>0.941875</text:p>
          </table:table-cell>
          <table:table-cell office:value-type="float" office:value="0.232914923291492" calcext:value-type="float">
            <text:p>0.232914923291492</text:p>
          </table:table-cell>
          <table:table-cell office:value-type="float" office:value="2" calcext:value-type="float">
            <text:p>2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680" calcext:value-type="float">
            <text:p>6680</text:p>
          </table:table-cell>
          <table:table-cell office:value-type="float" office:value="18420" calcext:value-type="float">
            <text:p>18420</text:p>
          </table:table-cell>
          <table:table-cell office:value-type="float" office:value="9.9163179916318" calcext:value-type="float">
            <text:p>9.9163179916318</text:p>
          </table:table-cell>
          <table:table-cell office:value-type="float" office:value="6.44951140065147" calcext:value-type="float">
            <text:p>6.44951140065147</text:p>
          </table:table-cell>
          <table:table-cell office:value-type="float" office:value="9.70059880239521" calcext:value-type="float">
            <text:p>9.70059880239521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1.85555555555556" calcext:value-type="float">
            <text:p>1.85555555555556</text:p>
          </table:table-cell>
          <table:table-cell office:value-type="float" office:value="5.11666666666667" calcext:value-type="float">
            <text:p>5.1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19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443287037037" calcext:value-type="float">
            <text:p>1.2443287037037</text:p>
          </table:table-cell>
          <table:table-cell office:value-type="float" office:value="2700" calcext:value-type="float">
            <text:p>2700</text:p>
          </table:table-cell>
          <table:table-cell office:value-type="float" office:value="0.94212962962963" calcext:value-type="float">
            <text:p>0.94212962962963</text:p>
          </table:table-cell>
          <table:table-cell office:value-type="float" office:value="0.243223965763195" calcext:value-type="float">
            <text:p>0.243223965763195</text:p>
          </table:table-cell>
          <table:table-cell office:value-type="float" office:value="5" calcext:value-type="float">
            <text:p>5</text:p>
          </table:table-cell>
          <table:table-cell office:value-type="float" office:value="0.324537037037037" calcext:value-type="float">
            <text:p>0.324537037037037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820" calcext:value-type="float">
            <text:p>6820</text:p>
          </table:table-cell>
          <table:table-cell office:value-type="float" office:value="18140" calcext:value-type="float">
            <text:p>18140</text:p>
          </table:table-cell>
          <table:table-cell office:value-type="float" office:value="17.0756062767475" calcext:value-type="float">
            <text:p>17.0756062767475</text:p>
          </table:table-cell>
          <table:table-cell office:value-type="float" office:value="10.3197353914002" calcext:value-type="float">
            <text:p>10.3197353914002</text:p>
          </table:table-cell>
          <table:table-cell office:value-type="float" office:value="23.2258064516129" calcext:value-type="float">
            <text:p>23.2258064516129</text:p>
          </table:table-cell>
          <table:table-cell office:value-type="float" office:value="7.78888888888889" calcext:value-type="float">
            <text:p>7.78888888888889</text:p>
          </table:table-cell>
          <table:table-cell office:value-type="float" office:value="1.89444444444444" calcext:value-type="float">
            <text:p>1.89444444444444</text:p>
          </table:table-cell>
          <table:table-cell office:value-type="float" office:value="5.03888888888889" calcext:value-type="float">
            <text:p>5.0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0.hyp.txt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19841435185185" calcext:value-type="float">
            <text:p>1.19841435185185</text:p>
          </table:table-cell>
          <table:table-cell office:value-type="float" office:value="4140" calcext:value-type="float">
            <text:p>4140</text:p>
          </table:table-cell>
          <table:table-cell office:value-type="float" office:value="0.947488425925926" calcext:value-type="float">
            <text:p>0.947488425925926</text:p>
          </table:table-cell>
          <table:table-cell office:value-type="float" office:value="0.277661795407098" calcext:value-type="float">
            <text:p>0.277661795407098</text:p>
          </table:table-cell>
          <table:table-cell office:value-type="float" office:value="4" calcext:value-type="float">
            <text:p>4</text:p>
          </table:table-cell>
          <table:table-cell office:value-type="float" office:value="0.332638888888889" calcext:value-type="float">
            <text:p>0.332638888888889</text:p>
          </table:table-cell>
          <table:table-cell table:number-columns-repeated="3"/>
          <table:table-cell office:value-type="float" office:value="7980" calcext:value-type="float">
            <text:p>7980</text:p>
          </table:table-cell>
          <table:table-cell office:value-type="float" office:value="18880" calcext:value-type="float">
            <text:p>18880</text:p>
          </table:table-cell>
          <table:table-cell table:number-columns-repeated="3"/>
          <table:table-cell office:value-type="float" office:value="7.98333333333333" calcext:value-type="float">
            <text:p>7.98333333333333</text:p>
          </table:table-cell>
          <table:table-cell office:value-type="float" office:value="2.21666666666667" calcext:value-type="float">
            <text:p>2.21666666666667</text:p>
          </table:table-cell>
          <table:table-cell office:value-type="float" office:value="5.24444444444444" calcext:value-type="float">
            <text:p>5.24444444444444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1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113125" calcext:value-type="float">
            <text:p>1.113125</text:p>
          </table:table-cell>
          <table:table-cell office:value-type="float" office:value="420" calcext:value-type="float">
            <text:p>420</text:p>
          </table:table-cell>
          <table:table-cell office:value-type="float" office:value="0.94599537037037" calcext:value-type="float">
            <text:p>0.94599537037037</text:p>
          </table:table-cell>
          <table:table-cell office:value-type="float" office:value="0.10961810466761" calcext:value-type="float">
            <text:p>0.10961810466761</text:p>
          </table:table-cell>
          <table:table-cell office:value-type="float" office:value="2" calcext:value-type="float">
            <text:p>2</text:p>
          </table:table-cell>
          <table:table-cell office:value-type="float" office:value="0.327314814814815" calcext:value-type="float">
            <text:p>0.327314814814815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100" calcext:value-type="float">
            <text:p>3100</text:p>
          </table:table-cell>
          <table:table-cell office:value-type="float" office:value="16500" calcext:value-type="float">
            <text:p>16500</text:p>
          </table:table-cell>
          <table:table-cell office:value-type="float" office:value="16.8033946251768" calcext:value-type="float">
            <text:p>16.8033946251768</text:p>
          </table:table-cell>
          <table:table-cell office:value-type="float" office:value="10.9090909090909" calcext:value-type="float">
            <text:p>10.9090909090909</text:p>
          </table:table-cell>
          <table:table-cell office:value-type="float" office:value="12.7741935483871" calcext:value-type="float">
            <text:p>12.7741935483871</text:p>
          </table:table-cell>
          <table:table-cell office:value-type="float" office:value="7.85555555555555" calcext:value-type="float">
            <text:p>7.85555555555555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4.58333333333333" calcext:value-type="float">
            <text:p>4.5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2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15185185185185" calcext:value-type="float">
            <text:p>1.15185185185185</text:p>
          </table:table-cell>
          <table:table-cell office:value-type="float" office:value="1500" calcext:value-type="float">
            <text:p>1500</text:p>
          </table:table-cell>
          <table:table-cell office:value-type="float" office:value="0.951736111111111" calcext:value-type="float">
            <text:p>0.951736111111111</text:p>
          </table:table-cell>
          <table:table-cell office:value-type="float" office:value="0.199011997177135" calcext:value-type="float">
            <text:p>0.199011997177135</text:p>
          </table:table-cell>
          <table:table-cell office:value-type="float" office:value="3" calcext:value-type="float">
            <text:p>3</text:p>
          </table:table-cell>
          <table:table-cell office:value-type="float" office:value="0.328009259259259" calcext:value-type="float">
            <text:p>0.328009259259259</text:p>
          </table:table-cell>
          <table:table-cell table:number-columns-repeated="3"/>
          <table:table-cell office:value-type="float" office:value="5640" calcext:value-type="float">
            <text:p>5640</text:p>
          </table:table-cell>
          <table:table-cell office:value-type="float" office:value="20920" calcext:value-type="float">
            <text:p>20920</text:p>
          </table:table-cell>
          <table:table-cell table:number-columns-repeated="3"/>
          <table:table-cell office:value-type="float" office:value="7.87222222222222" calcext:value-type="float">
            <text:p>7.87222222222222</text:p>
          </table:table-cell>
          <table:table-cell office:value-type="float" office:value="1.56666666666667" calcext:value-type="float">
            <text:p>1.56666666666667</text:p>
          </table:table-cell>
          <table:table-cell office:value-type="float" office:value="5.81111111111111" calcext:value-type="float">
            <text:p>5.8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3.hyp.tx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_Teenager</text:p>
          </table:table-cell>
          <table:table-cell office:value-type="float" office:value="1.22443287037037" calcext:value-type="float">
            <text:p>1.22443287037037</text:p>
          </table:table-cell>
          <table:table-cell office:value-type="float" office:value="3160" calcext:value-type="float">
            <text:p>3160</text:p>
          </table:table-cell>
          <table:table-cell office:value-type="float" office:value="0.951979166666667" calcext:value-type="float">
            <text:p>0.951979166666667</text:p>
          </table:table-cell>
          <table:table-cell office:value-type="float" office:value="0.213578500707214" calcext:value-type="float">
            <text:p>0.213578500707214</text:p>
          </table:table-cell>
          <table:table-cell office:value-type="float" office:value="4" calcext:value-type="float">
            <text:p>4</text:p>
          </table:table-cell>
          <table:table-cell office:value-type="float" office:value="0.327314814814815" calcext:value-type="float">
            <text:p>0.327314814814815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6040" calcext:value-type="float">
            <text:p>6040</text:p>
          </table:table-cell>
          <table:table-cell office:value-type="float" office:value="20100" calcext:value-type="float">
            <text:p>20100</text:p>
          </table:table-cell>
          <table:table-cell office:value-type="float" office:value="17.1852899575672" calcext:value-type="float">
            <text:p>17.1852899575672</text:p>
          </table:table-cell>
          <table:table-cell office:value-type="float" office:value="10.9253731343284" calcext:value-type="float">
            <text:p>10.9253731343284</text:p>
          </table:table-cell>
          <table:table-cell office:value-type="float" office:value="21.4569536423841" calcext:value-type="float">
            <text:p>21.4569536423841</text:p>
          </table:table-cell>
          <table:table-cell office:value-type="float" office:value="7.85555555555555" calcext:value-type="float">
            <text:p>7.85555555555555</text:p>
          </table:table-cell>
          <table:table-cell office:value-type="float" office:value="1.67777777777778" calcext:value-type="float">
            <text:p>1.67777777777778</text:p>
          </table:table-cell>
          <table:table-cell office:value-type="float" office:value="5.58333333333333" calcext:value-type="float">
            <text:p>5.5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4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19091435185185" calcext:value-type="float">
            <text:p>1.19091435185185</text:p>
          </table:table-cell>
          <table:table-cell office:value-type="float" office:value="2380" calcext:value-type="float">
            <text:p>2380</text:p>
          </table:table-cell>
          <table:table-cell office:value-type="float" office:value="0.948090277777778" calcext:value-type="float">
            <text:p>0.948090277777778</text:p>
          </table:table-cell>
          <table:table-cell office:value-type="float" office:value="0.226878612716763" calcext:value-type="float">
            <text:p>0.226878612716763</text:p>
          </table:table-cell>
          <table:table-cell office:value-type="float" office:value="3" calcext:value-type="float">
            <text:p>3</text:p>
          </table:table-cell>
          <table:table-cell office:value-type="float" office:value="0.32037037037037" calcext:value-type="float">
            <text:p>0.32037037037037</text:p>
          </table:table-cell>
          <table:table-cell table:number-columns-repeated="3"/>
          <table:table-cell office:value-type="float" office:value="6280" calcext:value-type="float">
            <text:p>6280</text:p>
          </table:table-cell>
          <table:table-cell office:value-type="float" office:value="17340" calcext:value-type="float">
            <text:p>17340</text:p>
          </table:table-cell>
          <table:table-cell table:number-columns-repeated="3"/>
          <table:table-cell office:value-type="float" office:value="7.68888888888889" calcext:value-type="float">
            <text:p>7.68888888888889</text:p>
          </table:table-cell>
          <table:table-cell office:value-type="float" office:value="1.74444444444444" calcext:value-type="float">
            <text:p>1.74444444444444</text:p>
          </table:table-cell>
          <table:table-cell office:value-type="float" office:value="4.81666666666667" calcext:value-type="float">
            <text:p>4.8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5.hyp.tx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_Young_adult</text:p>
          </table:table-cell>
          <table:table-cell office:value-type="float" office:value="1.11671296296296" calcext:value-type="float">
            <text:p>1.11671296296296</text:p>
          </table:table-cell>
          <table:table-cell office:value-type="float" office:value="1680" calcext:value-type="float">
            <text:p>1680</text:p>
          </table:table-cell>
          <table:table-cell office:value-type="float" office:value="0.935578703703704" calcext:value-type="float">
            <text:p>0.935578703703704</text:p>
          </table:table-cell>
          <table:table-cell office:value-type="float" office:value="0.1816223977028" calcext:value-type="float">
            <text:p>0.1816223977028</text:p>
          </table:table-cell>
          <table:table-cell office:value-type="float" office:value="2" calcext:value-type="float">
            <text:p>2</text:p>
          </table:table-cell>
          <table:table-cell office:value-type="float" office:value="0.322453703703704" calcext:value-type="float">
            <text:p>0.322453703703704</text:p>
          </table:table-cell>
          <table:table-cell table:number-columns-repeated="3"/>
          <table:table-cell office:value-type="float" office:value="5060" calcext:value-type="float">
            <text:p>5060</text:p>
          </table:table-cell>
          <table:table-cell office:value-type="float" office:value="18640" calcext:value-type="float">
            <text:p>18640</text:p>
          </table:table-cell>
          <table:table-cell table:number-columns-repeated="3"/>
          <table:table-cell office:value-type="float" office:value="7.73888888888889" calcext:value-type="float">
            <text:p>7.73888888888889</text:p>
          </table:table-cell>
          <table:table-cell office:value-type="float" office:value="1.40555555555556" calcext:value-type="float">
            <text:p>1.40555555555556</text:p>
          </table:table-cell>
          <table:table-cell office:value-type="float" office:value="5.17777777777778" calcext:value-type="float">
            <text:p>5.1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6.hyp.txt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_Young_adult</text:p>
          </table:table-cell>
          <table:table-cell office:value-type="float" office:value="1.14953703703704" calcext:value-type="float">
            <text:p>1.14953703703704</text:p>
          </table:table-cell>
          <table:table-cell office:value-type="float" office:value="3000" calcext:value-type="float">
            <text:p>3000</text:p>
          </table:table-cell>
          <table:table-cell office:value-type="float" office:value="0.946527777777778" calcext:value-type="float">
            <text:p>0.946527777777778</text:p>
          </table:table-cell>
          <table:table-cell office:value-type="float" office:value="0.201534170153417" calcext:value-type="float">
            <text:p>0.201534170153417</text:p>
          </table:table-cell>
          <table:table-cell office:value-type="float" office:value="3" calcext:value-type="float">
            <text:p>3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202" calcext:value-type="float">
            <text:p>202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780" calcext:value-type="float">
            <text:p>5780</text:p>
          </table:table-cell>
          <table:table-cell office:value-type="float" office:value="16120" calcext:value-type="float">
            <text:p>16120</text:p>
          </table:table-cell>
          <table:table-cell office:value-type="float" office:value="25.3556485355649" calcext:value-type="float">
            <text:p>25.3556485355649</text:p>
          </table:table-cell>
          <table:table-cell office:value-type="float" office:value="19.4292803970223" calcext:value-type="float">
            <text:p>19.4292803970223</text:p>
          </table:table-cell>
          <table:table-cell office:value-type="float" office:value="29.8961937716263" calcext:value-type="float">
            <text:p>29.8961937716263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1.60555555555556" calcext:value-type="float">
            <text:p>1.60555555555556</text:p>
          </table:table-cell>
          <table:table-cell office:value-type="float" office:value="4.47777777777778" calcext:value-type="float">
            <text:p>4.4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7.hyp.txt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_Middle_aged_adult</text:p>
          </table:table-cell>
          <table:table-cell office:value-type="float" office:value="1.16321759259259" calcext:value-type="float">
            <text:p>1.16321759259259</text:p>
          </table:table-cell>
          <table:table-cell office:value-type="float" office:value="2380" calcext:value-type="float">
            <text:p>2380</text:p>
          </table:table-cell>
          <table:table-cell office:value-type="float" office:value="0.939606481481481" calcext:value-type="float">
            <text:p>0.939606481481481</text:p>
          </table:table-cell>
          <table:table-cell office:value-type="float" office:value="0.223932820153954" calcext:value-type="float">
            <text:p>0.223932820153954</text:p>
          </table:table-cell>
          <table:table-cell office:value-type="float" office:value="3" calcext:value-type="float">
            <text:p>3</text:p>
          </table:table-cell>
          <table:table-cell office:value-type="float" office:value="0.330787037037037" calcext:value-type="float">
            <text:p>0.330787037037037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400" calcext:value-type="float">
            <text:p>6400</text:p>
          </table:table-cell>
          <table:table-cell office:value-type="float" office:value="19700" calcext:value-type="float">
            <text:p>19700</text:p>
          </table:table-cell>
          <table:table-cell office:value-type="float" office:value="22.0433869839048" calcext:value-type="float">
            <text:p>22.0433869839048</text:p>
          </table:table-cell>
          <table:table-cell office:value-type="float" office:value="16.994923857868" calcext:value-type="float">
            <text:p>16.994923857868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7.93888888888889" calcext:value-type="float">
            <text:p>7.93888888888889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5.47222222222222" calcext:value-type="float">
            <text:p>5.4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8.hyp.tx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22144675925926" calcext:value-type="float">
            <text:p>1.22144675925926</text:p>
          </table:table-cell>
          <table:table-cell office:value-type="float" office:value="2280" calcext:value-type="float">
            <text:p>2280</text:p>
          </table:table-cell>
          <table:table-cell office:value-type="float" office:value="0.942511574074074" calcext:value-type="float">
            <text:p>0.942511574074074</text:p>
          </table:table-cell>
          <table:table-cell office:value-type="float" office:value="0.18645251396648" calcext:value-type="float">
            <text:p>0.18645251396648</text:p>
          </table:table-cell>
          <table:table-cell office:value-type="float" office:value="4" calcext:value-type="float">
            <text:p>4</text:p>
          </table:table-cell>
          <table:table-cell office:value-type="float" office:value="0.331481481481482" calcext:value-type="float">
            <text:p>0.331481481481482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340" calcext:value-type="float">
            <text:p>5340</text:p>
          </table:table-cell>
          <table:table-cell office:value-type="float" office:value="19460" calcext:value-type="float">
            <text:p>19460</text:p>
          </table:table-cell>
          <table:table-cell office:value-type="float" office:value="16.4664804469274" calcext:value-type="float">
            <text:p>16.4664804469274</text:p>
          </table:table-cell>
          <table:table-cell office:value-type="float" office:value="9.43473792394656" calcext:value-type="float">
            <text:p>9.43473792394656</text:p>
          </table:table-cell>
          <table:table-cell office:value-type="float" office:value="10.1123595505618" calcext:value-type="float">
            <text:p>10.1123595505618</text:p>
          </table:table-cell>
          <table:table-cell office:value-type="float" office:value="7.95555555555556" calcext:value-type="float">
            <text:p>7.95555555555556</text:p>
          </table:table-cell>
          <table:table-cell office:value-type="float" office:value="1.48333333333333" calcext:value-type="float">
            <text:p>1.48333333333333</text:p>
          </table:table-cell>
          <table:table-cell office:value-type="float" office:value="5.40555555555556" calcext:value-type="float">
            <text:p>5.4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29.hyp.txt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_Middle_aged_adult</text:p>
          </table:table-cell>
          <table:table-cell office:value-type="float" office:value="1.22641203703704" calcext:value-type="float">
            <text:p>1.22641203703704</text:p>
          </table:table-cell>
          <table:table-cell office:value-type="float" office:value="4820" calcext:value-type="float">
            <text:p>4820</text:p>
          </table:table-cell>
          <table:table-cell office:value-type="float" office:value="0.94099537037037" calcext:value-type="float">
            <text:p>0.94099537037037</text:p>
          </table:table-cell>
          <table:table-cell office:value-type="float" office:value="0.23712067748765" calcext:value-type="float">
            <text:p>0.23712067748765</text:p>
          </table:table-cell>
          <table:table-cell office:value-type="float" office:value="4" calcext:value-type="float">
            <text:p>4</text:p>
          </table:table-cell>
          <table:table-cell office:value-type="float" office:value="0.328009259259259" calcext:value-type="float">
            <text:p>0.328009259259259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6720" calcext:value-type="float">
            <text:p>6720</text:p>
          </table:table-cell>
          <table:table-cell office:value-type="float" office:value="18660" calcext:value-type="float">
            <text:p>18660</text:p>
          </table:table-cell>
          <table:table-cell office:value-type="float" office:value="18.2921665490473" calcext:value-type="float">
            <text:p>18.2921665490473</text:p>
          </table:table-cell>
          <table:table-cell office:value-type="float" office:value="18.7138263665595" calcext:value-type="float">
            <text:p>18.7138263665595</text:p>
          </table:table-cell>
          <table:table-cell office:value-type="float" office:value="11.7857142857143" calcext:value-type="float">
            <text:p>11.7857142857143</text:p>
          </table:table-cell>
          <table:table-cell office:value-type="float" office:value="7.87222222222222" calcext:value-type="float">
            <text:p>7.87222222222222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5.18333333333333" calcext:value-type="float">
            <text:p>5.1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0.hyp.tx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_Young_adult</text:p>
          </table:table-cell>
          <table:table-cell office:value-type="float" office:value="1.20440972222222" calcext:value-type="float">
            <text:p>1.20440972222222</text:p>
          </table:table-cell>
          <table:table-cell office:value-type="float" office:value="3040" calcext:value-type="float">
            <text:p>3040</text:p>
          </table:table-cell>
          <table:table-cell office:value-type="float" office:value="1.01991898148148" calcext:value-type="float">
            <text:p>1.01991898148148</text:p>
          </table:table-cell>
          <table:table-cell office:value-type="float" office:value="0.250748502994012" calcext:value-type="float">
            <text:p>0.250748502994012</text:p>
          </table:table-cell>
          <table:table-cell office:value-type="float" office:value="3" calcext:value-type="float">
            <text:p>3</text:p>
          </table:table-cell>
          <table:table-cell office:value-type="float" office:value="0.309259259259259" calcext:value-type="float">
            <text:p>0.309259259259259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6700" calcext:value-type="float">
            <text:p>6700</text:p>
          </table:table-cell>
          <table:table-cell office:value-type="float" office:value="18760" calcext:value-type="float">
            <text:p>18760</text:p>
          </table:table-cell>
          <table:table-cell office:value-type="float" office:value="20.748502994012" calcext:value-type="float">
            <text:p>20.748502994012</text:p>
          </table:table-cell>
          <table:table-cell office:value-type="float" office:value="17.6545842217484" calcext:value-type="float">
            <text:p>17.6545842217484</text:p>
          </table:table-cell>
          <table:table-cell office:value-type="float" office:value="23.6417910447761" calcext:value-type="float">
            <text:p>23.6417910447761</text:p>
          </table:table-cell>
          <table:table-cell office:value-type="float" office:value="7.42222222222222" calcext:value-type="float">
            <text:p>7.42222222222222</text:p>
          </table:table-cell>
          <table:table-cell office:value-type="float" office:value="1.86111111111111" calcext:value-type="float">
            <text:p>1.86111111111111</text:p>
          </table:table-cell>
          <table:table-cell office:value-type="float" office:value="5.21111111111111" calcext:value-type="float">
            <text:p>5.2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1.hyp.tx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19167824074074" calcext:value-type="float">
            <text:p>1.19167824074074</text:p>
          </table:table-cell>
          <table:table-cell office:value-type="float" office:value="3260" calcext:value-type="float">
            <text:p>3260</text:p>
          </table:table-cell>
          <table:table-cell office:value-type="float" office:value="0.912280092592593" calcext:value-type="float">
            <text:p>0.912280092592593</text:p>
          </table:table-cell>
          <table:table-cell office:value-type="float" office:value="0.156944444444444" calcext:value-type="float">
            <text:p>0.156944444444444</text:p>
          </table:table-cell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72" calcext:value-type="float">
            <text:p>17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520" calcext:value-type="float">
            <text:p>4520</text:p>
          </table:table-cell>
          <table:table-cell office:value-type="float" office:value="19300" calcext:value-type="float">
            <text:p>19300</text:p>
          </table:table-cell>
          <table:table-cell office:value-type="float" office:value="21.5" calcext:value-type="float">
            <text:p>21.5</text:p>
          </table:table-cell>
          <table:table-cell office:value-type="float" office:value="9.8860103626943" calcext:value-type="float">
            <text:p>9.8860103626943</text:p>
          </table:table-cell>
          <table:table-cell office:value-type="float" office:value="23.8938053097345" calcext:value-type="float">
            <text:p>23.8938053097345</text:p>
          </table:table-cell>
          <table:table-cell office:value-type="float" office:value="8" calcext:value-type="float">
            <text:p>8</text:p>
          </table:table-cell>
          <table:table-cell office:value-type="float" office:value="1.25555555555556" calcext:value-type="float">
            <text:p>1.25555555555556</text:p>
          </table:table-cell>
          <table:table-cell office:value-type="float" office:value="5.36111111111111" calcext:value-type="float">
            <text:p>5.3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2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31627314814815" calcext:value-type="float">
            <text:p>1.31627314814815</text:p>
          </table:table-cell>
          <table:table-cell office:value-type="float" office:value="3540" calcext:value-type="float">
            <text:p>3540</text:p>
          </table:table-cell>
          <table:table-cell office:value-type="float" office:value="0.982592592592593" calcext:value-type="float">
            <text:p>0.982592592592593</text:p>
          </table:table-cell>
          <table:table-cell office:value-type="float" office:value="0.226640159045726" calcext:value-type="float">
            <text:p>0.226640159045726</text:p>
          </table:table-cell>
          <table:table-cell office:value-type="float" office:value="5" calcext:value-type="float">
            <text:p>5</text:p>
          </table:table-cell>
          <table:table-cell office:value-type="float" office:value="0.349305555555556" calcext:value-type="float">
            <text:p>0.349305555555556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840" calcext:value-type="float">
            <text:p>6840</text:p>
          </table:table-cell>
          <table:table-cell office:value-type="float" office:value="19540" calcext:value-type="float">
            <text:p>19540</text:p>
          </table:table-cell>
          <table:table-cell office:value-type="float" office:value="13.8369781312127" calcext:value-type="float">
            <text:p>13.8369781312127</text:p>
          </table:table-cell>
          <table:table-cell office:value-type="float" office:value="9.94882292732856" calcext:value-type="float">
            <text:p>9.94882292732856</text:p>
          </table:table-cell>
          <table:table-cell office:value-type="float" office:value="3.15789473684211" calcext:value-type="float">
            <text:p>3.1578947368421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.9" calcext:value-type="float">
            <text:p>1.9</text:p>
          </table:table-cell>
          <table:table-cell office:value-type="float" office:value="5.42777777777778" calcext:value-type="float">
            <text:p>5.4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3.hyp.txt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_Teenager</text:p>
          </table:table-cell>
          <table:table-cell office:value-type="float" office:value="1.21722222222222" calcext:value-type="float">
            <text:p>1.21722222222222</text:p>
          </table:table-cell>
          <table:table-cell office:value-type="float" office:value="7200" calcext:value-type="float">
            <text:p>7200</text:p>
          </table:table-cell>
          <table:table-cell office:value-type="float" office:value="0.899050925925926" calcext:value-type="float">
            <text:p>0.899050925925926</text:p>
          </table:table-cell>
          <table:table-cell office:value-type="float" office:value="0.274712643678161" calcext:value-type="float">
            <text:p>0.274712643678161</text:p>
          </table:table-cell>
          <table:table-cell office:value-type="float" office:value="4" calcext:value-type="float">
            <text:p>4</text:p>
          </table:table-cell>
          <table:table-cell office:value-type="float" office:value="0.402777777777778" calcext:value-type="float">
            <text:p>0.402777777777778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560" calcext:value-type="float">
            <text:p>9560</text:p>
          </table:table-cell>
          <table:table-cell office:value-type="float" office:value="20500" calcext:value-type="float">
            <text:p>20500</text:p>
          </table:table-cell>
          <table:table-cell office:value-type="float" office:value="15.4137931034483" calcext:value-type="float">
            <text:p>15.4137931034483</text:p>
          </table:table-cell>
          <table:table-cell office:value-type="float" office:value="8.25365853658537" calcext:value-type="float">
            <text:p>8.25365853658537</text:p>
          </table:table-cell>
          <table:table-cell office:value-type="float" office:value="8.28451882845188" calcext:value-type="float">
            <text:p>8.28451882845188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2.65555555555556" calcext:value-type="float">
            <text:p>2.65555555555556</text:p>
          </table:table-cell>
          <table:table-cell office:value-type="float" office:value="5.69444444444445" calcext:value-type="float">
            <text:p>5.69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4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12707175925926" calcext:value-type="float">
            <text:p>1.12707175925926</text:p>
          </table:table-cell>
          <table:table-cell office:value-type="float" office:value="2080" calcext:value-type="float">
            <text:p>2080</text:p>
          </table:table-cell>
          <table:table-cell office:value-type="float" office:value="0.937835648148148" calcext:value-type="float">
            <text:p>0.937835648148148</text:p>
          </table:table-cell>
          <table:table-cell office:value-type="float" office:value="0.258181818181818" calcext:value-type="float">
            <text:p>0.25818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381944444444444" calcext:value-type="float">
            <text:p>0.381944444444444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520" calcext:value-type="float">
            <text:p>8520</text:p>
          </table:table-cell>
          <table:table-cell office:value-type="float" office:value="20180" calcext:value-type="float">
            <text:p>20180</text:p>
          </table:table-cell>
          <table:table-cell office:value-type="float" office:value="14.0727272727273" calcext:value-type="float">
            <text:p>14.0727272727273</text:p>
          </table:table-cell>
          <table:table-cell office:value-type="float" office:value="7.84935579781962" calcext:value-type="float">
            <text:p>7.84935579781962</text:p>
          </table:table-cell>
          <table:table-cell office:value-type="float" office:value="18.169014084507" calcext:value-type="float">
            <text:p>18.169014084507</text:p>
          </table:table-cell>
          <table:table-cell office:value-type="float" office:value="9.16666666666667" calcext:value-type="float">
            <text:p>9.16666666666667</text:p>
          </table:table-cell>
          <table:table-cell office:value-type="float" office:value="2.36666666666667" calcext:value-type="float">
            <text:p>2.36666666666667</text:p>
          </table:table-cell>
          <table:table-cell office:value-type="float" office:value="5.60555555555556" calcext:value-type="float">
            <text:p>5.6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5.hyp.tx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09409722222222" calcext:value-type="float">
            <text:p>1.09409722222222</text:p>
          </table:table-cell>
          <table:table-cell office:value-type="float" office:value="1180" calcext:value-type="float">
            <text:p>1180</text:p>
          </table:table-cell>
          <table:table-cell office:value-type="float" office:value="0.993287037037037" calcext:value-type="float">
            <text:p>0.993287037037037</text:p>
          </table:table-cell>
          <table:table-cell office:value-type="float" office:value="0.323914541695383" calcext:value-type="float">
            <text:p>0.323914541695383</text:p>
          </table:table-cell>
          <table:table-cell office:value-type="float" office:value="2" calcext:value-type="float">
            <text:p>2</text:p>
          </table:table-cell>
          <table:table-cell office:value-type="float" office:value="0.33587962962963" calcext:value-type="float">
            <text:p>0.33587962962963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9400" calcext:value-type="float">
            <text:p>9400</text:p>
          </table:table-cell>
          <table:table-cell office:value-type="float" office:value="17880" calcext:value-type="float">
            <text:p>17880</text:p>
          </table:table-cell>
          <table:table-cell office:value-type="float" office:value="15.1343900758098" calcext:value-type="float">
            <text:p>15.1343900758098</text:p>
          </table:table-cell>
          <table:table-cell office:value-type="float" office:value="13.8926174496644" calcext:value-type="float">
            <text:p>13.8926174496644</text:p>
          </table:table-cell>
          <table:table-cell office:value-type="float" office:value="14.5531914893617" calcext:value-type="float">
            <text:p>14.5531914893617</text:p>
          </table:table-cell>
          <table:table-cell office:value-type="float" office:value="8.06111111111111" calcext:value-type="float">
            <text:p>8.06111111111111</text:p>
          </table:table-cell>
          <table:table-cell office:value-type="float" office:value="2.61111111111111" calcext:value-type="float">
            <text:p>2.61111111111111</text:p>
          </table:table-cell>
          <table:table-cell office:value-type="float" office:value="4.96666666666667" calcext:value-type="float">
            <text:p>4.9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6.hyp.txt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22836805555556" calcext:value-type="float">
            <text:p>1.22836805555556</text:p>
          </table:table-cell>
          <table:table-cell office:value-type="float" office:value="2660" calcext:value-type="float">
            <text:p>2660</text:p>
          </table:table-cell>
          <table:table-cell office:value-type="float" office:value="0.9540625" calcext:value-type="float">
            <text:p>0.9540625</text:p>
          </table:table-cell>
          <table:table-cell office:value-type="float" office:value="0.214032600992204" calcext:value-type="float">
            <text:p>0.214032600992204</text:p>
          </table:table-cell>
          <table:table-cell office:value-type="float" office:value="4" calcext:value-type="float">
            <text:p>4</text:p>
          </table:table-cell>
          <table:table-cell office:value-type="float" office:value="0.32662037037037" calcext:value-type="float">
            <text:p>0.32662037037037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6040" calcext:value-type="float">
            <text:p>6040</text:p>
          </table:table-cell>
          <table:table-cell office:value-type="float" office:value="19940" calcext:value-type="float">
            <text:p>19940</text:p>
          </table:table-cell>
          <table:table-cell office:value-type="float" office:value="16.3288447909284" calcext:value-type="float">
            <text:p>16.3288447909284</text:p>
          </table:table-cell>
          <table:table-cell office:value-type="float" office:value="13.1795386158475" calcext:value-type="float">
            <text:p>13.1795386158475</text:p>
          </table:table-cell>
          <table:table-cell office:value-type="float" office:value="15.4966887417219" calcext:value-type="float">
            <text:p>15.4966887417219</text:p>
          </table:table-cell>
          <table:table-cell office:value-type="float" office:value="7.83888888888889" calcext:value-type="float">
            <text:p>7.83888888888889</text:p>
          </table:table-cell>
          <table:table-cell office:value-type="float" office:value="1.67777777777778" calcext:value-type="float">
            <text:p>1.67777777777778</text:p>
          </table:table-cell>
          <table:table-cell office:value-type="float" office:value="5.53888888888889" calcext:value-type="float">
            <text:p>5.5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7.hyp.txt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21587962962963" calcext:value-type="float">
            <text:p>1.21587962962963</text:p>
          </table:table-cell>
          <table:table-cell office:value-type="float" office:value="4820" calcext:value-type="float">
            <text:p>4820</text:p>
          </table:table-cell>
          <table:table-cell office:value-type="float" office:value="0.868888888888889" calcext:value-type="float">
            <text:p>0.868888888888889</text:p>
          </table:table-cell>
          <table:table-cell office:value-type="float" office:value="0.200477326968974" calcext:value-type="float">
            <text:p>0.200477326968974</text:p>
          </table:table-cell>
          <table:table-cell office:value-type="float" office:value="4" calcext:value-type="float">
            <text:p>4</text:p>
          </table:table-cell>
          <table:table-cell office:value-type="float" office:value="0.387962962962963" calcext:value-type="float">
            <text:p>0.387962962962963</text:p>
          </table:table-cell>
          <table:table-cell office:value-type="float" office:value="158" calcext:value-type="float">
            <text:p>15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720" calcext:value-type="float">
            <text:p>6720</text:p>
          </table:table-cell>
          <table:table-cell office:value-type="float" office:value="20700" calcext:value-type="float">
            <text:p>20700</text:p>
          </table:table-cell>
          <table:table-cell office:value-type="float" office:value="16.9689737470167" calcext:value-type="float">
            <text:p>16.9689737470167</text:p>
          </table:table-cell>
          <table:table-cell office:value-type="float" office:value="14.2608695652174" calcext:value-type="float">
            <text:p>14.2608695652174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9.31111111111111" calcext:value-type="float">
            <text:p>9.31111111111111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5.75" calcext:value-type="float">
            <text:p>5.7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8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30672453703704" calcext:value-type="float">
            <text:p>1.30672453703704</text:p>
          </table:table-cell>
          <table:table-cell office:value-type="float" office:value="7180" calcext:value-type="float">
            <text:p>7180</text:p>
          </table:table-cell>
          <table:table-cell office:value-type="float" office:value="0.90556712962963" calcext:value-type="float">
            <text:p>0.90556712962963</text:p>
          </table:table-cell>
          <table:table-cell office:value-type="float" office:value="0.252854812398042" calcext:value-type="float">
            <text:p>0.252854812398042</text:p>
          </table:table-cell>
          <table:table-cell office:value-type="float" office:value="7" calcext:value-type="float">
            <text:p>7</text:p>
          </table:table-cell>
          <table:table-cell office:value-type="float" office:value="0.425694444444444" calcext:value-type="float">
            <text:p>0.425694444444444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9300" calcext:value-type="float">
            <text:p>9300</text:p>
          </table:table-cell>
          <table:table-cell office:value-type="float" office:value="25980" calcext:value-type="float">
            <text:p>25980</text:p>
          </table:table-cell>
          <table:table-cell office:value-type="float" office:value="14.7797716150082" calcext:value-type="float">
            <text:p>14.7797716150082</text:p>
          </table:table-cell>
          <table:table-cell office:value-type="float" office:value="8.4526558891455" calcext:value-type="float">
            <text:p>8.4526558891455</text:p>
          </table:table-cell>
          <table:table-cell office:value-type="float" office:value="15.8709677419355" calcext:value-type="float">
            <text:p>15.8709677419355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2.58333333333333" calcext:value-type="float">
            <text:p>2.58333333333333</text:p>
          </table:table-cell>
          <table:table-cell office:value-type="float" office:value="7.21666666666667" calcext:value-type="float">
            <text:p>7.2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39.hyp.txt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_Middle_aged_adult</text:p>
          </table:table-cell>
          <table:table-cell office:value-type="float" office:value="1.19738425925926" calcext:value-type="float">
            <text:p>1.19738425925926</text:p>
          </table:table-cell>
          <table:table-cell office:value-type="float" office:value="3360" calcext:value-type="float">
            <text:p>3360</text:p>
          </table:table-cell>
          <table:table-cell office:value-type="float" office:value="0.914513888888889" calcext:value-type="float">
            <text:p>0.914513888888889</text:p>
          </table:table-cell>
          <table:table-cell office:value-type="float" office:value="0.213266761768902" calcext:value-type="float">
            <text:p>0.213266761768902</text:p>
          </table:table-cell>
          <table:table-cell office:value-type="float" office:value="3" calcext:value-type="float">
            <text:p>3</text:p>
          </table:table-cell>
          <table:table-cell office:value-type="float" office:value="0.324537037037037" calcext:value-type="float">
            <text:p>0.324537037037037</text:p>
          </table:table-cell>
          <table:table-cell office:value-type="float" office:value="194" calcext:value-type="float">
            <text:p>194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980" calcext:value-type="float">
            <text:p>5980</text:p>
          </table:table-cell>
          <table:table-cell office:value-type="float" office:value="19340" calcext:value-type="float">
            <text:p>19340</text:p>
          </table:table-cell>
          <table:table-cell office:value-type="float" office:value="24.90727532097" calcext:value-type="float">
            <text:p>24.90727532097</text:p>
          </table:table-cell>
          <table:table-cell office:value-type="float" office:value="15.8221302998966" calcext:value-type="float">
            <text:p>15.8221302998966</text:p>
          </table:table-cell>
          <table:table-cell office:value-type="float" office:value="28.2943143812709" calcext:value-type="float">
            <text:p>28.2943143812709</text:p>
          </table:table-cell>
          <table:table-cell office:value-type="float" office:value="7.78888888888889" calcext:value-type="float">
            <text:p>7.78888888888889</text:p>
          </table:table-cell>
          <table:table-cell office:value-type="float" office:value="1.66111111111111" calcext:value-type="float">
            <text:p>1.66111111111111</text:p>
          </table:table-cell>
          <table:table-cell office:value-type="float" office:value="5.37222222222222" calcext:value-type="float">
            <text:p>5.3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0.hyp.txt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253125" calcext:value-type="float">
            <text:p>1.253125</text:p>
          </table:table-cell>
          <table:table-cell office:value-type="float" office:value="4420" calcext:value-type="float">
            <text:p>4420</text:p>
          </table:table-cell>
          <table:table-cell office:value-type="float" office:value="0.917824074074074" calcext:value-type="float">
            <text:p>0.917824074074074</text:p>
          </table:table-cell>
          <table:table-cell office:value-type="float" office:value="0.29185969556585" calcext:value-type="float">
            <text:p>0.29185969556585</text:p>
          </table:table-cell>
          <table:table-cell office:value-type="float" office:value="4" calcext:value-type="float">
            <text:p>4</text:p>
          </table:table-cell>
          <table:table-cell office:value-type="float" office:value="0.349768518518519" calcext:value-type="float">
            <text:p>0.349768518518519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8820" calcext:value-type="float">
            <text:p>8820</text:p>
          </table:table-cell>
          <table:table-cell office:value-type="float" office:value="21060" calcext:value-type="float">
            <text:p>21060</text:p>
          </table:table-cell>
          <table:table-cell office:value-type="float" office:value="17.0350761085374" calcext:value-type="float">
            <text:p>17.0350761085374</text:p>
          </table:table-cell>
          <table:table-cell office:value-type="float" office:value="7.17948717948718" calcext:value-type="float">
            <text:p>7.17948717948718</text:p>
          </table:table-cell>
          <table:table-cell office:value-type="float" office:value="13.469387755102" calcext:value-type="float">
            <text:p>13.469387755102</text:p>
          </table:table-cell>
          <table:table-cell office:value-type="float" office:value="8.39444444444444" calcext:value-type="float">
            <text:p>8.39444444444444</text:p>
          </table:table-cell>
          <table:table-cell office:value-type="float" office:value="2.45" calcext:value-type="float">
            <text:p>2.45</text:p>
          </table:table-cell>
          <table:table-cell office:value-type="float" office:value="5.85" calcext:value-type="float">
            <text:p>5.8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1.hyp.txt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_Teenager</text:p>
          </table:table-cell>
          <table:table-cell office:value-type="float" office:value="1.19528935185185" calcext:value-type="float">
            <text:p>1.19528935185185</text:p>
          </table:table-cell>
          <table:table-cell office:value-type="float" office:value="3360" calcext:value-type="float">
            <text:p>3360</text:p>
          </table:table-cell>
          <table:table-cell office:value-type="float" office:value="0.91380787037037" calcext:value-type="float">
            <text:p>0.91380787037037</text:p>
          </table:table-cell>
          <table:table-cell office:value-type="float" office:value="0.184065934065934" calcext:value-type="float">
            <text:p>0.184065934065934</text:p>
          </table:table-cell>
          <table:table-cell office:value-type="float" office:value="3" calcext:value-type="float">
            <text:p>3</text:p>
          </table:table-cell>
          <table:table-cell office:value-type="float" office:value="0.421296296296296" calcext:value-type="float">
            <text:p>0.421296296296296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700" calcext:value-type="float">
            <text:p>6700</text:p>
          </table:table-cell>
          <table:table-cell office:value-type="float" office:value="23260" calcext:value-type="float">
            <text:p>23260</text:p>
          </table:table-cell>
          <table:table-cell office:value-type="float" office:value="16.8131868131868" calcext:value-type="float">
            <text:p>16.8131868131868</text:p>
          </table:table-cell>
          <table:table-cell office:value-type="float" office:value="9.28632846087704" calcext:value-type="float">
            <text:p>9.28632846087704</text:p>
          </table:table-cell>
          <table:table-cell office:value-type="float" office:value="19.3432835820896" calcext:value-type="float">
            <text:p>19.3432835820896</text:p>
          </table:table-cell>
          <table:table-cell office:value-type="float" office:value="10.1111111111111" calcext:value-type="float">
            <text:p>10.1111111111111</text:p>
          </table:table-cell>
          <table:table-cell office:value-type="float" office:value="1.86111111111111" calcext:value-type="float">
            <text:p>1.86111111111111</text:p>
          </table:table-cell>
          <table:table-cell office:value-type="float" office:value="6.46111111111111" calcext:value-type="float">
            <text:p>6.4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2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087962962963" calcext:value-type="float">
            <text:p>1.2087962962963</text:p>
          </table:table-cell>
          <table:table-cell office:value-type="float" office:value="2400" calcext:value-type="float">
            <text:p>2400</text:p>
          </table:table-cell>
          <table:table-cell office:value-type="float" office:value="1.02430555555556" calcext:value-type="float">
            <text:p>1.02430555555556</text:p>
          </table:table-cell>
          <table:table-cell office:value-type="float" office:value="0.17047308319739" calcext:value-type="float">
            <text:p>0.17047308319739</text:p>
          </table:table-cell>
          <table:table-cell office:value-type="float" office:value="2" calcext:value-type="float">
            <text:p>2</text:p>
          </table:table-cell>
          <table:table-cell office:value-type="float" office:value="0.283796296296296" calcext:value-type="float">
            <text:p>0.28379629629629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180" calcext:value-type="float">
            <text:p>4180</text:p>
          </table:table-cell>
          <table:table-cell office:value-type="float" office:value="18720" calcext:value-type="float">
            <text:p>18720</text:p>
          </table:table-cell>
          <table:table-cell office:value-type="float" office:value="10.7177814029364" calcext:value-type="float">
            <text:p>10.7177814029364</text:p>
          </table:table-cell>
          <table:table-cell office:value-type="float" office:value="7.11538461538462" calcext:value-type="float">
            <text:p>7.11538461538462</text:p>
          </table:table-cell>
          <table:table-cell office:value-type="float" office:value="18.0861244019139" calcext:value-type="float">
            <text:p>18.0861244019139</text:p>
          </table:table-cell>
          <table:table-cell office:value-type="float" office:value="6.81111111111111" calcext:value-type="float">
            <text:p>6.81111111111111</text:p>
          </table:table-cell>
          <table:table-cell office:value-type="float" office:value="1.16111111111111" calcext:value-type="float">
            <text:p>1.16111111111111</text:p>
          </table:table-cell>
          <table:table-cell office:value-type="float" office:value="5.2" calcext:value-type="float">
            <text:p>5.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3.hyp.tx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_Young_adult</text:p>
          </table:table-cell>
          <table:table-cell office:value-type="float" office:value="1.29469907407407" calcext:value-type="float">
            <text:p>1.29469907407407</text:p>
          </table:table-cell>
          <table:table-cell office:value-type="float" office:value="4360" calcext:value-type="float">
            <text:p>4360</text:p>
          </table:table-cell>
          <table:table-cell office:value-type="float" office:value="1.04099537037037" calcext:value-type="float">
            <text:p>1.04099537037037</text:p>
          </table:table-cell>
          <table:table-cell office:value-type="float" office:value="0.238165680473373" calcext:value-type="float">
            <text:p>0.238165680473373</text:p>
          </table:table-cell>
          <table:table-cell office:value-type="float" office:value="4" calcext:value-type="float">
            <text:p>4</text:p>
          </table:table-cell>
          <table:table-cell office:value-type="float" office:value="0.312962962962963" calcext:value-type="float">
            <text:p>0.312962962962963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6440" calcext:value-type="float">
            <text:p>6440</text:p>
          </table:table-cell>
          <table:table-cell office:value-type="float" office:value="17960" calcext:value-type="float">
            <text:p>17960</text:p>
          </table:table-cell>
          <table:table-cell office:value-type="float" office:value="21.9674556213018" calcext:value-type="float">
            <text:p>21.9674556213018</text:p>
          </table:table-cell>
          <table:table-cell office:value-type="float" office:value="16.2360801781737" calcext:value-type="float">
            <text:p>16.2360801781737</text:p>
          </table:table-cell>
          <table:table-cell office:value-type="float" office:value="26.832298136646" calcext:value-type="float">
            <text:p>26.832298136646</text:p>
          </table:table-cell>
          <table:table-cell office:value-type="float" office:value="7.51111111111111" calcext:value-type="float">
            <text:p>7.51111111111111</text:p>
          </table:table-cell>
          <table:table-cell office:value-type="float" office:value="1.78888888888889" calcext:value-type="float">
            <text:p>1.78888888888889</text:p>
          </table:table-cell>
          <table:table-cell office:value-type="float" office:value="4.98888888888889" calcext:value-type="float">
            <text:p>4.9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4.hyp.tx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_Young_adult</text:p>
          </table:table-cell>
          <table:table-cell office:value-type="float" office:value="1.19366898148148" calcext:value-type="float">
            <text:p>1.19366898148148</text:p>
          </table:table-cell>
          <table:table-cell office:value-type="float" office:value="2940" calcext:value-type="float">
            <text:p>2940</text:p>
          </table:table-cell>
          <table:table-cell office:value-type="float" office:value="0.950497685185185" calcext:value-type="float">
            <text:p>0.950497685185185</text:p>
          </table:table-cell>
          <table:table-cell office:value-type="float" office:value="0.237099023709902" calcext:value-type="float">
            <text:p>0.237099023709902</text:p>
          </table:table-cell>
          <table:table-cell office:value-type="float" office:value="3" calcext:value-type="float">
            <text:p>3</text:p>
          </table:table-cell>
          <table:table-cell office:value-type="float" office:value="0.331944444444444" calcext:value-type="float">
            <text:p>0.331944444444444</text:p>
          </table:table-cell>
          <table:table-cell table:number-columns-repeated="3"/>
          <table:table-cell office:value-type="float" office:value="6800" calcext:value-type="float">
            <text:p>6800</text:p>
          </table:table-cell>
          <table:table-cell office:value-type="float" office:value="19980" calcext:value-type="float">
            <text:p>19980</text:p>
          </table:table-cell>
          <table:table-cell table:number-columns-repeated="3"/>
          <table:table-cell office:value-type="float" office:value="7.96666666666667" calcext:value-type="float">
            <text:p>7.96666666666667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5.55" calcext:value-type="float">
            <text:p>5.5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5.hyp.tx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15821759259259" calcext:value-type="float">
            <text:p>1.15821759259259</text:p>
          </table:table-cell>
          <table:table-cell office:value-type="float" office:value="720" calcext:value-type="float">
            <text:p>720</text:p>
          </table:table-cell>
          <table:table-cell office:value-type="float" office:value="0.951041666666667" calcext:value-type="float">
            <text:p>0.951041666666667</text:p>
          </table:table-cell>
          <table:table-cell office:value-type="float" office:value="0.159712230215827" calcext:value-type="float">
            <text:p>0.159712230215827</text:p>
          </table:table-cell>
          <table:table-cell office:value-type="float" office:value="2" calcext:value-type="float">
            <text:p>2</text:p>
          </table:table-cell>
          <table:table-cell office:value-type="float" office:value="0.321759259259259" calcext:value-type="float">
            <text:p>0.321759259259259</text:p>
          </table:table-cell>
          <table:table-cell table:number-columns-repeated="3"/>
          <table:table-cell office:value-type="float" office:value="4440" calcext:value-type="float">
            <text:p>4440</text:p>
          </table:table-cell>
          <table:table-cell office:value-type="float" office:value="15740" calcext:value-type="float">
            <text:p>15740</text:p>
          </table:table-cell>
          <table:table-cell table:number-columns-repeated="3"/>
          <table:table-cell office:value-type="float" office:value="7.72222222222222" calcext:value-type="float">
            <text:p>7.72222222222222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4.37222222222222" calcext:value-type="float">
            <text:p>4.3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6.hyp.tx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_Young_adult</text:p>
          </table:table-cell>
          <table:table-cell office:value-type="float" office:value="1.23957175925926" calcext:value-type="float">
            <text:p>1.23957175925926</text:p>
          </table:table-cell>
          <table:table-cell office:value-type="float" office:value="3260" calcext:value-type="float">
            <text:p>3260</text:p>
          </table:table-cell>
          <table:table-cell office:value-type="float" office:value="0.951493055555556" calcext:value-type="float">
            <text:p>0.951493055555556</text:p>
          </table:table-cell>
          <table:table-cell office:value-type="float" office:value="0.165242165242165" calcext:value-type="float">
            <text:p>0.165242165242165</text:p>
          </table:table-cell>
          <table:table-cell office:value-type="float" office:value="4" calcext:value-type="float">
            <text:p>4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4640" calcext:value-type="float">
            <text:p>4640</text:p>
          </table:table-cell>
          <table:table-cell office:value-type="float" office:value="18020" calcext:value-type="float">
            <text:p>18020</text:p>
          </table:table-cell>
          <table:table-cell table:number-columns-repeated="3"/>
          <table:table-cell office:value-type="float" office:value="7.8" calcext:value-type="float">
            <text:p>7.8</text:p>
          </table:table-cell>
          <table:table-cell office:value-type="float" office:value="1.28888888888889" calcext:value-type="float">
            <text:p>1.28888888888889</text:p>
          </table:table-cell>
          <table:table-cell office:value-type="float" office:value="5.00555555555556" calcext:value-type="float">
            <text:p>5.0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7.hyp.tx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22949074074074" calcext:value-type="float">
            <text:p>1.22949074074074</text:p>
          </table:table-cell>
          <table:table-cell office:value-type="float" office:value="2640" calcext:value-type="float">
            <text:p>2640</text:p>
          </table:table-cell>
          <table:table-cell office:value-type="float" office:value="0.949976851851852" calcext:value-type="float">
            <text:p>0.949976851851852</text:p>
          </table:table-cell>
          <table:table-cell office:value-type="float" office:value="0.124123422159888" calcext:value-type="float">
            <text:p>0.124123422159888</text:p>
          </table:table-cell>
          <table:table-cell office:value-type="float" office:value="4" calcext:value-type="float">
            <text:p>4</text:p>
          </table:table-cell>
          <table:table-cell office:value-type="float" office:value="0.330092592592593" calcext:value-type="float">
            <text:p>0.330092592592593</text:p>
          </table:table-cell>
          <table:table-cell table:number-columns-repeated="3"/>
          <table:table-cell office:value-type="float" office:value="3540" calcext:value-type="float">
            <text:p>3540</text:p>
          </table:table-cell>
          <table:table-cell office:value-type="float" office:value="21400" calcext:value-type="float">
            <text:p>21400</text:p>
          </table:table-cell>
          <table:table-cell table:number-columns-repeated="3"/>
          <table:table-cell office:value-type="float" office:value="7.92222222222222" calcext:value-type="float">
            <text:p>7.92222222222222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5.94444444444445" calcext:value-type="float">
            <text:p>5.9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8.hyp.tx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17998842592593" calcext:value-type="float">
            <text:p>1.17998842592593</text:p>
          </table:table-cell>
          <table:table-cell office:value-type="float" office:value="1380" calcext:value-type="float">
            <text:p>1380</text:p>
          </table:table-cell>
          <table:table-cell office:value-type="float" office:value="0.953252314814815" calcext:value-type="float">
            <text:p>0.953252314814815</text:p>
          </table:table-cell>
          <table:table-cell office:value-type="float" office:value="0.152051488334674" calcext:value-type="float">
            <text:p>0.152051488334674</text:p>
          </table:table-cell>
          <table:table-cell office:value-type="float" office:value="2" calcext:value-type="float">
            <text:p>2</text:p>
          </table:table-cell>
          <table:table-cell office:value-type="float" office:value="0.287731481481482" calcext:value-type="float">
            <text:p>0.287731481481482</text:p>
          </table:table-cell>
          <table:table-cell table:number-columns-repeated="3"/>
          <table:table-cell office:value-type="float" office:value="3780" calcext:value-type="float">
            <text:p>3780</text:p>
          </table:table-cell>
          <table:table-cell office:value-type="float" office:value="14700" calcext:value-type="float">
            <text:p>14700</text:p>
          </table:table-cell>
          <table:table-cell table:number-columns-repeated="3"/>
          <table:table-cell office:value-type="float" office:value="6.90555555555556" calcext:value-type="float">
            <text:p>6.90555555555556</text:p>
          </table:table-cell>
          <table:table-cell office:value-type="float" office:value="1.05" calcext:value-type="float">
            <text:p>1.05</text:p>
          </table:table-cell>
          <table:table-cell office:value-type="float" office:value="4.08333333333333" calcext:value-type="float">
            <text:p>4.0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49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5846064814815" calcext:value-type="float">
            <text:p>1.25846064814815</text:p>
          </table:table-cell>
          <table:table-cell office:value-type="float" office:value="5060" calcext:value-type="float">
            <text:p>5060</text:p>
          </table:table-cell>
          <table:table-cell office:value-type="float" office:value="0.947002314814815" calcext:value-type="float">
            <text:p>0.947002314814815</text:p>
          </table:table-cell>
          <table:table-cell office:value-type="float" office:value="0.233612273361227" calcext:value-type="float">
            <text:p>0.233612273361227</text:p>
          </table:table-cell>
          <table:table-cell office:value-type="float" office:value="4" calcext:value-type="float">
            <text:p>4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6700" calcext:value-type="float">
            <text:p>6700</text:p>
          </table:table-cell>
          <table:table-cell office:value-type="float" office:value="17100" calcext:value-type="float">
            <text:p>17100</text:p>
          </table:table-cell>
          <table:table-cell office:value-type="float" office:value="20.836820083682" calcext:value-type="float">
            <text:p>20.836820083682</text:p>
          </table:table-cell>
          <table:table-cell office:value-type="float" office:value="14.9473684210526" calcext:value-type="float">
            <text:p>14.9473684210526</text:p>
          </table:table-cell>
          <table:table-cell office:value-type="float" office:value="18.2686567164179" calcext:value-type="float">
            <text:p>18.2686567164179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1.86111111111111" calcext:value-type="float">
            <text:p>1.86111111111111</text:p>
          </table:table-cell>
          <table:table-cell office:value-type="float" office:value="4.75" calcext:value-type="float">
            <text:p>4.7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0.hyp.tx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_Middle_aged_adult</text:p>
          </table:table-cell>
          <table:table-cell office:value-type="float" office:value="1.17795138888889" calcext:value-type="float">
            <text:p>1.17795138888889</text:p>
          </table:table-cell>
          <table:table-cell office:value-type="float" office:value="1840" calcext:value-type="float">
            <text:p>1840</text:p>
          </table:table-cell>
          <table:table-cell office:value-type="float" office:value="0.950289351851852" calcext:value-type="float">
            <text:p>0.950289351851852</text:p>
          </table:table-cell>
          <table:table-cell office:value-type="float" office:value="0.176846590909091" calcext:value-type="float">
            <text:p>0.176846590909091</text:p>
          </table:table-cell>
          <table:table-cell office:value-type="float" office:value="3" calcext:value-type="float">
            <text:p>3</text:p>
          </table:table-cell>
          <table:table-cell office:value-type="float" office:value="0.325925925925926" calcext:value-type="float">
            <text:p>0.325925925925926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980" calcext:value-type="float">
            <text:p>4980</text:p>
          </table:table-cell>
          <table:table-cell office:value-type="float" office:value="15880" calcext:value-type="float">
            <text:p>15880</text:p>
          </table:table-cell>
          <table:table-cell office:value-type="float" office:value="17.1306818181818" calcext:value-type="float">
            <text:p>17.1306818181818</text:p>
          </table:table-cell>
          <table:table-cell office:value-type="float" office:value="7.93450881612091" calcext:value-type="float">
            <text:p>7.93450881612091</text:p>
          </table:table-cell>
          <table:table-cell office:value-type="float" office:value="23.1325301204819" calcext:value-type="float">
            <text:p>23.1325301204819</text:p>
          </table:table-cell>
          <table:table-cell office:value-type="float" office:value="7.82222222222222" calcext:value-type="float">
            <text:p>7.82222222222222</text:p>
          </table:table-cell>
          <table:table-cell office:value-type="float" office:value="1.38333333333333" calcext:value-type="float">
            <text:p>1.38333333333333</text:p>
          </table:table-cell>
          <table:table-cell office:value-type="float" office:value="4.41111111111111" calcext:value-type="float">
            <text:p>4.4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1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114375" calcext:value-type="float">
            <text:p>1.114375</text:p>
          </table:table-cell>
          <table:table-cell office:value-type="float" office:value="1500" calcext:value-type="float">
            <text:p>1500</text:p>
          </table:table-cell>
          <table:table-cell office:value-type="float" office:value="0.944351851851852" calcext:value-type="float">
            <text:p>0.944351851851852</text:p>
          </table:table-cell>
          <table:table-cell office:value-type="float" office:value="0.225035161744023" calcext:value-type="float">
            <text:p>0.225035161744023</text:p>
          </table:table-cell>
          <table:table-cell office:value-type="float" office:value="3" calcext:value-type="float">
            <text:p>3</text:p>
          </table:table-cell>
          <table:table-cell office:value-type="float" office:value="0.329166666666667" calcext:value-type="float">
            <text:p>0.329166666666667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6400" calcext:value-type="float">
            <text:p>6400</text:p>
          </table:table-cell>
          <table:table-cell office:value-type="float" office:value="20380" calcext:value-type="float">
            <text:p>20380</text:p>
          </table:table-cell>
          <table:table-cell office:value-type="float" office:value="13.4177215189873" calcext:value-type="float">
            <text:p>13.4177215189873</text:p>
          </table:table-cell>
          <table:table-cell office:value-type="float" office:value="8.30225711481845" calcext:value-type="float">
            <text:p>8.30225711481845</text:p>
          </table:table-cell>
          <table:table-cell office:value-type="float" office:value="19.6875" calcext:value-type="float">
            <text:p>19.6875</text:p>
          </table:table-cell>
          <table:table-cell office:value-type="float" office:value="7.9" calcext:value-type="float">
            <text:p>7.9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5.66111111111111" calcext:value-type="float">
            <text:p>5.6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2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578125" calcext:value-type="float">
            <text:p>1.2578125</text:p>
          </table:table-cell>
          <table:table-cell office:value-type="float" office:value="5140" calcext:value-type="float">
            <text:p>5140</text:p>
          </table:table-cell>
          <table:table-cell office:value-type="float" office:value="0.942071759259259" calcext:value-type="float">
            <text:p>0.942071759259259</text:p>
          </table:table-cell>
          <table:table-cell office:value-type="float" office:value="0.259684361549498" calcext:value-type="float">
            <text:p>0.259684361549498</text:p>
          </table:table-cell>
          <table:table-cell office:value-type="float" office:value="5" calcext:value-type="float">
            <text:p>5</text:p>
          </table:table-cell>
          <table:table-cell office:value-type="float" office:value="0.322685185185185" calcext:value-type="float">
            <text:p>0.32268518518518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240" calcext:value-type="float">
            <text:p>7240</text:p>
          </table:table-cell>
          <table:table-cell office:value-type="float" office:value="19300" calcext:value-type="float">
            <text:p>19300</text:p>
          </table:table-cell>
          <table:table-cell office:value-type="float" office:value="13.0416068866571" calcext:value-type="float">
            <text:p>13.0416068866571</text:p>
          </table:table-cell>
          <table:table-cell office:value-type="float" office:value="6.3419689119171" calcext:value-type="float">
            <text:p>6.3419689119171</text:p>
          </table:table-cell>
          <table:table-cell office:value-type="float" office:value="15.9116022099448" calcext:value-type="float">
            <text:p>15.9116022099448</text:p>
          </table:table-cell>
          <table:table-cell office:value-type="float" office:value="7.74444444444444" calcext:value-type="float">
            <text:p>7.74444444444444</text:p>
          </table:table-cell>
          <table:table-cell office:value-type="float" office:value="2.01111111111111" calcext:value-type="float">
            <text:p>2.01111111111111</text:p>
          </table:table-cell>
          <table:table-cell office:value-type="float" office:value="5.36111111111111" calcext:value-type="float">
            <text:p>5.3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3.hyp.tx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18357638888889" calcext:value-type="float">
            <text:p>1.18357638888889</text:p>
          </table:table-cell>
          <table:table-cell office:value-type="float" office:value="2420" calcext:value-type="float">
            <text:p>2420</text:p>
          </table:table-cell>
          <table:table-cell office:value-type="float" office:value="0.94931712962963" calcext:value-type="float">
            <text:p>0.94931712962963</text:p>
          </table:table-cell>
          <table:table-cell office:value-type="float" office:value="0.208540925266904" calcext:value-type="float">
            <text:p>0.208540925266904</text:p>
          </table:table-cell>
          <table:table-cell office:value-type="float" office:value="3" calcext:value-type="float">
            <text:p>3</text:p>
          </table:table-cell>
          <table:table-cell office:value-type="float" office:value="0.325231481481481" calcext:value-type="float">
            <text:p>0.32523148148148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860" calcext:value-type="float">
            <text:p>5860</text:p>
          </table:table-cell>
          <table:table-cell office:value-type="float" office:value="20780" calcext:value-type="float">
            <text:p>20780</text:p>
          </table:table-cell>
          <table:table-cell office:value-type="float" office:value="13.1957295373665" calcext:value-type="float">
            <text:p>13.1957295373665</text:p>
          </table:table-cell>
          <table:table-cell office:value-type="float" office:value="7.79595765158807" calcext:value-type="float">
            <text:p>7.79595765158807</text:p>
          </table:table-cell>
          <table:table-cell office:value-type="float" office:value="14.7440273037543" calcext:value-type="float">
            <text:p>14.7440273037543</text:p>
          </table:table-cell>
          <table:table-cell office:value-type="float" office:value="7.80555555555556" calcext:value-type="float">
            <text:p>7.80555555555556</text:p>
          </table:table-cell>
          <table:table-cell office:value-type="float" office:value="1.62777777777778" calcext:value-type="float">
            <text:p>1.62777777777778</text:p>
          </table:table-cell>
          <table:table-cell office:value-type="float" office:value="5.77222222222222" calcext:value-type="float">
            <text:p>5.7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4.hyp.tx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_Middle_aged_adult</text:p>
          </table:table-cell>
          <table:table-cell office:value-type="float" office:value="1.21986111111111" calcext:value-type="float">
            <text:p>1.21986111111111</text:p>
          </table:table-cell>
          <table:table-cell office:value-type="float" office:value="2620" calcext:value-type="float">
            <text:p>2620</text:p>
          </table:table-cell>
          <table:table-cell office:value-type="float" office:value="0.947523148148148" calcext:value-type="float">
            <text:p>0.947523148148148</text:p>
          </table:table-cell>
          <table:table-cell office:value-type="float" office:value="0.193792581377744" calcext:value-type="float">
            <text:p>0.193792581377744</text:p>
          </table:table-cell>
          <table:table-cell office:value-type="float" office:value="3" calcext:value-type="float">
            <text:p>3</text:p>
          </table:table-cell>
          <table:table-cell office:value-type="float" office:value="0.305787037037037" calcext:value-type="float">
            <text:p>0.305787037037037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5120" calcext:value-type="float">
            <text:p>5120</text:p>
          </table:table-cell>
          <table:table-cell office:value-type="float" office:value="17940" calcext:value-type="float">
            <text:p>17940</text:p>
          </table:table-cell>
          <table:table-cell office:value-type="float" office:value="32.7024981074943" calcext:value-type="float">
            <text:p>32.7024981074943</text:p>
          </table:table-cell>
          <table:table-cell office:value-type="float" office:value="21.4715719063545" calcext:value-type="float">
            <text:p>21.4715719063545</text:p>
          </table:table-cell>
          <table:table-cell office:value-type="float" office:value="27.421875" calcext:value-type="float">
            <text:p>27.421875</text:p>
          </table:table-cell>
          <table:table-cell office:value-type="float" office:value="7.33888888888889" calcext:value-type="float">
            <text:p>7.33888888888889</text:p>
          </table:table-cell>
          <table:table-cell office:value-type="float" office:value="1.42222222222222" calcext:value-type="float">
            <text:p>1.42222222222222</text:p>
          </table:table-cell>
          <table:table-cell office:value-type="float" office:value="4.98333333333333" calcext:value-type="float">
            <text:p>4.9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5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1186342592593" calcext:value-type="float">
            <text:p>1.21186342592593</text:p>
          </table:table-cell>
          <table:table-cell office:value-type="float" office:value="4840" calcext:value-type="float">
            <text:p>4840</text:p>
          </table:table-cell>
          <table:table-cell office:value-type="float" office:value="0.943576388888889" calcext:value-type="float">
            <text:p>0.943576388888889</text:p>
          </table:table-cell>
          <table:table-cell office:value-type="float" office:value="0.3363446838082" calcext:value-type="float">
            <text:p>0.3363446838082</text:p>
          </table:table-cell>
          <table:table-cell office:value-type="float" office:value="4" calcext:value-type="float">
            <text:p>4</text:p>
          </table:table-cell>
          <table:table-cell office:value-type="float" office:value="0.333101851851852" calcext:value-type="float">
            <text:p>0.33310185185185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680" calcext:value-type="float">
            <text:p>9680</text:p>
          </table:table-cell>
          <table:table-cell office:value-type="float" office:value="17600" calcext:value-type="float">
            <text:p>17600</text:p>
          </table:table-cell>
          <table:table-cell office:value-type="float" office:value="8.75608061153579" calcext:value-type="float">
            <text:p>8.75608061153579</text:p>
          </table:table-cell>
          <table:table-cell office:value-type="float" office:value="4.90909090909091" calcext:value-type="float">
            <text:p>4.90909090909091</text:p>
          </table:table-cell>
          <table:table-cell office:value-type="float" office:value="10.7851239669421" calcext:value-type="float">
            <text:p>10.7851239669421</text:p>
          </table:table-cell>
          <table:table-cell office:value-type="float" office:value="7.99444444444445" calcext:value-type="float">
            <text:p>7.99444444444445</text:p>
          </table:table-cell>
          <table:table-cell office:value-type="float" office:value="2.68888888888889" calcext:value-type="float">
            <text:p>2.68888888888889</text:p>
          </table:table-cell>
          <table:table-cell office:value-type="float" office:value="4.88888888888889" calcext:value-type="float">
            <text:p>4.8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6.hyp.tx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11414351851852" calcext:value-type="float">
            <text:p>1.11414351851852</text:p>
          </table:table-cell>
          <table:table-cell office:value-type="float" office:value="1240" calcext:value-type="float">
            <text:p>1240</text:p>
          </table:table-cell>
          <table:table-cell office:value-type="float" office:value="0.943888888888889" calcext:value-type="float">
            <text:p>0.943888888888889</text:p>
          </table:table-cell>
          <table:table-cell office:value-type="float" office:value="0.197520661157025" calcext:value-type="float">
            <text:p>0.197520661157025</text:p>
          </table:table-cell>
          <table:table-cell office:value-type="float" office:value="2" calcext:value-type="float">
            <text:p>2</text:p>
          </table:table-cell>
          <table:table-cell office:value-type="float" office:value="0.280092592592593" calcext:value-type="float">
            <text:p>0.280092592592593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780" calcext:value-type="float">
            <text:p>4780</text:p>
          </table:table-cell>
          <table:table-cell office:value-type="float" office:value="17300" calcext:value-type="float">
            <text:p>17300</text:p>
          </table:table-cell>
          <table:table-cell office:value-type="float" office:value="22.7603305785124" calcext:value-type="float">
            <text:p>22.7603305785124</text:p>
          </table:table-cell>
          <table:table-cell office:value-type="float" office:value="6.65895953757226" calcext:value-type="float">
            <text:p>6.65895953757226</text:p>
          </table:table-cell>
          <table:table-cell office:value-type="float" office:value="35.3974895397489" calcext:value-type="float">
            <text:p>35.3974895397489</text:p>
          </table:table-cell>
          <table:table-cell office:value-type="float" office:value="6.72222222222222" calcext:value-type="float">
            <text:p>6.72222222222222</text:p>
          </table:table-cell>
          <table:table-cell office:value-type="float" office:value="1.32777777777778" calcext:value-type="float">
            <text:p>1.32777777777778</text:p>
          </table:table-cell>
          <table:table-cell office:value-type="float" office:value="4.80555555555556" calcext:value-type="float">
            <text:p>4.8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7.hyp.txt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1634375" calcext:value-type="float">
            <text:p>1.1634375</text:p>
          </table:table-cell>
          <table:table-cell office:value-type="float" office:value="1240" calcext:value-type="float">
            <text:p>1240</text:p>
          </table:table-cell>
          <table:table-cell office:value-type="float" office:value="0.959965277777778" calcext:value-type="float">
            <text:p>0.959965277777778</text:p>
          </table:table-cell>
          <table:table-cell office:value-type="float" office:value="0.205287713841369" calcext:value-type="float">
            <text:p>0.205287713841369</text:p>
          </table:table-cell>
          <table:table-cell office:value-type="float" office:value="2" calcext:value-type="float">
            <text:p>2</text:p>
          </table:table-cell>
          <table:table-cell office:value-type="float" office:value="0.297685185185185" calcext:value-type="float">
            <text:p>0.297685185185185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280" calcext:value-type="float">
            <text:p>5280</text:p>
          </table:table-cell>
          <table:table-cell office:value-type="float" office:value="15720" calcext:value-type="float">
            <text:p>15720</text:p>
          </table:table-cell>
          <table:table-cell office:value-type="float" office:value="15.1166407465008" calcext:value-type="float">
            <text:p>15.1166407465008</text:p>
          </table:table-cell>
          <table:table-cell office:value-type="float" office:value="6.6412213740458" calcext:value-type="float">
            <text:p>6.6412213740458</text:p>
          </table:table-cell>
          <table:table-cell office:value-type="float" office:value="12.2727272727273" calcext:value-type="float">
            <text:p>12.2727272727273</text:p>
          </table:table-cell>
          <table:table-cell office:value-type="float" office:value="7.14444444444445" calcext:value-type="float">
            <text:p>7.14444444444445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4.36666666666667" calcext:value-type="float">
            <text:p>4.3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8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12248842592593" calcext:value-type="float">
            <text:p>1.12248842592593</text:p>
          </table:table-cell>
          <table:table-cell office:value-type="float" office:value="1460" calcext:value-type="float">
            <text:p>1460</text:p>
          </table:table-cell>
          <table:table-cell office:value-type="float" office:value="0.942627314814815" calcext:value-type="float">
            <text:p>0.942627314814815</text:p>
          </table:table-cell>
          <table:table-cell office:value-type="float" office:value="0.261516654854713" calcext:value-type="float">
            <text:p>0.261516654854713</text:p>
          </table:table-cell>
          <table:table-cell office:value-type="float" office:value="3" calcext:value-type="float">
            <text:p>3</text:p>
          </table:table-cell>
          <table:table-cell office:value-type="float" office:value="0.32662037037037" calcext:value-type="float">
            <text:p>0.32662037037037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7380" calcext:value-type="float">
            <text:p>7380</text:p>
          </table:table-cell>
          <table:table-cell office:value-type="float" office:value="19080" calcext:value-type="float">
            <text:p>19080</text:p>
          </table:table-cell>
          <table:table-cell office:value-type="float" office:value="17.859673990078" calcext:value-type="float">
            <text:p>17.859673990078</text:p>
          </table:table-cell>
          <table:table-cell office:value-type="float" office:value="9.05660377358491" calcext:value-type="float">
            <text:p>9.05660377358491</text:p>
          </table:table-cell>
          <table:table-cell office:value-type="float" office:value="20.4878048780488" calcext:value-type="float">
            <text:p>20.4878048780488</text:p>
          </table:table-cell>
          <table:table-cell office:value-type="float" office:value="7.83888888888889" calcext:value-type="float">
            <text:p>7.83888888888889</text:p>
          </table:table-cell>
          <table:table-cell office:value-type="float" office:value="2.05" calcext:value-type="float">
            <text:p>2.05</text:p>
          </table:table-cell>
          <table:table-cell office:value-type="float" office:value="5.3" calcext:value-type="float">
            <text:p>5.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59.hyp.tx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_Middle_aged_adult</text:p>
          </table:table-cell>
          <table:table-cell office:value-type="float" office:value="1.19356481481481" calcext:value-type="float">
            <text:p>1.19356481481481</text:p>
          </table:table-cell>
          <table:table-cell office:value-type="float" office:value="1280" calcext:value-type="float">
            <text:p>1280</text:p>
          </table:table-cell>
          <table:table-cell office:value-type="float" office:value="0.946226851851852" calcext:value-type="float">
            <text:p>0.946226851851852</text:p>
          </table:table-cell>
          <table:table-cell office:value-type="float" office:value="0.119064493267186" calcext:value-type="float">
            <text:p>0.119064493267186</text:p>
          </table:table-cell>
          <table:table-cell office:value-type="float" office:value="3" calcext:value-type="float">
            <text:p>3</text:p>
          </table:table-cell>
          <table:table-cell office:value-type="float" office:value="0.32662037037037" calcext:value-type="float">
            <text:p>0.32662037037037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360" calcext:value-type="float">
            <text:p>3360</text:p>
          </table:table-cell>
          <table:table-cell office:value-type="float" office:value="16240" calcext:value-type="float">
            <text:p>16240</text:p>
          </table:table-cell>
          <table:table-cell office:value-type="float" office:value="14.5428773919206" calcext:value-type="float">
            <text:p>14.5428773919206</text:p>
          </table:table-cell>
          <table:table-cell office:value-type="float" office:value="10.1970443349754" calcext:value-type="float">
            <text:p>10.1970443349754</text:p>
          </table:table-cell>
          <table:table-cell office:value-type="float" office:value="23.5714285714286" calcext:value-type="float">
            <text:p>23.5714285714286</text:p>
          </table:table-cell>
          <table:table-cell office:value-type="float" office:value="7.83888888888889" calcext:value-type="float">
            <text:p>7.8388888888888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4.51111111111111" calcext:value-type="float">
            <text:p>4.5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0.hyp.txt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_Young_adult</text:p>
          </table:table-cell>
          <table:table-cell office:value-type="float" office:value="1.2616087962963" calcext:value-type="float">
            <text:p>1.2616087962963</text:p>
          </table:table-cell>
          <table:table-cell office:value-type="float" office:value="5500" calcext:value-type="float">
            <text:p>5500</text:p>
          </table:table-cell>
          <table:table-cell office:value-type="float" office:value="0.943900462962963" calcext:value-type="float">
            <text:p>0.943900462962963</text:p>
          </table:table-cell>
          <table:table-cell office:value-type="float" office:value="0.27214741318214" calcext:value-type="float">
            <text:p>0.27214741318214</text:p>
          </table:table-cell>
          <table:table-cell office:value-type="float" office:value="5" calcext:value-type="float">
            <text:p>5</text:p>
          </table:table-cell>
          <table:table-cell office:value-type="float" office:value="0.32662037037037" calcext:value-type="float">
            <text:p>0.32662037037037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7680" calcext:value-type="float">
            <text:p>7680</text:p>
          </table:table-cell>
          <table:table-cell office:value-type="float" office:value="19660" calcext:value-type="float">
            <text:p>19660</text:p>
          </table:table-cell>
          <table:table-cell office:value-type="float" office:value="13.3947554925585" calcext:value-type="float">
            <text:p>13.3947554925585</text:p>
          </table:table-cell>
          <table:table-cell office:value-type="float" office:value="4.02848423194303" calcext:value-type="float">
            <text:p>4.02848423194303</text:p>
          </table:table-cell>
          <table:table-cell office:value-type="float" office:value="25.78125" calcext:value-type="float">
            <text:p>25.78125</text:p>
          </table:table-cell>
          <table:table-cell office:value-type="float" office:value="7.83888888888889" calcext:value-type="float">
            <text:p>7.83888888888889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5.46111111111111" calcext:value-type="float">
            <text:p>5.4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1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0452546296296" calcext:value-type="float">
            <text:p>1.20452546296296</text:p>
          </table:table-cell>
          <table:table-cell office:value-type="float" office:value="4040" calcext:value-type="float">
            <text:p>4040</text:p>
          </table:table-cell>
          <table:table-cell office:value-type="float" office:value="0.948969907407407" calcext:value-type="float">
            <text:p>0.948969907407407</text:p>
          </table:table-cell>
          <table:table-cell office:value-type="float" office:value="0.240622788393489" calcext:value-type="float">
            <text:p>0.240622788393489</text:p>
          </table:table-cell>
          <table:table-cell office:value-type="float" office:value="4" calcext:value-type="float">
            <text:p>4</text:p>
          </table:table-cell>
          <table:table-cell office:value-type="float" office:value="0.327083333333333" calcext:value-type="float">
            <text:p>0.327083333333333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800" calcext:value-type="float">
            <text:p>6800</text:p>
          </table:table-cell>
          <table:table-cell office:value-type="float" office:value="18960" calcext:value-type="float">
            <text:p>18960</text:p>
          </table:table-cell>
          <table:table-cell office:value-type="float" office:value="17.7070063694268" calcext:value-type="float">
            <text:p>17.7070063694268</text:p>
          </table:table-cell>
          <table:table-cell office:value-type="float" office:value="12.1518987341772" calcext:value-type="float">
            <text:p>12.1518987341772</text:p>
          </table:table-cell>
          <table:table-cell office:value-type="float" office:value="23.8235294117647" calcext:value-type="float">
            <text:p>23.8235294117647</text:p>
          </table:table-cell>
          <table:table-cell office:value-type="float" office:value="7.85" calcext:value-type="float">
            <text:p>7.85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5.26666666666667" calcext:value-type="float">
            <text:p>5.2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2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1415625" calcext:value-type="float">
            <text:p>1.1415625</text:p>
          </table:table-cell>
          <table:table-cell office:value-type="float" office:value="1660" calcext:value-type="float">
            <text:p>1660</text:p>
          </table:table-cell>
          <table:table-cell office:value-type="float" office:value="0.943298611111111" calcext:value-type="float">
            <text:p>0.943298611111111</text:p>
          </table:table-cell>
          <table:table-cell office:value-type="float" office:value="0.224233983286908" calcext:value-type="float">
            <text:p>0.224233983286908</text:p>
          </table:table-cell>
          <table:table-cell office:value-type="float" office:value="3" calcext:value-type="float">
            <text:p>3</text:p>
          </table:table-cell>
          <table:table-cell office:value-type="float" office:value="0.332407407407407" calcext:value-type="float">
            <text:p>0.332407407407407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6440" calcext:value-type="float">
            <text:p>6440</text:p>
          </table:table-cell>
          <table:table-cell office:value-type="float" office:value="18580" calcext:value-type="float">
            <text:p>18580</text:p>
          </table:table-cell>
          <table:table-cell office:value-type="float" office:value="16.7966573816156" calcext:value-type="float">
            <text:p>16.7966573816156</text:p>
          </table:table-cell>
          <table:table-cell office:value-type="float" office:value="12.0129171151776" calcext:value-type="float">
            <text:p>12.0129171151776</text:p>
          </table:table-cell>
          <table:table-cell office:value-type="float" office:value="15.0931677018634" calcext:value-type="float">
            <text:p>15.0931677018634</text:p>
          </table:table-cell>
          <table:table-cell office:value-type="float" office:value="7.97777777777778" calcext:value-type="float">
            <text:p>7.97777777777778</text:p>
          </table:table-cell>
          <table:table-cell office:value-type="float" office:value="1.78888888888889" calcext:value-type="float">
            <text:p>1.78888888888889</text:p>
          </table:table-cell>
          <table:table-cell office:value-type="float" office:value="5.16111111111111" calcext:value-type="float">
            <text:p>5.1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3.hyp.txt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_Middle_aged_adult</text:p>
          </table:table-cell>
          <table:table-cell office:value-type="float" office:value="1.19954861111111" calcext:value-type="float">
            <text:p>1.19954861111111</text:p>
          </table:table-cell>
          <table:table-cell office:value-type="float" office:value="840" calcext:value-type="float">
            <text:p>840</text:p>
          </table:table-cell>
          <table:table-cell office:value-type="float" office:value="0.943761574074074" calcext:value-type="float">
            <text:p>0.943761574074074</text:p>
          </table:table-cell>
          <table:table-cell office:value-type="float" office:value="0.101838755304102" calcext:value-type="float">
            <text:p>0.101838755304102</text:p>
          </table:table-cell>
          <table:table-cell office:value-type="float" office:value="2" calcext:value-type="float">
            <text:p>2</text:p>
          </table:table-cell>
          <table:table-cell office:value-type="float" office:value="0.327314814814815" calcext:value-type="float">
            <text:p>0.327314814814815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880" calcext:value-type="float">
            <text:p>2880</text:p>
          </table:table-cell>
          <table:table-cell office:value-type="float" office:value="15220" calcext:value-type="float">
            <text:p>15220</text:p>
          </table:table-cell>
          <table:table-cell office:value-type="float" office:value="14.6393210749646" calcext:value-type="float">
            <text:p>14.6393210749646</text:p>
          </table:table-cell>
          <table:table-cell office:value-type="float" office:value="8.75164257555848" calcext:value-type="float">
            <text:p>8.75164257555848</text:p>
          </table:table-cell>
          <table:table-cell office:value-type="float" office:value="26.25" calcext:value-type="float">
            <text:p>26.25</text:p>
          </table:table-cell>
          <table:table-cell office:value-type="float" office:value="7.85555555555555" calcext:value-type="float">
            <text:p>7.85555555555555</text:p>
          </table:table-cell>
          <table:table-cell office:value-type="float" office:value="0.8" calcext:value-type="float">
            <text:p>0.8</text:p>
          </table:table-cell>
          <table:table-cell office:value-type="float" office:value="4.22777777777778" calcext:value-type="float">
            <text:p>4.2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4.hyp.txt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_Middle_aged_adult</text:p>
          </table:table-cell>
          <table:table-cell office:value-type="float" office:value="1.21056712962963" calcext:value-type="float">
            <text:p>1.21056712962963</text:p>
          </table:table-cell>
          <table:table-cell office:value-type="float" office:value="3980" calcext:value-type="float">
            <text:p>3980</text:p>
          </table:table-cell>
          <table:table-cell office:value-type="float" office:value="0.950960648148148" calcext:value-type="float">
            <text:p>0.950960648148148</text:p>
          </table:table-cell>
          <table:table-cell office:value-type="float" office:value="0.255215577190542" calcext:value-type="float">
            <text:p>0.255215577190542</text:p>
          </table:table-cell>
          <table:table-cell office:value-type="float" office:value="4" calcext:value-type="float">
            <text:p>4</text:p>
          </table:table-cell>
          <table:table-cell office:value-type="float" office:value="0.33287037037037" calcext:value-type="float">
            <text:p>0.33287037037037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7340" calcext:value-type="float">
            <text:p>7340</text:p>
          </table:table-cell>
          <table:table-cell office:value-type="float" office:value="18660" calcext:value-type="float">
            <text:p>18660</text:p>
          </table:table-cell>
          <table:table-cell office:value-type="float" office:value="25.1599443671766" calcext:value-type="float">
            <text:p>25.1599443671766</text:p>
          </table:table-cell>
          <table:table-cell office:value-type="float" office:value="17.556270096463" calcext:value-type="float">
            <text:p>17.556270096463</text:p>
          </table:table-cell>
          <table:table-cell office:value-type="float" office:value="29.9182561307902" calcext:value-type="float">
            <text:p>29.9182561307902</text:p>
          </table:table-cell>
          <table:table-cell office:value-type="float" office:value="7.98888888888889" calcext:value-type="float">
            <text:p>7.98888888888889</text:p>
          </table:table-cell>
          <table:table-cell office:value-type="float" office:value="2.03888888888889" calcext:value-type="float">
            <text:p>2.03888888888889</text:p>
          </table:table-cell>
          <table:table-cell office:value-type="float" office:value="5.18333333333333" calcext:value-type="float">
            <text:p>5.1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5.hyp.txt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25571759259259" calcext:value-type="float">
            <text:p>1.25571759259259</text:p>
          </table:table-cell>
          <table:table-cell office:value-type="float" office:value="5240" calcext:value-type="float">
            <text:p>5240</text:p>
          </table:table-cell>
          <table:table-cell office:value-type="float" office:value="0.951898148148148" calcext:value-type="float">
            <text:p>0.951898148148148</text:p>
          </table:table-cell>
          <table:table-cell office:value-type="float" office:value="0.276716206652512" calcext:value-type="float">
            <text:p>0.276716206652512</text:p>
          </table:table-cell>
          <table:table-cell office:value-type="float" office:value="5" calcext:value-type="float">
            <text:p>5</text:p>
          </table:table-cell>
          <table:table-cell office:value-type="float" office:value="0.327083333333333" calcext:value-type="float">
            <text:p>0.327083333333333</text:p>
          </table:table-cell>
          <table:table-cell table:number-columns-repeated="3"/>
          <table:table-cell office:value-type="float" office:value="7820" calcext:value-type="float">
            <text:p>7820</text:p>
          </table:table-cell>
          <table:table-cell office:value-type="float" office:value="18600" calcext:value-type="float">
            <text:p>18600</text:p>
          </table:table-cell>
          <table:table-cell table:number-columns-repeated="3"/>
          <table:table-cell office:value-type="float" office:value="7.85" calcext:value-type="float">
            <text:p>7.85</text:p>
          </table:table-cell>
          <table:table-cell office:value-type="float" office:value="2.17222222222222" calcext:value-type="float">
            <text:p>2.17222222222222</text:p>
          </table:table-cell>
          <table:table-cell office:value-type="float" office:value="5.16666666666667" calcext:value-type="float">
            <text:p>5.1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6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0430555555556" calcext:value-type="float">
            <text:p>1.20430555555556</text:p>
          </table:table-cell>
          <table:table-cell office:value-type="float" office:value="4440" calcext:value-type="float">
            <text:p>4440</text:p>
          </table:table-cell>
          <table:table-cell office:value-type="float" office:value="0.950717592592593" calcext:value-type="float">
            <text:p>0.950717592592593</text:p>
          </table:table-cell>
          <table:table-cell office:value-type="float" office:value="0.274193548387097" calcext:value-type="float">
            <text:p>0.274193548387097</text:p>
          </table:table-cell>
          <table:table-cell office:value-type="float" office:value="4" calcext:value-type="float">
            <text:p>4</text:p>
          </table:table-cell>
          <table:table-cell office:value-type="float" office:value="0.330092592592593" calcext:value-type="float">
            <text:p>0.330092592592593</text:p>
          </table:table-cell>
          <table:table-cell table:number-columns-repeated="3"/>
          <table:table-cell office:value-type="float" office:value="7820" calcext:value-type="float">
            <text:p>7820</text:p>
          </table:table-cell>
          <table:table-cell office:value-type="float" office:value="19320" calcext:value-type="float">
            <text:p>19320</text:p>
          </table:table-cell>
          <table:table-cell table:number-columns-repeated="3"/>
          <table:table-cell office:value-type="float" office:value="7.92222222222222" calcext:value-type="float">
            <text:p>7.92222222222222</text:p>
          </table:table-cell>
          <table:table-cell office:value-type="float" office:value="2.17222222222222" calcext:value-type="float">
            <text:p>2.17222222222222</text:p>
          </table:table-cell>
          <table:table-cell office:value-type="float" office:value="5.36666666666667" calcext:value-type="float">
            <text:p>5.3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7.hyp.txt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_Middle_aged_adult</text:p>
          </table:table-cell>
          <table:table-cell office:value-type="float" office:value="1.13880787037037" calcext:value-type="float">
            <text:p>1.13880787037037</text:p>
          </table:table-cell>
          <table:table-cell office:value-type="float" office:value="1900" calcext:value-type="float">
            <text:p>1900</text:p>
          </table:table-cell>
          <table:table-cell office:value-type="float" office:value="0.942627314814815" calcext:value-type="float">
            <text:p>0.942627314814815</text:p>
          </table:table-cell>
          <table:table-cell office:value-type="float" office:value="0.197350069735007" calcext:value-type="float">
            <text:p>0.197350069735007</text:p>
          </table:table-cell>
          <table:table-cell office:value-type="float" office:value="3" calcext:value-type="float">
            <text:p>3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253" calcext:value-type="float">
            <text:p>253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5660" calcext:value-type="float">
            <text:p>5660</text:p>
          </table:table-cell>
          <table:table-cell office:value-type="float" office:value="16000" calcext:value-type="float">
            <text:p>16000</text:p>
          </table:table-cell>
          <table:table-cell office:value-type="float" office:value="31.7573221757322" calcext:value-type="float">
            <text:p>31.7573221757322</text:p>
          </table:table-cell>
          <table:table-cell office:value-type="float" office:value="28.125" calcext:value-type="float">
            <text:p>28.125</text:p>
          </table:table-cell>
          <table:table-cell office:value-type="float" office:value="30.530035335689" calcext:value-type="float">
            <text:p>30.530035335689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1.57222222222222" calcext:value-type="float">
            <text:p>1.57222222222222</text:p>
          </table:table-cell>
          <table:table-cell office:value-type="float" office:value="4.44444444444445" calcext:value-type="float">
            <text:p>4.4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8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6659722222222" calcext:value-type="float">
            <text:p>1.26659722222222</text:p>
          </table:table-cell>
          <table:table-cell office:value-type="float" office:value="4800" calcext:value-type="float">
            <text:p>4800</text:p>
          </table:table-cell>
          <table:table-cell office:value-type="float" office:value="0.93962962962963" calcext:value-type="float">
            <text:p>0.93962962962963</text:p>
          </table:table-cell>
          <table:table-cell office:value-type="float" office:value="0.225244072524407" calcext:value-type="float">
            <text:p>0.225244072524407</text:p>
          </table:table-cell>
          <table:table-cell office:value-type="float" office:value="5" calcext:value-type="float">
            <text:p>5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6460" calcext:value-type="float">
            <text:p>6460</text:p>
          </table:table-cell>
          <table:table-cell office:value-type="float" office:value="21540" calcext:value-type="float">
            <text:p>21540</text:p>
          </table:table-cell>
          <table:table-cell office:value-type="float" office:value="16.3179916317992" calcext:value-type="float">
            <text:p>16.3179916317992</text:p>
          </table:table-cell>
          <table:table-cell office:value-type="float" office:value="10.6963788300836" calcext:value-type="float">
            <text:p>10.6963788300836</text:p>
          </table:table-cell>
          <table:table-cell office:value-type="float" office:value="25.6346749226006" calcext:value-type="float">
            <text:p>25.6346749226006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1.79444444444444" calcext:value-type="float">
            <text:p>1.79444444444444</text:p>
          </table:table-cell>
          <table:table-cell office:value-type="float" office:value="5.98333333333333" calcext:value-type="float">
            <text:p>5.9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69.hyp.txt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_Middle_aged_adult</text:p>
          </table:table-cell>
          <table:table-cell office:value-type="float" office:value="1.19443287037037" calcext:value-type="float">
            <text:p>1.19443287037037</text:p>
          </table:table-cell>
          <table:table-cell office:value-type="float" office:value="1880" calcext:value-type="float">
            <text:p>1880</text:p>
          </table:table-cell>
          <table:table-cell office:value-type="float" office:value="0.946979166666667" calcext:value-type="float">
            <text:p>0.946979166666667</text:p>
          </table:table-cell>
          <table:table-cell office:value-type="float" office:value="0.143256464011181" calcext:value-type="float">
            <text:p>0.143256464011181</text:p>
          </table:table-cell>
          <table:table-cell office:value-type="float" office:value="4" calcext:value-type="float">
            <text:p>4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4100" calcext:value-type="float">
            <text:p>4100</text:p>
          </table:table-cell>
          <table:table-cell office:value-type="float" office:value="22240" calcext:value-type="float">
            <text:p>22240</text:p>
          </table:table-cell>
          <table:table-cell office:value-type="float" office:value="21.3836477987421" calcext:value-type="float">
            <text:p>21.3836477987421</text:p>
          </table:table-cell>
          <table:table-cell office:value-type="float" office:value="16.8345323741007" calcext:value-type="float">
            <text:p>16.8345323741007</text:p>
          </table:table-cell>
          <table:table-cell office:value-type="float" office:value="21.0731707317073" calcext:value-type="float">
            <text:p>21.0731707317073</text:p>
          </table:table-cell>
          <table:table-cell office:value-type="float" office:value="7.95" calcext:value-type="float">
            <text:p>7.95</text:p>
          </table:table-cell>
          <table:table-cell office:value-type="float" office:value="1.13888888888889" calcext:value-type="float">
            <text:p>1.13888888888889</text:p>
          </table:table-cell>
          <table:table-cell office:value-type="float" office:value="6.17777777777778" calcext:value-type="float">
            <text:p>6.1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0.hyp.txt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_Middle_aged_adult</text:p>
          </table:table-cell>
          <table:table-cell office:value-type="float" office:value="1.10800925925926" calcext:value-type="float">
            <text:p>1.10800925925926</text:p>
          </table:table-cell>
          <table:table-cell office:value-type="float" office:value="1440" calcext:value-type="float">
            <text:p>1440</text:p>
          </table:table-cell>
          <table:table-cell office:value-type="float" office:value="0.940648148148148" calcext:value-type="float">
            <text:p>0.940648148148148</text:p>
          </table:table-cell>
          <table:table-cell office:value-type="float" office:value="0.230985915492958" calcext:value-type="float">
            <text:p>0.230985915492958</text:p>
          </table:table-cell>
          <table:table-cell office:value-type="float" office:value="3" calcext:value-type="float">
            <text:p>3</text:p>
          </table:table-cell>
          <table:table-cell office:value-type="float" office:value="0.328703703703704" calcext:value-type="float">
            <text:p>0.328703703703704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6560" calcext:value-type="float">
            <text:p>6560</text:p>
          </table:table-cell>
          <table:table-cell office:value-type="float" office:value="17100" calcext:value-type="float">
            <text:p>17100</text:p>
          </table:table-cell>
          <table:table-cell office:value-type="float" office:value="18.5070422535211" calcext:value-type="float">
            <text:p>18.5070422535211</text:p>
          </table:table-cell>
          <table:table-cell office:value-type="float" office:value="9.47368421052632" calcext:value-type="float">
            <text:p>9.47368421052632</text:p>
          </table:table-cell>
          <table:table-cell office:value-type="float" office:value="20.3048780487805" calcext:value-type="float">
            <text:p>20.3048780487805</text:p>
          </table:table-cell>
          <table:table-cell office:value-type="float" office:value="7.88888888888889" calcext:value-type="float">
            <text:p>7.88888888888889</text:p>
          </table:table-cell>
          <table:table-cell office:value-type="float" office:value="1.82222222222222" calcext:value-type="float">
            <text:p>1.82222222222222</text:p>
          </table:table-cell>
          <table:table-cell office:value-type="float" office:value="4.75" calcext:value-type="float">
            <text:p>4.7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1.hyp.tx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_Young_adult</text:p>
          </table:table-cell>
          <table:table-cell office:value-type="float" office:value="1.17333333333333" calcext:value-type="float">
            <text:p>1.17333333333333</text:p>
          </table:table-cell>
          <table:table-cell office:value-type="float" office:value="2820" calcext:value-type="float">
            <text:p>2820</text:p>
          </table:table-cell>
          <table:table-cell office:value-type="float" office:value="0.940694444444445" calcext:value-type="float">
            <text:p>0.940694444444445</text:p>
          </table:table-cell>
          <table:table-cell office:value-type="float" office:value="0.186211798152097" calcext:value-type="float">
            <text:p>0.186211798152097</text:p>
          </table:table-cell>
          <table:table-cell office:value-type="float" office:value="2" calcext:value-type="float">
            <text:p>2</text:p>
          </table:table-cell>
          <table:table-cell office:value-type="float" office:value="0.325694444444444" calcext:value-type="float">
            <text:p>0.325694444444444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240" calcext:value-type="float">
            <text:p>5240</text:p>
          </table:table-cell>
          <table:table-cell office:value-type="float" office:value="17840" calcext:value-type="float">
            <text:p>17840</text:p>
          </table:table-cell>
          <table:table-cell office:value-type="float" office:value="15.7356076759062" calcext:value-type="float">
            <text:p>15.7356076759062</text:p>
          </table:table-cell>
          <table:table-cell office:value-type="float" office:value="9.68609865470852" calcext:value-type="float">
            <text:p>9.68609865470852</text:p>
          </table:table-cell>
          <table:table-cell office:value-type="float" office:value="19.236641221374" calcext:value-type="float">
            <text:p>19.236641221374</text:p>
          </table:table-cell>
          <table:table-cell office:value-type="float" office:value="7.81666666666667" calcext:value-type="float">
            <text:p>7.81666666666667</text:p>
          </table:table-cell>
          <table:table-cell office:value-type="float" office:value="1.45555555555556" calcext:value-type="float">
            <text:p>1.45555555555556</text:p>
          </table:table-cell>
          <table:table-cell office:value-type="float" office:value="4.95555555555556" calcext:value-type="float">
            <text:p>4.9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2.hyp.txt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_Middle_aged_adult</text:p>
          </table:table-cell>
          <table:table-cell office:value-type="float" office:value="1.16872685185185" calcext:value-type="float">
            <text:p>1.16872685185185</text:p>
          </table:table-cell>
          <table:table-cell office:value-type="float" office:value="2580" calcext:value-type="float">
            <text:p>2580</text:p>
          </table:table-cell>
          <table:table-cell office:value-type="float" office:value="0.942222222222222" calcext:value-type="float">
            <text:p>0.942222222222222</text:p>
          </table:table-cell>
          <table:table-cell office:value-type="float" office:value="0.146872803935348" calcext:value-type="float">
            <text:p>0.146872803935348</text:p>
          </table:table-cell>
          <table:table-cell office:value-type="float" office:value="4" calcext:value-type="float">
            <text:p>4</text:p>
          </table:table-cell>
          <table:table-cell office:value-type="float" office:value="0.329398148148148" calcext:value-type="float">
            <text:p>0.329398148148148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4180" calcext:value-type="float">
            <text:p>4180</text:p>
          </table:table-cell>
          <table:table-cell office:value-type="float" office:value="19780" calcext:value-type="float">
            <text:p>19780</text:p>
          </table:table-cell>
          <table:table-cell office:value-type="float" office:value="22.7687983134223" calcext:value-type="float">
            <text:p>22.7687983134223</text:p>
          </table:table-cell>
          <table:table-cell office:value-type="float" office:value="17.8361981799798" calcext:value-type="float">
            <text:p>17.8361981799798</text:p>
          </table:table-cell>
          <table:table-cell office:value-type="float" office:value="28.4210526315789" calcext:value-type="float">
            <text:p>28.4210526315789</text:p>
          </table:table-cell>
          <table:table-cell office:value-type="float" office:value="7.90555555555556" calcext:value-type="float">
            <text:p>7.90555555555556</text:p>
          </table:table-cell>
          <table:table-cell office:value-type="float" office:value="1.16111111111111" calcext:value-type="float">
            <text:p>1.16111111111111</text:p>
          </table:table-cell>
          <table:table-cell office:value-type="float" office:value="5.49444444444444" calcext:value-type="float">
            <text:p>5.49444444444444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3.hyp.tx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_Young_adult</text:p>
          </table:table-cell>
          <table:table-cell office:value-type="float" office:value="1.14002314814815" calcext:value-type="float">
            <text:p>1.14002314814815</text:p>
          </table:table-cell>
          <table:table-cell office:value-type="float" office:value="1560" calcext:value-type="float">
            <text:p>1560</text:p>
          </table:table-cell>
          <table:table-cell office:value-type="float" office:value="0.930069444444444" calcext:value-type="float">
            <text:p>0.930069444444444</text:p>
          </table:table-cell>
          <table:table-cell office:value-type="float" office:value="0.228488792480116" calcext:value-type="float">
            <text:p>0.228488792480116</text:p>
          </table:table-cell>
          <table:table-cell office:value-type="float" office:value="3" calcext:value-type="float">
            <text:p>3</text:p>
          </table:table-cell>
          <table:table-cell office:value-type="float" office:value="0.320138888888889" calcext:value-type="float">
            <text:p>0.320138888888889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320" calcext:value-type="float">
            <text:p>6320</text:p>
          </table:table-cell>
          <table:table-cell office:value-type="float" office:value="20400" calcext:value-type="float">
            <text:p>20400</text:p>
          </table:table-cell>
          <table:table-cell office:value-type="float" office:value="17.1800433839479" calcext:value-type="float">
            <text:p>17.1800433839479</text:p>
          </table:table-cell>
          <table:table-cell office:value-type="float" office:value="12.1764705882353" calcext:value-type="float">
            <text:p>12.1764705882353</text:p>
          </table:table-cell>
          <table:table-cell office:value-type="float" office:value="18.7974683544304" calcext:value-type="float">
            <text:p>18.7974683544304</text:p>
          </table:table-cell>
          <table:table-cell office:value-type="float" office:value="7.68333333333333" calcext:value-type="float">
            <text:p>7.68333333333333</text:p>
          </table:table-cell>
          <table:table-cell office:value-type="float" office:value="1.75555555555556" calcext:value-type="float">
            <text:p>1.75555555555556</text:p>
          </table:table-cell>
          <table:table-cell office:value-type="float" office:value="5.66666666666667" calcext:value-type="float">
            <text:p>5.6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4.hyp.txt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_Middle_aged_adult</text:p>
          </table:table-cell>
          <table:table-cell office:value-type="float" office:value="1.08803240740741" calcext:value-type="float">
            <text:p>1.08803240740741</text:p>
          </table:table-cell>
          <table:table-cell office:value-type="float" office:value="1480" calcext:value-type="float">
            <text:p>1480</text:p>
          </table:table-cell>
          <table:table-cell office:value-type="float" office:value="0.944398148148148" calcext:value-type="float">
            <text:p>0.944398148148148</text:p>
          </table:table-cell>
          <table:table-cell office:value-type="float" office:value="0.223118279569892" calcext:value-type="float">
            <text:p>0.223118279569892</text:p>
          </table:table-cell>
          <table:table-cell office:value-type="float" office:value="2" calcext:value-type="float">
            <text:p>2</text:p>
          </table:table-cell>
          <table:table-cell office:value-type="float" office:value="0.344444444444445" calcext:value-type="float">
            <text:p>0.344444444444445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640" calcext:value-type="float">
            <text:p>6640</text:p>
          </table:table-cell>
          <table:table-cell office:value-type="float" office:value="21080" calcext:value-type="float">
            <text:p>21080</text:p>
          </table:table-cell>
          <table:table-cell office:value-type="float" office:value="14.758064516129" calcext:value-type="float">
            <text:p>14.758064516129</text:p>
          </table:table-cell>
          <table:table-cell office:value-type="float" office:value="10.9297912713472" calcext:value-type="float">
            <text:p>10.9297912713472</text:p>
          </table:table-cell>
          <table:table-cell office:value-type="float" office:value="20.0602409638554" calcext:value-type="float">
            <text:p>20.0602409638554</text:p>
          </table:table-cell>
          <table:table-cell office:value-type="float" office:value="8.26666666666667" calcext:value-type="float">
            <text:p>8.26666666666667</text:p>
          </table:table-cell>
          <table:table-cell office:value-type="float" office:value="1.84444444444444" calcext:value-type="float">
            <text:p>1.84444444444444</text:p>
          </table:table-cell>
          <table:table-cell office:value-type="float" office:value="5.85555555555556" calcext:value-type="float">
            <text:p>5.8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5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1918981481481" calcext:value-type="float">
            <text:p>1.21918981481481</text:p>
          </table:table-cell>
          <table:table-cell office:value-type="float" office:value="3260" calcext:value-type="float">
            <text:p>3260</text:p>
          </table:table-cell>
          <table:table-cell office:value-type="float" office:value="0.942453703703704" calcext:value-type="float">
            <text:p>0.942453703703704</text:p>
          </table:table-cell>
          <table:table-cell office:value-type="float" office:value="0.204359673024523" calcext:value-type="float">
            <text:p>0.204359673024523</text:p>
          </table:table-cell>
          <table:table-cell office:value-type="float" office:value="4" calcext:value-type="float">
            <text:p>4</text:p>
          </table:table-cell>
          <table:table-cell office:value-type="float" office:value="0.339814814814815" calcext:value-type="float">
            <text:p>0.339814814814815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000" calcext:value-type="float">
            <text:p>6000</text:p>
          </table:table-cell>
          <table:table-cell office:value-type="float" office:value="20340" calcext:value-type="float">
            <text:p>20340</text:p>
          </table:table-cell>
          <table:table-cell office:value-type="float" office:value="15.449591280654" calcext:value-type="float">
            <text:p>15.449591280654</text:p>
          </table:table-cell>
          <table:table-cell office:value-type="float" office:value="7.9646017699115" calcext:value-type="float">
            <text:p>7.9646017699115</text:p>
          </table:table-cell>
          <table:table-cell office:value-type="float" office:value="30.6" calcext:value-type="float">
            <text:p>30.6</text:p>
          </table:table-cell>
          <table:table-cell office:value-type="float" office:value="8.15555555555556" calcext:value-type="float">
            <text:p>8.15555555555556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5.65" calcext:value-type="float">
            <text:p>5.6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6.hyp.txt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_Young_adult</text:p>
          </table:table-cell>
          <table:table-cell office:value-type="float" office:value="1.14761574074074" calcext:value-type="float">
            <text:p>1.14761574074074</text:p>
          </table:table-cell>
          <table:table-cell office:value-type="float" office:value="2400" calcext:value-type="float">
            <text:p>2400</text:p>
          </table:table-cell>
          <table:table-cell office:value-type="float" office:value="0.940555555555556" calcext:value-type="float">
            <text:p>0.940555555555556</text:p>
          </table:table-cell>
          <table:table-cell office:value-type="float" office:value="0.222301644031451" calcext:value-type="float">
            <text:p>0.222301644031451</text:p>
          </table:table-cell>
          <table:table-cell office:value-type="float" office:value="3" calcext:value-type="float">
            <text:p>3</text:p>
          </table:table-cell>
          <table:table-cell office:value-type="float" office:value="0.323842592592593" calcext:value-type="float">
            <text:p>0.32384259259259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6220" calcext:value-type="float">
            <text:p>6220</text:p>
          </table:table-cell>
          <table:table-cell office:value-type="float" office:value="17120" calcext:value-type="float">
            <text:p>17120</text:p>
          </table:table-cell>
          <table:table-cell office:value-type="float" office:value="16.4689063616869" calcext:value-type="float">
            <text:p>16.4689063616869</text:p>
          </table:table-cell>
          <table:table-cell office:value-type="float" office:value="10.0934579439252" calcext:value-type="float">
            <text:p>10.0934579439252</text:p>
          </table:table-cell>
          <table:table-cell office:value-type="float" office:value="21.4147909967846" calcext:value-type="float">
            <text:p>21.4147909967846</text:p>
          </table:table-cell>
          <table:table-cell office:value-type="float" office:value="7.77222222222222" calcext:value-type="float">
            <text:p>7.77222222222222</text:p>
          </table:table-cell>
          <table:table-cell office:value-type="float" office:value="1.72777777777778" calcext:value-type="float">
            <text:p>1.72777777777778</text:p>
          </table:table-cell>
          <table:table-cell office:value-type="float" office:value="4.75555555555556" calcext:value-type="float">
            <text:p>4.7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7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18693287037037" calcext:value-type="float">
            <text:p>1.18693287037037</text:p>
          </table:table-cell>
          <table:table-cell office:value-type="float" office:value="3800" calcext:value-type="float">
            <text:p>3800</text:p>
          </table:table-cell>
          <table:table-cell office:value-type="float" office:value="0.941793981481482" calcext:value-type="float">
            <text:p>0.941793981481482</text:p>
          </table:table-cell>
          <table:table-cell office:value-type="float" office:value="0.240429818670248" calcext:value-type="float">
            <text:p>0.240429818670248</text:p>
          </table:table-cell>
          <table:table-cell office:value-type="float" office:value="4" calcext:value-type="float">
            <text:p>4</text:p>
          </table:table-cell>
          <table:table-cell office:value-type="float" office:value="0.344675925925926" calcext:value-type="float">
            <text:p>0.344675925925926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7160" calcext:value-type="float">
            <text:p>7160</text:p>
          </table:table-cell>
          <table:table-cell office:value-type="float" office:value="20440" calcext:value-type="float">
            <text:p>20440</text:p>
          </table:table-cell>
          <table:table-cell office:value-type="float" office:value="13.0557421087979" calcext:value-type="float">
            <text:p>13.0557421087979</text:p>
          </table:table-cell>
          <table:table-cell office:value-type="float" office:value="7.22113502935421" calcext:value-type="float">
            <text:p>7.22113502935421</text:p>
          </table:table-cell>
          <table:table-cell office:value-type="float" office:value="18.6033519553073" calcext:value-type="float">
            <text:p>18.6033519553073</text:p>
          </table:table-cell>
          <table:table-cell office:value-type="float" office:value="8.27222222222222" calcext:value-type="float">
            <text:p>8.27222222222222</text:p>
          </table:table-cell>
          <table:table-cell office:value-type="float" office:value="1.98888888888889" calcext:value-type="float">
            <text:p>1.98888888888889</text:p>
          </table:table-cell>
          <table:table-cell office:value-type="float" office:value="5.67777777777778" calcext:value-type="float">
            <text:p>5.6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8.hyp.txt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_Middle_aged_adult</text:p>
          </table:table-cell>
          <table:table-cell office:value-type="float" office:value="1.19751157407407" calcext:value-type="float">
            <text:p>1.19751157407407</text:p>
          </table:table-cell>
          <table:table-cell office:value-type="float" office:value="3300" calcext:value-type="float">
            <text:p>3300</text:p>
          </table:table-cell>
          <table:table-cell office:value-type="float" office:value="0.947048611111111" calcext:value-type="float">
            <text:p>0.947048611111111</text:p>
          </table:table-cell>
          <table:table-cell office:value-type="float" office:value="0.221059972105997" calcext:value-type="float">
            <text:p>0.221059972105997</text:p>
          </table:table-cell>
          <table:table-cell office:value-type="float" office:value="4" calcext:value-type="float">
            <text:p>4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340" calcext:value-type="float">
            <text:p>6340</text:p>
          </table:table-cell>
          <table:table-cell office:value-type="float" office:value="19840" calcext:value-type="float">
            <text:p>19840</text:p>
          </table:table-cell>
          <table:table-cell office:value-type="float" office:value="11.9246861924686" calcext:value-type="float">
            <text:p>11.9246861924686</text:p>
          </table:table-cell>
          <table:table-cell office:value-type="float" office:value="7.98387096774194" calcext:value-type="float">
            <text:p>7.98387096774194</text:p>
          </table:table-cell>
          <table:table-cell office:value-type="float" office:value="15.8990536277603" calcext:value-type="float">
            <text:p>15.8990536277603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1.76111111111111" calcext:value-type="float">
            <text:p>1.76111111111111</text:p>
          </table:table-cell>
          <table:table-cell office:value-type="float" office:value="5.51111111111111" calcext:value-type="float">
            <text:p>5.5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79.hyp.txt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_Young_adult</text:p>
          </table:table-cell>
          <table:table-cell office:value-type="float" office:value="1.25706018518519" calcext:value-type="float">
            <text:p>1.25706018518519</text:p>
          </table:table-cell>
          <table:table-cell office:value-type="float" office:value="1280" calcext:value-type="float">
            <text:p>1280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145925925925926" calcext:value-type="float">
            <text:p>0.145925925925926</text:p>
          </table:table-cell>
          <table:table-cell office:value-type="float" office:value="3" calcext:value-type="float">
            <text:p>3</text:p>
          </table:table-cell>
          <table:table-cell office:value-type="float" office:value="0.3125" calcext:value-type="float">
            <text:p>0.3125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940" calcext:value-type="float">
            <text:p>3940</text:p>
          </table:table-cell>
          <table:table-cell office:value-type="float" office:value="12900" calcext:value-type="float">
            <text:p>12900</text:p>
          </table:table-cell>
          <table:table-cell office:value-type="float" office:value="20.1333333333333" calcext:value-type="float">
            <text:p>20.1333333333333</text:p>
          </table:table-cell>
          <table:table-cell office:value-type="float" office:value="10.046511627907" calcext:value-type="float">
            <text:p>10.046511627907</text:p>
          </table:table-cell>
          <table:table-cell office:value-type="float" office:value="10.0507614213198" calcext:value-type="float">
            <text:p>10.0507614213198</text:p>
          </table:table-cell>
          <table:table-cell office:value-type="float" office:value="7.5" calcext:value-type="float">
            <text:p>7.5</text:p>
          </table:table-cell>
          <table:table-cell office:value-type="float" office:value="1.09444444444444" calcext:value-type="float">
            <text:p>1.09444444444444</text:p>
          </table:table-cell>
          <table:table-cell office:value-type="float" office:value="3.58333333333333" calcext:value-type="float">
            <text:p>3.5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0.hyp.txt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_Middle_aged_adult</text:p>
          </table:table-cell>
          <table:table-cell office:value-type="float" office:value="1.13229166666667" calcext:value-type="float">
            <text:p>1.13229166666667</text:p>
          </table:table-cell>
          <table:table-cell office:value-type="float" office:value="1820" calcext:value-type="float">
            <text:p>1820</text:p>
          </table:table-cell>
          <table:table-cell office:value-type="float" office:value="0.94224537037037" calcext:value-type="float">
            <text:p>0.94224537037037</text:p>
          </table:table-cell>
          <table:table-cell office:value-type="float" office:value="0.1892832289492" calcext:value-type="float">
            <text:p>0.1892832289492</text:p>
          </table:table-cell>
          <table:table-cell office:value-type="float" office:value="2" calcext:value-type="float">
            <text:p>2</text:p>
          </table:table-cell>
          <table:table-cell office:value-type="float" office:value="0.332638888888889" calcext:value-type="float">
            <text:p>0.332638888888889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5440" calcext:value-type="float">
            <text:p>5440</text:p>
          </table:table-cell>
          <table:table-cell office:value-type="float" office:value="16580" calcext:value-type="float">
            <text:p>16580</text:p>
          </table:table-cell>
          <table:table-cell office:value-type="float" office:value="20.5427974947808" calcext:value-type="float">
            <text:p>20.5427974947808</text:p>
          </table:table-cell>
          <table:table-cell office:value-type="float" office:value="19.9758745476478" calcext:value-type="float">
            <text:p>19.9758745476478</text:p>
          </table:table-cell>
          <table:table-cell office:value-type="float" office:value="10.5882352941176" calcext:value-type="float">
            <text:p>10.588235294117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1.51111111111111" calcext:value-type="float">
            <text:p>1.51111111111111</text:p>
          </table:table-cell>
          <table:table-cell office:value-type="float" office:value="4.60555555555556" calcext:value-type="float">
            <text:p>4.6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1.hyp.tx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_Young_adult</text:p>
          </table:table-cell>
          <table:table-cell office:value-type="float" office:value="1.15309027777778" calcext:value-type="float">
            <text:p>1.15309027777778</text:p>
          </table:table-cell>
          <table:table-cell office:value-type="float" office:value="3100" calcext:value-type="float">
            <text:p>3100</text:p>
          </table:table-cell>
          <table:table-cell office:value-type="float" office:value="0.941284722222222" calcext:value-type="float">
            <text:p>0.941284722222222</text:p>
          </table:table-cell>
          <table:table-cell office:value-type="float" office:value="0.252433936022253" calcext:value-type="float">
            <text:p>0.252433936022253</text:p>
          </table:table-cell>
          <table:table-cell office:value-type="float" office:value="3" calcext:value-type="float">
            <text:p>3</text:p>
          </table:table-cell>
          <table:table-cell office:value-type="float" office:value="0.33287037037037" calcext:value-type="float">
            <text:p>0.3328703703703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7260" calcext:value-type="float">
            <text:p>7260</text:p>
          </table:table-cell>
          <table:table-cell office:value-type="float" office:value="19920" calcext:value-type="float">
            <text:p>19920</text:p>
          </table:table-cell>
          <table:table-cell office:value-type="float" office:value="19.0264255910987" calcext:value-type="float">
            <text:p>19.0264255910987</text:p>
          </table:table-cell>
          <table:table-cell office:value-type="float" office:value="14.8192771084337" calcext:value-type="float">
            <text:p>14.8192771084337</text:p>
          </table:table-cell>
          <table:table-cell office:value-type="float" office:value="17.8512396694215" calcext:value-type="float">
            <text:p>17.8512396694215</text:p>
          </table:table-cell>
          <table:table-cell office:value-type="float" office:value="7.98888888888889" calcext:value-type="float">
            <text:p>7.98888888888889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5.53333333333333" calcext:value-type="float">
            <text:p>5.5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2.hyp.txt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_Middle_aged_adult</text:p>
          </table:table-cell>
          <table:table-cell office:value-type="float" office:value="1.14590277777778" calcext:value-type="float">
            <text:p>1.14590277777778</text:p>
          </table:table-cell>
          <table:table-cell office:value-type="float" office:value="980" calcext:value-type="float">
            <text:p>980</text:p>
          </table:table-cell>
          <table:table-cell office:value-type="float" office:value="0.94150462962963" calcext:value-type="float">
            <text:p>0.94150462962963</text:p>
          </table:table-cell>
          <table:table-cell office:value-type="float" office:value="0.123066104078762" calcext:value-type="float">
            <text:p>0.123066104078762</text:p>
          </table:table-cell>
          <table:table-cell office:value-type="float" office:value="3" calcext:value-type="float">
            <text:p>3</text:p>
          </table:table-cell>
          <table:table-cell office:value-type="float" office:value="0.329166666666667" calcext:value-type="float">
            <text:p>0.329166666666667</text:p>
          </table:table-cell>
          <table:table-cell office:value-type="float" office:value="169" calcext:value-type="float">
            <text:p>169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500" calcext:value-type="float">
            <text:p>3500</text:p>
          </table:table-cell>
          <table:table-cell office:value-type="float" office:value="19940" calcext:value-type="float">
            <text:p>19940</text:p>
          </table:table-cell>
          <table:table-cell office:value-type="float" office:value="21.3924050632911" calcext:value-type="float">
            <text:p>21.3924050632911</text:p>
          </table:table-cell>
          <table:table-cell office:value-type="float" office:value="17.3319959879639" calcext:value-type="float">
            <text:p>17.3319959879639</text:p>
          </table:table-cell>
          <table:table-cell office:value-type="float" office:value="12.3428571428571" calcext:value-type="float">
            <text:p>12.3428571428571</text:p>
          </table:table-cell>
          <table:table-cell office:value-type="float" office:value="7.9" calcext:value-type="float">
            <text:p>7.9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5.53888888888889" calcext:value-type="float">
            <text:p>5.5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3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1677662037037" calcext:value-type="float">
            <text:p>1.1677662037037</text:p>
          </table:table-cell>
          <table:table-cell office:value-type="float" office:value="2160" calcext:value-type="float">
            <text:p>2160</text:p>
          </table:table-cell>
          <table:table-cell office:value-type="float" office:value="0.941608796296296" calcext:value-type="float">
            <text:p>0.941608796296296</text:p>
          </table:table-cell>
          <table:table-cell office:value-type="float" office:value="0.177510608203678" calcext:value-type="float">
            <text:p>0.177510608203678</text:p>
          </table:table-cell>
          <table:table-cell office:value-type="float" office:value="4" calcext:value-type="float">
            <text:p>4</text:p>
          </table:table-cell>
          <table:table-cell office:value-type="float" office:value="0.327314814814815" calcext:value-type="float">
            <text:p>0.3273148148148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5020" calcext:value-type="float">
            <text:p>5020</text:p>
          </table:table-cell>
          <table:table-cell office:value-type="float" office:value="22160" calcext:value-type="float">
            <text:p>22160</text:p>
          </table:table-cell>
          <table:table-cell office:value-type="float" office:value="12.2206506364922" calcext:value-type="float">
            <text:p>12.2206506364922</text:p>
          </table:table-cell>
          <table:table-cell office:value-type="float" office:value="9.42238267148015" calcext:value-type="float">
            <text:p>9.42238267148015</text:p>
          </table:table-cell>
          <table:table-cell office:value-type="float" office:value="13.6254980079681" calcext:value-type="float">
            <text:p>13.6254980079681</text:p>
          </table:table-cell>
          <table:table-cell office:value-type="float" office:value="7.85555555555555" calcext:value-type="float">
            <text:p>7.85555555555555</text:p>
          </table:table-cell>
          <table:table-cell office:value-type="float" office:value="1.39444444444444" calcext:value-type="float">
            <text:p>1.39444444444444</text:p>
          </table:table-cell>
          <table:table-cell office:value-type="float" office:value="6.15555555555556" calcext:value-type="float">
            <text:p>6.1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4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4799768518519" calcext:value-type="float">
            <text:p>1.24799768518519</text:p>
          </table:table-cell>
          <table:table-cell office:value-type="float" office:value="4280" calcext:value-type="float">
            <text:p>4280</text:p>
          </table:table-cell>
          <table:table-cell office:value-type="float" office:value="0.940474537037037" calcext:value-type="float">
            <text:p>0.940474537037037</text:p>
          </table:table-cell>
          <table:table-cell office:value-type="float" office:value="0.253889674681754" calcext:value-type="float">
            <text:p>0.253889674681754</text:p>
          </table:table-cell>
          <table:table-cell office:value-type="float" office:value="4" calcext:value-type="float">
            <text:p>4</text:p>
          </table:table-cell>
          <table:table-cell office:value-type="float" office:value="0.327314814814815" calcext:value-type="float">
            <text:p>0.327314814814815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180" calcext:value-type="float">
            <text:p>7180</text:p>
          </table:table-cell>
          <table:table-cell office:value-type="float" office:value="19200" calcext:value-type="float">
            <text:p>19200</text:p>
          </table:table-cell>
          <table:table-cell office:value-type="float" office:value="14.6393210749646" calcext:value-type="float">
            <text:p>14.6393210749646</text:p>
          </table:table-cell>
          <table:table-cell office:value-type="float" office:value="9.5625" calcext:value-type="float">
            <text:p>9.5625</text:p>
          </table:table-cell>
          <table:table-cell office:value-type="float" office:value="16.5459610027855" calcext:value-type="float">
            <text:p>16.5459610027855</text:p>
          </table:table-cell>
          <table:table-cell office:value-type="float" office:value="7.85555555555555" calcext:value-type="float">
            <text:p>7.85555555555555</text:p>
          </table:table-cell>
          <table:table-cell office:value-type="float" office:value="1.99444444444444" calcext:value-type="float">
            <text:p>1.99444444444444</text:p>
          </table:table-cell>
          <table:table-cell office:value-type="float" office:value="5.33333333333333" calcext:value-type="float">
            <text:p>5.3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5.hyp.tx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12592592592593" calcext:value-type="float">
            <text:p>1.12592592592593</text:p>
          </table:table-cell>
          <table:table-cell office:value-type="float" office:value="940" calcext:value-type="float">
            <text:p>940</text:p>
          </table:table-cell>
          <table:table-cell office:value-type="float" office:value="0.940393518518519" calcext:value-type="float">
            <text:p>0.940393518518519</text:p>
          </table:table-cell>
          <table:table-cell office:value-type="float" office:value="0.218881118881119" calcext:value-type="float">
            <text:p>0.218881118881119</text:p>
          </table:table-cell>
          <table:table-cell office:value-type="float" office:value="2" calcext:value-type="float">
            <text:p>2</text:p>
          </table:table-cell>
          <table:table-cell office:value-type="float" office:value="0.331018518518519" calcext:value-type="float">
            <text:p>0.331018518518519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260" calcext:value-type="float">
            <text:p>6260</text:p>
          </table:table-cell>
          <table:table-cell office:value-type="float" office:value="20460" calcext:value-type="float">
            <text:p>20460</text:p>
          </table:table-cell>
          <table:table-cell office:value-type="float" office:value="15.986013986014" calcext:value-type="float">
            <text:p>15.986013986014</text:p>
          </table:table-cell>
          <table:table-cell office:value-type="float" office:value="10.0293255131965" calcext:value-type="float">
            <text:p>10.0293255131965</text:p>
          </table:table-cell>
          <table:table-cell office:value-type="float" office:value="19.5527156549521" calcext:value-type="float">
            <text:p>19.5527156549521</text:p>
          </table:table-cell>
          <table:table-cell office:value-type="float" office:value="7.94444444444445" calcext:value-type="float">
            <text:p>7.94444444444445</text:p>
          </table:table-cell>
          <table:table-cell office:value-type="float" office:value="1.73888888888889" calcext:value-type="float">
            <text:p>1.73888888888889</text:p>
          </table:table-cell>
          <table:table-cell office:value-type="float" office:value="5.68333333333333" calcext:value-type="float">
            <text:p>5.6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6.hyp.txt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20402777777778" calcext:value-type="float">
            <text:p>1.20402777777778</text:p>
          </table:table-cell>
          <table:table-cell office:value-type="float" office:value="3600" calcext:value-type="float">
            <text:p>3600</text:p>
          </table:table-cell>
          <table:table-cell office:value-type="float" office:value="0.992916666666667" calcext:value-type="float">
            <text:p>0.992916666666667</text:p>
          </table:table-cell>
          <table:table-cell office:value-type="float" office:value="0.276504297994269" calcext:value-type="float">
            <text:p>0.276504297994269</text:p>
          </table:table-cell>
          <table:table-cell office:value-type="float" office:value="4" calcext:value-type="float">
            <text:p>4</text:p>
          </table:table-cell>
          <table:table-cell office:value-type="float" office:value="0.323148148148148" calcext:value-type="float">
            <text:p>0.323148148148148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7720" calcext:value-type="float">
            <text:p>7720</text:p>
          </table:table-cell>
          <table:table-cell office:value-type="float" office:value="18500" calcext:value-type="float">
            <text:p>18500</text:p>
          </table:table-cell>
          <table:table-cell office:value-type="float" office:value="12.6361031518625" calcext:value-type="float">
            <text:p>12.6361031518625</text:p>
          </table:table-cell>
          <table:table-cell office:value-type="float" office:value="7.58918918918919" calcext:value-type="float">
            <text:p>7.58918918918919</text:p>
          </table:table-cell>
          <table:table-cell office:value-type="float" office:value="21.4507772020725" calcext:value-type="float">
            <text:p>21.4507772020725</text:p>
          </table:table-cell>
          <table:table-cell office:value-type="float" office:value="7.75555555555556" calcext:value-type="float">
            <text:p>7.75555555555556</text:p>
          </table:table-cell>
          <table:table-cell office:value-type="float" office:value="2.14444444444444" calcext:value-type="float">
            <text:p>2.14444444444444</text:p>
          </table:table-cell>
          <table:table-cell office:value-type="float" office:value="5.13888888888889" calcext:value-type="float">
            <text:p>5.1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7.hyp.txt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17447916666667" calcext:value-type="float">
            <text:p>1.17447916666667</text:p>
          </table:table-cell>
          <table:table-cell office:value-type="float" office:value="1140" calcext:value-type="float">
            <text:p>1140</text:p>
          </table:table-cell>
          <table:table-cell office:value-type="float" office:value="1.00306712962963" calcext:value-type="float">
            <text:p>1.00306712962963</text:p>
          </table:table-cell>
          <table:table-cell office:value-type="float" office:value="0.205194805194805" calcext:value-type="float">
            <text:p>0.205194805194805</text:p>
          </table:table-cell>
          <table:table-cell office:value-type="float" office:value="3" calcext:value-type="float">
            <text:p>3</text:p>
          </table:table-cell>
          <table:table-cell office:value-type="float" office:value="0.267361111111111" calcext:value-type="float">
            <text:p>0.26736111111111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740" calcext:value-type="float">
            <text:p>4740</text:p>
          </table:table-cell>
          <table:table-cell office:value-type="float" office:value="16780" calcext:value-type="float">
            <text:p>16780</text:p>
          </table:table-cell>
          <table:table-cell office:value-type="float" office:value="9.1948051948052" calcext:value-type="float">
            <text:p>9.1948051948052</text:p>
          </table:table-cell>
          <table:table-cell office:value-type="float" office:value="5.36352800953516" calcext:value-type="float">
            <text:p>5.36352800953516</text:p>
          </table:table-cell>
          <table:table-cell office:value-type="float" office:value="14.4303797468354" calcext:value-type="float">
            <text:p>14.4303797468354</text:p>
          </table:table-cell>
          <table:table-cell office:value-type="float" office:value="6.41666666666667" calcext:value-type="float">
            <text:p>6.41666666666667</text:p>
          </table:table-cell>
          <table:table-cell office:value-type="float" office:value="1.31666666666667" calcext:value-type="float">
            <text:p>1.31666666666667</text:p>
          </table:table-cell>
          <table:table-cell office:value-type="float" office:value="4.66111111111111" calcext:value-type="float">
            <text:p>4.6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8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2034722222222" calcext:value-type="float">
            <text:p>1.22034722222222</text:p>
          </table:table-cell>
          <table:table-cell office:value-type="float" office:value="3680" calcext:value-type="float">
            <text:p>3680</text:p>
          </table:table-cell>
          <table:table-cell office:value-type="float" office:value="0.940486111111111" calcext:value-type="float">
            <text:p>0.940486111111111</text:p>
          </table:table-cell>
          <table:table-cell office:value-type="float" office:value="0.274193548387097" calcext:value-type="float">
            <text:p>0.274193548387097</text:p>
          </table:table-cell>
          <table:table-cell office:value-type="float" office:value="5" calcext:value-type="float">
            <text:p>5</text:p>
          </table:table-cell>
          <table:table-cell office:value-type="float" office:value="0.330092592592593" calcext:value-type="float">
            <text:p>0.330092592592593</text:p>
          </table:table-cell>
          <table:table-cell office:value-type="float" office:value="638" calcext:value-type="float">
            <text:p>638</text:p>
          </table:table-cell>
          <table:table-cell office:value-type="float" office:value="400" calcext:value-type="float">
            <text:p>400</text:p>
          </table:table-cell>
          <table:table-cell office:value-type="float" office:value="188" calcext:value-type="float">
            <text:p>188</text:p>
          </table:table-cell>
          <table:table-cell office:value-type="float" office:value="7820" calcext:value-type="float">
            <text:p>7820</text:p>
          </table:table-cell>
          <table:table-cell office:value-type="float" office:value="18420" calcext:value-type="float">
            <text:p>18420</text:p>
          </table:table-cell>
          <table:table-cell office:value-type="float" office:value="80.5329593267882" calcext:value-type="float">
            <text:p>80.5329593267882</text:p>
          </table:table-cell>
          <table:table-cell office:value-type="float" office:value="78.1758957654723" calcext:value-type="float">
            <text:p>78.1758957654723</text:p>
          </table:table-cell>
          <table:table-cell office:value-type="float" office:value="86.5473145780051" calcext:value-type="float">
            <text:p>86.5473145780051</text:p>
          </table:table-cell>
          <table:table-cell office:value-type="float" office:value="7.92222222222222" calcext:value-type="float">
            <text:p>7.92222222222222</text:p>
          </table:table-cell>
          <table:table-cell office:value-type="float" office:value="2.17222222222222" calcext:value-type="float">
            <text:p>2.17222222222222</text:p>
          </table:table-cell>
          <table:table-cell office:value-type="float" office:value="5.11666666666667" calcext:value-type="float">
            <text:p>5.1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89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00118055555556" calcext:value-type="float">
            <text:p>1.00118055555556</text:p>
          </table:table-cell>
          <table:table-cell office:value-type="float" office:value="0" calcext:value-type="float">
            <text:p>0</text:p>
          </table:table-cell>
          <table:table-cell office:value-type="float" office:value="0.946550925925926" calcext:value-type="float">
            <text:p>0.946550925925926</text:p>
          </table:table-cell>
          <table:table-cell office:value-type="float" office:value="0.181184668989547" calcext:value-type="float">
            <text:p>0.181184668989547</text:p>
          </table:table-cell>
          <table:table-cell office:value-type="float" office:value="1" calcext:value-type="float">
            <text:p>1</text:p>
          </table:table-cell>
          <table:table-cell office:value-type="float" office:value="0.332175925925926" calcext:value-type="float">
            <text:p>0.332175925925926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5200" calcext:value-type="float">
            <text:p>5200</text:p>
          </table:table-cell>
          <table:table-cell office:value-type="float" office:value="18920" calcext:value-type="float">
            <text:p>18920</text:p>
          </table:table-cell>
          <table:table-cell office:value-type="float" office:value="22.7038327526132" calcext:value-type="float">
            <text:p>22.7038327526132</text:p>
          </table:table-cell>
          <table:table-cell office:value-type="float" office:value="22.262156448203" calcext:value-type="float">
            <text:p>22.262156448203</text:p>
          </table:table-cell>
          <table:table-cell office:value-type="float" office:value="11.7692307692308" calcext:value-type="float">
            <text:p>11.7692307692308</text:p>
          </table:table-cell>
          <table:table-cell office:value-type="float" office:value="7.97222222222222" calcext:value-type="float">
            <text:p>7.97222222222222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5.25555555555556" calcext:value-type="float">
            <text:p>5.2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0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2451388888889" calcext:value-type="float">
            <text:p>1.22451388888889</text:p>
          </table:table-cell>
          <table:table-cell office:value-type="float" office:value="3940" calcext:value-type="float">
            <text:p>3940</text:p>
          </table:table-cell>
          <table:table-cell office:value-type="float" office:value="0.947777777777778" calcext:value-type="float">
            <text:p>0.947777777777778</text:p>
          </table:table-cell>
          <table:table-cell office:value-type="float" office:value="0.199860237596087" calcext:value-type="float">
            <text:p>0.199860237596087</text:p>
          </table:table-cell>
          <table:table-cell office:value-type="float" office:value="5" calcext:value-type="float">
            <text:p>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5720" calcext:value-type="float">
            <text:p>5720</text:p>
          </table:table-cell>
          <table:table-cell office:value-type="float" office:value="20440" calcext:value-type="float">
            <text:p>20440</text:p>
          </table:table-cell>
          <table:table-cell office:value-type="float" office:value="22.3899371069182" calcext:value-type="float">
            <text:p>22.3899371069182</text:p>
          </table:table-cell>
          <table:table-cell office:value-type="float" office:value="17.6125244618395" calcext:value-type="float">
            <text:p>17.6125244618395</text:p>
          </table:table-cell>
          <table:table-cell office:value-type="float" office:value="19.5104895104895" calcext:value-type="float">
            <text:p>19.5104895104895</text:p>
          </table:table-cell>
          <table:table-cell office:value-type="float" office:value="7.95" calcext:value-type="float">
            <text:p>7.95</text:p>
          </table:table-cell>
          <table:table-cell office:value-type="float" office:value="1.58888888888889" calcext:value-type="float">
            <text:p>1.58888888888889</text:p>
          </table:table-cell>
          <table:table-cell office:value-type="float" office:value="5.67777777777778" calcext:value-type="float">
            <text:p>5.6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1.hyp.tx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6724537037037" calcext:value-type="float">
            <text:p>1.26724537037037</text:p>
          </table:table-cell>
          <table:table-cell office:value-type="float" office:value="6940" calcext:value-type="float">
            <text:p>6940</text:p>
          </table:table-cell>
          <table:table-cell office:value-type="float" office:value="0.950810185185185" calcext:value-type="float">
            <text:p>0.950810185185185</text:p>
          </table:table-cell>
          <table:table-cell office:value-type="float" office:value="0.30586592178771" calcext:value-type="float">
            <text:p>0.30586592178771</text:p>
          </table:table-cell>
          <table:table-cell office:value-type="float" office:value="6" calcext:value-type="float">
            <text:p>6</text:p>
          </table:table-cell>
          <table:table-cell office:value-type="float" office:value="0.331481481481482" calcext:value-type="float">
            <text:p>0.331481481481482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8760" calcext:value-type="float">
            <text:p>8760</text:p>
          </table:table-cell>
          <table:table-cell office:value-type="float" office:value="17680" calcext:value-type="float">
            <text:p>17680</text:p>
          </table:table-cell>
          <table:table-cell office:value-type="float" office:value="15.4608938547486" calcext:value-type="float">
            <text:p>15.4608938547486</text:p>
          </table:table-cell>
          <table:table-cell office:value-type="float" office:value="5.49773755656109" calcext:value-type="float">
            <text:p>5.49773755656109</text:p>
          </table:table-cell>
          <table:table-cell office:value-type="float" office:value="30" calcext:value-type="float">
            <text:p>30</text:p>
          </table:table-cell>
          <table:table-cell office:value-type="float" office:value="7.95555555555556" calcext:value-type="float">
            <text:p>7.95555555555556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4.91111111111111" calcext:value-type="float">
            <text:p>4.9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2.hyp.txt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_Young_adult</text:p>
          </table:table-cell>
          <table:table-cell office:value-type="float" office:value="1.16653935185185" calcext:value-type="float">
            <text:p>1.16653935185185</text:p>
          </table:table-cell>
          <table:table-cell office:value-type="float" office:value="2340" calcext:value-type="float">
            <text:p>2340</text:p>
          </table:table-cell>
          <table:table-cell office:value-type="float" office:value="0.950104166666667" calcext:value-type="float">
            <text:p>0.950104166666667</text:p>
          </table:table-cell>
          <table:table-cell office:value-type="float" office:value="0.305380852550664" calcext:value-type="float">
            <text:p>0.305380852550664</text:p>
          </table:table-cell>
          <table:table-cell office:value-type="float" office:value="3" calcext:value-type="float">
            <text:p>3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740" calcext:value-type="float">
            <text:p>8740</text:p>
          </table:table-cell>
          <table:table-cell office:value-type="float" office:value="17640" calcext:value-type="float">
            <text:p>17640</text:p>
          </table:table-cell>
          <table:table-cell office:value-type="float" office:value="22.3899371069182" calcext:value-type="float">
            <text:p>22.3899371069182</text:p>
          </table:table-cell>
          <table:table-cell office:value-type="float" office:value="13.6734693877551" calcext:value-type="float">
            <text:p>13.6734693877551</text:p>
          </table:table-cell>
          <table:table-cell office:value-type="float" office:value="33.3638443935927" calcext:value-type="float">
            <text:p>33.3638443935927</text:p>
          </table:table-cell>
          <table:table-cell office:value-type="float" office:value="7.95" calcext:value-type="float">
            <text:p>7.95</text:p>
          </table:table-cell>
          <table:table-cell office:value-type="float" office:value="2.42777777777778" calcext:value-type="float">
            <text:p>2.42777777777778</text:p>
          </table:table-cell>
          <table:table-cell office:value-type="float" office:value="4.9" calcext:value-type="float">
            <text:p>4.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3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23740740740741" calcext:value-type="float">
            <text:p>1.23740740740741</text:p>
          </table:table-cell>
          <table:table-cell office:value-type="float" office:value="3660" calcext:value-type="float">
            <text:p>3660</text:p>
          </table:table-cell>
          <table:table-cell office:value-type="float" office:value="0.952453703703704" calcext:value-type="float">
            <text:p>0.952453703703704</text:p>
          </table:table-cell>
          <table:table-cell office:value-type="float" office:value="0.188652482269504" calcext:value-type="float">
            <text:p>0.188652482269504</text:p>
          </table:table-cell>
          <table:table-cell office:value-type="float" office:value="4" calcext:value-type="float">
            <text:p>4</text:p>
          </table:table-cell>
          <table:table-cell office:value-type="float" office:value="0.326388888888889" calcext:value-type="float">
            <text:p>0.326388888888889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320" calcext:value-type="float">
            <text:p>5320</text:p>
          </table:table-cell>
          <table:table-cell office:value-type="float" office:value="19720" calcext:value-type="float">
            <text:p>19720</text:p>
          </table:table-cell>
          <table:table-cell office:value-type="float" office:value="18.5106382978723" calcext:value-type="float">
            <text:p>18.5106382978723</text:p>
          </table:table-cell>
          <table:table-cell office:value-type="float" office:value="12.7789046653144" calcext:value-type="float">
            <text:p>12.7789046653144</text:p>
          </table:table-cell>
          <table:table-cell office:value-type="float" office:value="18.2706766917293" calcext:value-type="float">
            <text:p>18.2706766917293</text:p>
          </table:table-cell>
          <table:table-cell office:value-type="float" office:value="7.83333333333333" calcext:value-type="float">
            <text:p>7.83333333333333</text:p>
          </table:table-cell>
          <table:table-cell office:value-type="float" office:value="1.47777777777778" calcext:value-type="float">
            <text:p>1.47777777777778</text:p>
          </table:table-cell>
          <table:table-cell office:value-type="float" office:value="5.47777777777778" calcext:value-type="float">
            <text:p>5.4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4.hyp.tx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_Young_adult</text:p>
          </table:table-cell>
          <table:table-cell office:value-type="float" office:value="1.23886574074074" calcext:value-type="float">
            <text:p>1.23886574074074</text:p>
          </table:table-cell>
          <table:table-cell office:value-type="float" office:value="6320" calcext:value-type="float">
            <text:p>6320</text:p>
          </table:table-cell>
          <table:table-cell office:value-type="float" office:value="0.94962962962963" calcext:value-type="float">
            <text:p>0.94962962962963</text:p>
          </table:table-cell>
          <table:table-cell office:value-type="float" office:value="0.30993745656706" calcext:value-type="float">
            <text:p>0.30993745656706</text:p>
          </table:table-cell>
          <table:table-cell office:value-type="float" office:value="5" calcext:value-type="float">
            <text:p>5</text:p>
          </table:table-cell>
          <table:table-cell office:value-type="float" office:value="0.333101851851852" calcext:value-type="float">
            <text:p>0.333101851851852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8920" calcext:value-type="float">
            <text:p>8920</text:p>
          </table:table-cell>
          <table:table-cell office:value-type="float" office:value="18340" calcext:value-type="float">
            <text:p>18340</text:p>
          </table:table-cell>
          <table:table-cell office:value-type="float" office:value="14.6351633078527" calcext:value-type="float">
            <text:p>14.6351633078527</text:p>
          </table:table-cell>
          <table:table-cell office:value-type="float" office:value="11.7775354416576" calcext:value-type="float">
            <text:p>11.7775354416576</text:p>
          </table:table-cell>
          <table:table-cell office:value-type="float" office:value="15.3363228699552" calcext:value-type="float">
            <text:p>15.3363228699552</text:p>
          </table:table-cell>
          <table:table-cell office:value-type="float" office:value="7.99444444444445" calcext:value-type="float">
            <text:p>7.99444444444445</text:p>
          </table:table-cell>
          <table:table-cell office:value-type="float" office:value="2.47777777777778" calcext:value-type="float">
            <text:p>2.47777777777778</text:p>
          </table:table-cell>
          <table:table-cell office:value-type="float" office:value="5.09444444444445" calcext:value-type="float">
            <text:p>5.09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5.hyp.tx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20581018518519" calcext:value-type="float">
            <text:p>1.20581018518519</text:p>
          </table:table-cell>
          <table:table-cell office:value-type="float" office:value="4220" calcext:value-type="float">
            <text:p>4220</text:p>
          </table:table-cell>
          <table:table-cell office:value-type="float" office:value="0.953263888888889" calcext:value-type="float">
            <text:p>0.953263888888889</text:p>
          </table:table-cell>
          <table:table-cell office:value-type="float" office:value="0.206434316353887" calcext:value-type="float">
            <text:p>0.206434316353887</text:p>
          </table:table-cell>
          <table:table-cell office:value-type="float" office:value="4" calcext:value-type="float">
            <text:p>4</text:p>
          </table:table-cell>
          <table:table-cell office:value-type="float" office:value="0.34537037037037" calcext:value-type="float">
            <text:p>0.34537037037037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6160" calcext:value-type="float">
            <text:p>6160</text:p>
          </table:table-cell>
          <table:table-cell office:value-type="float" office:value="17760" calcext:value-type="float">
            <text:p>17760</text:p>
          </table:table-cell>
          <table:table-cell office:value-type="float" office:value="16.8900804289544" calcext:value-type="float">
            <text:p>16.8900804289544</text:p>
          </table:table-cell>
          <table:table-cell office:value-type="float" office:value="12.5675675675676" calcext:value-type="float">
            <text:p>12.5675675675676</text:p>
          </table:table-cell>
          <table:table-cell office:value-type="float" office:value="10.5194805194805" calcext:value-type="float">
            <text:p>10.5194805194805</text:p>
          </table:table-cell>
          <table:table-cell office:value-type="float" office:value="8.28888888888889" calcext:value-type="float">
            <text:p>8.28888888888889</text:p>
          </table:table-cell>
          <table:table-cell office:value-type="float" office:value="1.71111111111111" calcext:value-type="float">
            <text:p>1.71111111111111</text:p>
          </table:table-cell>
          <table:table-cell office:value-type="float" office:value="4.93333333333333" calcext:value-type="float">
            <text:p>4.9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6.hyp.tx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_Young_adult</text:p>
          </table:table-cell>
          <table:table-cell office:value-type="float" office:value="1.24865740740741" calcext:value-type="float">
            <text:p>1.24865740740741</text:p>
          </table:table-cell>
          <table:table-cell office:value-type="float" office:value="4840" calcext:value-type="float">
            <text:p>4840</text:p>
          </table:table-cell>
          <table:table-cell office:value-type="float" office:value="0.946574074074074" calcext:value-type="float">
            <text:p>0.946574074074074</text:p>
          </table:table-cell>
          <table:table-cell office:value-type="float" office:value="0.243526941917425" calcext:value-type="float">
            <text:p>0.243526941917425</text:p>
          </table:table-cell>
          <table:table-cell office:value-type="float" office:value="4" calcext:value-type="float">
            <text:p>4</text:p>
          </table:table-cell>
          <table:table-cell office:value-type="float" office:value="0.330787037037037" calcext:value-type="float">
            <text:p>0.33078703703703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960" calcext:value-type="float">
            <text:p>6960</text:p>
          </table:table-cell>
          <table:table-cell office:value-type="float" office:value="15120" calcext:value-type="float">
            <text:p>15120</text:p>
          </table:table-cell>
          <table:table-cell office:value-type="float" office:value="9.69909027291812" calcext:value-type="float">
            <text:p>9.69909027291812</text:p>
          </table:table-cell>
          <table:table-cell office:value-type="float" office:value="5.23809523809524" calcext:value-type="float">
            <text:p>5.23809523809524</text:p>
          </table:table-cell>
          <table:table-cell office:value-type="float" office:value="11.3793103448276" calcext:value-type="float">
            <text:p>11.3793103448276</text:p>
          </table:table-cell>
          <table:table-cell office:value-type="float" office:value="7.93888888888889" calcext:value-type="float">
            <text:p>7.93888888888889</text:p>
          </table:table-cell>
          <table:table-cell office:value-type="float" office:value="1.93333333333333" calcext:value-type="float">
            <text:p>1.93333333333333</text:p>
          </table:table-cell>
          <table:table-cell office:value-type="float" office:value="4.2" calcext:value-type="float">
            <text:p>4.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7.hyp.tx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10130787037037" calcext:value-type="float">
            <text:p>1.10130787037037</text:p>
          </table:table-cell>
          <table:table-cell office:value-type="float" office:value="420" calcext:value-type="float">
            <text:p>420</text:p>
          </table:table-cell>
          <table:table-cell office:value-type="float" office:value="0.944479166666667" calcext:value-type="float">
            <text:p>0.944479166666667</text:p>
          </table:table-cell>
          <table:table-cell office:value-type="float" office:value="0.192941176470588" calcext:value-type="float">
            <text:p>0.192941176470588</text:p>
          </table:table-cell>
          <table:table-cell office:value-type="float" office:value="2" calcext:value-type="float">
            <text:p>2</text:p>
          </table:table-cell>
          <table:table-cell office:value-type="float" office:value="0.295138888888889" calcext:value-type="float">
            <text:p>0.295138888888889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920" calcext:value-type="float">
            <text:p>4920</text:p>
          </table:table-cell>
          <table:table-cell office:value-type="float" office:value="19660" calcext:value-type="float">
            <text:p>19660</text:p>
          </table:table-cell>
          <table:table-cell office:value-type="float" office:value="13.4117647058824" calcext:value-type="float">
            <text:p>13.4117647058824</text:p>
          </table:table-cell>
          <table:table-cell office:value-type="float" office:value="6.95829094608342" calcext:value-type="float">
            <text:p>6.95829094608342</text:p>
          </table:table-cell>
          <table:table-cell office:value-type="float" office:value="16.8292682926829" calcext:value-type="float">
            <text:p>16.8292682926829</text:p>
          </table:table-cell>
          <table:table-cell office:value-type="float" office:value="7.08333333333333" calcext:value-type="float">
            <text:p>7.08333333333333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5.46111111111111" calcext:value-type="float">
            <text:p>5.4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8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1797453703704" calcext:value-type="float">
            <text:p>1.21797453703704</text:p>
          </table:table-cell>
          <table:table-cell office:value-type="float" office:value="3740" calcext:value-type="float">
            <text:p>3740</text:p>
          </table:table-cell>
          <table:table-cell office:value-type="float" office:value="0.952928240740741" calcext:value-type="float">
            <text:p>0.952928240740741</text:p>
          </table:table-cell>
          <table:table-cell office:value-type="float" office:value="0.190877192982456" calcext:value-type="float">
            <text:p>0.190877192982456</text:p>
          </table:table-cell>
          <table:table-cell office:value-type="float" office:value="4" calcext:value-type="float">
            <text:p>4</text:p>
          </table:table-cell>
          <table:table-cell office:value-type="float" office:value="0.329861111111111" calcext:value-type="float">
            <text:p>0.329861111111111</text:p>
          </table:table-cell>
          <table:table-cell table:number-columns-repeated="3"/>
          <table:table-cell office:value-type="float" office:value="5440" calcext:value-type="float">
            <text:p>5440</text:p>
          </table:table-cell>
          <table:table-cell office:value-type="float" office:value="20720" calcext:value-type="float">
            <text:p>20720</text:p>
          </table:table-cell>
          <table:table-cell table:number-columns-repeated="3"/>
          <table:table-cell office:value-type="float" office:value="7.91666666666667" calcext:value-type="float">
            <text:p>7.91666666666667</text:p>
          </table:table-cell>
          <table:table-cell office:value-type="float" office:value="1.51111111111111" calcext:value-type="float">
            <text:p>1.51111111111111</text:p>
          </table:table-cell>
          <table:table-cell office:value-type="float" office:value="5.75555555555556" calcext:value-type="float">
            <text:p>5.7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099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5534722222222" calcext:value-type="float">
            <text:p>1.25534722222222</text:p>
          </table:table-cell>
          <table:table-cell office:value-type="float" office:value="6160" calcext:value-type="float">
            <text:p>6160</text:p>
          </table:table-cell>
          <table:table-cell office:value-type="float" office:value="0.952222222222222" calcext:value-type="float">
            <text:p>0.952222222222222</text:p>
          </table:table-cell>
          <table:table-cell office:value-type="float" office:value="0.29312762973352" calcext:value-type="float">
            <text:p>0.29312762973352</text:p>
          </table:table-cell>
          <table:table-cell office:value-type="float" office:value="5" calcext:value-type="float">
            <text:p>5</text:p>
          </table:table-cell>
          <table:table-cell office:value-type="float" office:value="0.330092592592593" calcext:value-type="float">
            <text:p>0.330092592592593</text:p>
          </table:table-cell>
          <table:table-cell table:number-columns-repeated="3"/>
          <table:table-cell office:value-type="float" office:value="8360" calcext:value-type="float">
            <text:p>8360</text:p>
          </table:table-cell>
          <table:table-cell office:value-type="float" office:value="18440" calcext:value-type="float">
            <text:p>18440</text:p>
          </table:table-cell>
          <table:table-cell table:number-columns-repeated="3"/>
          <table:table-cell office:value-type="float" office:value="7.92222222222222" calcext:value-type="float">
            <text:p>7.92222222222222</text:p>
          </table:table-cell>
          <table:table-cell office:value-type="float" office:value="2.32222222222222" calcext:value-type="float">
            <text:p>2.32222222222222</text:p>
          </table:table-cell>
          <table:table-cell office:value-type="float" office:value="5.12222222222222" calcext:value-type="float">
            <text:p>5.1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0.hyp.txt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_Young_adult</text:p>
          </table:table-cell>
          <table:table-cell/>
          <table:table-cell office:value-type="float" office:value="4560" calcext:value-type="float">
            <text:p>4560</text:p>
          </table:table-cell>
          <table:table-cell office:value-type="string" calcext:value-type="string">
            <text:p><text:s/></text:p>
          </table:table-cell>
          <table:table-cell office:value-type="float" office:value="0.246594982078853" calcext:value-type="float">
            <text:p>0.246594982078853</text:p>
          </table:table-cell>
          <table:table-cell office:value-type="float" office:value="4" calcext:value-type="float">
            <text:p>4</text:p>
          </table:table-cell>
          <table:table-cell office:value-type="float" office:value="0.322916666666667" calcext:value-type="float">
            <text:p>0.322916666666667</text:p>
          </table:table-cell>
          <table:table-cell table:number-columns-repeated="3"/>
          <table:table-cell office:value-type="float" office:value="6880" calcext:value-type="float">
            <text:p>6880</text:p>
          </table:table-cell>
          <table:table-cell office:value-type="float" office:value="19420" calcext:value-type="float">
            <text:p>19420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1.91111111111111" calcext:value-type="float">
            <text:p>1.91111111111111</text:p>
          </table:table-cell>
          <table:table-cell office:value-type="float" office:value="5.39444444444445" calcext:value-type="float">
            <text:p>5.39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1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3381944444444" calcext:value-type="float">
            <text:p>1.23381944444444</text:p>
          </table:table-cell>
          <table:table-cell office:value-type="float" office:value="5440" calcext:value-type="float">
            <text:p>5440</text:p>
          </table:table-cell>
          <table:table-cell office:value-type="float" office:value="0.949444444444444" calcext:value-type="float">
            <text:p>0.949444444444444</text:p>
          </table:table-cell>
          <table:table-cell office:value-type="float" office:value="0.270729978738483" calcext:value-type="float">
            <text:p>0.270729978738483</text:p>
          </table:table-cell>
          <table:table-cell office:value-type="float" office:value="4" calcext:value-type="float">
            <text:p>4</text:p>
          </table:table-cell>
          <table:table-cell office:value-type="float" office:value="0.32662037037037" calcext:value-type="float">
            <text:p>0.32662037037037</text:p>
          </table:table-cell>
          <table:table-cell table:number-columns-repeated="3"/>
          <table:table-cell office:value-type="float" office:value="7640" calcext:value-type="float">
            <text:p>7640</text:p>
          </table:table-cell>
          <table:table-cell office:value-type="float" office:value="18420" calcext:value-type="float">
            <text:p>18420</text:p>
          </table:table-cell>
          <table:table-cell table:number-columns-repeated="3"/>
          <table:table-cell office:value-type="float" office:value="7.83888888888889" calcext:value-type="float">
            <text:p>7.83888888888889</text:p>
          </table:table-cell>
          <table:table-cell office:value-type="float" office:value="2.12222222222222" calcext:value-type="float">
            <text:p>2.12222222222222</text:p>
          </table:table-cell>
          <table:table-cell office:value-type="float" office:value="5.11666666666667" calcext:value-type="float">
            <text:p>5.1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2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5799768518519" calcext:value-type="float">
            <text:p>1.25799768518519</text:p>
          </table:table-cell>
          <table:table-cell office:value-type="float" office:value="3900" calcext:value-type="float">
            <text:p>3900</text:p>
          </table:table-cell>
          <table:table-cell office:value-type="float" office:value="0.953946759259259" calcext:value-type="float">
            <text:p>0.953946759259259</text:p>
          </table:table-cell>
          <table:table-cell office:value-type="float" office:value="0.220088626292467" calcext:value-type="float">
            <text:p>0.220088626292467</text:p>
          </table:table-cell>
          <table:table-cell office:value-type="float" office:value="5" calcext:value-type="float">
            <text:p>5</text:p>
          </table:table-cell>
          <table:table-cell office:value-type="float" office:value="0.313425925925926" calcext:value-type="float">
            <text:p>0.313425925925926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960" calcext:value-type="float">
            <text:p>5960</text:p>
          </table:table-cell>
          <table:table-cell office:value-type="float" office:value="20080" calcext:value-type="float">
            <text:p>20080</text:p>
          </table:table-cell>
          <table:table-cell office:value-type="float" office:value="17.2821270310192" calcext:value-type="float">
            <text:p>17.2821270310192</text:p>
          </table:table-cell>
          <table:table-cell office:value-type="float" office:value="11.4741035856574" calcext:value-type="float">
            <text:p>11.4741035856574</text:p>
          </table:table-cell>
          <table:table-cell office:value-type="float" office:value="11.4765100671141" calcext:value-type="float">
            <text:p>11.4765100671141</text:p>
          </table:table-cell>
          <table:table-cell office:value-type="float" office:value="7.52222222222222" calcext:value-type="float">
            <text:p>7.52222222222222</text:p>
          </table:table-cell>
          <table:table-cell office:value-type="float" office:value="1.65555555555556" calcext:value-type="float">
            <text:p>1.65555555555556</text:p>
          </table:table-cell>
          <table:table-cell office:value-type="float" office:value="5.57777777777778" calcext:value-type="float">
            <text:p>5.5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3.hyp.txt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_Middle_aged_adult</text:p>
          </table:table-cell>
          <table:table-cell office:value-type="float" office:value="0.988530092592593" calcext:value-type="float">
            <text:p>0.988530092592593</text:p>
          </table:table-cell>
          <table:table-cell office:value-type="float" office:value="0" calcext:value-type="float">
            <text:p>0</text:p>
          </table:table-cell>
          <table:table-cell office:value-type="float" office:value="0.945590277777778" calcext:value-type="float">
            <text:p>0.945590277777778</text:p>
          </table:table-cell>
          <table:table-cell office:value-type="float" office:value="0.221448467966574" calcext:value-type="float">
            <text:p>0.221448467966574</text:p>
          </table:table-cell>
          <table:table-cell office:value-type="float" office:value="1" calcext:value-type="float">
            <text:p>1</text:p>
          </table:table-cell>
          <table:table-cell office:value-type="float" office:value="0.332407407407407" calcext:value-type="float">
            <text:p>0.332407407407407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float" office:value="6360" calcext:value-type="float">
            <text:p>6360</text:p>
          </table:table-cell>
          <table:table-cell office:value-type="float" office:value="20360" calcext:value-type="float">
            <text:p>20360</text:p>
          </table:table-cell>
          <table:table-cell office:value-type="float" office:value="26.8245125348189" calcext:value-type="float">
            <text:p>26.8245125348189</text:p>
          </table:table-cell>
          <table:table-cell office:value-type="float" office:value="22.278978388998" calcext:value-type="float">
            <text:p>22.278978388998</text:p>
          </table:table-cell>
          <table:table-cell office:value-type="float" office:value="30.5660377358491" calcext:value-type="float">
            <text:p>30.5660377358491</text:p>
          </table:table-cell>
          <table:table-cell office:value-type="float" office:value="7.97777777777778" calcext:value-type="float">
            <text:p>7.97777777777778</text:p>
          </table:table-cell>
          <table:table-cell office:value-type="float" office:value="1.76666666666667" calcext:value-type="float">
            <text:p>1.76666666666667</text:p>
          </table:table-cell>
          <table:table-cell office:value-type="float" office:value="5.65555555555556" calcext:value-type="float">
            <text:p>5.6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4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4099537037037" calcext:value-type="float">
            <text:p>1.24099537037037</text:p>
          </table:table-cell>
          <table:table-cell office:value-type="float" office:value="2560" calcext:value-type="float">
            <text:p>2560</text:p>
          </table:table-cell>
          <table:table-cell office:value-type="float" office:value="0.942037037037037" calcext:value-type="float">
            <text:p>0.942037037037037</text:p>
          </table:table-cell>
          <table:table-cell office:value-type="float" office:value="0.167555217060168" calcext:value-type="float">
            <text:p>0.167555217060168</text:p>
          </table:table-cell>
          <table:table-cell office:value-type="float" office:value="4" calcext:value-type="float">
            <text:p>4</text:p>
          </table:table-cell>
          <table:table-cell office:value-type="float" office:value="0.303935185185185" calcext:value-type="float">
            <text:p>0.303935185185185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400" calcext:value-type="float">
            <text:p>4400</text:p>
          </table:table-cell>
          <table:table-cell office:value-type="float" office:value="20320" calcext:value-type="float">
            <text:p>20320</text:p>
          </table:table-cell>
          <table:table-cell office:value-type="float" office:value="20.1523229246002" calcext:value-type="float">
            <text:p>20.1523229246002</text:p>
          </table:table-cell>
          <table:table-cell office:value-type="float" office:value="8.68110236220472" calcext:value-type="float">
            <text:p>8.68110236220472</text:p>
          </table:table-cell>
          <table:table-cell office:value-type="float" office:value="27.8181818181818" calcext:value-type="float">
            <text:p>27.8181818181818</text:p>
          </table:table-cell>
          <table:table-cell office:value-type="float" office:value="7.29444444444444" calcext:value-type="float">
            <text:p>7.29444444444444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5.64444444444445" calcext:value-type="float">
            <text:p>5.6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5.hyp.txt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_Middle_aged_adult</text:p>
          </table:table-cell>
          <table:table-cell office:value-type="float" office:value="1.20828703703704" calcext:value-type="float">
            <text:p>1.20828703703704</text:p>
          </table:table-cell>
          <table:table-cell office:value-type="float" office:value="4160" calcext:value-type="float">
            <text:p>4160</text:p>
          </table:table-cell>
          <table:table-cell office:value-type="float" office:value="0.942662037037037" calcext:value-type="float">
            <text:p>0.942662037037037</text:p>
          </table:table-cell>
          <table:table-cell office:value-type="float" office:value="0.228351955307263" calcext:value-type="float">
            <text:p>0.228351955307263</text:p>
          </table:table-cell>
          <table:table-cell office:value-type="float" office:value="3" calcext:value-type="float">
            <text:p>3</text:p>
          </table:table-cell>
          <table:table-cell office:value-type="float" office:value="0.331481481481482" calcext:value-type="float">
            <text:p>0.331481481481482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540" calcext:value-type="float">
            <text:p>6540</text:p>
          </table:table-cell>
          <table:table-cell office:value-type="float" office:value="20240" calcext:value-type="float">
            <text:p>20240</text:p>
          </table:table-cell>
          <table:table-cell office:value-type="float" office:value="18.7290502793296" calcext:value-type="float">
            <text:p>18.7290502793296</text:p>
          </table:table-cell>
          <table:table-cell office:value-type="float" office:value="13.8735177865613" calcext:value-type="float">
            <text:p>13.8735177865613</text:p>
          </table:table-cell>
          <table:table-cell office:value-type="float" office:value="22.0183486238532" calcext:value-type="float">
            <text:p>22.0183486238532</text:p>
          </table:table-cell>
          <table:table-cell office:value-type="float" office:value="7.95555555555556" calcext:value-type="float">
            <text:p>7.95555555555556</text:p>
          </table:table-cell>
          <table:table-cell office:value-type="float" office:value="1.81666666666667" calcext:value-type="float">
            <text:p>1.81666666666667</text:p>
          </table:table-cell>
          <table:table-cell office:value-type="float" office:value="5.62222222222222" calcext:value-type="float">
            <text:p>5.6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6.hyp.txt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_Middle_aged_adult</text:p>
          </table:table-cell>
          <table:table-cell office:value-type="float" office:value="1.26496527777778" calcext:value-type="float">
            <text:p>1.26496527777778</text:p>
          </table:table-cell>
          <table:table-cell office:value-type="float" office:value="6040" calcext:value-type="float">
            <text:p>6040</text:p>
          </table:table-cell>
          <table:table-cell office:value-type="float" office:value="0.945752314814815" calcext:value-type="float">
            <text:p>0.945752314814815</text:p>
          </table:table-cell>
          <table:table-cell office:value-type="float" office:value="0.253120665742025" calcext:value-type="float">
            <text:p>0.253120665742025</text:p>
          </table:table-cell>
          <table:table-cell office:value-type="float" office:value="5" calcext:value-type="float">
            <text:p>5</text:p>
          </table:table-cell>
          <table:table-cell office:value-type="float" office:value="0.333796296296296" calcext:value-type="float">
            <text:p>0.333796296296296</text:p>
          </table:table-cell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300" calcext:value-type="float">
            <text:p>7300</text:p>
          </table:table-cell>
          <table:table-cell office:value-type="float" office:value="19480" calcext:value-type="float">
            <text:p>19480</text:p>
          </table:table-cell>
          <table:table-cell office:value-type="float" office:value="13.2316227461859" calcext:value-type="float">
            <text:p>13.2316227461859</text:p>
          </table:table-cell>
          <table:table-cell office:value-type="float" office:value="7.57700205338809" calcext:value-type="float">
            <text:p>7.57700205338809</text:p>
          </table:table-cell>
          <table:table-cell office:value-type="float" office:value="14.7945205479452" calcext:value-type="float">
            <text:p>14.7945205479452</text:p>
          </table:table-cell>
          <table:table-cell office:value-type="float" office:value="8.01111111111111" calcext:value-type="float">
            <text:p>8.01111111111111</text:p>
          </table:table-cell>
          <table:table-cell office:value-type="float" office:value="2.02777777777778" calcext:value-type="float">
            <text:p>2.02777777777778</text:p>
          </table:table-cell>
          <table:table-cell office:value-type="float" office:value="5.41111111111111" calcext:value-type="float">
            <text:p>5.4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7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05311342592593" calcext:value-type="float">
            <text:p>1.05311342592593</text:p>
          </table:table-cell>
          <table:table-cell office:value-type="float" office:value="640" calcext:value-type="float">
            <text:p>640</text:p>
          </table:table-cell>
          <table:table-cell office:value-type="float" office:value="0.949756944444444" calcext:value-type="float">
            <text:p>0.949756944444444</text:p>
          </table:table-cell>
          <table:table-cell office:value-type="float" office:value="0.28581220013708" calcext:value-type="float">
            <text:p>0.28581220013708</text:p>
          </table:table-cell>
          <table:table-cell office:value-type="float" office:value="2" calcext:value-type="float">
            <text:p>2</text:p>
          </table:table-cell>
          <table:table-cell office:value-type="float" office:value="0.337731481481482" calcext:value-type="float">
            <text:p>0.337731481481482</text:p>
          </table:table-cell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8340" calcext:value-type="float">
            <text:p>8340</text:p>
          </table:table-cell>
          <table:table-cell office:value-type="float" office:value="18560" calcext:value-type="float">
            <text:p>18560</text:p>
          </table:table-cell>
          <table:table-cell office:value-type="float" office:value="15.7916381082934" calcext:value-type="float">
            <text:p>15.7916381082934</text:p>
          </table:table-cell>
          <table:table-cell office:value-type="float" office:value="10.2801724137931" calcext:value-type="float">
            <text:p>10.2801724137931</text:p>
          </table:table-cell>
          <table:table-cell office:value-type="float" office:value="18.1294964028777" calcext:value-type="float">
            <text:p>18.1294964028777</text:p>
          </table:table-cell>
          <table:table-cell office:value-type="float" office:value="8.10555555555556" calcext:value-type="float">
            <text:p>8.10555555555556</text:p>
          </table:table-cell>
          <table:table-cell office:value-type="float" office:value="2.31666666666667" calcext:value-type="float">
            <text:p>2.31666666666667</text:p>
          </table:table-cell>
          <table:table-cell office:value-type="float" office:value="5.15555555555556" calcext:value-type="float">
            <text:p>5.1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8.hyp.tx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0346064814815" calcext:value-type="float">
            <text:p>1.20346064814815</text:p>
          </table:table-cell>
          <table:table-cell office:value-type="float" office:value="4160" calcext:value-type="float">
            <text:p>4160</text:p>
          </table:table-cell>
          <table:table-cell office:value-type="float" office:value="0.942002314814815" calcext:value-type="float">
            <text:p>0.942002314814815</text:p>
          </table:table-cell>
          <table:table-cell office:value-type="float" office:value="0.242047026279391" calcext:value-type="float">
            <text:p>0.242047026279391</text:p>
          </table:table-cell>
          <table:table-cell office:value-type="float" office:value="4" calcext:value-type="float">
            <text:p>4</text:p>
          </table:table-cell>
          <table:table-cell office:value-type="float" office:value="0.334722222222222" calcext:value-type="float">
            <text:p>0.334722222222222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000" calcext:value-type="float">
            <text:p>7000</text:p>
          </table:table-cell>
          <table:table-cell office:value-type="float" office:value="19600" calcext:value-type="float">
            <text:p>19600</text:p>
          </table:table-cell>
          <table:table-cell office:value-type="float" office:value="17.551867219917" calcext:value-type="float">
            <text:p>17.551867219917</text:p>
          </table:table-cell>
          <table:table-cell office:value-type="float" office:value="10.1020408163265" calcext:value-type="float">
            <text:p>10.1020408163265</text:p>
          </table:table-cell>
          <table:table-cell office:value-type="float" office:value="22.6285714285714" calcext:value-type="float">
            <text:p>22.6285714285714</text:p>
          </table:table-cell>
          <table:table-cell office:value-type="float" office:value="8.03333333333333" calcext:value-type="float">
            <text:p>8.03333333333333</text:p>
          </table:table-cell>
          <table:table-cell office:value-type="float" office:value="1.94444444444444" calcext:value-type="float">
            <text:p>1.94444444444444</text:p>
          </table:table-cell>
          <table:table-cell office:value-type="float" office:value="5.44444444444445" calcext:value-type="float">
            <text:p>5.4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09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25371527777778" calcext:value-type="float">
            <text:p>1.25371527777778</text:p>
          </table:table-cell>
          <table:table-cell office:value-type="float" office:value="3160" calcext:value-type="float">
            <text:p>3160</text:p>
          </table:table-cell>
          <table:table-cell office:value-type="float" office:value="0.940289351851852" calcext:value-type="float">
            <text:p>0.940289351851852</text:p>
          </table:table-cell>
          <table:table-cell office:value-type="float" office:value="0.168867268936762" calcext:value-type="float">
            <text:p>0.168867268936762</text:p>
          </table:table-cell>
          <table:table-cell office:value-type="float" office:value="5" calcext:value-type="float">
            <text:p>5</text:p>
          </table:table-cell>
          <table:table-cell office:value-type="float" office:value="0.333101851851852" calcext:value-type="float">
            <text:p>0.333101851851852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860" calcext:value-type="float">
            <text:p>4860</text:p>
          </table:table-cell>
          <table:table-cell office:value-type="float" office:value="21700" calcext:value-type="float">
            <text:p>21700</text:p>
          </table:table-cell>
          <table:table-cell office:value-type="float" office:value="18.7630298818624" calcext:value-type="float">
            <text:p>18.7630298818624</text:p>
          </table:table-cell>
          <table:table-cell office:value-type="float" office:value="13.6036866359447" calcext:value-type="float">
            <text:p>13.6036866359447</text:p>
          </table:table-cell>
          <table:table-cell office:value-type="float" office:value="28.1481481481481" calcext:value-type="float">
            <text:p>28.1481481481481</text:p>
          </table:table-cell>
          <table:table-cell office:value-type="float" office:value="7.99444444444445" calcext:value-type="float">
            <text:p>7.99444444444445</text:p>
          </table:table-cell>
          <table:table-cell office:value-type="float" office:value="1.35" calcext:value-type="float">
            <text:p>1.35</text:p>
          </table:table-cell>
          <table:table-cell office:value-type="float" office:value="6.02777777777778" calcext:value-type="float">
            <text:p>6.0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0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24395833333333" calcext:value-type="float">
            <text:p>1.24395833333333</text:p>
          </table:table-cell>
          <table:table-cell office:value-type="float" office:value="4460" calcext:value-type="float">
            <text:p>4460</text:p>
          </table:table-cell>
          <table:table-cell office:value-type="float" office:value="0.949166666666667" calcext:value-type="float">
            <text:p>0.949166666666667</text:p>
          </table:table-cell>
          <table:table-cell office:value-type="float" office:value="0.26865671641791" calcext:value-type="float">
            <text:p>0.26865671641791</text:p>
          </table:table-cell>
          <table:table-cell office:value-type="float" office:value="4" calcext:value-type="float">
            <text:p>4</text:p>
          </table:table-cell>
          <table:table-cell office:value-type="float" office:value="0.325694444444444" calcext:value-type="float">
            <text:p>0.325694444444444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7560" calcext:value-type="float">
            <text:p>7560</text:p>
          </table:table-cell>
          <table:table-cell office:value-type="float" office:value="18520" calcext:value-type="float">
            <text:p>18520</text:p>
          </table:table-cell>
          <table:table-cell office:value-type="float" office:value="17.7825159914712" calcext:value-type="float">
            <text:p>17.7825159914712</text:p>
          </table:table-cell>
          <table:table-cell office:value-type="float" office:value="9.13606911447084" calcext:value-type="float">
            <text:p>9.13606911447084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7.81666666666667" calcext:value-type="float">
            <text:p>7.81666666666667</text:p>
          </table:table-cell>
          <table:table-cell office:value-type="float" office:value="2.1" calcext:value-type="float">
            <text:p>2.1</text:p>
          </table:table-cell>
          <table:table-cell office:value-type="float" office:value="5.14444444444445" calcext:value-type="float">
            <text:p>5.1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1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09888888888889" calcext:value-type="float">
            <text:p>1.09888888888889</text:p>
          </table:table-cell>
          <table:table-cell office:value-type="float" office:value="1820" calcext:value-type="float">
            <text:p>1820</text:p>
          </table:table-cell>
          <table:table-cell office:value-type="float" office:value="0.937430555555556" calcext:value-type="float">
            <text:p>0.937430555555556</text:p>
          </table:table-cell>
          <table:table-cell office:value-type="float" office:value="0.163584637268848" calcext:value-type="float">
            <text:p>0.163584637268848</text:p>
          </table:table-cell>
          <table:table-cell office:value-type="float" office:value="3" calcext:value-type="float">
            <text:p>3</text:p>
          </table:table-cell>
          <table:table-cell office:value-type="float" office:value="0.325462962962963" calcext:value-type="float">
            <text:p>0.325462962962963</text:p>
          </table:table-cell>
          <table:table-cell office:value-type="float" office:value="328" calcext:value-type="float">
            <text:p>328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4600" calcext:value-type="float">
            <text:p>4600</text:p>
          </table:table-cell>
          <table:table-cell office:value-type="float" office:value="16700" calcext:value-type="float">
            <text:p>16700</text:p>
          </table:table-cell>
          <table:table-cell office:value-type="float" office:value="41.9914651493599" calcext:value-type="float">
            <text:p>41.9914651493599</text:p>
          </table:table-cell>
          <table:table-cell office:value-type="float" office:value="34.4910179640719" calcext:value-type="float">
            <text:p>34.4910179640719</text:p>
          </table:table-cell>
          <table:table-cell office:value-type="float" office:value="36" calcext:value-type="float">
            <text:p>36</text:p>
          </table:table-cell>
          <table:table-cell office:value-type="float" office:value="7.81111111111111" calcext:value-type="float">
            <text:p>7.81111111111111</text:p>
          </table:table-cell>
          <table:table-cell office:value-type="float" office:value="1.27777777777778" calcext:value-type="float">
            <text:p>1.27777777777778</text:p>
          </table:table-cell>
          <table:table-cell office:value-type="float" office:value="4.63888888888889" calcext:value-type="float">
            <text:p>4.6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2.hyp.txt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_Middle_aged_adult</text:p>
          </table:table-cell>
          <table:table-cell office:value-type="float" office:value="1.158125" calcext:value-type="float">
            <text:p>1.158125</text:p>
          </table:table-cell>
          <table:table-cell office:value-type="float" office:value="2300" calcext:value-type="float">
            <text:p>2300</text:p>
          </table:table-cell>
          <table:table-cell office:value-type="float" office:value="0.94087962962963" calcext:value-type="float">
            <text:p>0.94087962962963</text:p>
          </table:table-cell>
          <table:table-cell office:value-type="float" office:value="0.176675977653631" calcext:value-type="float">
            <text:p>0.176675977653631</text:p>
          </table:table-cell>
          <table:table-cell office:value-type="float" office:value="3" calcext:value-type="float">
            <text:p>3</text:p>
          </table:table-cell>
          <table:table-cell office:value-type="float" office:value="0.331481481481482" calcext:value-type="float">
            <text:p>0.331481481481482</text:p>
          </table:table-cell>
          <table:table-cell office:value-type="float" office:value="196" calcext:value-type="float">
            <text:p>19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5060" calcext:value-type="float">
            <text:p>5060</text:p>
          </table:table-cell>
          <table:table-cell office:value-type="float" office:value="14980" calcext:value-type="float">
            <text:p>14980</text:p>
          </table:table-cell>
          <table:table-cell office:value-type="float" office:value="24.6368715083799" calcext:value-type="float">
            <text:p>24.6368715083799</text:p>
          </table:table-cell>
          <table:table-cell office:value-type="float" office:value="20.1869158878505" calcext:value-type="float">
            <text:p>20.1869158878505</text:p>
          </table:table-cell>
          <table:table-cell office:value-type="float" office:value="24.901185770751" calcext:value-type="float">
            <text:p>24.901185770751</text:p>
          </table:table-cell>
          <table:table-cell office:value-type="float" office:value="7.95555555555556" calcext:value-type="float">
            <text:p>7.95555555555556</text:p>
          </table:table-cell>
          <table:table-cell office:value-type="float" office:value="1.40555555555556" calcext:value-type="float">
            <text:p>1.40555555555556</text:p>
          </table:table-cell>
          <table:table-cell office:value-type="float" office:value="4.16111111111111" calcext:value-type="float">
            <text:p>4.1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3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6001157407407" calcext:value-type="float">
            <text:p>1.26001157407407</text:p>
          </table:table-cell>
          <table:table-cell office:value-type="float" office:value="7000" calcext:value-type="float">
            <text:p>7000</text:p>
          </table:table-cell>
          <table:table-cell office:value-type="float" office:value="0.93744212962963" calcext:value-type="float">
            <text:p>0.93744212962963</text:p>
          </table:table-cell>
          <table:table-cell office:value-type="float" office:value="0.319222761970854" calcext:value-type="float">
            <text:p>0.319222761970854</text:p>
          </table:table-cell>
          <table:table-cell office:value-type="float" office:value="5" calcext:value-type="float">
            <text:p>5</text:p>
          </table:table-cell>
          <table:table-cell office:value-type="float" office:value="0.333564814814815" calcext:value-type="float">
            <text:p>0.333564814814815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200" calcext:value-type="float">
            <text:p>9200</text:p>
          </table:table-cell>
          <table:table-cell office:value-type="float" office:value="18040" calcext:value-type="float">
            <text:p>18040</text:p>
          </table:table-cell>
          <table:table-cell office:value-type="float" office:value="15.8639833448994" calcext:value-type="float">
            <text:p>15.8639833448994</text:p>
          </table:table-cell>
          <table:table-cell office:value-type="float" office:value="13.569844789357" calcext:value-type="float">
            <text:p>13.569844789357</text:p>
          </table:table-cell>
          <table:table-cell office:value-type="float" office:value="14.4782608695652" calcext:value-type="float">
            <text:p>14.4782608695652</text:p>
          </table:table-cell>
          <table:table-cell office:value-type="float" office:value="8.00555555555556" calcext:value-type="float">
            <text:p>8.00555555555556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5.01111111111111" calcext:value-type="float">
            <text:p>5.0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4.hyp.tx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_Middle_aged_adult</text:p>
          </table:table-cell>
          <table:table-cell office:value-type="float" office:value="1.17756944444444" calcext:value-type="float">
            <text:p>1.17756944444444</text:p>
          </table:table-cell>
          <table:table-cell office:value-type="float" office:value="3620" calcext:value-type="float">
            <text:p>3620</text:p>
          </table:table-cell>
          <table:table-cell office:value-type="float" office:value="0.941574074074074" calcext:value-type="float">
            <text:p>0.941574074074074</text:p>
          </table:table-cell>
          <table:table-cell office:value-type="float" office:value="0.202567760342368" calcext:value-type="float">
            <text:p>0.202567760342368</text:p>
          </table:table-cell>
          <table:table-cell office:value-type="float" office:value="3" calcext:value-type="float">
            <text:p>3</text:p>
          </table:table-cell>
          <table:table-cell office:value-type="float" office:value="0.324537037037037" calcext:value-type="float">
            <text:p>0.324537037037037</text:p>
          </table:table-cell>
          <table:table-cell office:value-type="float" office:value="258" calcext:value-type="float">
            <text:p>258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5680" calcext:value-type="float">
            <text:p>5680</text:p>
          </table:table-cell>
          <table:table-cell office:value-type="float" office:value="16280" calcext:value-type="float">
            <text:p>16280</text:p>
          </table:table-cell>
          <table:table-cell office:value-type="float" office:value="33.1241084165478" calcext:value-type="float">
            <text:p>33.1241084165478</text:p>
          </table:table-cell>
          <table:table-cell office:value-type="float" office:value="26.7567567567568" calcext:value-type="float">
            <text:p>26.7567567567568</text:p>
          </table:table-cell>
          <table:table-cell office:value-type="float" office:value="32.9577464788732" calcext:value-type="float">
            <text:p>32.9577464788732</text:p>
          </table:table-cell>
          <table:table-cell office:value-type="float" office:value="7.78888888888889" calcext:value-type="float">
            <text:p>7.78888888888889</text:p>
          </table:table-cell>
          <table:table-cell office:value-type="float" office:value="1.57777777777778" calcext:value-type="float">
            <text:p>1.57777777777778</text:p>
          </table:table-cell>
          <table:table-cell office:value-type="float" office:value="4.52222222222222" calcext:value-type="float">
            <text:p>4.5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5.hyp.txt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_Young_adult</text:p>
          </table:table-cell>
          <table:table-cell office:value-type="float" office:value="1.24302083333333" calcext:value-type="float">
            <text:p>1.24302083333333</text:p>
          </table:table-cell>
          <table:table-cell office:value-type="float" office:value="3820" calcext:value-type="float">
            <text:p>3820</text:p>
          </table:table-cell>
          <table:table-cell office:value-type="float" office:value="0.946956018518519" calcext:value-type="float">
            <text:p>0.946956018518519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5" calcext:value-type="float">
            <text:p>5</text:p>
          </table:table-cell>
          <table:table-cell office:value-type="float" office:value="0.325925925925926" calcext:value-type="float">
            <text:p>0.325925925925926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6820" calcext:value-type="float">
            <text:p>6820</text:p>
          </table:table-cell>
          <table:table-cell office:value-type="float" office:value="19360" calcext:value-type="float">
            <text:p>19360</text:p>
          </table:table-cell>
          <table:table-cell office:value-type="float" office:value="18.6647727272727" calcext:value-type="float">
            <text:p>18.6647727272727</text:p>
          </table:table-cell>
          <table:table-cell office:value-type="float" office:value="13.9462809917355" calcext:value-type="float">
            <text:p>13.9462809917355</text:p>
          </table:table-cell>
          <table:table-cell office:value-type="float" office:value="16.3636363636364" calcext:value-type="float">
            <text:p>16.3636363636364</text:p>
          </table:table-cell>
          <table:table-cell office:value-type="float" office:value="7.82222222222222" calcext:value-type="float">
            <text:p>7.82222222222222</text:p>
          </table:table-cell>
          <table:table-cell office:value-type="float" office:value="1.89444444444444" calcext:value-type="float">
            <text:p>1.89444444444444</text:p>
          </table:table-cell>
          <table:table-cell office:value-type="float" office:value="5.37777777777778" calcext:value-type="float">
            <text:p>5.3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6.hyp.txt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_Young_adult</text:p>
          </table:table-cell>
          <table:table-cell office:value-type="float" office:value="1.10421296296296" calcext:value-type="float">
            <text:p>1.10421296296296</text:p>
          </table:table-cell>
          <table:table-cell office:value-type="float" office:value="840" calcext:value-type="float">
            <text:p>840</text:p>
          </table:table-cell>
          <table:table-cell office:value-type="float" office:value="0.945763888888889" calcext:value-type="float">
            <text:p>0.945763888888889</text:p>
          </table:table-cell>
          <table:table-cell office:value-type="float" office:value="0.174749807544265" calcext:value-type="float">
            <text:p>0.174749807544265</text:p>
          </table:table-cell>
          <table:table-cell office:value-type="float" office:value="2" calcext:value-type="float">
            <text:p>2</text:p>
          </table:table-cell>
          <table:table-cell office:value-type="float" office:value="0.300694444444444" calcext:value-type="float">
            <text:p>0.300694444444444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540" calcext:value-type="float">
            <text:p>4540</text:p>
          </table:table-cell>
          <table:table-cell office:value-type="float" office:value="18860" calcext:value-type="float">
            <text:p>18860</text:p>
          </table:table-cell>
          <table:table-cell office:value-type="float" office:value="9.42263279445728" calcext:value-type="float">
            <text:p>9.42263279445728</text:p>
          </table:table-cell>
          <table:table-cell office:value-type="float" office:value="6.29904559915164" calcext:value-type="float">
            <text:p>6.29904559915164</text:p>
          </table:table-cell>
          <table:table-cell office:value-type="float" office:value="4.75770925110132" calcext:value-type="float">
            <text:p>4.75770925110132</text:p>
          </table:table-cell>
          <table:table-cell office:value-type="float" office:value="7.21666666666667" calcext:value-type="float">
            <text:p>7.21666666666667</text:p>
          </table:table-cell>
          <table:table-cell office:value-type="float" office:value="1.26111111111111" calcext:value-type="float">
            <text:p>1.26111111111111</text:p>
          </table:table-cell>
          <table:table-cell office:value-type="float" office:value="5.23888888888889" calcext:value-type="float">
            <text:p>5.2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7.hyp.txt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_Teenager</text:p>
          </table:table-cell>
          <table:table-cell office:value-type="float" office:value="1.19630787037037" calcext:value-type="float">
            <text:p>1.19630787037037</text:p>
          </table:table-cell>
          <table:table-cell office:value-type="float" office:value="1940" calcext:value-type="float">
            <text:p>1940</text:p>
          </table:table-cell>
          <table:table-cell office:value-type="float" office:value="0.911122685185185" calcext:value-type="float">
            <text:p>0.911122685185185</text:p>
          </table:table-cell>
          <table:table-cell office:value-type="float" office:value="0.239115411195577" calcext:value-type="float">
            <text:p>0.239115411195577</text:p>
          </table:table-cell>
          <table:table-cell office:value-type="float" office:value="3" calcext:value-type="float">
            <text:p>3</text:p>
          </table:table-cell>
          <table:table-cell office:value-type="float" office:value="0.334953703703704" calcext:value-type="float">
            <text:p>0.334953703703704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6920" calcext:value-type="float">
            <text:p>6920</text:p>
          </table:table-cell>
          <table:table-cell office:value-type="float" office:value="21380" calcext:value-type="float">
            <text:p>21380</text:p>
          </table:table-cell>
          <table:table-cell office:value-type="float" office:value="23.5107118175536" calcext:value-type="float">
            <text:p>23.5107118175536</text:p>
          </table:table-cell>
          <table:table-cell office:value-type="float" office:value="5.21983161833489" calcext:value-type="float">
            <text:p>5.21983161833489</text:p>
          </table:table-cell>
          <table:table-cell office:value-type="float" office:value="13.5260115606936" calcext:value-type="float">
            <text:p>13.5260115606936</text:p>
          </table:table-cell>
          <table:table-cell office:value-type="float" office:value="8.03888888888889" calcext:value-type="float">
            <text:p>8.03888888888889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5.93888888888889" calcext:value-type="float">
            <text:p>5.9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8.hyp.txt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_Child</text:p>
          </table:table-cell>
          <table:table-cell office:value-type="float" office:value="1.19349537037037" calcext:value-type="float">
            <text:p>1.19349537037037</text:p>
          </table:table-cell>
          <table:table-cell office:value-type="float" office:value="4020" calcext:value-type="float">
            <text:p>4020</text:p>
          </table:table-cell>
          <table:table-cell office:value-type="float" office:value="0.912592592592593" calcext:value-type="float">
            <text:p>0.912592592592593</text:p>
          </table:table-cell>
          <table:table-cell office:value-type="float" office:value="0.218982630272953" calcext:value-type="float">
            <text:p>0.218982630272953</text:p>
          </table:table-cell>
          <table:table-cell office:value-type="float" office:value="3" calcext:value-type="float">
            <text:p>3</text:p>
          </table:table-cell>
          <table:table-cell office:value-type="float" office:value="0.373148148148148" calcext:value-type="float">
            <text:p>0.373148148148148</text:p>
          </table:table-cell>
          <table:table-cell office:value-type="float" office:value="170" calcext:value-type="float">
            <text:p>170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060" calcext:value-type="float">
            <text:p>7060</text:p>
          </table:table-cell>
          <table:table-cell office:value-type="float" office:value="23520" calcext:value-type="float">
            <text:p>23520</text:p>
          </table:table-cell>
          <table:table-cell office:value-type="float" office:value="18.9826302729529" calcext:value-type="float">
            <text:p>18.9826302729529</text:p>
          </table:table-cell>
          <table:table-cell office:value-type="float" office:value="12.5510204081633" calcext:value-type="float">
            <text:p>12.5510204081633</text:p>
          </table:table-cell>
          <table:table-cell office:value-type="float" office:value="17.3371104815864" calcext:value-type="float">
            <text:p>17.3371104815864</text:p>
          </table:table-cell>
          <table:table-cell office:value-type="float" office:value="8.95555555555556" calcext:value-type="float">
            <text:p>8.95555555555556</text:p>
          </table:table-cell>
          <table:table-cell office:value-type="float" office:value="1.96111111111111" calcext:value-type="float">
            <text:p>1.96111111111111</text:p>
          </table:table-cell>
          <table:table-cell office:value-type="float" office:value="6.53333333333333" calcext:value-type="float">
            <text:p>6.5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19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19916666666667" calcext:value-type="float">
            <text:p>1.19916666666667</text:p>
          </table:table-cell>
          <table:table-cell office:value-type="float" office:value="1900" calcext:value-type="float">
            <text:p>1900</text:p>
          </table:table-cell>
          <table:table-cell office:value-type="float" office:value="0.944421296296296" calcext:value-type="float">
            <text:p>0.944421296296296</text:p>
          </table:table-cell>
          <table:table-cell office:value-type="float" office:value="0.180224403927069" calcext:value-type="float">
            <text:p>0.180224403927069</text:p>
          </table:table-cell>
          <table:table-cell office:value-type="float" office:value="3" calcext:value-type="float">
            <text:p>3</text:p>
          </table:table-cell>
          <table:table-cell office:value-type="float" office:value="0.330092592592593" calcext:value-type="float">
            <text:p>0.330092592592593</text:p>
          </table:table-cell>
          <table:table-cell table:number-columns-repeated="3"/>
          <table:table-cell office:value-type="float" office:value="5140" calcext:value-type="float">
            <text:p>5140</text:p>
          </table:table-cell>
          <table:table-cell office:value-type="float" office:value="21880" calcext:value-type="float">
            <text:p>21880</text:p>
          </table:table-cell>
          <table:table-cell table:number-columns-repeated="3"/>
          <table:table-cell office:value-type="float" office:value="7.92222222222222" calcext:value-type="float">
            <text:p>7.92222222222222</text:p>
          </table:table-cell>
          <table:table-cell office:value-type="float" office:value="1.42777777777778" calcext:value-type="float">
            <text:p>1.42777777777778</text:p>
          </table:table-cell>
          <table:table-cell office:value-type="float" office:value="6.07777777777778" calcext:value-type="float">
            <text:p>6.0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0.hyp.txt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_Middle_aged_adult</text:p>
          </table:table-cell>
          <table:table-cell office:value-type="float" office:value="1.04790509259259" calcext:value-type="float">
            <text:p>1.04790509259259</text:p>
          </table:table-cell>
          <table:table-cell office:value-type="float" office:value="820" calcext:value-type="float">
            <text:p>820</text:p>
          </table:table-cell>
          <table:table-cell office:value-type="float" office:value="0.952650462962963" calcext:value-type="float">
            <text:p>0.952650462962963</text:p>
          </table:table-cell>
          <table:table-cell office:value-type="float" office:value="0.169948942377826" calcext:value-type="float">
            <text:p>0.169948942377826</text:p>
          </table:table-cell>
          <table:table-cell office:value-type="float" office:value="2" calcext:value-type="float">
            <text:p>2</text:p>
          </table:table-cell>
          <table:table-cell office:value-type="float" office:value="0.317361111111111" calcext:value-type="float">
            <text:p>0.317361111111111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4660" calcext:value-type="float">
            <text:p>4660</text:p>
          </table:table-cell>
          <table:table-cell office:value-type="float" office:value="16600" calcext:value-type="float">
            <text:p>16600</text:p>
          </table:table-cell>
          <table:table-cell office:value-type="float" office:value="24.945295404814" calcext:value-type="float">
            <text:p>24.945295404814</text:p>
          </table:table-cell>
          <table:table-cell office:value-type="float" office:value="21.0361445783133" calcext:value-type="float">
            <text:p>21.0361445783133</text:p>
          </table:table-cell>
          <table:table-cell office:value-type="float" office:value="33.2188841201717" calcext:value-type="float">
            <text:p>33.2188841201717</text:p>
          </table:table-cell>
          <table:table-cell office:value-type="float" office:value="7.61666666666667" calcext:value-type="float">
            <text:p>7.61666666666667</text:p>
          </table:table-cell>
          <table:table-cell office:value-type="float" office:value="1.29444444444444" calcext:value-type="float">
            <text:p>1.29444444444444</text:p>
          </table:table-cell>
          <table:table-cell office:value-type="float" office:value="4.61111111111111" calcext:value-type="float">
            <text:p>4.6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1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13622685185185" calcext:value-type="float">
            <text:p>1.13622685185185</text:p>
          </table:table-cell>
          <table:table-cell office:value-type="float" office:value="1940" calcext:value-type="float">
            <text:p>1940</text:p>
          </table:table-cell>
          <table:table-cell office:value-type="float" office:value="0.947685185185185" calcext:value-type="float">
            <text:p>0.947685185185185</text:p>
          </table:table-cell>
          <table:table-cell office:value-type="float" office:value="0.255259467040673" calcext:value-type="float">
            <text:p>0.255259467040673</text:p>
          </table:table-cell>
          <table:table-cell office:value-type="float" office:value="3" calcext:value-type="float">
            <text:p>3</text:p>
          </table:table-cell>
          <table:table-cell office:value-type="float" office:value="0.330092592592593" calcext:value-type="float">
            <text:p>0.330092592592593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280" calcext:value-type="float">
            <text:p>7280</text:p>
          </table:table-cell>
          <table:table-cell office:value-type="float" office:value="19160" calcext:value-type="float">
            <text:p>19160</text:p>
          </table:table-cell>
          <table:table-cell office:value-type="float" office:value="13.5063113604488" calcext:value-type="float">
            <text:p>13.5063113604488</text:p>
          </table:table-cell>
          <table:table-cell office:value-type="float" office:value="9.20668058455115" calcext:value-type="float">
            <text:p>9.20668058455115</text:p>
          </table:table-cell>
          <table:table-cell office:value-type="float" office:value="17.8021978021978" calcext:value-type="float">
            <text:p>17.8021978021978</text:p>
          </table:table-cell>
          <table:table-cell office:value-type="float" office:value="7.92222222222222" calcext:value-type="float">
            <text:p>7.92222222222222</text:p>
          </table:table-cell>
          <table:table-cell office:value-type="float" office:value="2.02222222222222" calcext:value-type="float">
            <text:p>2.02222222222222</text:p>
          </table:table-cell>
          <table:table-cell office:value-type="float" office:value="5.32222222222222" calcext:value-type="float">
            <text:p>5.3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2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4929398148148" calcext:value-type="float">
            <text:p>1.24929398148148</text:p>
          </table:table-cell>
          <table:table-cell office:value-type="float" office:value="5340" calcext:value-type="float">
            <text:p>5340</text:p>
          </table:table-cell>
          <table:table-cell office:value-type="float" office:value="0.95068287037037" calcext:value-type="float">
            <text:p>0.95068287037037</text:p>
          </table:table-cell>
          <table:table-cell office:value-type="float" office:value="0.278291814946619" calcext:value-type="float">
            <text:p>0.278291814946619</text:p>
          </table:table-cell>
          <table:table-cell office:value-type="float" office:value="4" calcext:value-type="float">
            <text:p>4</text:p>
          </table:table-cell>
          <table:table-cell office:value-type="float" office:value="0.325231481481481" calcext:value-type="float">
            <text:p>0.325231481481481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7820" calcext:value-type="float">
            <text:p>7820</text:p>
          </table:table-cell>
          <table:table-cell office:value-type="float" office:value="19280" calcext:value-type="float">
            <text:p>19280</text:p>
          </table:table-cell>
          <table:table-cell office:value-type="float" office:value="28.6975088967972" calcext:value-type="float">
            <text:p>28.6975088967972</text:p>
          </table:table-cell>
          <table:table-cell office:value-type="float" office:value="21.4730290456432" calcext:value-type="float">
            <text:p>21.4730290456432</text:p>
          </table:table-cell>
          <table:table-cell office:value-type="float" office:value="29.462915601023" calcext:value-type="float">
            <text:p>29.462915601023</text:p>
          </table:table-cell>
          <table:table-cell office:value-type="float" office:value="7.80555555555556" calcext:value-type="float">
            <text:p>7.80555555555556</text:p>
          </table:table-cell>
          <table:table-cell office:value-type="float" office:value="2.17222222222222" calcext:value-type="float">
            <text:p>2.17222222222222</text:p>
          </table:table-cell>
          <table:table-cell office:value-type="float" office:value="5.35555555555556" calcext:value-type="float">
            <text:p>5.3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3.hyp.tx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_Young_adult</text:p>
          </table:table-cell>
          <table:table-cell office:value-type="float" office:value="1.25819444444444" calcext:value-type="float">
            <text:p>1.25819444444444</text:p>
          </table:table-cell>
          <table:table-cell office:value-type="float" office:value="6240" calcext:value-type="float">
            <text:p>6240</text:p>
          </table:table-cell>
          <table:table-cell office:value-type="float" office:value="0.950902777777778" calcext:value-type="float">
            <text:p>0.950902777777778</text:p>
          </table:table-cell>
          <table:table-cell office:value-type="float" office:value="0.312146892655367" calcext:value-type="float">
            <text:p>0.312146892655367</text:p>
          </table:table-cell>
          <table:table-cell office:value-type="float" office:value="5" calcext:value-type="float">
            <text:p>5</text:p>
          </table:table-cell>
          <table:table-cell office:value-type="float" office:value="0.327777777777778" calcext:value-type="float">
            <text:p>0.327777777777778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8840" calcext:value-type="float">
            <text:p>8840</text:p>
          </table:table-cell>
          <table:table-cell office:value-type="float" office:value="17240" calcext:value-type="float">
            <text:p>17240</text:p>
          </table:table-cell>
          <table:table-cell office:value-type="float" office:value="19.1949152542373" calcext:value-type="float">
            <text:p>19.1949152542373</text:p>
          </table:table-cell>
          <table:table-cell office:value-type="float" office:value="12.3201856148492" calcext:value-type="float">
            <text:p>12.3201856148492</text:p>
          </table:table-cell>
          <table:table-cell office:value-type="float" office:value="25.2488687782805" calcext:value-type="float">
            <text:p>25.2488687782805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2.45555555555556" calcext:value-type="float">
            <text:p>2.45555555555556</text:p>
          </table:table-cell>
          <table:table-cell office:value-type="float" office:value="4.78888888888889" calcext:value-type="float">
            <text:p>4.7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4.hyp.tx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21138888888889" calcext:value-type="float">
            <text:p>1.21138888888889</text:p>
          </table:table-cell>
          <table:table-cell office:value-type="float" office:value="300" calcext:value-type="float">
            <text:p>300</text:p>
          </table:table-cell>
          <table:table-cell office:value-type="float" office:value="0.950740740740741" calcext:value-type="float">
            <text:p>0.950740740740741</text:p>
          </table:table-cell>
          <table:table-cell office:value-type="float" office:value="0.166089965397924" calcext:value-type="float">
            <text:p>0.166089965397924</text:p>
          </table:table-cell>
          <table:table-cell office:value-type="float" office:value="2" calcext:value-type="float">
            <text:p>2</text:p>
          </table:table-cell>
          <table:table-cell office:value-type="float" office:value="0.267592592592593" calcext:value-type="float">
            <text:p>0.267592592592593</text:p>
          </table:table-cell>
          <table:table-cell office:value-type="float" office:value="271" calcext:value-type="float">
            <text:p>27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840" calcext:value-type="float">
            <text:p>3840</text:p>
          </table:table-cell>
          <table:table-cell office:value-type="float" office:value="11040" calcext:value-type="float">
            <text:p>11040</text:p>
          </table:table-cell>
          <table:table-cell office:value-type="float" office:value="42.19723183391" calcext:value-type="float">
            <text:p>42.19723183391</text:p>
          </table:table-cell>
          <table:table-cell office:value-type="float" office:value="25.4347826086957" calcext:value-type="float">
            <text:p>25.4347826086957</text:p>
          </table:table-cell>
          <table:table-cell office:value-type="float" office:value="16.875" calcext:value-type="float">
            <text:p>16.875</text:p>
          </table:table-cell>
          <table:table-cell office:value-type="float" office:value="6.42222222222222" calcext:value-type="float">
            <text:p>6.42222222222222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3.06666666666667" calcext:value-type="float">
            <text:p>3.0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5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19648148148148" calcext:value-type="float">
            <text:p>1.19648148148148</text:p>
          </table:table-cell>
          <table:table-cell office:value-type="float" office:value="4560" calcext:value-type="float">
            <text:p>4560</text:p>
          </table:table-cell>
          <table:table-cell office:value-type="float" office:value="0.950185185185185" calcext:value-type="float">
            <text:p>0.950185185185185</text:p>
          </table:table-cell>
          <table:table-cell office:value-type="float" office:value="0.306451612903226" calcext:value-type="float">
            <text:p>0.306451612903226</text:p>
          </table:table-cell>
          <table:table-cell office:value-type="float" office:value="4" calcext:value-type="float">
            <text:p>4</text:p>
          </table:table-cell>
          <table:table-cell office:value-type="float" office:value="0.330092592592593" calcext:value-type="float">
            <text:p>0.330092592592593</text:p>
          </table:table-cell>
          <table:table-cell office:value-type="float" office:value="176" calcext:value-type="float">
            <text:p>1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740" calcext:value-type="float">
            <text:p>8740</text:p>
          </table:table-cell>
          <table:table-cell office:value-type="float" office:value="18200" calcext:value-type="float">
            <text:p>18200</text:p>
          </table:table-cell>
          <table:table-cell office:value-type="float" office:value="22.2159887798036" calcext:value-type="float">
            <text:p>22.2159887798036</text:p>
          </table:table-cell>
          <table:table-cell office:value-type="float" office:value="16.021978021978" calcext:value-type="float">
            <text:p>16.021978021978</text:p>
          </table:table-cell>
          <table:table-cell office:value-type="float" office:value="30.4805491990847" calcext:value-type="float">
            <text:p>30.4805491990847</text:p>
          </table:table-cell>
          <table:table-cell office:value-type="float" office:value="7.92222222222222" calcext:value-type="float">
            <text:p>7.92222222222222</text:p>
          </table:table-cell>
          <table:table-cell office:value-type="float" office:value="2.42777777777778" calcext:value-type="float">
            <text:p>2.42777777777778</text:p>
          </table:table-cell>
          <table:table-cell office:value-type="float" office:value="5.05555555555556" calcext:value-type="float">
            <text:p>5.0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6.hyp.tx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_Teenager</text:p>
          </table:table-cell>
          <table:table-cell office:value-type="float" office:value="1.25498842592593" calcext:value-type="float">
            <text:p>1.25498842592593</text:p>
          </table:table-cell>
          <table:table-cell office:value-type="float" office:value="4560" calcext:value-type="float">
            <text:p>4560</text:p>
          </table:table-cell>
          <table:table-cell office:value-type="float" office:value="0.946770833333333" calcext:value-type="float">
            <text:p>0.946770833333333</text:p>
          </table:table-cell>
          <table:table-cell office:value-type="float" office:value="0.20682302771855" calcext:value-type="float">
            <text:p>0.20682302771855</text:p>
          </table:table-cell>
          <table:table-cell office:value-type="float" office:value="5" calcext:value-type="float">
            <text:p>5</text:p>
          </table:table-cell>
          <table:table-cell office:value-type="float" office:value="0.325694444444444" calcext:value-type="float">
            <text:p>0.325694444444444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5820" calcext:value-type="float">
            <text:p>5820</text:p>
          </table:table-cell>
          <table:table-cell office:value-type="float" office:value="18920" calcext:value-type="float">
            <text:p>18920</text:p>
          </table:table-cell>
          <table:table-cell office:value-type="float" office:value="21.6204690831557" calcext:value-type="float">
            <text:p>21.6204690831557</text:p>
          </table:table-cell>
          <table:table-cell office:value-type="float" office:value="16.553911205074" calcext:value-type="float">
            <text:p>16.553911205074</text:p>
          </table:table-cell>
          <table:table-cell office:value-type="float" office:value="22.8865979381443" calcext:value-type="float">
            <text:p>22.8865979381443</text:p>
          </table:table-cell>
          <table:table-cell office:value-type="float" office:value="7.81666666666667" calcext:value-type="float">
            <text:p>7.81666666666667</text:p>
          </table:table-cell>
          <table:table-cell office:value-type="float" office:value="1.61666666666667" calcext:value-type="float">
            <text:p>1.61666666666667</text:p>
          </table:table-cell>
          <table:table-cell office:value-type="float" office:value="5.25555555555556" calcext:value-type="float">
            <text:p>5.2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7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22103009259259" calcext:value-type="float">
            <text:p>1.22103009259259</text:p>
          </table:table-cell>
          <table:table-cell office:value-type="float" office:value="2980" calcext:value-type="float">
            <text:p>2980</text:p>
          </table:table-cell>
          <table:table-cell office:value-type="float" office:value="0.950891203703704" calcext:value-type="float">
            <text:p>0.950891203703704</text:p>
          </table:table-cell>
          <table:table-cell office:value-type="float" office:value="0.187368421052632" calcext:value-type="float">
            <text:p>0.187368421052632</text:p>
          </table:table-cell>
          <table:table-cell office:value-type="float" office:value="3" calcext:value-type="float">
            <text:p>3</text:p>
          </table:table-cell>
          <table:table-cell office:value-type="float" office:value="0.329861111111111" calcext:value-type="float">
            <text:p>0.329861111111111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5340" calcext:value-type="float">
            <text:p>5340</text:p>
          </table:table-cell>
          <table:table-cell office:value-type="float" office:value="20800" calcext:value-type="float">
            <text:p>20800</text:p>
          </table:table-cell>
          <table:table-cell office:value-type="float" office:value="20.9684210526316" calcext:value-type="float">
            <text:p>20.9684210526316</text:p>
          </table:table-cell>
          <table:table-cell office:value-type="float" office:value="13.3269230769231" calcext:value-type="float">
            <text:p>13.3269230769231</text:p>
          </table:table-cell>
          <table:table-cell office:value-type="float" office:value="37.0786516853933" calcext:value-type="float">
            <text:p>37.0786516853933</text:p>
          </table:table-cell>
          <table:table-cell office:value-type="float" office:value="7.91666666666667" calcext:value-type="float">
            <text:p>7.91666666666667</text:p>
          </table:table-cell>
          <table:table-cell office:value-type="float" office:value="1.48333333333333" calcext:value-type="float">
            <text:p>1.48333333333333</text:p>
          </table:table-cell>
          <table:table-cell office:value-type="float" office:value="5.77777777777778" calcext:value-type="float">
            <text:p>5.7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8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22672453703704" calcext:value-type="float">
            <text:p>1.22672453703704</text:p>
          </table:table-cell>
          <table:table-cell office:value-type="float" office:value="3680" calcext:value-type="float">
            <text:p>3680</text:p>
          </table:table-cell>
          <table:table-cell office:value-type="float" office:value="0.953113425925926" calcext:value-type="float">
            <text:p>0.953113425925926</text:p>
          </table:table-cell>
          <table:table-cell office:value-type="float" office:value="0.249823071479122" calcext:value-type="float">
            <text:p>0.249823071479122</text:p>
          </table:table-cell>
          <table:table-cell office:value-type="float" office:value="4" calcext:value-type="float">
            <text:p>4</text:p>
          </table:table-cell>
          <table:table-cell office:value-type="float" office:value="0.327083333333333" calcext:value-type="float">
            <text:p>0.327083333333333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7060" calcext:value-type="float">
            <text:p>7060</text:p>
          </table:table-cell>
          <table:table-cell office:value-type="float" office:value="19680" calcext:value-type="float">
            <text:p>19680</text:p>
          </table:table-cell>
          <table:table-cell office:value-type="float" office:value="16.4331210191083" calcext:value-type="float">
            <text:p>16.4331210191083</text:p>
          </table:table-cell>
          <table:table-cell office:value-type="float" office:value="12.4390243902439" calcext:value-type="float">
            <text:p>12.4390243902439</text:p>
          </table:table-cell>
          <table:table-cell office:value-type="float" office:value="17.8470254957507" calcext:value-type="float">
            <text:p>17.8470254957507</text:p>
          </table:table-cell>
          <table:table-cell office:value-type="float" office:value="7.85" calcext:value-type="float">
            <text:p>7.85</text:p>
          </table:table-cell>
          <table:table-cell office:value-type="float" office:value="1.96111111111111" calcext:value-type="float">
            <text:p>1.96111111111111</text:p>
          </table:table-cell>
          <table:table-cell office:value-type="float" office:value="5.46666666666667" calcext:value-type="float">
            <text:p>5.4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29.hyp.tx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1637731481482" calcext:value-type="float">
            <text:p>1.21637731481482</text:p>
          </table:table-cell>
          <table:table-cell office:value-type="float" office:value="3060" calcext:value-type="float">
            <text:p>3060</text:p>
          </table:table-cell>
          <table:table-cell office:value-type="float" office:value="0.950173611111111" calcext:value-type="float">
            <text:p>0.950173611111111</text:p>
          </table:table-cell>
          <table:table-cell office:value-type="float" office:value="0.210604929051531" calcext:value-type="float">
            <text:p>0.210604929051531</text:p>
          </table:table-cell>
          <table:table-cell office:value-type="float" office:value="4" calcext:value-type="float">
            <text:p>4</text:p>
          </table:table-cell>
          <table:table-cell office:value-type="float" office:value="0.309953703703704" calcext:value-type="float">
            <text:p>0.309953703703704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640" calcext:value-type="float">
            <text:p>5640</text:p>
          </table:table-cell>
          <table:table-cell office:value-type="float" office:value="20100" calcext:value-type="float">
            <text:p>20100</text:p>
          </table:table-cell>
          <table:table-cell office:value-type="float" office:value="18.0134428678118" calcext:value-type="float">
            <text:p>18.0134428678118</text:p>
          </table:table-cell>
          <table:table-cell office:value-type="float" office:value="11.1044776119403" calcext:value-type="float">
            <text:p>11.1044776119403</text:p>
          </table:table-cell>
          <table:table-cell office:value-type="float" office:value="14.6808510638298" calcext:value-type="float">
            <text:p>14.6808510638298</text:p>
          </table:table-cell>
          <table:table-cell office:value-type="float" office:value="7.43888888888889" calcext:value-type="float">
            <text:p>7.43888888888889</text:p>
          </table:table-cell>
          <table:table-cell office:value-type="float" office:value="1.56666666666667" calcext:value-type="float">
            <text:p>1.56666666666667</text:p>
          </table:table-cell>
          <table:table-cell office:value-type="float" office:value="5.58333333333333" calcext:value-type="float">
            <text:p>5.5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0.hyp.txt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_Young_adult</text:p>
          </table:table-cell>
          <table:table-cell office:value-type="float" office:value="1.23018518518519" calcext:value-type="float">
            <text:p>1.23018518518519</text:p>
          </table:table-cell>
          <table:table-cell office:value-type="float" office:value="5680" calcext:value-type="float">
            <text:p>5680</text:p>
          </table:table-cell>
          <table:table-cell office:value-type="float" office:value="0.944537037037037" calcext:value-type="float">
            <text:p>0.944537037037037</text:p>
          </table:table-cell>
          <table:table-cell office:value-type="float" office:value="0.280701754385965" calcext:value-type="float">
            <text:p>0.280701754385965</text:p>
          </table:table-cell>
          <table:table-cell office:value-type="float" office:value="5" calcext:value-type="float">
            <text:p>5</text:p>
          </table:table-cell>
          <table:table-cell office:value-type="float" office:value="0.329861111111111" calcext:value-type="float">
            <text:p>0.329861111111111</text:p>
          </table:table-cell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9600" calcext:value-type="float">
            <text:p>19600</text:p>
          </table:table-cell>
          <table:table-cell office:value-type="float" office:value="17.4315789473684" calcext:value-type="float">
            <text:p>17.4315789473684</text:p>
          </table:table-cell>
          <table:table-cell office:value-type="float" office:value="12.3061224489796" calcext:value-type="float">
            <text:p>12.3061224489796</text:p>
          </table:table-cell>
          <table:table-cell office:value-type="float" office:value="18" calcext:value-type="float">
            <text:p>18</text:p>
          </table:table-cell>
          <table:table-cell office:value-type="float" office:value="7.91666666666667" calcext:value-type="float">
            <text:p>7.91666666666667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5.44444444444445" calcext:value-type="float">
            <text:p>5.4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1.hyp.tx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06975694444444" calcext:value-type="float">
            <text:p>1.06975694444444</text:p>
          </table:table-cell>
          <table:table-cell office:value-type="float" office:value="1140" calcext:value-type="float">
            <text:p>1140</text:p>
          </table:table-cell>
          <table:table-cell office:value-type="float" office:value="0.943831018518519" calcext:value-type="float">
            <text:p>0.943831018518519</text:p>
          </table:table-cell>
          <table:table-cell office:value-type="float" office:value="0.288005578800558" calcext:value-type="float">
            <text:p>0.288005578800558</text:p>
          </table:table-cell>
          <table:table-cell office:value-type="float" office:value="2" calcext:value-type="float">
            <text:p>2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260" calcext:value-type="float">
            <text:p>8260</text:p>
          </table:table-cell>
          <table:table-cell office:value-type="float" office:value="18700" calcext:value-type="float">
            <text:p>18700</text:p>
          </table:table-cell>
          <table:table-cell office:value-type="float" office:value="7.53138075313808" calcext:value-type="float">
            <text:p>7.53138075313808</text:p>
          </table:table-cell>
          <table:table-cell office:value-type="float" office:value="4.23529411764706" calcext:value-type="float">
            <text:p>4.23529411764706</text:p>
          </table:table-cell>
          <table:table-cell office:value-type="float" office:value="8.71670702179177" calcext:value-type="float">
            <text:p>8.71670702179177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2.29444444444444" calcext:value-type="float">
            <text:p>2.29444444444444</text:p>
          </table:table-cell>
          <table:table-cell office:value-type="float" office:value="5.19444444444445" calcext:value-type="float">
            <text:p>5.19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2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0099537037037" calcext:value-type="float">
            <text:p>1.20099537037037</text:p>
          </table:table-cell>
          <table:table-cell office:value-type="float" office:value="4080" calcext:value-type="float">
            <text:p>4080</text:p>
          </table:table-cell>
          <table:table-cell office:value-type="float" office:value="0.948101851851852" calcext:value-type="float">
            <text:p>0.948101851851852</text:p>
          </table:table-cell>
          <table:table-cell office:value-type="float" office:value="0.286414565826331" calcext:value-type="float">
            <text:p>0.286414565826331</text:p>
          </table:table-cell>
          <table:table-cell office:value-type="float" office:value="4" calcext:value-type="float">
            <text:p>4</text:p>
          </table:table-cell>
          <table:table-cell office:value-type="float" office:value="0.330555555555556" calcext:value-type="float">
            <text:p>0.330555555555556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180" calcext:value-type="float">
            <text:p>8180</text:p>
          </table:table-cell>
          <table:table-cell office:value-type="float" office:value="18220" calcext:value-type="float">
            <text:p>18220</text:p>
          </table:table-cell>
          <table:table-cell office:value-type="float" office:value="14.7478991596639" calcext:value-type="float">
            <text:p>14.7478991596639</text:p>
          </table:table-cell>
          <table:table-cell office:value-type="float" office:value="6.52030735455543" calcext:value-type="float">
            <text:p>6.52030735455543</text:p>
          </table:table-cell>
          <table:table-cell office:value-type="float" office:value="23.3251833740831" calcext:value-type="float">
            <text:p>23.3251833740831</text:p>
          </table:table-cell>
          <table:table-cell office:value-type="float" office:value="7.93333333333333" calcext:value-type="float">
            <text:p>7.93333333333333</text:p>
          </table:table-cell>
          <table:table-cell office:value-type="float" office:value="2.27222222222222" calcext:value-type="float">
            <text:p>2.27222222222222</text:p>
          </table:table-cell>
          <table:table-cell office:value-type="float" office:value="5.06111111111111" calcext:value-type="float">
            <text:p>5.0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3.hyp.tx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10386574074074" calcext:value-type="float">
            <text:p>1.10386574074074</text:p>
          </table:table-cell>
          <table:table-cell office:value-type="float" office:value="860" calcext:value-type="float">
            <text:p>860</text:p>
          </table:table-cell>
          <table:table-cell office:value-type="float" office:value="0.953055555555556" calcext:value-type="float">
            <text:p>0.953055555555556</text:p>
          </table:table-cell>
          <table:table-cell office:value-type="float" office:value="0.200153964588145" calcext:value-type="float">
            <text:p>0.200153964588145</text:p>
          </table:table-cell>
          <table:table-cell office:value-type="float" office:value="2" calcext:value-type="float">
            <text:p>2</text:p>
          </table:table-cell>
          <table:table-cell office:value-type="float" office:value="0.300694444444444" calcext:value-type="float">
            <text:p>0.300694444444444</text:p>
          </table:table-cell>
          <table:table-cell table:number-columns-repeated="3"/>
          <table:table-cell office:value-type="float" office:value="5200" calcext:value-type="float">
            <text:p>5200</text:p>
          </table:table-cell>
          <table:table-cell office:value-type="float" office:value="18780" calcext:value-type="float">
            <text:p>18780</text:p>
          </table:table-cell>
          <table:table-cell table:number-columns-repeated="3"/>
          <table:table-cell office:value-type="float" office:value="7.21666666666667" calcext:value-type="float">
            <text:p>7.21666666666667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5.21666666666667" calcext:value-type="float">
            <text:p>5.2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4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3068287037037" calcext:value-type="float">
            <text:p>1.23068287037037</text:p>
          </table:table-cell>
          <table:table-cell office:value-type="float" office:value="3760" calcext:value-type="float">
            <text:p>3760</text:p>
          </table:table-cell>
          <table:table-cell office:value-type="float" office:value="0.948622685185185" calcext:value-type="float">
            <text:p>0.948622685185185</text:p>
          </table:table-cell>
          <table:table-cell office:value-type="float" office:value="0.204325130499627" calcext:value-type="float">
            <text:p>0.204325130499627</text:p>
          </table:table-cell>
          <table:table-cell office:value-type="float" office:value="5" calcext:value-type="float">
            <text:p>5</text:p>
          </table:table-cell>
          <table:table-cell office:value-type="float" office:value="0.310416666666667" calcext:value-type="float">
            <text:p>0.310416666666667</text:p>
          </table:table-cell>
          <table:table-cell table:number-columns-repeated="3"/>
          <table:table-cell office:value-type="float" office:value="5480" calcext:value-type="float">
            <text:p>5480</text:p>
          </table:table-cell>
          <table:table-cell office:value-type="float" office:value="20440" calcext:value-type="float">
            <text:p>20440</text:p>
          </table:table-cell>
          <table:table-cell table:number-columns-repeated="3"/>
          <table:table-cell office:value-type="float" office:value="7.45" calcext:value-type="float">
            <text:p>7.45</text:p>
          </table:table-cell>
          <table:table-cell office:value-type="float" office:value="1.52222222222222" calcext:value-type="float">
            <text:p>1.52222222222222</text:p>
          </table:table-cell>
          <table:table-cell office:value-type="float" office:value="5.67777777777778" calcext:value-type="float">
            <text:p>5.6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5.hyp.txt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_Young_adult</text:p>
          </table:table-cell>
          <table:table-cell office:value-type="float" office:value="1.25261574074074" calcext:value-type="float">
            <text:p>1.25261574074074</text:p>
          </table:table-cell>
          <table:table-cell office:value-type="float" office:value="3880" calcext:value-type="float">
            <text:p>3880</text:p>
          </table:table-cell>
          <table:table-cell office:value-type="float" office:value="0.95400462962963" calcext:value-type="float">
            <text:p>0.95400462962963</text:p>
          </table:table-cell>
          <table:table-cell office:value-type="float" office:value="0.209497206703911" calcext:value-type="float">
            <text:p>0.209497206703911</text:p>
          </table:table-cell>
          <table:table-cell office:value-type="float" office:value="4" calcext:value-type="float">
            <text:p>4</text:p>
          </table:table-cell>
          <table:table-cell office:value-type="float" office:value="0.331481481481482" calcext:value-type="float">
            <text:p>0.331481481481482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9640" calcext:value-type="float">
            <text:p>19640</text:p>
          </table:table-cell>
          <table:table-cell table:number-columns-repeated="3"/>
          <table:table-cell office:value-type="float" office:value="7.95555555555556" calcext:value-type="float">
            <text:p>7.95555555555556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5.45555555555556" calcext:value-type="float">
            <text:p>5.4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6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21987268518519" calcext:value-type="float">
            <text:p>1.21987268518519</text:p>
          </table:table-cell>
          <table:table-cell office:value-type="float" office:value="3660" calcext:value-type="float">
            <text:p>3660</text:p>
          </table:table-cell>
          <table:table-cell office:value-type="float" office:value="0.940358796296296" calcext:value-type="float">
            <text:p>0.940358796296296</text:p>
          </table:table-cell>
          <table:table-cell office:value-type="float" office:value="0.244657332350774" calcext:value-type="float">
            <text:p>0.244657332350774</text:p>
          </table:table-cell>
          <table:table-cell office:value-type="float" office:value="4" calcext:value-type="float">
            <text:p>4</text:p>
          </table:table-cell>
          <table:table-cell office:value-type="float" office:value="0.31412037037037" calcext:value-type="float">
            <text:p>0.31412037037037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640" calcext:value-type="float">
            <text:p>6640</text:p>
          </table:table-cell>
          <table:table-cell office:value-type="float" office:value="19060" calcext:value-type="float">
            <text:p>19060</text:p>
          </table:table-cell>
          <table:table-cell office:value-type="float" office:value="13.3971997052321" calcext:value-type="float">
            <text:p>13.3971997052321</text:p>
          </table:table-cell>
          <table:table-cell office:value-type="float" office:value="9.44386149003148" calcext:value-type="float">
            <text:p>9.44386149003148</text:p>
          </table:table-cell>
          <table:table-cell office:value-type="float" office:value="16.8072289156626" calcext:value-type="float">
            <text:p>16.8072289156626</text:p>
          </table:table-cell>
          <table:table-cell office:value-type="float" office:value="7.53888888888889" calcext:value-type="float">
            <text:p>7.53888888888889</text:p>
          </table:table-cell>
          <table:table-cell office:value-type="float" office:value="1.84444444444444" calcext:value-type="float">
            <text:p>1.84444444444444</text:p>
          </table:table-cell>
          <table:table-cell office:value-type="float" office:value="5.29444444444445" calcext:value-type="float">
            <text:p>5.29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7.hyp.txt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_Teenager</text:p>
          </table:table-cell>
          <table:table-cell office:value-type="float" office:value="1.28400462962963" calcext:value-type="float">
            <text:p>1.28400462962963</text:p>
          </table:table-cell>
          <table:table-cell office:value-type="float" office:value="5840" calcext:value-type="float">
            <text:p>5840</text:p>
          </table:table-cell>
          <table:table-cell office:value-type="float" office:value="0.930532407407407" calcext:value-type="float">
            <text:p>0.930532407407407</text:p>
          </table:table-cell>
          <table:table-cell office:value-type="float" office:value="0.270800211976683" calcext:value-type="float">
            <text:p>0.270800211976683</text:p>
          </table:table-cell>
          <table:table-cell office:value-type="float" office:value="5" calcext:value-type="float">
            <text:p>5</text:p>
          </table:table-cell>
          <table:table-cell office:value-type="float" office:value="0.436805555555556" calcext:value-type="float">
            <text:p>0.436805555555556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0220" calcext:value-type="float">
            <text:p>10220</text:p>
          </table:table-cell>
          <table:table-cell office:value-type="float" office:value="26280" calcext:value-type="float">
            <text:p>26280</text:p>
          </table:table-cell>
          <table:table-cell office:value-type="float" office:value="20.5087440381558" calcext:value-type="float">
            <text:p>20.5087440381558</text:p>
          </table:table-cell>
          <table:table-cell office:value-type="float" office:value="15.2054794520548" calcext:value-type="float">
            <text:p>15.2054794520548</text:p>
          </table:table-cell>
          <table:table-cell office:value-type="float" office:value="22.5440313111546" calcext:value-type="float">
            <text:p>22.5440313111546</text:p>
          </table:table-cell>
          <table:table-cell office:value-type="float" office:value="10.4833333333333" calcext:value-type="float">
            <text:p>10.4833333333333</text:p>
          </table:table-cell>
          <table:table-cell office:value-type="float" office:value="2.83888888888889" calcext:value-type="float">
            <text:p>2.83888888888889</text:p>
          </table:table-cell>
          <table:table-cell office:value-type="float" office:value="7.3" calcext:value-type="float">
            <text:p>7.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8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8712962962963" calcext:value-type="float">
            <text:p>1.28712962962963</text:p>
          </table:table-cell>
          <table:table-cell office:value-type="float" office:value="4040" calcext:value-type="float">
            <text:p>4040</text:p>
          </table:table-cell>
          <table:table-cell office:value-type="float" office:value="1.04476851851852" calcext:value-type="float">
            <text:p>1.04476851851852</text:p>
          </table:table-cell>
          <table:table-cell office:value-type="float" office:value="0.233747260774288" calcext:value-type="float">
            <text:p>0.233747260774288</text:p>
          </table:table-cell>
          <table:table-cell office:value-type="float" office:value="5" calcext:value-type="float">
            <text:p>5</text:p>
          </table:table-cell>
          <table:table-cell office:value-type="float" office:value="0.316898148148148" calcext:value-type="float">
            <text:p>0.316898148148148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400" calcext:value-type="float">
            <text:p>6400</text:p>
          </table:table-cell>
          <table:table-cell office:value-type="float" office:value="18160" calcext:value-type="float">
            <text:p>18160</text:p>
          </table:table-cell>
          <table:table-cell office:value-type="float" office:value="9.46676406135866" calcext:value-type="float">
            <text:p>9.46676406135866</text:p>
          </table:table-cell>
          <table:table-cell office:value-type="float" office:value="8.72246696035242" calcext:value-type="float">
            <text:p>8.72246696035242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7.60555555555556" calcext:value-type="float">
            <text:p>7.60555555555556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5.04444444444445" calcext:value-type="float">
            <text:p>5.0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39.hyp.txt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31424768518519" calcext:value-type="float">
            <text:p>1.31424768518519</text:p>
          </table:table-cell>
          <table:table-cell office:value-type="float" office:value="3440" calcext:value-type="float">
            <text:p>3440</text:p>
          </table:table-cell>
          <table:table-cell office:value-type="float" office:value="0.98369212962963" calcext:value-type="float">
            <text:p>0.98369212962963</text:p>
          </table:table-cell>
          <table:table-cell office:value-type="float" office:value="0.206736353077817" calcext:value-type="float">
            <text:p>0.206736353077817</text:p>
          </table:table-cell>
          <table:table-cell office:value-type="float" office:value="5" calcext:value-type="float">
            <text:p>5</text:p>
          </table:table-cell>
          <table:table-cell office:value-type="float" office:value="0.398611111111111" calcext:value-type="float">
            <text:p>0.398611111111111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120" calcext:value-type="float">
            <text:p>7120</text:p>
          </table:table-cell>
          <table:table-cell office:value-type="float" office:value="22000" calcext:value-type="float">
            <text:p>22000</text:p>
          </table:table-cell>
          <table:table-cell office:value-type="float" office:value="13.588850174216" calcext:value-type="float">
            <text:p>13.588850174216</text:p>
          </table:table-cell>
          <table:table-cell office:value-type="float" office:value="8.50909090909091" calcext:value-type="float">
            <text:p>8.50909090909091</text:p>
          </table:table-cell>
          <table:table-cell office:value-type="float" office:value="13.1460674157303" calcext:value-type="float">
            <text:p>13.1460674157303</text:p>
          </table:table-cell>
          <table:table-cell office:value-type="float" office:value="9.56666666666667" calcext:value-type="float">
            <text:p>9.56666666666667</text:p>
          </table:table-cell>
          <table:table-cell office:value-type="float" office:value="1.97777777777778" calcext:value-type="float">
            <text:p>1.97777777777778</text:p>
          </table:table-cell>
          <table:table-cell office:value-type="float" office:value="6.11111111111111" calcext:value-type="float">
            <text:p>6.1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0.hyp.txt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_Middle_aged_adult</text:p>
          </table:table-cell>
          <table:table-cell office:value-type="float" office:value="1.12155092592593" calcext:value-type="float">
            <text:p>1.12155092592593</text:p>
          </table:table-cell>
          <table:table-cell office:value-type="float" office:value="1600" calcext:value-type="float">
            <text:p>1600</text:p>
          </table:table-cell>
          <table:table-cell office:value-type="float" office:value="0.89712962962963" calcext:value-type="float">
            <text:p>0.89712962962963</text:p>
          </table:table-cell>
          <table:table-cell office:value-type="float" office:value="0.184233076263925" calcext:value-type="float">
            <text:p>0.184233076263925</text:p>
          </table:table-cell>
          <table:table-cell office:value-type="float" office:value="4" calcext:value-type="float">
            <text:p>4</text:p>
          </table:table-cell>
          <table:table-cell office:value-type="float" office:value="0.270138888888889" calcext:value-type="float">
            <text:p>0.27013888888888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300" calcext:value-type="float">
            <text:p>4300</text:p>
          </table:table-cell>
          <table:table-cell office:value-type="float" office:value="16520" calcext:value-type="float">
            <text:p>16520</text:p>
          </table:table-cell>
          <table:table-cell office:value-type="float" office:value="14.3444730077121" calcext:value-type="float">
            <text:p>14.3444730077121</text:p>
          </table:table-cell>
          <table:table-cell office:value-type="float" office:value="7.84503631961259" calcext:value-type="float">
            <text:p>7.84503631961259</text:p>
          </table:table-cell>
          <table:table-cell office:value-type="float" office:value="21.7674418604651" calcext:value-type="float">
            <text:p>21.7674418604651</text:p>
          </table:table-cell>
          <table:table-cell office:value-type="float" office:value="6.48333333333333" calcext:value-type="float">
            <text:p>6.48333333333333</text:p>
          </table:table-cell>
          <table:table-cell office:value-type="float" office:value="1.19444444444444" calcext:value-type="float">
            <text:p>1.19444444444444</text:p>
          </table:table-cell>
          <table:table-cell office:value-type="float" office:value="4.58888888888889" calcext:value-type="float">
            <text:p>4.5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1.hyp.txt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_Teenager</text:p>
          </table:table-cell>
          <table:table-cell office:value-type="float" office:value="1.20020833333333" calcext:value-type="float">
            <text:p>1.20020833333333</text:p>
          </table:table-cell>
          <table:table-cell office:value-type="float" office:value="3600" calcext:value-type="float">
            <text:p>3600</text:p>
          </table:table-cell>
          <table:table-cell office:value-type="float" office:value="0.909236111111111" calcext:value-type="float">
            <text:p>0.909236111111111</text:p>
          </table:table-cell>
          <table:table-cell office:value-type="float" office:value="0.246328437917223" calcext:value-type="float">
            <text:p>0.246328437917223</text:p>
          </table:table-cell>
          <table:table-cell office:value-type="float" office:value="4" calcext:value-type="float">
            <text:p>4</text:p>
          </table:table-cell>
          <table:table-cell office:value-type="float" office:value="0.346759259259259" calcext:value-type="float">
            <text:p>0.346759259259259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380" calcext:value-type="float">
            <text:p>7380</text:p>
          </table:table-cell>
          <table:table-cell office:value-type="float" office:value="21020" calcext:value-type="float">
            <text:p>21020</text:p>
          </table:table-cell>
          <table:table-cell office:value-type="float" office:value="23.1909212283044" calcext:value-type="float">
            <text:p>23.1909212283044</text:p>
          </table:table-cell>
          <table:table-cell office:value-type="float" office:value="11.1322549952426" calcext:value-type="float">
            <text:p>11.1322549952426</text:p>
          </table:table-cell>
          <table:table-cell office:value-type="float" office:value="16.0975609756098" calcext:value-type="float">
            <text:p>16.0975609756098</text:p>
          </table:table-cell>
          <table:table-cell office:value-type="float" office:value="8.32222222222222" calcext:value-type="float">
            <text:p>8.32222222222222</text:p>
          </table:table-cell>
          <table:table-cell office:value-type="float" office:value="2.05" calcext:value-type="float">
            <text:p>2.05</text:p>
          </table:table-cell>
          <table:table-cell office:value-type="float" office:value="5.83888888888889" calcext:value-type="float">
            <text:p>5.8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2.hyp.tx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12708333333333" calcext:value-type="float">
            <text:p>1.12708333333333</text:p>
          </table:table-cell>
          <table:table-cell office:value-type="float" office:value="780" calcext:value-type="float">
            <text:p>780</text:p>
          </table:table-cell>
          <table:table-cell office:value-type="float" office:value="0.988194444444444" calcext:value-type="float">
            <text:p>0.988194444444444</text:p>
          </table:table-cell>
          <table:table-cell office:value-type="float" office:value="0.292716133424098" calcext:value-type="float">
            <text:p>0.292716133424098</text:p>
          </table:table-cell>
          <table:table-cell office:value-type="float" office:value="2" calcext:value-type="float">
            <text:p>2</text:p>
          </table:table-cell>
          <table:table-cell office:value-type="float" office:value="0.340046296296296" calcext:value-type="float">
            <text:p>0.340046296296296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600" calcext:value-type="float">
            <text:p>8600</text:p>
          </table:table-cell>
          <table:table-cell office:value-type="float" office:value="20040" calcext:value-type="float">
            <text:p>20040</text:p>
          </table:table-cell>
          <table:table-cell office:value-type="float" office:value="15.3165418652144" calcext:value-type="float">
            <text:p>15.3165418652144</text:p>
          </table:table-cell>
          <table:table-cell office:value-type="float" office:value="14.9101796407186" calcext:value-type="float">
            <text:p>14.9101796407186</text:p>
          </table:table-cell>
          <table:table-cell office:value-type="float" office:value="13.8139534883721" calcext:value-type="float">
            <text:p>13.8139534883721</text:p>
          </table:table-cell>
          <table:table-cell office:value-type="float" office:value="8.16111111111111" calcext:value-type="float">
            <text:p>8.16111111111111</text:p>
          </table:table-cell>
          <table:table-cell office:value-type="float" office:value="2.38888888888889" calcext:value-type="float">
            <text:p>2.38888888888889</text:p>
          </table:table-cell>
          <table:table-cell office:value-type="float" office:value="5.56666666666667" calcext:value-type="float">
            <text:p>5.5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3.hyp.txt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11792824074074" calcext:value-type="float">
            <text:p>1.11792824074074</text:p>
          </table:table-cell>
          <table:table-cell office:value-type="float" office:value="1000" calcext:value-type="float">
            <text:p>1000</text:p>
          </table:table-cell>
          <table:table-cell office:value-type="float" office:value="0.997789351851852" calcext:value-type="float">
            <text:p>0.997789351851852</text:p>
          </table:table-cell>
          <table:table-cell office:value-type="float" office:value="0.264248704663212" calcext:value-type="float">
            <text:p>0.264248704663212</text:p>
          </table:table-cell>
          <table:table-cell office:value-type="float" office:value="2" calcext:value-type="float">
            <text:p>2</text:p>
          </table:table-cell>
          <table:table-cell office:value-type="float" office:value="0.268055555555556" calcext:value-type="float">
            <text:p>0.268055555555556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6120" calcext:value-type="float">
            <text:p>6120</text:p>
          </table:table-cell>
          <table:table-cell office:value-type="float" office:value="15940" calcext:value-type="float">
            <text:p>15940</text:p>
          </table:table-cell>
          <table:table-cell office:value-type="float" office:value="16.7875647668394" calcext:value-type="float">
            <text:p>16.7875647668394</text:p>
          </table:table-cell>
          <table:table-cell office:value-type="float" office:value="14.228356336261" calcext:value-type="float">
            <text:p>14.228356336261</text:p>
          </table:table-cell>
          <table:table-cell office:value-type="float" office:value="13.5294117647059" calcext:value-type="float">
            <text:p>13.5294117647059</text:p>
          </table:table-cell>
          <table:table-cell office:value-type="float" office:value="6.43333333333333" calcext:value-type="float">
            <text:p>6.43333333333333</text:p>
          </table:table-cell>
          <table:table-cell office:value-type="float" office:value="1.7" calcext:value-type="float">
            <text:p>1.7</text:p>
          </table:table-cell>
          <table:table-cell office:value-type="float" office:value="4.42777777777778" calcext:value-type="float">
            <text:p>4.4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4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4732638888889" calcext:value-type="float">
            <text:p>1.24732638888889</text:p>
          </table:table-cell>
          <table:table-cell office:value-type="float" office:value="4700" calcext:value-type="float">
            <text:p>4700</text:p>
          </table:table-cell>
          <table:table-cell office:value-type="float" office:value="0.968275462962963" calcext:value-type="float">
            <text:p>0.968275462962963</text:p>
          </table:table-cell>
          <table:table-cell office:value-type="float" office:value="0.337098692033294" calcext:value-type="float">
            <text:p>0.337098692033294</text:p>
          </table:table-cell>
          <table:table-cell office:value-type="float" office:value="4" calcext:value-type="float">
            <text:p>4</text:p>
          </table:table-cell>
          <table:table-cell office:value-type="float" office:value="0.389351851851852" calcext:value-type="float">
            <text:p>0.389351851851852</text:p>
          </table:table-cell>
          <table:table-cell office:value-type="float" office:value="132" calcext:value-type="float">
            <text:p>13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1340" calcext:value-type="float">
            <text:p>11340</text:p>
          </table:table-cell>
          <table:table-cell office:value-type="float" office:value="22060" calcext:value-type="float">
            <text:p>22060</text:p>
          </table:table-cell>
          <table:table-cell office:value-type="float" office:value="14.1260404280618" calcext:value-type="float">
            <text:p>14.1260404280618</text:p>
          </table:table-cell>
          <table:table-cell office:value-type="float" office:value="8.97552130553037" calcext:value-type="float">
            <text:p>8.97552130553037</text:p>
          </table:table-cell>
          <table:table-cell office:value-type="float" office:value="19.3650793650794" calcext:value-type="float">
            <text:p>19.3650793650794</text:p>
          </table:table-cell>
          <table:table-cell office:value-type="float" office:value="9.34444444444445" calcext:value-type="float">
            <text:p>9.34444444444445</text:p>
          </table:table-cell>
          <table:table-cell office:value-type="float" office:value="3.15" calcext:value-type="float">
            <text:p>3.15</text:p>
          </table:table-cell>
          <table:table-cell office:value-type="float" office:value="6.12777777777778" calcext:value-type="float">
            <text:p>6.1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5.hyp.txt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_Young_adult</text:p>
          </table:table-cell>
          <table:table-cell office:value-type="float" office:value="1.17969907407407" calcext:value-type="float">
            <text:p>1.17969907407407</text:p>
          </table:table-cell>
          <table:table-cell office:value-type="float" office:value="4940" calcext:value-type="float">
            <text:p>4940</text:p>
          </table:table-cell>
          <table:table-cell office:value-type="float" office:value="0.917777777777778" calcext:value-type="float">
            <text:p>0.917777777777778</text:p>
          </table:table-cell>
          <table:table-cell office:value-type="float" office:value="0.25514950166113" calcext:value-type="float">
            <text:p>0.25514950166113</text:p>
          </table:table-cell>
          <table:table-cell office:value-type="float" office:value="5" calcext:value-type="float">
            <text:p>5</text:p>
          </table:table-cell>
          <table:table-cell office:value-type="float" office:value="0.34837962962963" calcext:value-type="float">
            <text:p>0.34837962962963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680" calcext:value-type="float">
            <text:p>7680</text:p>
          </table:table-cell>
          <table:table-cell office:value-type="float" office:value="18520" calcext:value-type="float">
            <text:p>18520</text:p>
          </table:table-cell>
          <table:table-cell office:value-type="float" office:value="10.8837209302326" calcext:value-type="float">
            <text:p>10.8837209302326</text:p>
          </table:table-cell>
          <table:table-cell office:value-type="float" office:value="5.24838012958963" calcext:value-type="float">
            <text:p>5.24838012958963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8.36111111111111" calcext:value-type="float">
            <text:p>8.36111111111111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5.14444444444445" calcext:value-type="float">
            <text:p>5.1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6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/>
          <table:table-cell office:value-type="float" office:value="1140" calcext:value-type="float">
            <text:p>1140</text:p>
          </table:table-cell>
          <table:table-cell/>
          <table:table-cell office:value-type="float" office:value="0.138273491214668" calcext:value-type="float">
            <text:p>0.138273491214668</text:p>
          </table:table-cell>
          <table:table-cell office:value-type="float" office:value="2" calcext:value-type="float">
            <text:p>2</text:p>
          </table:table-cell>
          <table:table-cell office:value-type="float" office:value="0.303009259259259" calcext:value-type="float">
            <text:p>0.303009259259259</text:p>
          </table:table-cell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620" calcext:value-type="float">
            <text:p>3620</text:p>
          </table:table-cell>
          <table:table-cell office:value-type="float" office:value="17300" calcext:value-type="float">
            <text:p>17300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10.8208092485549" calcext:value-type="float">
            <text:p>10.8208092485549</text:p>
          </table:table-cell>
          <table:table-cell office:value-type="float" office:value="6.96132596685083" calcext:value-type="float">
            <text:p>6.96132596685083</text:p>
          </table:table-cell>
          <table:table-cell office:value-type="float" office:value="7.27222222222222" calcext:value-type="float">
            <text:p>7.27222222222222</text:p>
          </table:table-cell>
          <table:table-cell office:value-type="float" office:value="1.00555555555556" calcext:value-type="float">
            <text:p>1.00555555555556</text:p>
          </table:table-cell>
          <table:table-cell office:value-type="float" office:value="4.80555555555556" calcext:value-type="float">
            <text:p>4.8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7.hyp.txt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17523148148148" calcext:value-type="float">
            <text:p>1.17523148148148</text:p>
          </table:table-cell>
          <table:table-cell office:value-type="float" office:value="3940" calcext:value-type="float">
            <text:p>3940</text:p>
          </table:table-cell>
          <table:table-cell office:value-type="float" office:value="0.907523148148148" calcext:value-type="float">
            <text:p>0.907523148148148</text:p>
          </table:table-cell>
          <table:table-cell office:value-type="float" office:value="0.226969292389853" calcext:value-type="float">
            <text:p>0.226969292389853</text:p>
          </table:table-cell>
          <table:table-cell office:value-type="float" office:value="5" calcext:value-type="float">
            <text:p>5</text:p>
          </table:table-cell>
          <table:table-cell office:value-type="float" office:value="0.346759259259259" calcext:value-type="float">
            <text:p>0.346759259259259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6800" calcext:value-type="float">
            <text:p>6800</text:p>
          </table:table-cell>
          <table:table-cell office:value-type="float" office:value="20920" calcext:value-type="float">
            <text:p>20920</text:p>
          </table:table-cell>
          <table:table-cell office:value-type="float" office:value="22.4699599465955" calcext:value-type="float">
            <text:p>22.4699599465955</text:p>
          </table:table-cell>
          <table:table-cell office:value-type="float" office:value="18.7571701720841" calcext:value-type="float">
            <text:p>18.7571701720841</text:p>
          </table:table-cell>
          <table:table-cell office:value-type="float" office:value="19.0588235294118" calcext:value-type="float">
            <text:p>19.0588235294118</text:p>
          </table:table-cell>
          <table:table-cell office:value-type="float" office:value="8.32222222222222" calcext:value-type="float">
            <text:p>8.32222222222222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5.81111111111111" calcext:value-type="float">
            <text:p>5.8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8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29744212962963" calcext:value-type="float">
            <text:p>1.29744212962963</text:p>
          </table:table-cell>
          <table:table-cell office:value-type="float" office:value="4520" calcext:value-type="float">
            <text:p>4520</text:p>
          </table:table-cell>
          <table:table-cell office:value-type="float" office:value="0.9803125" calcext:value-type="float">
            <text:p>0.98031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4" calcext:value-type="float">
            <text:p>4</text:p>
          </table:table-cell>
          <table:table-cell office:value-type="float" office:value="0.355555555555556" calcext:value-type="float">
            <text:p>0.355555555555556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7440" calcext:value-type="float">
            <text:p>7440</text:p>
          </table:table-cell>
          <table:table-cell office:value-type="float" office:value="22560" calcext:value-type="float">
            <text:p>22560</text:p>
          </table:table-cell>
          <table:table-cell office:value-type="float" office:value="17.4609375" calcext:value-type="float">
            <text:p>17.4609375</text:p>
          </table:table-cell>
          <table:table-cell office:value-type="float" office:value="14.2021276595745" calcext:value-type="float">
            <text:p>14.2021276595745</text:p>
          </table:table-cell>
          <table:table-cell office:value-type="float" office:value="11.6129032258065" calcext:value-type="float">
            <text:p>11.6129032258065</text:p>
          </table:table-cell>
          <table:table-cell office:value-type="float" office:value="8.53333333333333" calcext:value-type="float">
            <text:p>8.53333333333333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6.26666666666667" calcext:value-type="float">
            <text:p>6.2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49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31418981481481" calcext:value-type="float">
            <text:p>1.31418981481481</text:p>
          </table:table-cell>
          <table:table-cell office:value-type="float" office:value="1180" calcext:value-type="float">
            <text:p>1180</text:p>
          </table:table-cell>
          <table:table-cell office:value-type="float" office:value="0.967546296296296" calcext:value-type="float">
            <text:p>0.967546296296296</text:p>
          </table:table-cell>
          <table:table-cell office:value-type="float" office:value="0.128429655575015" calcext:value-type="float">
            <text:p>0.128429655575015</text:p>
          </table:table-cell>
          <table:table-cell office:value-type="float" office:value="3" calcext:value-type="float">
            <text:p>3</text:p>
          </table:table-cell>
          <table:table-cell office:value-type="float" office:value="0.396527777777778" calcext:value-type="float">
            <text:p>0.396527777777778</text:p>
          </table:table-cell>
          <table:table-cell office:value-type="float" office:value="235" calcext:value-type="float">
            <text:p>235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400" calcext:value-type="float">
            <text:p>4400</text:p>
          </table:table-cell>
          <table:table-cell office:value-type="float" office:value="21700" calcext:value-type="float">
            <text:p>21700</text:p>
          </table:table-cell>
          <table:table-cell office:value-type="float" office:value="24.6935201401051" calcext:value-type="float">
            <text:p>24.6935201401051</text:p>
          </table:table-cell>
          <table:table-cell office:value-type="float" office:value="12.6082949308756" calcext:value-type="float">
            <text:p>12.6082949308756</text:p>
          </table:table-cell>
          <table:table-cell office:value-type="float" office:value="9" calcext:value-type="float">
            <text:p>9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6.02777777777778" calcext:value-type="float">
            <text:p>6.0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0.hyp.tx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_Young_adult</text:p>
          </table:table-cell>
          <table:table-cell office:value-type="float" office:value="1.1522337962963" calcext:value-type="float">
            <text:p>1.1522337962963</text:p>
          </table:table-cell>
          <table:table-cell office:value-type="float" office:value="1900" calcext:value-type="float">
            <text:p>1900</text:p>
          </table:table-cell>
          <table:table-cell office:value-type="float" office:value="0.9559375" calcext:value-type="float">
            <text:p>0.9559375</text:p>
          </table:table-cell>
          <table:table-cell office:value-type="float" office:value="0.182119205298013" calcext:value-type="float">
            <text:p>0.182119205298013</text:p>
          </table:table-cell>
          <table:table-cell office:value-type="float" office:value="4" calcext:value-type="float">
            <text:p>4</text:p>
          </table:table-cell>
          <table:table-cell office:value-type="float" office:value="0.27962962962963" calcext:value-type="float">
            <text:p>0.2796296296296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400" calcext:value-type="float">
            <text:p>4400</text:p>
          </table:table-cell>
          <table:table-cell office:value-type="float" office:value="15840" calcext:value-type="float">
            <text:p>15840</text:p>
          </table:table-cell>
          <table:table-cell office:value-type="float" office:value="12.0695364238411" calcext:value-type="float">
            <text:p>12.0695364238411</text:p>
          </table:table-cell>
          <table:table-cell office:value-type="float" office:value="10.2272727272727" calcext:value-type="float">
            <text:p>10.2272727272727</text:p>
          </table:table-cell>
          <table:table-cell office:value-type="float" office:value="13.0909090909091" calcext:value-type="float">
            <text:p>13.0909090909091</text:p>
          </table:table-cell>
          <table:table-cell office:value-type="float" office:value="6.71111111111111" calcext:value-type="float">
            <text:p>6.71111111111111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1.hyp.tx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_Young_adult</text:p>
          </table:table-cell>
          <table:table-cell office:value-type="float" office:value="1.15780092592593" calcext:value-type="float">
            <text:p>1.15780092592593</text:p>
          </table:table-cell>
          <table:table-cell office:value-type="float" office:value="1900" calcext:value-type="float">
            <text:p>1900</text:p>
          </table:table-cell>
          <table:table-cell office:value-type="float" office:value="0.944837962962963" calcext:value-type="float">
            <text:p>0.944837962962963</text:p>
          </table:table-cell>
          <table:table-cell office:value-type="float" office:value="0.227611940298507" calcext:value-type="float">
            <text:p>0.227611940298507</text:p>
          </table:table-cell>
          <table:table-cell office:value-type="float" office:value="3" calcext:value-type="float">
            <text:p>3</text:p>
          </table:table-cell>
          <table:table-cell office:value-type="float" office:value="0.310185185185185" calcext:value-type="float">
            <text:p>0.310185185185185</text:p>
          </table:table-cell>
          <table:table-cell office:value-type="float" office:value="186" calcext:value-type="float">
            <text:p>18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6100" calcext:value-type="float">
            <text:p>6100</text:p>
          </table:table-cell>
          <table:table-cell office:value-type="float" office:value="18740" calcext:value-type="float">
            <text:p>18740</text:p>
          </table:table-cell>
          <table:table-cell office:value-type="float" office:value="24.9850746268657" calcext:value-type="float">
            <text:p>24.9850746268657</text:p>
          </table:table-cell>
          <table:table-cell office:value-type="float" office:value="12.102454642476" calcext:value-type="float">
            <text:p>12.102454642476</text:p>
          </table:table-cell>
          <table:table-cell office:value-type="float" office:value="14.7540983606557" calcext:value-type="float">
            <text:p>14.7540983606557</text:p>
          </table:table-cell>
          <table:table-cell office:value-type="float" office:value="7.44444444444445" calcext:value-type="float">
            <text:p>7.44444444444445</text:p>
          </table:table-cell>
          <table:table-cell office:value-type="float" office:value="1.69444444444444" calcext:value-type="float">
            <text:p>1.69444444444444</text:p>
          </table:table-cell>
          <table:table-cell office:value-type="float" office:value="5.20555555555556" calcext:value-type="float">
            <text:p>5.2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2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19517361111111" calcext:value-type="float">
            <text:p>1.19517361111111</text:p>
          </table:table-cell>
          <table:table-cell office:value-type="float" office:value="5520" calcext:value-type="float">
            <text:p>5520</text:p>
          </table:table-cell>
          <table:table-cell office:value-type="float" office:value="0.941354166666667" calcext:value-type="float">
            <text:p>0.941354166666667</text:p>
          </table:table-cell>
          <table:table-cell office:value-type="float" office:value="0.347095871238628" calcext:value-type="float">
            <text:p>0.347095871238628</text:p>
          </table:table-cell>
          <table:table-cell office:value-type="float" office:value="4" calcext:value-type="float">
            <text:p>4</text:p>
          </table:table-cell>
          <table:table-cell office:value-type="float" office:value="0.330787037037037" calcext:value-type="float">
            <text:p>0.330787037037037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9920" calcext:value-type="float">
            <text:p>9920</text:p>
          </table:table-cell>
          <table:table-cell office:value-type="float" office:value="16480" calcext:value-type="float">
            <text:p>16480</text:p>
          </table:table-cell>
          <table:table-cell office:value-type="float" office:value="10.8327501749475" calcext:value-type="float">
            <text:p>10.8327501749475</text:p>
          </table:table-cell>
          <table:table-cell office:value-type="float" office:value="4.36893203883495" calcext:value-type="float">
            <text:p>4.36893203883495</text:p>
          </table:table-cell>
          <table:table-cell office:value-type="float" office:value="12.3387096774194" calcext:value-type="float">
            <text:p>12.3387096774194</text:p>
          </table:table-cell>
          <table:table-cell office:value-type="float" office:value="7.93888888888889" calcext:value-type="float">
            <text:p>7.93888888888889</text:p>
          </table:table-cell>
          <table:table-cell office:value-type="float" office:value="2.75555555555556" calcext:value-type="float">
            <text:p>2.75555555555556</text:p>
          </table:table-cell>
          <table:table-cell office:value-type="float" office:value="4.57777777777778" calcext:value-type="float">
            <text:p>4.5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3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17633101851852" calcext:value-type="float">
            <text:p>1.17633101851852</text:p>
          </table:table-cell>
          <table:table-cell office:value-type="float" office:value="4480" calcext:value-type="float">
            <text:p>4480</text:p>
          </table:table-cell>
          <table:table-cell office:value-type="float" office:value="0.923900462962963" calcext:value-type="float">
            <text:p>0.923900462962963</text:p>
          </table:table-cell>
          <table:table-cell office:value-type="float" office:value="0.235101506221349" calcext:value-type="float">
            <text:p>0.235101506221349</text:p>
          </table:table-cell>
          <table:table-cell office:value-type="float" office:value="4" calcext:value-type="float">
            <text:p>4</text:p>
          </table:table-cell>
          <table:table-cell office:value-type="float" office:value="0.353472222222222" calcext:value-type="float">
            <text:p>0.353472222222222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180" calcext:value-type="float">
            <text:p>7180</text:p>
          </table:table-cell>
          <table:table-cell office:value-type="float" office:value="22440" calcext:value-type="float">
            <text:p>22440</text:p>
          </table:table-cell>
          <table:table-cell office:value-type="float" office:value="13.7917485265226" calcext:value-type="float">
            <text:p>13.7917485265226</text:p>
          </table:table-cell>
          <table:table-cell office:value-type="float" office:value="13.475935828877" calcext:value-type="float">
            <text:p>13.475935828877</text:p>
          </table:table-cell>
          <table:table-cell office:value-type="float" office:value="13.0362116991643" calcext:value-type="float">
            <text:p>13.036211699164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.99444444444444" calcext:value-type="float">
            <text:p>1.99444444444444</text:p>
          </table:table-cell>
          <table:table-cell office:value-type="float" office:value="6.23333333333333" calcext:value-type="float">
            <text:p>6.2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4.hyp.txt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_Teenager</text:p>
          </table:table-cell>
          <table:table-cell office:value-type="float" office:value="1.32322916666667" calcext:value-type="float">
            <text:p>1.32322916666667</text:p>
          </table:table-cell>
          <table:table-cell office:value-type="float" office:value="6400" calcext:value-type="float">
            <text:p>6400</text:p>
          </table:table-cell>
          <table:table-cell office:value-type="float" office:value="0.973344907407407" calcext:value-type="float">
            <text:p>0.973344907407407</text:p>
          </table:table-cell>
          <table:table-cell office:value-type="float" office:value="0.25974025974026" calcext:value-type="float">
            <text:p>0.25974025974026</text:p>
          </table:table-cell>
          <table:table-cell office:value-type="float" office:value="5" calcext:value-type="float">
            <text:p>5</text:p>
          </table:table-cell>
          <table:table-cell office:value-type="float" office:value="0.39212962962963" calcext:value-type="float">
            <text:p>0.39212962962963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800" calcext:value-type="float">
            <text:p>8800</text:p>
          </table:table-cell>
          <table:table-cell office:value-type="float" office:value="24700" calcext:value-type="float">
            <text:p>24700</text:p>
          </table:table-cell>
          <table:table-cell office:value-type="float" office:value="22.4203069657615" calcext:value-type="float">
            <text:p>22.4203069657615</text:p>
          </table:table-cell>
          <table:table-cell office:value-type="float" office:value="13.4089068825911" calcext:value-type="float">
            <text:p>13.4089068825911</text:p>
          </table:table-cell>
          <table:table-cell office:value-type="float" office:value="33.1363636363636" calcext:value-type="float">
            <text:p>33.1363636363636</text:p>
          </table:table-cell>
          <table:table-cell office:value-type="float" office:value="9.41111111111111" calcext:value-type="float">
            <text:p>9.41111111111111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6.86111111111111" calcext:value-type="float">
            <text:p>6.8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5.hyp.txt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_Teenager</text:p>
          </table:table-cell>
          <table:table-cell office:value-type="float" office:value="1.15107638888889" calcext:value-type="float">
            <text:p>1.15107638888889</text:p>
          </table:table-cell>
          <table:table-cell office:value-type="float" office:value="3400" calcext:value-type="float">
            <text:p>3400</text:p>
          </table:table-cell>
          <table:table-cell office:value-type="float" office:value="0.931284722222222" calcext:value-type="float">
            <text:p>0.931284722222222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393518518518519" calcext:value-type="float">
            <text:p>0.393518518518519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8160" calcext:value-type="float">
            <text:p>8160</text:p>
          </table:table-cell>
          <table:table-cell office:value-type="float" office:value="21260" calcext:value-type="float">
            <text:p>21260</text:p>
          </table:table-cell>
          <table:table-cell office:value-type="float" office:value="12.1764705882353" calcext:value-type="float">
            <text:p>12.1764705882353</text:p>
          </table:table-cell>
          <table:table-cell office:value-type="float" office:value="6.09595484477893" calcext:value-type="float">
            <text:p>6.09595484477893</text:p>
          </table:table-cell>
          <table:table-cell office:value-type="float" office:value="13.6764705882353" calcext:value-type="float">
            <text:p>13.6764705882353</text:p>
          </table:table-cell>
          <table:table-cell office:value-type="float" office:value="9.44444444444445" calcext:value-type="float">
            <text:p>9.44444444444445</text:p>
          </table:table-cell>
          <table:table-cell office:value-type="float" office:value="2.26666666666667" calcext:value-type="float">
            <text:p>2.26666666666667</text:p>
          </table:table-cell>
          <table:table-cell office:value-type="float" office:value="5.90555555555556" calcext:value-type="float">
            <text:p>5.9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6.hyp.tx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22335648148148" calcext:value-type="float">
            <text:p>1.22335648148148</text:p>
          </table:table-cell>
          <table:table-cell office:value-type="float" office:value="4300" calcext:value-type="float">
            <text:p>4300</text:p>
          </table:table-cell>
          <table:table-cell office:value-type="float" office:value="0.925671296296296" calcext:value-type="float">
            <text:p>0.925671296296296</text:p>
          </table:table-cell>
          <table:table-cell office:value-type="float" office:value="0.220253164556962" calcext:value-type="float">
            <text:p>0.220253164556962</text:p>
          </table:table-cell>
          <table:table-cell office:value-type="float" office:value="5" calcext:value-type="float">
            <text:p>5</text:p>
          </table:table-cell>
          <table:table-cell office:value-type="float" office:value="0.365740740740741" calcext:value-type="float">
            <text:p>0.365740740740741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960" calcext:value-type="float">
            <text:p>6960</text:p>
          </table:table-cell>
          <table:table-cell office:value-type="float" office:value="21340" calcext:value-type="float">
            <text:p>21340</text:p>
          </table:table-cell>
          <table:table-cell office:value-type="float" office:value="12.6455696202532" calcext:value-type="float">
            <text:p>12.6455696202532</text:p>
          </table:table-cell>
          <table:table-cell office:value-type="float" office:value="9.78444236176195" calcext:value-type="float">
            <text:p>9.78444236176195</text:p>
          </table:table-cell>
          <table:table-cell office:value-type="float" office:value="9.31034482758621" calcext:value-type="float">
            <text:p>9.31034482758621</text:p>
          </table:table-cell>
          <table:table-cell office:value-type="float" office:value="8.77777777777778" calcext:value-type="float">
            <text:p>8.77777777777778</text:p>
          </table:table-cell>
          <table:table-cell office:value-type="float" office:value="1.93333333333333" calcext:value-type="float">
            <text:p>1.93333333333333</text:p>
          </table:table-cell>
          <table:table-cell office:value-type="float" office:value="5.92777777777778" calcext:value-type="float">
            <text:p>5.9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7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26524305555556" calcext:value-type="float">
            <text:p>1.26524305555556</text:p>
          </table:table-cell>
          <table:table-cell office:value-type="float" office:value="3180" calcext:value-type="float">
            <text:p>3180</text:p>
          </table:table-cell>
          <table:table-cell office:value-type="float" office:value="1.00644675925926" calcext:value-type="float">
            <text:p>1.0064467592592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99768518518519" calcext:value-type="float">
            <text:p>0.299768518518519</text:p>
          </table:table-cell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180" calcext:value-type="float">
            <text:p>5180</text:p>
          </table:table-cell>
          <table:table-cell office:value-type="float" office:value="18260" calcext:value-type="float">
            <text:p>18260</text:p>
          </table:table-cell>
          <table:table-cell office:value-type="float" office:value="25.4362934362934" calcext:value-type="float">
            <text:p>25.4362934362934</text:p>
          </table:table-cell>
          <table:table-cell office:value-type="float" office:value="10.6462212486309" calcext:value-type="float">
            <text:p>10.6462212486309</text:p>
          </table:table-cell>
          <table:table-cell office:value-type="float" office:value="18.7644787644788" calcext:value-type="float">
            <text:p>18.7644787644788</text:p>
          </table:table-cell>
          <table:table-cell office:value-type="float" office:value="7.19444444444445" calcext:value-type="float">
            <text:p>7.19444444444445</text:p>
          </table:table-cell>
          <table:table-cell office:value-type="float" office:value="1.43888888888889" calcext:value-type="float">
            <text:p>1.43888888888889</text:p>
          </table:table-cell>
          <table:table-cell office:value-type="float" office:value="5.07222222222222" calcext:value-type="float">
            <text:p>5.0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8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13063657407407" calcext:value-type="float">
            <text:p>1.13063657407407</text:p>
          </table:table-cell>
          <table:table-cell office:value-type="float" office:value="2740" calcext:value-type="float">
            <text:p>2740</text:p>
          </table:table-cell>
          <table:table-cell office:value-type="float" office:value="0.908993055555556" calcext:value-type="float">
            <text:p>0.908993055555556</text:p>
          </table:table-cell>
          <table:table-cell office:value-type="float" office:value="0.321157822191592" calcext:value-type="float">
            <text:p>0.321157822191592</text:p>
          </table:table-cell>
          <table:table-cell office:value-type="float" office:value="4" calcext:value-type="float">
            <text:p>4</text:p>
          </table:table-cell>
          <table:table-cell office:value-type="float" office:value="0.33587962962963" calcext:value-type="float">
            <text:p>0.33587962962963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320" calcext:value-type="float">
            <text:p>9320</text:p>
          </table:table-cell>
          <table:table-cell office:value-type="float" office:value="18540" calcext:value-type="float">
            <text:p>18540</text:p>
          </table:table-cell>
          <table:table-cell office:value-type="float" office:value="9.55203308063405" calcext:value-type="float">
            <text:p>9.55203308063405</text:p>
          </table:table-cell>
          <table:table-cell office:value-type="float" office:value="5.24271844660194" calcext:value-type="float">
            <text:p>5.24271844660194</text:p>
          </table:table-cell>
          <table:table-cell office:value-type="float" office:value="8.88412017167382" calcext:value-type="float">
            <text:p>8.88412017167382</text:p>
          </table:table-cell>
          <table:table-cell office:value-type="float" office:value="8.06111111111111" calcext:value-type="float">
            <text:p>8.06111111111111</text:p>
          </table:table-cell>
          <table:table-cell office:value-type="float" office:value="2.58888888888889" calcext:value-type="float">
            <text:p>2.58888888888889</text:p>
          </table:table-cell>
          <table:table-cell office:value-type="float" office:value="5.15" calcext:value-type="float">
            <text:p>5.1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59.hyp.tx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2159375" calcext:value-type="float">
            <text:p>1.2159375</text:p>
          </table:table-cell>
          <table:table-cell office:value-type="float" office:value="4280" calcext:value-type="float">
            <text:p>4280</text:p>
          </table:table-cell>
          <table:table-cell office:value-type="float" office:value="0.980520833333333" calcext:value-type="float">
            <text:p>0.980520833333333</text:p>
          </table:table-cell>
          <table:table-cell office:value-type="float" office:value="0.328547297297297" calcext:value-type="float">
            <text:p>0.328547297297297</text:p>
          </table:table-cell>
          <table:table-cell office:value-type="float" office:value="4" calcext:value-type="float">
            <text:p>4</text:p>
          </table:table-cell>
          <table:table-cell office:value-type="float" office:value="0.274074074074074" calcext:value-type="float">
            <text:p>0.274074074074074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780" calcext:value-type="float">
            <text:p>7780</text:p>
          </table:table-cell>
          <table:table-cell office:value-type="float" office:value="14440" calcext:value-type="float">
            <text:p>14440</text:p>
          </table:table-cell>
          <table:table-cell office:value-type="float" office:value="10.9459459459459" calcext:value-type="float">
            <text:p>10.9459459459459</text:p>
          </table:table-cell>
          <table:table-cell office:value-type="float" office:value="5.98337950138504" calcext:value-type="float">
            <text:p>5.98337950138504</text:p>
          </table:table-cell>
          <table:table-cell office:value-type="float" office:value="13.8817480719794" calcext:value-type="float">
            <text:p>13.8817480719794</text:p>
          </table:table-cell>
          <table:table-cell office:value-type="float" office:value="6.57777777777778" calcext:value-type="float">
            <text:p>6.57777777777778</text:p>
          </table:table-cell>
          <table:table-cell office:value-type="float" office:value="2.16111111111111" calcext:value-type="float">
            <text:p>2.16111111111111</text:p>
          </table:table-cell>
          <table:table-cell office:value-type="float" office:value="4.01111111111111" calcext:value-type="float">
            <text:p>4.0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0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2015046296296" calcext:value-type="float">
            <text:p>1.22015046296296</text:p>
          </table:table-cell>
          <table:table-cell office:value-type="float" office:value="3440" calcext:value-type="float">
            <text:p>3440</text:p>
          </table:table-cell>
          <table:table-cell office:value-type="float" office:value="0.964247685185185" calcext:value-type="float">
            <text:p>0.964247685185185</text:p>
          </table:table-cell>
          <table:table-cell office:value-type="float" office:value="0.269767441860465" calcext:value-type="float">
            <text:p>0.269767441860465</text:p>
          </table:table-cell>
          <table:table-cell office:value-type="float" office:value="4" calcext:value-type="float">
            <text:p>4</text:p>
          </table:table-cell>
          <table:table-cell office:value-type="float" office:value="0.34837962962963" calcext:value-type="float">
            <text:p>0.34837962962963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8120" calcext:value-type="float">
            <text:p>8120</text:p>
          </table:table-cell>
          <table:table-cell office:value-type="float" office:value="20540" calcext:value-type="float">
            <text:p>20540</text:p>
          </table:table-cell>
          <table:table-cell office:value-type="float" office:value="19.1362126245847" calcext:value-type="float">
            <text:p>19.1362126245847</text:p>
          </table:table-cell>
          <table:table-cell office:value-type="float" office:value="6.30963972736125" calcext:value-type="float">
            <text:p>6.30963972736125</text:p>
          </table:table-cell>
          <table:table-cell office:value-type="float" office:value="36.7980295566503" calcext:value-type="float">
            <text:p>36.7980295566503</text:p>
          </table:table-cell>
          <table:table-cell office:value-type="float" office:value="8.36111111111111" calcext:value-type="float">
            <text:p>8.36111111111111</text:p>
          </table:table-cell>
          <table:table-cell office:value-type="float" office:value="2.25555555555556" calcext:value-type="float">
            <text:p>2.25555555555556</text:p>
          </table:table-cell>
          <table:table-cell office:value-type="float" office:value="5.70555555555556" calcext:value-type="float">
            <text:p>5.7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1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32962962962963" calcext:value-type="float">
            <text:p>1.32962962962963</text:p>
          </table:table-cell>
          <table:table-cell office:value-type="float" office:value="5680" calcext:value-type="float">
            <text:p>5680</text:p>
          </table:table-cell>
          <table:table-cell office:value-type="float" office:value="1.03287037037037" calcext:value-type="float">
            <text:p>1.03287037037037</text:p>
          </table:table-cell>
          <table:table-cell office:value-type="float" office:value="0.25938566552901" calcext:value-type="float">
            <text:p>0.25938566552901</text:p>
          </table:table-cell>
          <table:table-cell office:value-type="float" office:value="5" calcext:value-type="float">
            <text:p>5</text:p>
          </table:table-cell>
          <table:table-cell office:value-type="float" office:value="0.33912037037037" calcext:value-type="float">
            <text:p>0.3391203703703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600" calcext:value-type="float">
            <text:p>7600</text:p>
          </table:table-cell>
          <table:table-cell office:value-type="float" office:value="20220" calcext:value-type="float">
            <text:p>20220</text:p>
          </table:table-cell>
          <table:table-cell office:value-type="float" office:value="6.26621160409556" calcext:value-type="float">
            <text:p>6.26621160409556</text:p>
          </table:table-cell>
          <table:table-cell office:value-type="float" office:value="3.20474777448071" calcext:value-type="float">
            <text:p>3.20474777448071</text:p>
          </table:table-cell>
          <table:table-cell office:value-type="float" office:value="7.57894736842105" calcext:value-type="float">
            <text:p>7.57894736842105</text:p>
          </table:table-cell>
          <table:table-cell office:value-type="float" office:value="8.13888888888889" calcext:value-type="float">
            <text:p>8.13888888888889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5.61666666666667" calcext:value-type="float">
            <text:p>5.6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2.hyp.txt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_Child</text:p>
          </table:table-cell>
          <table:table-cell office:value-type="float" office:value="1.22445601851852" calcext:value-type="float">
            <text:p>1.22445601851852</text:p>
          </table:table-cell>
          <table:table-cell office:value-type="float" office:value="4380" calcext:value-type="float">
            <text:p>4380</text:p>
          </table:table-cell>
          <table:table-cell office:value-type="float" office:value="0.914386574074074" calcext:value-type="float">
            <text:p>0.914386574074074</text:p>
          </table:table-cell>
          <table:table-cell office:value-type="float" office:value="0.258385093167702" calcext:value-type="float">
            <text:p>0.258385093167702</text:p>
          </table:table-cell>
          <table:table-cell office:value-type="float" office:value="4" calcext:value-type="float">
            <text:p>4</text:p>
          </table:table-cell>
          <table:table-cell office:value-type="float" office:value="0.372685185185185" calcext:value-type="float">
            <text:p>0.372685185185185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320" calcext:value-type="float">
            <text:p>8320</text:p>
          </table:table-cell>
          <table:table-cell office:value-type="float" office:value="23800" calcext:value-type="float">
            <text:p>23800</text:p>
          </table:table-cell>
          <table:table-cell office:value-type="float" office:value="8.16149068322981" calcext:value-type="float">
            <text:p>8.16149068322981</text:p>
          </table:table-cell>
          <table:table-cell office:value-type="float" office:value="3.32773109243697" calcext:value-type="float">
            <text:p>3.32773109243697</text:p>
          </table:table-cell>
          <table:table-cell office:value-type="float" office:value="8.22115384615385" calcext:value-type="float">
            <text:p>8.22115384615385</text:p>
          </table:table-cell>
          <table:table-cell office:value-type="float" office:value="8.94444444444445" calcext:value-type="float">
            <text:p>8.94444444444445</text:p>
          </table:table-cell>
          <table:table-cell office:value-type="float" office:value="2.31111111111111" calcext:value-type="float">
            <text:p>2.31111111111111</text:p>
          </table:table-cell>
          <table:table-cell office:value-type="float" office:value="6.61111111111111" calcext:value-type="float">
            <text:p>6.6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3.hyp.tx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0084837962963" calcext:value-type="float">
            <text:p>1.0084837962963</text:p>
          </table:table-cell>
          <table:table-cell office:value-type="float" office:value="0" calcext:value-type="float">
            <text:p>0</text:p>
          </table:table-cell>
          <table:table-cell office:value-type="float" office:value="0.992395833333333" calcext:value-type="float">
            <text:p>0.992395833333333</text:p>
          </table:table-cell>
          <table:table-cell office:value-type="float" office:value="0.234731420161884" calcext:value-type="float">
            <text:p>0.234731420161884</text:p>
          </table:table-cell>
          <table:table-cell office:value-type="float" office:value="1" calcext:value-type="float">
            <text:p>1</text:p>
          </table:table-cell>
          <table:table-cell office:value-type="float" office:value="0.314583333333333" calcext:value-type="float">
            <text:p>0.314583333333333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6380" calcext:value-type="float">
            <text:p>6380</text:p>
          </table:table-cell>
          <table:table-cell office:value-type="float" office:value="19640" calcext:value-type="float">
            <text:p>19640</text:p>
          </table:table-cell>
          <table:table-cell office:value-type="float" office:value="15.6291390728477" calcext:value-type="float">
            <text:p>15.6291390728477</text:p>
          </table:table-cell>
          <table:table-cell office:value-type="float" office:value="15.9470468431772" calcext:value-type="float">
            <text:p>15.9470468431772</text:p>
          </table:table-cell>
          <table:table-cell office:value-type="float" office:value="9.0282131661442" calcext:value-type="float">
            <text:p>9.0282131661442</text:p>
          </table:table-cell>
          <table:table-cell office:value-type="float" office:value="7.55" calcext:value-type="float">
            <text:p>7.55</text:p>
          </table:table-cell>
          <table:table-cell office:value-type="float" office:value="1.77222222222222" calcext:value-type="float">
            <text:p>1.77222222222222</text:p>
          </table:table-cell>
          <table:table-cell office:value-type="float" office:value="5.45555555555556" calcext:value-type="float">
            <text:p>5.4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4.hyp.txt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_Young_adult</text:p>
          </table:table-cell>
          <table:table-cell office:value-type="float" office:value="1.21929398148148" calcext:value-type="float">
            <text:p>1.21929398148148</text:p>
          </table:table-cell>
          <table:table-cell office:value-type="float" office:value="1900" calcext:value-type="float">
            <text:p>1900</text:p>
          </table:table-cell>
          <table:table-cell office:value-type="float" office:value="1.03271990740741" calcext:value-type="float">
            <text:p>1.03271990740741</text:p>
          </table:table-cell>
          <table:table-cell office:value-type="float" office:value="0.206648697214735" calcext:value-type="float">
            <text:p>0.206648697214735</text:p>
          </table:table-cell>
          <table:table-cell office:value-type="float" office:value="3" calcext:value-type="float">
            <text:p>3</text:p>
          </table:table-cell>
          <table:table-cell office:value-type="float" office:value="0.257638888888889" calcext:value-type="float">
            <text:p>0.257638888888889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600" calcext:value-type="float">
            <text:p>4600</text:p>
          </table:table-cell>
          <table:table-cell office:value-type="float" office:value="15240" calcext:value-type="float">
            <text:p>15240</text:p>
          </table:table-cell>
          <table:table-cell office:value-type="float" office:value="15.3638814016173" calcext:value-type="float">
            <text:p>15.3638814016173</text:p>
          </table:table-cell>
          <table:table-cell office:value-type="float" office:value="10.8661417322835" calcext:value-type="float">
            <text:p>10.8661417322835</text:p>
          </table:table-cell>
          <table:table-cell office:value-type="float" office:value="21.9130434782609" calcext:value-type="float">
            <text:p>21.9130434782609</text:p>
          </table:table-cell>
          <table:table-cell office:value-type="float" office:value="6.18333333333333" calcext:value-type="float">
            <text:p>6.18333333333333</text:p>
          </table:table-cell>
          <table:table-cell office:value-type="float" office:value="1.27777777777778" calcext:value-type="float">
            <text:p>1.27777777777778</text:p>
          </table:table-cell>
          <table:table-cell office:value-type="float" office:value="4.23333333333333" calcext:value-type="float">
            <text:p>4.2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5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334375" calcext:value-type="float">
            <text:p>1.334375</text:p>
          </table:table-cell>
          <table:table-cell office:value-type="float" office:value="3400" calcext:value-type="float">
            <text:p>3400</text:p>
          </table:table-cell>
          <table:table-cell office:value-type="float" office:value="0.991550925925926" calcext:value-type="float">
            <text:p>0.991550925925926</text:p>
          </table:table-cell>
          <table:table-cell office:value-type="float" office:value="0.171302149178255" calcext:value-type="float">
            <text:p>0.171302149178255</text:p>
          </table:table-cell>
          <table:table-cell office:value-type="float" office:value="5" calcext:value-type="float">
            <text:p>5</text:p>
          </table:table-cell>
          <table:table-cell office:value-type="float" office:value="0.366203703703704" calcext:value-type="float">
            <text:p>0.366203703703704</text:p>
          </table:table-cell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5420" calcext:value-type="float">
            <text:p>5420</text:p>
          </table:table-cell>
          <table:table-cell office:value-type="float" office:value="19040" calcext:value-type="float">
            <text:p>19040</text:p>
          </table:table-cell>
          <table:table-cell office:value-type="float" office:value="26.8520859671302" calcext:value-type="float">
            <text:p>26.8520859671302</text:p>
          </table:table-cell>
          <table:table-cell office:value-type="float" office:value="16.0714285714286" calcext:value-type="float">
            <text:p>16.0714285714286</text:p>
          </table:table-cell>
          <table:table-cell office:value-type="float" office:value="17.2693726937269" calcext:value-type="float">
            <text:p>17.2693726937269</text:p>
          </table:table-cell>
          <table:table-cell office:value-type="float" office:value="8.78888888888889" calcext:value-type="float">
            <text:p>8.78888888888889</text:p>
          </table:table-cell>
          <table:table-cell office:value-type="float" office:value="1.50555555555556" calcext:value-type="float">
            <text:p>1.50555555555556</text:p>
          </table:table-cell>
          <table:table-cell office:value-type="float" office:value="5.28888888888889" calcext:value-type="float">
            <text:p>5.2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6.hyp.txt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13802083333333" calcext:value-type="float">
            <text:p>1.13802083333333</text:p>
          </table:table-cell>
          <table:table-cell office:value-type="float" office:value="2240" calcext:value-type="float">
            <text:p>2240</text:p>
          </table:table-cell>
          <table:table-cell office:value-type="float" office:value="0.96244212962963" calcext:value-type="float">
            <text:p>0.96244212962963</text:p>
          </table:table-cell>
          <table:table-cell office:value-type="float" office:value="0.245573518090839" calcext:value-type="float">
            <text:p>0.245573518090839</text:p>
          </table:table-cell>
          <table:table-cell office:value-type="float" office:value="3" calcext:value-type="float">
            <text:p>3</text:p>
          </table:table-cell>
          <table:table-cell office:value-type="float" office:value="0.300694444444444" calcext:value-type="float">
            <text:p>0.300694444444444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380" calcext:value-type="float">
            <text:p>6380</text:p>
          </table:table-cell>
          <table:table-cell office:value-type="float" office:value="17200" calcext:value-type="float">
            <text:p>17200</text:p>
          </table:table-cell>
          <table:table-cell office:value-type="float" office:value="16.2124711316397" calcext:value-type="float">
            <text:p>16.2124711316397</text:p>
          </table:table-cell>
          <table:table-cell office:value-type="float" office:value="10.046511627907" calcext:value-type="float">
            <text:p>10.046511627907</text:p>
          </table:table-cell>
          <table:table-cell office:value-type="float" office:value="15.7993730407524" calcext:value-type="float">
            <text:p>15.7993730407524</text:p>
          </table:table-cell>
          <table:table-cell office:value-type="float" office:value="7.21666666666667" calcext:value-type="float">
            <text:p>7.21666666666667</text:p>
          </table:table-cell>
          <table:table-cell office:value-type="float" office:value="1.77222222222222" calcext:value-type="float">
            <text:p>1.77222222222222</text:p>
          </table:table-cell>
          <table:table-cell office:value-type="float" office:value="4.77777777777778" calcext:value-type="float">
            <text:p>4.7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7.hyp.txt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_Teenager</text:p>
          </table:table-cell>
          <table:table-cell office:value-type="float" office:value="1.29451388888889" calcext:value-type="float">
            <text:p>1.29451388888889</text:p>
          </table:table-cell>
          <table:table-cell office:value-type="float" office:value="5220" calcext:value-type="float">
            <text:p>5220</text:p>
          </table:table-cell>
          <table:table-cell office:value-type="float" office:value="0.887685185185185" calcext:value-type="float">
            <text:p>0.887685185185185</text:p>
          </table:table-cell>
          <table:table-cell office:value-type="float" office:value="0.22372119168072" calcext:value-type="float">
            <text:p>0.22372119168072</text:p>
          </table:table-cell>
          <table:table-cell office:value-type="float" office:value="6" calcext:value-type="float">
            <text:p>6</text:p>
          </table:table-cell>
          <table:table-cell office:value-type="float" office:value="0.411805555555556" calcext:value-type="float">
            <text:p>0.411805555555556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960" calcext:value-type="float">
            <text:p>7960</text:p>
          </table:table-cell>
          <table:table-cell office:value-type="float" office:value="26720" calcext:value-type="float">
            <text:p>26720</text:p>
          </table:table-cell>
          <table:table-cell office:value-type="float" office:value="16.4924114671164" calcext:value-type="float">
            <text:p>16.4924114671164</text:p>
          </table:table-cell>
          <table:table-cell office:value-type="float" office:value="7.41017964071856" calcext:value-type="float">
            <text:p>7.41017964071856</text:p>
          </table:table-cell>
          <table:table-cell office:value-type="float" office:value="10.4020100502513" calcext:value-type="float">
            <text:p>10.4020100502513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2.21111111111111" calcext:value-type="float">
            <text:p>2.21111111111111</text:p>
          </table:table-cell>
          <table:table-cell office:value-type="float" office:value="7.42222222222222" calcext:value-type="float">
            <text:p>7.4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8.hyp.txt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_Middle_aged_adult</text:p>
          </table:table-cell>
          <table:table-cell office:value-type="float" office:value="0.920335648148148" calcext:value-type="float">
            <text:p>0.920335648148148</text:p>
          </table:table-cell>
          <table:table-cell office:value-type="float" office:value="0" calcext:value-type="float">
            <text:p>0</text:p>
          </table:table-cell>
          <table:table-cell office:value-type="float" office:value="0.883645833333333" calcext:value-type="float">
            <text:p>0.883645833333333</text:p>
          </table:table-cell>
          <table:table-cell office:value-type="float" office:value="0.257825370675453" calcext:value-type="float">
            <text:p>0.257825370675453</text:p>
          </table:table-cell>
          <table:table-cell office:value-type="float" office:value="1" calcext:value-type="float">
            <text:p>1</text:p>
          </table:table-cell>
          <table:table-cell office:value-type="float" office:value="0.281018518518519" calcext:value-type="float">
            <text:p>0.281018518518519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6260" calcext:value-type="float">
            <text:p>6260</text:p>
          </table:table-cell>
          <table:table-cell office:value-type="float" office:value="15260" calcext:value-type="float">
            <text:p>15260</text:p>
          </table:table-cell>
          <table:table-cell office:value-type="float" office:value="17.6441515650741" calcext:value-type="float">
            <text:p>17.6441515650741</text:p>
          </table:table-cell>
          <table:table-cell office:value-type="float" office:value="14.6264744429882" calcext:value-type="float">
            <text:p>14.6264744429882</text:p>
          </table:table-cell>
          <table:table-cell office:value-type="float" office:value="20.1277955271566" calcext:value-type="float">
            <text:p>20.1277955271566</text:p>
          </table:table-cell>
          <table:table-cell office:value-type="float" office:value="6.74444444444444" calcext:value-type="float">
            <text:p>6.74444444444444</text:p>
          </table:table-cell>
          <table:table-cell office:value-type="float" office:value="1.73888888888889" calcext:value-type="float">
            <text:p>1.73888888888889</text:p>
          </table:table-cell>
          <table:table-cell office:value-type="float" office:value="4.23888888888889" calcext:value-type="float">
            <text:p>4.2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69.hyp.tx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32694444444444" calcext:value-type="float">
            <text:p>1.32694444444444</text:p>
          </table:table-cell>
          <table:table-cell office:value-type="float" office:value="6820" calcext:value-type="float">
            <text:p>6820</text:p>
          </table:table-cell>
          <table:table-cell office:value-type="float" office:value="1.01895833333333" calcext:value-type="float">
            <text:p>1.01895833333333</text:p>
          </table:table-cell>
          <table:table-cell office:value-type="float" office:value="0.268384663733501" calcext:value-type="float">
            <text:p>0.268384663733501</text:p>
          </table:table-cell>
          <table:table-cell office:value-type="float" office:value="5" calcext:value-type="float">
            <text:p>5</text:p>
          </table:table-cell>
          <table:table-cell office:value-type="float" office:value="0.368287037037037" calcext:value-type="float">
            <text:p>0.368287037037037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540" calcext:value-type="float">
            <text:p>8540</text:p>
          </table:table-cell>
          <table:table-cell office:value-type="float" office:value="20760" calcext:value-type="float">
            <text:p>20760</text:p>
          </table:table-cell>
          <table:table-cell office:value-type="float" office:value="12.8975487115022" calcext:value-type="float">
            <text:p>12.8975487115022</text:p>
          </table:table-cell>
          <table:table-cell office:value-type="float" office:value="7.97687861271676" calcext:value-type="float">
            <text:p>7.97687861271676</text:p>
          </table:table-cell>
          <table:table-cell office:value-type="float" office:value="18.9695550351288" calcext:value-type="float">
            <text:p>18.9695550351288</text:p>
          </table:table-cell>
          <table:table-cell office:value-type="float" office:value="8.83888888888889" calcext:value-type="float">
            <text:p>8.83888888888889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5.76666666666667" calcext:value-type="float">
            <text:p>5.7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0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19305555555556" calcext:value-type="float">
            <text:p>1.19305555555556</text:p>
          </table:table-cell>
          <table:table-cell office:value-type="float" office:value="5900" calcext:value-type="float">
            <text:p>5900</text:p>
          </table:table-cell>
          <table:table-cell office:value-type="float" office:value="0.890509259259259" calcext:value-type="float">
            <text:p>0.890509259259259</text:p>
          </table:table-cell>
          <table:table-cell office:value-type="float" office:value="0.274487471526196" calcext:value-type="float">
            <text:p>0.274487471526196</text:p>
          </table:table-cell>
          <table:table-cell office:value-type="float" office:value="5" calcext:value-type="float">
            <text:p>5</text:p>
          </table:table-cell>
          <table:table-cell office:value-type="float" office:value="0.406481481481482" calcext:value-type="float">
            <text:p>0.406481481481482</text:p>
          </table:table-cell>
          <table:table-cell office:value-type="float" office:value="243" calcext:value-type="float">
            <text:p>243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9640" calcext:value-type="float">
            <text:p>9640</text:p>
          </table:table-cell>
          <table:table-cell office:value-type="float" office:value="22980" calcext:value-type="float">
            <text:p>22980</text:p>
          </table:table-cell>
          <table:table-cell office:value-type="float" office:value="24.9088838268793" calcext:value-type="float">
            <text:p>24.9088838268793</text:p>
          </table:table-cell>
          <table:table-cell office:value-type="float" office:value="16.7624020887728" calcext:value-type="float">
            <text:p>16.7624020887728</text:p>
          </table:table-cell>
          <table:table-cell office:value-type="float" office:value="27.6348547717842" calcext:value-type="float">
            <text:p>27.6348547717842</text:p>
          </table:table-cell>
          <table:table-cell office:value-type="float" office:value="9.75555555555556" calcext:value-type="float">
            <text:p>9.75555555555556</text:p>
          </table:table-cell>
          <table:table-cell office:value-type="float" office:value="2.67777777777778" calcext:value-type="float">
            <text:p>2.67777777777778</text:p>
          </table:table-cell>
          <table:table-cell office:value-type="float" office:value="6.38333333333333" calcext:value-type="float">
            <text:p>6.3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1.hyp.tx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28121527777778" calcext:value-type="float">
            <text:p>1.28121527777778</text:p>
          </table:table-cell>
          <table:table-cell office:value-type="float" office:value="6060" calcext:value-type="float">
            <text:p>6060</text:p>
          </table:table-cell>
          <table:table-cell office:value-type="float" office:value="0.883993055555556" calcext:value-type="float">
            <text:p>0.883993055555556</text:p>
          </table:table-cell>
          <table:table-cell office:value-type="float" office:value="0.25260718424102" calcext:value-type="float">
            <text:p>0.25260718424102</text:p>
          </table:table-cell>
          <table:table-cell office:value-type="float" office:value="5" calcext:value-type="float">
            <text:p>5</text:p>
          </table:table-cell>
          <table:table-cell office:value-type="float" office:value="0.399537037037037" calcext:value-type="float">
            <text:p>0.399537037037037</text:p>
          </table:table-cell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8720" calcext:value-type="float">
            <text:p>8720</text:p>
          </table:table-cell>
          <table:table-cell office:value-type="float" office:value="24040" calcext:value-type="float">
            <text:p>24040</text:p>
          </table:table-cell>
          <table:table-cell office:value-type="float" office:value="16.0602549246813" calcext:value-type="float">
            <text:p>16.0602549246813</text:p>
          </table:table-cell>
          <table:table-cell office:value-type="float" office:value="6.58901830282862" calcext:value-type="float">
            <text:p>6.58901830282862</text:p>
          </table:table-cell>
          <table:table-cell office:value-type="float" office:value="14.4495412844037" calcext:value-type="float">
            <text:p>14.4495412844037</text:p>
          </table:table-cell>
          <table:table-cell office:value-type="float" office:value="9.58888888888889" calcext:value-type="float">
            <text:p>9.58888888888889</text:p>
          </table:table-cell>
          <table:table-cell office:value-type="float" office:value="2.42222222222222" calcext:value-type="float">
            <text:p>2.42222222222222</text:p>
          </table:table-cell>
          <table:table-cell office:value-type="float" office:value="6.67777777777778" calcext:value-type="float">
            <text:p>6.6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2.hyp.txt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_Middle_aged_adult</text:p>
          </table:table-cell>
          <table:table-cell office:value-type="float" office:value="1.29784722222222" calcext:value-type="float">
            <text:p>1.29784722222222</text:p>
          </table:table-cell>
          <table:table-cell office:value-type="float" office:value="4960" calcext:value-type="float">
            <text:p>4960</text:p>
          </table:table-cell>
          <table:table-cell office:value-type="float" office:value="0.97099537037037" calcext:value-type="float">
            <text:p>0.97099537037037</text:p>
          </table:table-cell>
          <table:table-cell office:value-type="float" office:value="0.220038350910834" calcext:value-type="float">
            <text:p>0.220038350910834</text:p>
          </table:table-cell>
          <table:table-cell office:value-type="float" office:value="5" calcext:value-type="float">
            <text:p>5</text:p>
          </table:table-cell>
          <table:table-cell office:value-type="float" office:value="0.48287037037037" calcext:value-type="float">
            <text:p>0.48287037037037</text:p>
          </table:table-cell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9180" calcext:value-type="float">
            <text:p>9180</text:p>
          </table:table-cell>
          <table:table-cell office:value-type="float" office:value="22260" calcext:value-type="float">
            <text:p>22260</text:p>
          </table:table-cell>
          <table:table-cell office:value-type="float" office:value="28.1303930968361" calcext:value-type="float">
            <text:p>28.1303930968361</text:p>
          </table:table-cell>
          <table:table-cell office:value-type="float" office:value="14.2318059299191" calcext:value-type="float">
            <text:p>14.2318059299191</text:p>
          </table:table-cell>
          <table:table-cell office:value-type="float" office:value="39.6078431372549" calcext:value-type="float">
            <text:p>39.6078431372549</text:p>
          </table:table-cell>
          <table:table-cell office:value-type="float" office:value="11.5888888888889" calcext:value-type="float">
            <text:p>11.5888888888889</text:p>
          </table:table-cell>
          <table:table-cell office:value-type="float" office:value="2.55" calcext:value-type="float">
            <text:p>2.55</text:p>
          </table:table-cell>
          <table:table-cell office:value-type="float" office:value="6.18333333333333" calcext:value-type="float">
            <text:p>6.1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3.hyp.txt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_Middle_aged_adult</text:p>
          </table:table-cell>
          <table:table-cell office:value-type="float" office:value="1.13825231481482" calcext:value-type="float">
            <text:p>1.13825231481482</text:p>
          </table:table-cell>
          <table:table-cell office:value-type="float" office:value="1340" calcext:value-type="float">
            <text:p>1340</text:p>
          </table:table-cell>
          <table:table-cell office:value-type="float" office:value="0.96244212962963" calcext:value-type="float">
            <text:p>0.96244212962963</text:p>
          </table:table-cell>
          <table:table-cell office:value-type="float" office:value="0.206686930091185" calcext:value-type="float">
            <text:p>0.206686930091185</text:p>
          </table:table-cell>
          <table:table-cell office:value-type="float" office:value="2" calcext:value-type="float">
            <text:p>2</text:p>
          </table:table-cell>
          <table:table-cell office:value-type="float" office:value="0.30462962962963" calcext:value-type="float">
            <text:p>0.30462962962963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440" calcext:value-type="float">
            <text:p>5440</text:p>
          </table:table-cell>
          <table:table-cell office:value-type="float" office:value="17580" calcext:value-type="float">
            <text:p>17580</text:p>
          </table:table-cell>
          <table:table-cell office:value-type="float" office:value="16.0030395136778" calcext:value-type="float">
            <text:p>16.0030395136778</text:p>
          </table:table-cell>
          <table:table-cell office:value-type="float" office:value="10.2389078498294" calcext:value-type="float">
            <text:p>10.2389078498294</text:p>
          </table:table-cell>
          <table:table-cell office:value-type="float" office:value="9.92647058823529" calcext:value-type="float">
            <text:p>9.92647058823529</text:p>
          </table:table-cell>
          <table:table-cell office:value-type="float" office:value="7.31111111111111" calcext:value-type="float">
            <text:p>7.31111111111111</text:p>
          </table:table-cell>
          <table:table-cell office:value-type="float" office:value="1.51111111111111" calcext:value-type="float">
            <text:p>1.51111111111111</text:p>
          </table:table-cell>
          <table:table-cell office:value-type="float" office:value="4.88333333333333" calcext:value-type="float">
            <text:p>4.8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4.hyp.txt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_Young_adult</text:p>
          </table:table-cell>
          <table:table-cell office:value-type="float" office:value="1.02230324074074" calcext:value-type="float">
            <text:p>1.02230324074074</text:p>
          </table:table-cell>
          <table:table-cell office:value-type="float" office:value="760" calcext:value-type="float">
            <text:p>760</text:p>
          </table:table-cell>
          <table:table-cell office:value-type="float" office:value="0.910960648148148" calcext:value-type="float">
            <text:p>0.910960648148148</text:p>
          </table:table-cell>
          <table:table-cell office:value-type="float" office:value="0.301098901098901" calcext:value-type="float">
            <text:p>0.301098901098901</text:p>
          </table:table-cell>
          <table:table-cell office:value-type="float" office:value="2" calcext:value-type="float">
            <text:p>2</text:p>
          </table:table-cell>
          <table:table-cell office:value-type="float" office:value="0.315972222222222" calcext:value-type="float">
            <text:p>0.315972222222222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8220" calcext:value-type="float">
            <text:p>8220</text:p>
          </table:table-cell>
          <table:table-cell office:value-type="float" office:value="16760" calcext:value-type="float">
            <text:p>16760</text:p>
          </table:table-cell>
          <table:table-cell office:value-type="float" office:value="14.1098901098901" calcext:value-type="float">
            <text:p>14.1098901098901</text:p>
          </table:table-cell>
          <table:table-cell office:value-type="float" office:value="5.58472553699284" calcext:value-type="float">
            <text:p>5.58472553699284</text:p>
          </table:table-cell>
          <table:table-cell office:value-type="float" office:value="18.8321167883212" calcext:value-type="float">
            <text:p>18.8321167883212</text:p>
          </table:table-cell>
          <table:table-cell office:value-type="float" office:value="7.58333333333333" calcext:value-type="float">
            <text:p>7.58333333333333</text:p>
          </table:table-cell>
          <table:table-cell office:value-type="float" office:value="2.28333333333333" calcext:value-type="float">
            <text:p>2.28333333333333</text:p>
          </table:table-cell>
          <table:table-cell office:value-type="float" office:value="4.65555555555556" calcext:value-type="float">
            <text:p>4.6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5.hyp.txt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_Teenager</text:p>
          </table:table-cell>
          <table:table-cell office:value-type="float" office:value="1.26671296296296" calcext:value-type="float">
            <text:p>1.26671296296296</text:p>
          </table:table-cell>
          <table:table-cell office:value-type="float" office:value="5500" calcext:value-type="float">
            <text:p>5500</text:p>
          </table:table-cell>
          <table:table-cell office:value-type="float" office:value="0.888472222222222" calcext:value-type="float">
            <text:p>0.888472222222222</text:p>
          </table:table-cell>
          <table:table-cell office:value-type="float" office:value="0.214328358208955" calcext:value-type="float">
            <text:p>0.214328358208955</text:p>
          </table:table-cell>
          <table:table-cell office:value-type="float" office:value="4" calcext:value-type="float">
            <text:p>4</text:p>
          </table:table-cell>
          <table:table-cell office:value-type="float" office:value="0.387731481481481" calcext:value-type="float">
            <text:p>0.387731481481481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180" calcext:value-type="float">
            <text:p>7180</text:p>
          </table:table-cell>
          <table:table-cell office:value-type="float" office:value="23260" calcext:value-type="float">
            <text:p>23260</text:p>
          </table:table-cell>
          <table:table-cell office:value-type="float" office:value="22.889552238806" calcext:value-type="float">
            <text:p>22.889552238806</text:p>
          </table:table-cell>
          <table:table-cell office:value-type="float" office:value="5.88134135855546" calcext:value-type="float">
            <text:p>5.88134135855546</text:p>
          </table:table-cell>
          <table:table-cell office:value-type="float" office:value="6.01671309192201" calcext:value-type="float">
            <text:p>6.01671309192201</text:p>
          </table:table-cell>
          <table:table-cell office:value-type="float" office:value="9.30555555555556" calcext:value-type="float">
            <text:p>9.30555555555556</text:p>
          </table:table-cell>
          <table:table-cell office:value-type="float" office:value="1.99444444444444" calcext:value-type="float">
            <text:p>1.99444444444444</text:p>
          </table:table-cell>
          <table:table-cell office:value-type="float" office:value="6.46111111111111" calcext:value-type="float">
            <text:p>6.4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6.hyp.txt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24670138888889" calcext:value-type="float">
            <text:p>1.24670138888889</text:p>
          </table:table-cell>
          <table:table-cell office:value-type="float" office:value="3280" calcext:value-type="float">
            <text:p>3280</text:p>
          </table:table-cell>
          <table:table-cell office:value-type="float" office:value="0.98130787037037" calcext:value-type="float">
            <text:p>0.98130787037037</text:p>
          </table:table-cell>
          <table:table-cell office:value-type="float" office:value="0.213991769547325" calcext:value-type="float">
            <text:p>0.213991769547325</text:p>
          </table:table-cell>
          <table:table-cell office:value-type="float" office:value="5" calcext:value-type="float">
            <text:p>5</text:p>
          </table:table-cell>
          <table:table-cell office:value-type="float" office:value="0.3375" calcext:value-type="float">
            <text:p>0.337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240" calcext:value-type="float">
            <text:p>6240</text:p>
          </table:table-cell>
          <table:table-cell office:value-type="float" office:value="22240" calcext:value-type="float">
            <text:p>22240</text:p>
          </table:table-cell>
          <table:table-cell office:value-type="float" office:value="5.30864197530864" calcext:value-type="float">
            <text:p>5.30864197530864</text:p>
          </table:table-cell>
          <table:table-cell office:value-type="float" office:value="4.3705035971223" calcext:value-type="float">
            <text:p>4.3705035971223</text:p>
          </table:table-cell>
          <table:table-cell office:value-type="float" office:value="3.46153846153846" calcext:value-type="float">
            <text:p>3.46153846153846</text:p>
          </table:table-cell>
          <table:table-cell office:value-type="float" office:value="8.1" calcext:value-type="float">
            <text:p>8.1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6.17777777777778" calcext:value-type="float">
            <text:p>6.1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7.hyp.tx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22012731481481" calcext:value-type="float">
            <text:p>1.22012731481481</text:p>
          </table:table-cell>
          <table:table-cell office:value-type="float" office:value="3020" calcext:value-type="float">
            <text:p>3020</text:p>
          </table:table-cell>
          <table:table-cell office:value-type="float" office:value="0.989571759259259" calcext:value-type="float">
            <text:p>0.989571759259259</text:p>
          </table:table-cell>
          <table:table-cell office:value-type="float" office:value="0.261932479627474" calcext:value-type="float">
            <text:p>0.261932479627474</text:p>
          </table:table-cell>
          <table:table-cell office:value-type="float" office:value="4" calcext:value-type="float">
            <text:p>4</text:p>
          </table:table-cell>
          <table:table-cell office:value-type="float" office:value="0.397685185185185" calcext:value-type="float">
            <text:p>0.397685185185185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9000" calcext:value-type="float">
            <text:p>9000</text:p>
          </table:table-cell>
          <table:table-cell office:value-type="float" office:value="22200" calcext:value-type="float">
            <text:p>22200</text:p>
          </table:table-cell>
          <table:table-cell office:value-type="float" office:value="14.1443538998836" calcext:value-type="float">
            <text:p>14.1443538998836</text:p>
          </table:table-cell>
          <table:table-cell office:value-type="float" office:value="12.6486486486486" calcext:value-type="float">
            <text:p>12.6486486486486</text:p>
          </table:table-cell>
          <table:table-cell office:value-type="float" office:value="9.6" calcext:value-type="float">
            <text:p>9.6</text:p>
          </table:table-cell>
          <table:table-cell office:value-type="float" office:value="9.54444444444444" calcext:value-type="float">
            <text:p>9.54444444444444</text:p>
          </table:table-cell>
          <table:table-cell office:value-type="float" office:value="2.5" calcext:value-type="float">
            <text:p>2.5</text:p>
          </table:table-cell>
          <table:table-cell office:value-type="float" office:value="6.16666666666667" calcext:value-type="float">
            <text:p>6.1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8.hyp.tx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20508101851852" calcext:value-type="float">
            <text:p>1.20508101851852</text:p>
          </table:table-cell>
          <table:table-cell office:value-type="float" office:value="4540" calcext:value-type="float">
            <text:p>4540</text:p>
          </table:table-cell>
          <table:table-cell office:value-type="float" office:value="0.923946759259259" calcext:value-type="float">
            <text:p>0.923946759259259</text:p>
          </table:table-cell>
          <table:table-cell office:value-type="float" office:value="0.283715012722646" calcext:value-type="float">
            <text:p>0.283715012722646</text:p>
          </table:table-cell>
          <table:table-cell office:value-type="float" office:value="4" calcext:value-type="float">
            <text:p>4</text:p>
          </table:table-cell>
          <table:table-cell office:value-type="float" office:value="0.363888888888889" calcext:value-type="float">
            <text:p>0.363888888888889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8920" calcext:value-type="float">
            <text:p>8920</text:p>
          </table:table-cell>
          <table:table-cell office:value-type="float" office:value="19720" calcext:value-type="float">
            <text:p>19720</text:p>
          </table:table-cell>
          <table:table-cell office:value-type="float" office:value="19.3511450381679" calcext:value-type="float">
            <text:p>19.3511450381679</text:p>
          </table:table-cell>
          <table:table-cell office:value-type="float" office:value="13.3265720081136" calcext:value-type="float">
            <text:p>13.3265720081136</text:p>
          </table:table-cell>
          <table:table-cell office:value-type="float" office:value="8.47533632286996" calcext:value-type="float">
            <text:p>8.4753363228699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2.47777777777778" calcext:value-type="float">
            <text:p>2.47777777777778</text:p>
          </table:table-cell>
          <table:table-cell office:value-type="float" office:value="5.47777777777778" calcext:value-type="float">
            <text:p>5.4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79.hyp.tx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19684027777778" calcext:value-type="float">
            <text:p>1.19684027777778</text:p>
          </table:table-cell>
          <table:table-cell office:value-type="float" office:value="2700" calcext:value-type="float">
            <text:p>2700</text:p>
          </table:table-cell>
          <table:table-cell office:value-type="float" office:value="1.00505787037037" calcext:value-type="float">
            <text:p>1.00505787037037</text:p>
          </table:table-cell>
          <table:table-cell office:value-type="float" office:value="0.203787878787879" calcext:value-type="float">
            <text:p>0.203787878787879</text:p>
          </table:table-cell>
          <table:table-cell office:value-type="float" office:value="3" calcext:value-type="float">
            <text:p>3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5380" calcext:value-type="float">
            <text:p>5380</text:p>
          </table:table-cell>
          <table:table-cell office:value-type="float" office:value="19100" calcext:value-type="float">
            <text:p>19100</text:p>
          </table:table-cell>
          <table:table-cell office:value-type="float" office:value="17.8636363636364" calcext:value-type="float">
            <text:p>17.8636363636364</text:p>
          </table:table-cell>
          <table:table-cell office:value-type="float" office:value="16.2094240837696" calcext:value-type="float">
            <text:p>16.2094240837696</text:p>
          </table:table-cell>
          <table:table-cell office:value-type="float" office:value="18.0669144981413" calcext:value-type="float">
            <text:p>18.0669144981413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1.49444444444444" calcext:value-type="float">
            <text:p>1.49444444444444</text:p>
          </table:table-cell>
          <table:table-cell office:value-type="float" office:value="5.30555555555556" calcext:value-type="float">
            <text:p>5.3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0.hyp.tx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_Young_adult</text:p>
          </table:table-cell>
          <table:table-cell office:value-type="float" office:value="1.34302083333333" calcext:value-type="float">
            <text:p>1.34302083333333</text:p>
          </table:table-cell>
          <table:table-cell office:value-type="float" office:value="6040" calcext:value-type="float">
            <text:p>6040</text:p>
          </table:table-cell>
          <table:table-cell office:value-type="float" office:value="1.0383912037037" calcext:value-type="float">
            <text:p>1.0383912037037</text:p>
          </table:table-cell>
          <table:table-cell office:value-type="float" office:value="0.285980148883375" calcext:value-type="float">
            <text:p>0.285980148883375</text:p>
          </table:table-cell>
          <table:table-cell office:value-type="float" office:value="5" calcext:value-type="float">
            <text:p>5</text:p>
          </table:table-cell>
          <table:table-cell office:value-type="float" office:value="0.373148148148148" calcext:value-type="float">
            <text:p>0.373148148148148</text:p>
          </table:table-cell>
          <table:table-cell office:value-type="float" office:value="196" calcext:value-type="float">
            <text:p>196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220" calcext:value-type="float">
            <text:p>9220</text:p>
          </table:table-cell>
          <table:table-cell office:value-type="float" office:value="19980" calcext:value-type="float">
            <text:p>19980</text:p>
          </table:table-cell>
          <table:table-cell office:value-type="float" office:value="21.8858560794045" calcext:value-type="float">
            <text:p>21.8858560794045</text:p>
          </table:table-cell>
          <table:table-cell office:value-type="float" office:value="15.6756756756757" calcext:value-type="float">
            <text:p>15.6756756756757</text:p>
          </table:table-cell>
          <table:table-cell office:value-type="float" office:value="27.7223427331887" calcext:value-type="float">
            <text:p>27.7223427331887</text:p>
          </table:table-cell>
          <table:table-cell office:value-type="float" office:value="8.95555555555556" calcext:value-type="float">
            <text:p>8.95555555555556</text:p>
          </table:table-cell>
          <table:table-cell office:value-type="float" office:value="2.56111111111111" calcext:value-type="float">
            <text:p>2.56111111111111</text:p>
          </table:table-cell>
          <table:table-cell office:value-type="float" office:value="5.55" calcext:value-type="float">
            <text:p>5.5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1.hyp.tx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20204861111111" calcext:value-type="float">
            <text:p>1.20204861111111</text:p>
          </table:table-cell>
          <table:table-cell office:value-type="float" office:value="2280" calcext:value-type="float">
            <text:p>2280</text:p>
          </table:table-cell>
          <table:table-cell office:value-type="float" office:value="0.923344907407408" calcext:value-type="float">
            <text:p>0.923344907407408</text:p>
          </table:table-cell>
          <table:table-cell office:value-type="float" office:value="0.244478685156651" calcext:value-type="float">
            <text:p>0.244478685156651</text:p>
          </table:table-cell>
          <table:table-cell office:value-type="float" office:value="4" calcext:value-type="float">
            <text:p>4</text:p>
          </table:table-cell>
          <table:table-cell office:value-type="float" office:value="0.450694444444444" calcext:value-type="float">
            <text:p>0.450694444444444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9520" calcext:value-type="float">
            <text:p>9520</text:p>
          </table:table-cell>
          <table:table-cell office:value-type="float" office:value="27820" calcext:value-type="float">
            <text:p>27820</text:p>
          </table:table-cell>
          <table:table-cell office:value-type="float" office:value="18.5824345146379" calcext:value-type="float">
            <text:p>18.5824345146379</text:p>
          </table:table-cell>
          <table:table-cell office:value-type="float" office:value="14.3637670740474" calcext:value-type="float">
            <text:p>14.3637670740474</text:p>
          </table:table-cell>
          <table:table-cell office:value-type="float" office:value="10.5882352941176" calcext:value-type="float">
            <text:p>10.5882352941176</text:p>
          </table:table-cell>
          <table:table-cell office:value-type="float" office:value="10.8166666666667" calcext:value-type="float">
            <text:p>10.8166666666667</text:p>
          </table:table-cell>
          <table:table-cell office:value-type="float" office:value="2.64444444444444" calcext:value-type="float">
            <text:p>2.64444444444444</text:p>
          </table:table-cell>
          <table:table-cell office:value-type="float" office:value="7.72777777777778" calcext:value-type="float">
            <text:p>7.7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2.hyp.txt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_Young_adult</text:p>
          </table:table-cell>
          <table:table-cell office:value-type="float" office:value="1.21604166666667" calcext:value-type="float">
            <text:p>1.21604166666667</text:p>
          </table:table-cell>
          <table:table-cell office:value-type="float" office:value="1860" calcext:value-type="float">
            <text:p>1860</text:p>
          </table:table-cell>
          <table:table-cell office:value-type="float" office:value="0.963032407407408" calcext:value-type="float">
            <text:p>0.963032407407408</text:p>
          </table:table-cell>
          <table:table-cell office:value-type="float" office:value="0.296505073280722" calcext:value-type="float">
            <text:p>0.296505073280722</text:p>
          </table:table-cell>
          <table:table-cell office:value-type="float" office:value="3" calcext:value-type="float">
            <text:p>3</text:p>
          </table:table-cell>
          <table:table-cell office:value-type="float" office:value="0.410648148148148" calcext:value-type="float">
            <text:p>0.410648148148148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520" calcext:value-type="float">
            <text:p>10520</text:p>
          </table:table-cell>
          <table:table-cell office:value-type="float" office:value="23700" calcext:value-type="float">
            <text:p>23700</text:p>
          </table:table-cell>
          <table:table-cell office:value-type="float" office:value="12.1758737316798" calcext:value-type="float">
            <text:p>12.1758737316798</text:p>
          </table:table-cell>
          <table:table-cell office:value-type="float" office:value="9.87341772151899" calcext:value-type="float">
            <text:p>9.87341772151899</text:p>
          </table:table-cell>
          <table:table-cell office:value-type="float" office:value="5.47528517110266" calcext:value-type="float">
            <text:p>5.47528517110266</text:p>
          </table:table-cell>
          <table:table-cell office:value-type="float" office:value="9.85555555555556" calcext:value-type="float">
            <text:p>9.85555555555556</text:p>
          </table:table-cell>
          <table:table-cell office:value-type="float" office:value="2.92222222222222" calcext:value-type="float">
            <text:p>2.92222222222222</text:p>
          </table:table-cell>
          <table:table-cell office:value-type="float" office:value="6.58333333333333" calcext:value-type="float">
            <text:p>6.5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3.hyp.tx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31211805555556" calcext:value-type="float">
            <text:p>1.31211805555556</text:p>
          </table:table-cell>
          <table:table-cell office:value-type="float" office:value="4480" calcext:value-type="float">
            <text:p>4480</text:p>
          </table:table-cell>
          <table:table-cell office:value-type="float" office:value="0.935613425925926" calcext:value-type="float">
            <text:p>0.935613425925926</text:p>
          </table:table-cell>
          <table:table-cell office:value-type="float" office:value="0.25601750547046" calcext:value-type="float">
            <text:p>0.25601750547046</text:p>
          </table:table-cell>
          <table:table-cell office:value-type="float" office:value="5" calcext:value-type="float">
            <text:p>5</text:p>
          </table:table-cell>
          <table:table-cell office:value-type="float" office:value="0.317361111111111" calcext:value-type="float">
            <text:p>0.317361111111111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020" calcext:value-type="float">
            <text:p>7020</text:p>
          </table:table-cell>
          <table:table-cell office:value-type="float" office:value="18700" calcext:value-type="float">
            <text:p>18700</text:p>
          </table:table-cell>
          <table:table-cell office:value-type="float" office:value="27.5711159737418" calcext:value-type="float">
            <text:p>27.5711159737418</text:p>
          </table:table-cell>
          <table:table-cell office:value-type="float" office:value="5.96791443850267" calcext:value-type="float">
            <text:p>5.96791443850267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7.61666666666667" calcext:value-type="float">
            <text:p>7.61666666666667</text:p>
          </table:table-cell>
          <table:table-cell office:value-type="float" office:value="1.95" calcext:value-type="float">
            <text:p>1.95</text:p>
          </table:table-cell>
          <table:table-cell office:value-type="float" office:value="5.19444444444445" calcext:value-type="float">
            <text:p>5.19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4.hyp.tx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_Young_adult</text:p>
          </table:table-cell>
          <table:table-cell office:value-type="float" office:value="1.22578703703704" calcext:value-type="float">
            <text:p>1.22578703703704</text:p>
          </table:table-cell>
          <table:table-cell office:value-type="float" office:value="3960" calcext:value-type="float">
            <text:p>3960</text:p>
          </table:table-cell>
          <table:table-cell office:value-type="float" office:value="0.957037037037037" calcext:value-type="float">
            <text:p>0.957037037037037</text:p>
          </table:table-cell>
          <table:table-cell office:value-type="float" office:value="0.243511450381679" calcext:value-type="float">
            <text:p>0.243511450381679</text:p>
          </table:table-cell>
          <table:table-cell office:value-type="float" office:value="4" calcext:value-type="float">
            <text:p>4</text:p>
          </table:table-cell>
          <table:table-cell office:value-type="float" office:value="0.303240740740741" calcext:value-type="float">
            <text:p>0.303240740740741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380" calcext:value-type="float">
            <text:p>6380</text:p>
          </table:table-cell>
          <table:table-cell office:value-type="float" office:value="17520" calcext:value-type="float">
            <text:p>17520</text:p>
          </table:table-cell>
          <table:table-cell office:value-type="float" office:value="17.175572519084" calcext:value-type="float">
            <text:p>17.175572519084</text:p>
          </table:table-cell>
          <table:table-cell office:value-type="float" office:value="11.5068493150685" calcext:value-type="float">
            <text:p>11.5068493150685</text:p>
          </table:table-cell>
          <table:table-cell office:value-type="float" office:value="28.2131661442006" calcext:value-type="float">
            <text:p>28.2131661442006</text:p>
          </table:table-cell>
          <table:table-cell office:value-type="float" office:value="7.27777777777778" calcext:value-type="float">
            <text:p>7.27777777777778</text:p>
          </table:table-cell>
          <table:table-cell office:value-type="float" office:value="1.77222222222222" calcext:value-type="float">
            <text:p>1.77222222222222</text:p>
          </table:table-cell>
          <table:table-cell office:value-type="float" office:value="4.86666666666667" calcext:value-type="float">
            <text:p>4.8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5.hyp.txt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_Young_adult</text:p>
          </table:table-cell>
          <table:table-cell office:value-type="float" office:value="1.26377314814815" calcext:value-type="float">
            <text:p>1.26377314814815</text:p>
          </table:table-cell>
          <table:table-cell office:value-type="float" office:value="5740" calcext:value-type="float">
            <text:p>5740</text:p>
          </table:table-cell>
          <table:table-cell office:value-type="float" office:value="0.953356481481482" calcext:value-type="float">
            <text:p>0.953356481481482</text:p>
          </table:table-cell>
          <table:table-cell office:value-type="float" office:value="0.277518345563709" calcext:value-type="float">
            <text:p>0.277518345563709</text:p>
          </table:table-cell>
          <table:table-cell office:value-type="float" office:value="4" calcext:value-type="float">
            <text:p>4</text:p>
          </table:table-cell>
          <table:table-cell office:value-type="float" office:value="0.346990740740741" calcext:value-type="float">
            <text:p>0.346990740740741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320" calcext:value-type="float">
            <text:p>8320</text:p>
          </table:table-cell>
          <table:table-cell office:value-type="float" office:value="21080" calcext:value-type="float">
            <text:p>21080</text:p>
          </table:table-cell>
          <table:table-cell office:value-type="float" office:value="15.3702468312208" calcext:value-type="float">
            <text:p>15.3702468312208</text:p>
          </table:table-cell>
          <table:table-cell office:value-type="float" office:value="16.0531309297913" calcext:value-type="float">
            <text:p>16.0531309297913</text:p>
          </table:table-cell>
          <table:table-cell office:value-type="float" office:value="8.65384615384616" calcext:value-type="float">
            <text:p>8.65384615384616</text:p>
          </table:table-cell>
          <table:table-cell office:value-type="float" office:value="8.32777777777778" calcext:value-type="float">
            <text:p>8.32777777777778</text:p>
          </table:table-cell>
          <table:table-cell office:value-type="float" office:value="2.31111111111111" calcext:value-type="float">
            <text:p>2.31111111111111</text:p>
          </table:table-cell>
          <table:table-cell office:value-type="float" office:value="5.85555555555556" calcext:value-type="float">
            <text:p>5.8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6.hyp.txt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_Teenager</text:p>
          </table:table-cell>
          <table:table-cell office:value-type="float" office:value="1.20113425925926" calcext:value-type="float">
            <text:p>1.20113425925926</text:p>
          </table:table-cell>
          <table:table-cell office:value-type="float" office:value="1940" calcext:value-type="float">
            <text:p>1940</text:p>
          </table:table-cell>
          <table:table-cell office:value-type="float" office:value="0.983773148148148" calcext:value-type="float">
            <text:p>0.983773148148148</text:p>
          </table:table-cell>
          <table:table-cell office:value-type="float" office:value="0.257554945054945" calcext:value-type="float">
            <text:p>0.257554945054945</text:p>
          </table:table-cell>
          <table:table-cell office:value-type="float" office:value="3" calcext:value-type="float">
            <text:p>3</text:p>
          </table:table-cell>
          <table:table-cell office:value-type="float" office:value="0.337037037037037" calcext:value-type="float">
            <text:p>0.337037037037037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7500" calcext:value-type="float">
            <text:p>7500</text:p>
          </table:table-cell>
          <table:table-cell office:value-type="float" office:value="20600" calcext:value-type="float">
            <text:p>20600</text:p>
          </table:table-cell>
          <table:table-cell office:value-type="float" office:value="15.4532967032967" calcext:value-type="float">
            <text:p>15.4532967032967</text:p>
          </table:table-cell>
          <table:table-cell office:value-type="float" office:value="9.61165048543689" calcext:value-type="float">
            <text:p>9.61165048543689</text:p>
          </table:table-cell>
          <table:table-cell office:value-type="float" office:value="14.88" calcext:value-type="float">
            <text:p>14.88</text:p>
          </table:table-cell>
          <table:table-cell office:value-type="float" office:value="8.08888888888889" calcext:value-type="float">
            <text:p>8.08888888888889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5.72222222222222" calcext:value-type="float">
            <text:p>5.7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7.hyp.tx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_Middle_aged_adult</text:p>
          </table:table-cell>
          <table:table-cell/>
          <table:table-cell office:value-type="float" office:value="2220" calcext:value-type="float">
            <text:p>2220</text:p>
          </table:table-cell>
          <table:table-cell/>
          <table:table-cell office:value-type="float" office:value="0.247333333333333" calcext:value-type="float">
            <text:p>0.247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0.347222222222222" calcext:value-type="float">
            <text:p>0.347222222222222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7420" calcext:value-type="float">
            <text:p>7420</text:p>
          </table:table-cell>
          <table:table-cell office:value-type="float" office:value="20180" calcext:value-type="float">
            <text:p>20180</text:p>
          </table:table-cell>
          <table:table-cell office:value-type="float" office:value="21.72" calcext:value-type="float">
            <text:p>21.72</text:p>
          </table:table-cell>
          <table:table-cell office:value-type="float" office:value="15.5203171456888" calcext:value-type="float">
            <text:p>15.5203171456888</text:p>
          </table:table-cell>
          <table:table-cell office:value-type="float" office:value="26.199460916442" calcext:value-type="float">
            <text:p>26.199460916442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2.06111111111111" calcext:value-type="float">
            <text:p>2.06111111111111</text:p>
          </table:table-cell>
          <table:table-cell office:value-type="float" office:value="5.60555555555556" calcext:value-type="float">
            <text:p>5.6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8.hyp.txt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05983796296296" calcext:value-type="float">
            <text:p>1.05983796296296</text:p>
          </table:table-cell>
          <table:table-cell office:value-type="float" office:value="0" calcext:value-type="float">
            <text:p>0</text:p>
          </table:table-cell>
          <table:table-cell office:value-type="float" office:value="0.952314814814815" calcext:value-type="float">
            <text:p>0.952314814814815</text:p>
          </table:table-cell>
          <table:table-cell office:value-type="float" office:value="0.230188679245283" calcext:value-type="float">
            <text:p>0.230188679245283</text:p>
          </table:table-cell>
          <table:table-cell office:value-type="float" office:value="1" calcext:value-type="float">
            <text:p>1</text:p>
          </table:table-cell>
          <table:table-cell office:value-type="float" office:value="0.306712962962963" calcext:value-type="float">
            <text:p>0.306712962962963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100" calcext:value-type="float">
            <text:p>6100</text:p>
          </table:table-cell>
          <table:table-cell office:value-type="float" office:value="17640" calcext:value-type="float">
            <text:p>17640</text:p>
          </table:table-cell>
          <table:table-cell office:value-type="float" office:value="19.1547169811321" calcext:value-type="float">
            <text:p>19.1547169811321</text:p>
          </table:table-cell>
          <table:table-cell office:value-type="float" office:value="6.93877551020408" calcext:value-type="float">
            <text:p>6.93877551020408</text:p>
          </table:table-cell>
          <table:table-cell office:value-type="float" office:value="7.67213114754098" calcext:value-type="float">
            <text:p>7.67213114754098</text:p>
          </table:table-cell>
          <table:table-cell office:value-type="float" office:value="7.36111111111111" calcext:value-type="float">
            <text:p>7.36111111111111</text:p>
          </table:table-cell>
          <table:table-cell office:value-type="float" office:value="1.69444444444444" calcext:value-type="float">
            <text:p>1.69444444444444</text:p>
          </table:table-cell>
          <table:table-cell office:value-type="float" office:value="4.9" calcext:value-type="float">
            <text:p>4.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89.hyp.txt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_Young_adult</text:p>
          </table:table-cell>
          <table:table-cell office:value-type="float" office:value="1.03585648148148" calcext:value-type="float">
            <text:p>1.03585648148148</text:p>
          </table:table-cell>
          <table:table-cell office:value-type="float" office:value="120" calcext:value-type="float">
            <text:p>120</text:p>
          </table:table-cell>
          <table:table-cell office:value-type="float" office:value="0.951365740740741" calcext:value-type="float">
            <text:p>0.951365740740741</text:p>
          </table:table-cell>
          <table:table-cell office:value-type="float" office:value="0.0905011219147345" calcext:value-type="float">
            <text:p>0.0905011219147345</text:p>
          </table:table-cell>
          <table:table-cell office:value-type="float" office:value="2" calcext:value-type="float">
            <text:p>2</text:p>
          </table:table-cell>
          <table:table-cell office:value-type="float" office:value="0.309490740740741" calcext:value-type="float">
            <text:p>0.309490740740741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2420" calcext:value-type="float">
            <text:p>2420</text:p>
          </table:table-cell>
          <table:table-cell office:value-type="float" office:value="16460" calcext:value-type="float">
            <text:p>16460</text:p>
          </table:table-cell>
          <table:table-cell office:value-type="float" office:value="17.9057591623037" calcext:value-type="float">
            <text:p>17.9057591623037</text:p>
          </table:table-cell>
          <table:table-cell office:value-type="float" office:value="17.2782503037667" calcext:value-type="float">
            <text:p>17.2782503037667</text:p>
          </table:table-cell>
          <table:table-cell office:value-type="float" office:value="28.2644628099174" calcext:value-type="float">
            <text:p>28.2644628099174</text:p>
          </table:table-cell>
          <table:table-cell office:value-type="float" office:value="7.42777777777778" calcext:value-type="float">
            <text:p>7.42777777777778</text:p>
          </table:table-cell>
          <table:table-cell office:value-type="float" office:value="0.672222222222222" calcext:value-type="float">
            <text:p>0.672222222222222</text:p>
          </table:table-cell>
          <table:table-cell office:value-type="float" office:value="4.57222222222222" calcext:value-type="float">
            <text:p>4.5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0.hyp.tx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_Young_adult</text:p>
          </table:table-cell>
          <table:table-cell office:value-type="float" office:value="1.15872685185185" calcext:value-type="float">
            <text:p>1.15872685185185</text:p>
          </table:table-cell>
          <table:table-cell office:value-type="float" office:value="4400" calcext:value-type="float">
            <text:p>4400</text:p>
          </table:table-cell>
          <table:table-cell office:value-type="float" office:value="0.881759259259259" calcext:value-type="float">
            <text:p>0.881759259259259</text:p>
          </table:table-cell>
          <table:table-cell office:value-type="float" office:value="0.238036809815951" calcext:value-type="float">
            <text:p>0.238036809815951</text:p>
          </table:table-cell>
          <table:table-cell office:value-type="float" office:value="5" calcext:value-type="float">
            <text:p>5</text:p>
          </table:table-cell>
          <table:table-cell office:value-type="float" office:value="0.377314814814815" calcext:value-type="float">
            <text:p>0.377314814814815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7760" calcext:value-type="float">
            <text:p>7760</text:p>
          </table:table-cell>
          <table:table-cell office:value-type="float" office:value="23080" calcext:value-type="float">
            <text:p>23080</text:p>
          </table:table-cell>
          <table:table-cell office:value-type="float" office:value="16.5644171779141" calcext:value-type="float">
            <text:p>16.5644171779141</text:p>
          </table:table-cell>
          <table:table-cell office:value-type="float" office:value="14.6620450606586" calcext:value-type="float">
            <text:p>14.6620450606586</text:p>
          </table:table-cell>
          <table:table-cell office:value-type="float" office:value="15.7731958762887" calcext:value-type="float">
            <text:p>15.7731958762887</text:p>
          </table:table-cell>
          <table:table-cell office:value-type="float" office:value="9.05555555555556" calcext:value-type="float">
            <text:p>9.05555555555556</text:p>
          </table:table-cell>
          <table:table-cell office:value-type="float" office:value="2.15555555555556" calcext:value-type="float">
            <text:p>2.15555555555556</text:p>
          </table:table-cell>
          <table:table-cell office:value-type="float" office:value="6.41111111111111" calcext:value-type="float">
            <text:p>6.4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1.hyp.txt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_Young_adult</text:p>
          </table:table-cell>
          <table:table-cell office:value-type="float" office:value="1.23402777777778" calcext:value-type="float">
            <text:p>1.23402777777778</text:p>
          </table:table-cell>
          <table:table-cell office:value-type="float" office:value="6160" calcext:value-type="float">
            <text:p>6160</text:p>
          </table:table-cell>
          <table:table-cell office:value-type="float" office:value="0.882638888888889" calcext:value-type="float">
            <text:p>0.882638888888889</text:p>
          </table:table-cell>
          <table:table-cell office:value-type="float" office:value="0.238222698072805" calcext:value-type="float">
            <text:p>0.238222698072805</text:p>
          </table:table-cell>
          <table:table-cell office:value-type="float" office:value="5" calcext:value-type="float">
            <text:p>5</text:p>
          </table:table-cell>
          <table:table-cell office:value-type="float" office:value="0.432407407407407" calcext:value-type="float">
            <text:p>0.4324074074074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8900" calcext:value-type="float">
            <text:p>8900</text:p>
          </table:table-cell>
          <table:table-cell office:value-type="float" office:value="26200" calcext:value-type="float">
            <text:p>26200</text:p>
          </table:table-cell>
          <table:table-cell office:value-type="float" office:value="15.8993576017131" calcext:value-type="float">
            <text:p>15.8993576017131</text:p>
          </table:table-cell>
          <table:table-cell office:value-type="float" office:value="15.6641221374046" calcext:value-type="float">
            <text:p>15.6641221374046</text:p>
          </table:table-cell>
          <table:table-cell office:value-type="float" office:value="9.30337078651685" calcext:value-type="float">
            <text:p>9.30337078651685</text:p>
          </table:table-cell>
          <table:table-cell office:value-type="float" office:value="10.3777777777778" calcext:value-type="float">
            <text:p>10.3777777777778</text:p>
          </table:table-cell>
          <table:table-cell office:value-type="float" office:value="2.47222222222222" calcext:value-type="float">
            <text:p>2.47222222222222</text:p>
          </table:table-cell>
          <table:table-cell office:value-type="float" office:value="7.27777777777778" calcext:value-type="float">
            <text:p>7.2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2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32913194444444" calcext:value-type="float">
            <text:p>1.32913194444444</text:p>
          </table:table-cell>
          <table:table-cell office:value-type="float" office:value="7480" calcext:value-type="float">
            <text:p>7480</text:p>
          </table:table-cell>
          <table:table-cell office:value-type="float" office:value="0.985497685185185" calcext:value-type="float">
            <text:p>0.985497685185185</text:p>
          </table:table-cell>
          <table:table-cell office:value-type="float" office:value="0.291828793774319" calcext:value-type="float">
            <text:p>0.291828793774319</text:p>
          </table:table-cell>
          <table:table-cell office:value-type="float" office:value="5" calcext:value-type="float">
            <text:p>5</text:p>
          </table:table-cell>
          <table:table-cell office:value-type="float" office:value="0.356944444444444" calcext:value-type="float">
            <text:p>0.356944444444444</text:p>
          </table:table-cell>
          <table:table-cell office:value-type="float" office:value="156" calcext:value-type="float">
            <text:p>156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9000" calcext:value-type="float">
            <text:p>9000</text:p>
          </table:table-cell>
          <table:table-cell office:value-type="float" office:value="18540" calcext:value-type="float">
            <text:p>18540</text:p>
          </table:table-cell>
          <table:table-cell office:value-type="float" office:value="18.2101167315175" calcext:value-type="float">
            <text:p>18.2101167315175</text:p>
          </table:table-cell>
          <table:table-cell office:value-type="float" office:value="13.0097087378641" calcext:value-type="float">
            <text:p>13.0097087378641</text:p>
          </table:table-cell>
          <table:table-cell office:value-type="float" office:value="22" calcext:value-type="float">
            <text:p>22</text:p>
          </table:table-cell>
          <table:table-cell office:value-type="float" office:value="8.56666666666667" calcext:value-type="float">
            <text:p>8.56666666666667</text:p>
          </table:table-cell>
          <table:table-cell office:value-type="float" office:value="2.5" calcext:value-type="float">
            <text:p>2.5</text:p>
          </table:table-cell>
          <table:table-cell office:value-type="float" office:value="5.15" calcext:value-type="float">
            <text:p>5.1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3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35883101851852" calcext:value-type="float">
            <text:p>1.35883101851852</text:p>
          </table:table-cell>
          <table:table-cell office:value-type="float" office:value="5200" calcext:value-type="float">
            <text:p>5200</text:p>
          </table:table-cell>
          <table:table-cell office:value-type="float" office:value="1.07769675925926" calcext:value-type="float">
            <text:p>1.07769675925926</text:p>
          </table:table-cell>
          <table:table-cell office:value-type="float" office:value="0.35583596214511" calcext:value-type="float">
            <text:p>0.35583596214511</text:p>
          </table:table-cell>
          <table:table-cell office:value-type="float" office:value="5" calcext:value-type="float">
            <text:p>5</text:p>
          </table:table-cell>
          <table:table-cell office:value-type="float" office:value="0.366898148148148" calcext:value-type="float">
            <text:p>0.366898148148148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1280" calcext:value-type="float">
            <text:p>11280</text:p>
          </table:table-cell>
          <table:table-cell office:value-type="float" office:value="19340" calcext:value-type="float">
            <text:p>19340</text:p>
          </table:table-cell>
          <table:table-cell office:value-type="float" office:value="12.4921135646688" calcext:value-type="float">
            <text:p>12.4921135646688</text:p>
          </table:table-cell>
          <table:table-cell office:value-type="float" office:value="11.9131334022751" calcext:value-type="float">
            <text:p>11.9131334022751</text:p>
          </table:table-cell>
          <table:table-cell office:value-type="float" office:value="9.57446808510638" calcext:value-type="float">
            <text:p>9.57446808510638</text:p>
          </table:table-cell>
          <table:table-cell office:value-type="float" office:value="8.80555555555556" calcext:value-type="float">
            <text:p>8.80555555555556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5.37222222222222" calcext:value-type="float">
            <text:p>5.3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4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18163194444444" calcext:value-type="float">
            <text:p>1.18163194444444</text:p>
          </table:table-cell>
          <table:table-cell office:value-type="float" office:value="3440" calcext:value-type="float">
            <text:p>3440</text:p>
          </table:table-cell>
          <table:table-cell office:value-type="float" office:value="0.95130787037037" calcext:value-type="float">
            <text:p>0.95130787037037</text:p>
          </table:table-cell>
          <table:table-cell office:value-type="float" office:value="0.274576271186441" calcext:value-type="float">
            <text:p>0.274576271186441</text:p>
          </table:table-cell>
          <table:table-cell office:value-type="float" office:value="3" calcext:value-type="float">
            <text:p>3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9720" calcext:value-type="float">
            <text:p>9720</text:p>
          </table:table-cell>
          <table:table-cell office:value-type="float" office:value="23240" calcext:value-type="float">
            <text:p>23240</text:p>
          </table:table-cell>
          <table:table-cell office:value-type="float" office:value="16.8813559322034" calcext:value-type="float">
            <text:p>16.8813559322034</text:p>
          </table:table-cell>
          <table:table-cell office:value-type="float" office:value="10.9982788296041" calcext:value-type="float">
            <text:p>10.9982788296041</text:p>
          </table:table-cell>
          <table:table-cell office:value-type="float" office:value="19.6296296296296" calcext:value-type="float">
            <text:p>19.6296296296296</text:p>
          </table:table-cell>
          <table:table-cell office:value-type="float" office:value="9.83333333333333" calcext:value-type="float">
            <text:p>9.83333333333333</text:p>
          </table:table-cell>
          <table:table-cell office:value-type="float" office:value="2.7" calcext:value-type="float">
            <text:p>2.7</text:p>
          </table:table-cell>
          <table:table-cell office:value-type="float" office:value="6.45555555555556" calcext:value-type="float">
            <text:p>6.45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5.hyp.txt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30831018518519" calcext:value-type="float">
            <text:p>1.30831018518519</text:p>
          </table:table-cell>
          <table:table-cell office:value-type="float" office:value="3200" calcext:value-type="float">
            <text:p>3200</text:p>
          </table:table-cell>
          <table:table-cell office:value-type="float" office:value="1.06375" calcext:value-type="float">
            <text:p>1.06375</text:p>
          </table:table-cell>
          <table:table-cell office:value-type="float" office:value="0.209137709137709" calcext:value-type="float">
            <text:p>0.209137709137709</text:p>
          </table:table-cell>
          <table:table-cell office:value-type="float" office:value="3" calcext:value-type="float">
            <text:p>3</text:p>
          </table:table-cell>
          <table:table-cell office:value-type="float" office:value="0.359722222222222" calcext:value-type="float">
            <text:p>0.359722222222222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6500" calcext:value-type="float">
            <text:p>6500</text:p>
          </table:table-cell>
          <table:table-cell office:value-type="float" office:value="21340" calcext:value-type="float">
            <text:p>21340</text:p>
          </table:table-cell>
          <table:table-cell office:value-type="float" office:value="10.8880308880309" calcext:value-type="float">
            <text:p>10.8880308880309</text:p>
          </table:table-cell>
          <table:table-cell office:value-type="float" office:value="6.41049671977507" calcext:value-type="float">
            <text:p>6.41049671977507</text:p>
          </table:table-cell>
          <table:table-cell office:value-type="float" office:value="12.7384615384615" calcext:value-type="float">
            <text:p>12.7384615384615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1.80555555555556" calcext:value-type="float">
            <text:p>1.80555555555556</text:p>
          </table:table-cell>
          <table:table-cell office:value-type="float" office:value="5.92777777777778" calcext:value-type="float">
            <text:p>5.9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6.hyp.txt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27078703703704" calcext:value-type="float">
            <text:p>1.27078703703704</text:p>
          </table:table-cell>
          <table:table-cell office:value-type="float" office:value="6900" calcext:value-type="float">
            <text:p>6900</text:p>
          </table:table-cell>
          <table:table-cell office:value-type="float" office:value="0.930972222222222" calcext:value-type="float">
            <text:p>0.930972222222222</text:p>
          </table:table-cell>
          <table:table-cell office:value-type="float" office:value="0.355309511826875" calcext:value-type="float">
            <text:p>0.355309511826875</text:p>
          </table:table-cell>
          <table:table-cell office:value-type="float" office:value="4" calcext:value-type="float">
            <text:p>4</text:p>
          </table:table-cell>
          <table:table-cell office:value-type="float" office:value="0.459953703703704" calcext:value-type="float">
            <text:p>0.459953703703704</text:p>
          </table:table-cell>
          <table:table-cell office:value-type="float" office:value="256" calcext:value-type="float">
            <text:p>256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4120" calcext:value-type="float">
            <text:p>14120</text:p>
          </table:table-cell>
          <table:table-cell office:value-type="float" office:value="23520" calcext:value-type="float">
            <text:p>23520</text:p>
          </table:table-cell>
          <table:table-cell office:value-type="float" office:value="23.1907398087569" calcext:value-type="float">
            <text:p>23.1907398087569</text:p>
          </table:table-cell>
          <table:table-cell office:value-type="float" office:value="10.4081632653061" calcext:value-type="float">
            <text:p>10.4081632653061</text:p>
          </table:table-cell>
          <table:table-cell office:value-type="float" office:value="33.9093484419263" calcext:value-type="float">
            <text:p>33.9093484419263</text:p>
          </table:table-cell>
          <table:table-cell office:value-type="float" office:value="11.0388888888889" calcext:value-type="float">
            <text:p>11.0388888888889</text:p>
          </table:table-cell>
          <table:table-cell office:value-type="float" office:value="3.92222222222222" calcext:value-type="float">
            <text:p>3.92222222222222</text:p>
          </table:table-cell>
          <table:table-cell office:value-type="float" office:value="6.53333333333333" calcext:value-type="float">
            <text:p>6.5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7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1484953703704" calcext:value-type="float">
            <text:p>1.21484953703704</text:p>
          </table:table-cell>
          <table:table-cell office:value-type="float" office:value="3660" calcext:value-type="float">
            <text:p>3660</text:p>
          </table:table-cell>
          <table:table-cell office:value-type="float" office:value="0.882673611111111" calcext:value-type="float">
            <text:p>0.882673611111111</text:p>
          </table:table-cell>
          <table:table-cell office:value-type="float" office:value="0.256780150028852" calcext:value-type="float">
            <text:p>0.256780150028852</text:p>
          </table:table-cell>
          <table:table-cell office:value-type="float" office:value="3" calcext:value-type="float">
            <text:p>3</text:p>
          </table:table-cell>
          <table:table-cell office:value-type="float" office:value="0.401157407407407" calcext:value-type="float">
            <text:p>0.401157407407407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900" calcext:value-type="float">
            <text:p>8900</text:p>
          </table:table-cell>
          <table:table-cell office:value-type="float" office:value="22480" calcext:value-type="float">
            <text:p>22480</text:p>
          </table:table-cell>
          <table:table-cell office:value-type="float" office:value="17.4495095210617" calcext:value-type="float">
            <text:p>17.4495095210617</text:p>
          </table:table-cell>
          <table:table-cell office:value-type="float" office:value="6.40569395017794" calcext:value-type="float">
            <text:p>6.40569395017794</text:p>
          </table:table-cell>
          <table:table-cell office:value-type="float" office:value="4.04494382022472" calcext:value-type="float">
            <text:p>4.04494382022472</text:p>
          </table:table-cell>
          <table:table-cell office:value-type="float" office:value="9.62777777777778" calcext:value-type="float">
            <text:p>9.62777777777778</text:p>
          </table:table-cell>
          <table:table-cell office:value-type="float" office:value="2.47222222222222" calcext:value-type="float">
            <text:p>2.47222222222222</text:p>
          </table:table-cell>
          <table:table-cell office:value-type="float" office:value="6.24444444444444" calcext:value-type="float">
            <text:p>6.24444444444444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8.hyp.tx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0330787037037" calcext:value-type="float">
            <text:p>1.0330787037037</text:p>
          </table:table-cell>
          <table:table-cell office:value-type="float" office:value="1040" calcext:value-type="float">
            <text:p>1040</text:p>
          </table:table-cell>
          <table:table-cell office:value-type="float" office:value="0.949166666666667" calcext:value-type="float">
            <text:p>0.949166666666667</text:p>
          </table:table-cell>
          <table:table-cell office:value-type="float" office:value="0.267419962335217" calcext:value-type="float">
            <text:p>0.267419962335217</text:p>
          </table:table-cell>
          <table:table-cell office:value-type="float" office:value="2" calcext:value-type="float">
            <text:p>2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8520" calcext:value-type="float">
            <text:p>8520</text:p>
          </table:table-cell>
          <table:table-cell office:value-type="float" office:value="22460" calcext:value-type="float">
            <text:p>22460</text:p>
          </table:table-cell>
          <table:table-cell office:value-type="float" office:value="18.4180790960452" calcext:value-type="float">
            <text:p>18.4180790960452</text:p>
          </table:table-cell>
          <table:table-cell office:value-type="float" office:value="15.2270703472841" calcext:value-type="float">
            <text:p>15.2270703472841</text:p>
          </table:table-cell>
          <table:table-cell office:value-type="float" office:value="24.9295774647887" calcext:value-type="float">
            <text:p>24.9295774647887</text:p>
          </table:table-cell>
          <table:table-cell office:value-type="float" office:value="8.85" calcext:value-type="float">
            <text:p>8.85</text:p>
          </table:table-cell>
          <table:table-cell office:value-type="float" office:value="2.36666666666667" calcext:value-type="float">
            <text:p>2.36666666666667</text:p>
          </table:table-cell>
          <table:table-cell office:value-type="float" office:value="6.23888888888889" calcext:value-type="float">
            <text:p>6.2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199.hyp.tx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05552083333333" calcext:value-type="float">
            <text:p>1.05552083333333</text:p>
          </table:table-cell>
          <table:table-cell office:value-type="float" office:value="860" calcext:value-type="float">
            <text:p>860</text:p>
          </table:table-cell>
          <table:table-cell office:value-type="float" office:value="0.92693287037037" calcext:value-type="float">
            <text:p>0.92693287037037</text:p>
          </table:table-cell>
          <table:table-cell office:value-type="float" office:value="0.278342455043002" calcext:value-type="float">
            <text:p>0.278342455043002</text:p>
          </table:table-cell>
          <table:table-cell office:value-type="float" office:value="2" calcext:value-type="float">
            <text:p>2</text:p>
          </table:table-cell>
          <table:table-cell office:value-type="float" office:value="0.296064814814815" calcext:value-type="float">
            <text:p>0.29606481481481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120" calcext:value-type="float">
            <text:p>7120</text:p>
          </table:table-cell>
          <table:table-cell office:value-type="float" office:value="16520" calcext:value-type="float">
            <text:p>16520</text:p>
          </table:table-cell>
          <table:table-cell office:value-type="float" office:value="12.5254104769351" calcext:value-type="float">
            <text:p>12.5254104769351</text:p>
          </table:table-cell>
          <table:table-cell office:value-type="float" office:value="5.01210653753027" calcext:value-type="float">
            <text:p>5.01210653753027</text:p>
          </table:table-cell>
          <table:table-cell office:value-type="float" office:value="15.6741573033708" calcext:value-type="float">
            <text:p>15.6741573033708</text:p>
          </table:table-cell>
          <table:table-cell office:value-type="float" office:value="7.10555555555555" calcext:value-type="float">
            <text:p>7.10555555555555</text:p>
          </table:table-cell>
          <table:table-cell office:value-type="float" office:value="1.97777777777778" calcext:value-type="float">
            <text:p>1.97777777777778</text:p>
          </table:table-cell>
          <table:table-cell office:value-type="float" office:value="4.58888888888889" calcext:value-type="float">
            <text:p>4.5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0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10126157407407" calcext:value-type="float">
            <text:p>1.10126157407407</text:p>
          </table:table-cell>
          <table:table-cell office:value-type="float" office:value="600" calcext:value-type="float">
            <text:p>600</text:p>
          </table:table-cell>
          <table:table-cell office:value-type="float" office:value="0.994201388888889" calcext:value-type="float">
            <text:p>0.994201388888889</text:p>
          </table:table-cell>
          <table:table-cell office:value-type="float" office:value="0.203770197486535" calcext:value-type="float">
            <text:p>0.203770197486535</text:p>
          </table:table-cell>
          <table:table-cell office:value-type="float" office:value="2" calcext:value-type="float">
            <text:p>2</text:p>
          </table:table-cell>
          <table:table-cell office:value-type="float" office:value="0.25787037037037" calcext:value-type="float">
            <text:p>0.25787037037037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540" calcext:value-type="float">
            <text:p>4540</text:p>
          </table:table-cell>
          <table:table-cell office:value-type="float" office:value="17000" calcext:value-type="float">
            <text:p>17000</text:p>
          </table:table-cell>
          <table:table-cell office:value-type="float" office:value="10.5026929982047" calcext:value-type="float">
            <text:p>10.5026929982047</text:p>
          </table:table-cell>
          <table:table-cell office:value-type="float" office:value="5.29411764705882" calcext:value-type="float">
            <text:p>5.29411764705882</text:p>
          </table:table-cell>
          <table:table-cell office:value-type="float" office:value="9.51541850220264" calcext:value-type="float">
            <text:p>9.51541850220264</text:p>
          </table:table-cell>
          <table:table-cell office:value-type="float" office:value="6.18888888888889" calcext:value-type="float">
            <text:p>6.18888888888889</text:p>
          </table:table-cell>
          <table:table-cell office:value-type="float" office:value="1.26111111111111" calcext:value-type="float">
            <text:p>1.26111111111111</text:p>
          </table:table-cell>
          <table:table-cell office:value-type="float" office:value="4.72222222222222" calcext:value-type="float">
            <text:p>4.7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1.hyp.tx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_Middle_aged_adult</text:p>
          </table:table-cell>
          <table:table-cell office:value-type="float" office:value="1.24943287037037" calcext:value-type="float">
            <text:p>1.24943287037037</text:p>
          </table:table-cell>
          <table:table-cell office:value-type="float" office:value="3600" calcext:value-type="float">
            <text:p>3600</text:p>
          </table:table-cell>
          <table:table-cell office:value-type="float" office:value="0.936122685185185" calcext:value-type="float">
            <text:p>0.936122685185185</text:p>
          </table:table-cell>
          <table:table-cell office:value-type="float" office:value="0.224815724815725" calcext:value-type="float">
            <text:p>0.224815724815725</text:p>
          </table:table-cell>
          <table:table-cell office:value-type="float" office:value="4" calcext:value-type="float">
            <text:p>4</text:p>
          </table:table-cell>
          <table:table-cell office:value-type="float" office:value="0.376851851851852" calcext:value-type="float">
            <text:p>0.376851851851852</text:p>
          </table:table-cell>
          <table:table-cell office:value-type="float" office:value="266" calcext:value-type="float">
            <text:p>266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7320" calcext:value-type="float">
            <text:p>7320</text:p>
          </table:table-cell>
          <table:table-cell office:value-type="float" office:value="18260" calcext:value-type="float">
            <text:p>18260</text:p>
          </table:table-cell>
          <table:table-cell office:value-type="float" office:value="29.4103194103194" calcext:value-type="float">
            <text:p>29.4103194103194</text:p>
          </table:table-cell>
          <table:table-cell office:value-type="float" office:value="24.052573932092" calcext:value-type="float">
            <text:p>24.052573932092</text:p>
          </table:table-cell>
          <table:table-cell office:value-type="float" office:value="29.5081967213115" calcext:value-type="float">
            <text:p>29.5081967213115</text:p>
          </table:table-cell>
          <table:table-cell office:value-type="float" office:value="9.04444444444444" calcext:value-type="float">
            <text:p>9.04444444444444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5.07222222222222" calcext:value-type="float">
            <text:p>5.0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2.hyp.tx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46033564814815" calcext:value-type="float">
            <text:p>1.46033564814815</text:p>
          </table:table-cell>
          <table:table-cell office:value-type="float" office:value="7040" calcext:value-type="float">
            <text:p>7040</text:p>
          </table:table-cell>
          <table:table-cell office:value-type="float" office:value="1.08186342592593" calcext:value-type="float">
            <text:p>1.08186342592593</text:p>
          </table:table-cell>
          <table:table-cell office:value-type="float" office:value="0.257948410317936" calcext:value-type="float">
            <text:p>0.257948410317936</text:p>
          </table:table-cell>
          <table:table-cell office:value-type="float" office:value="8" calcext:value-type="float">
            <text:p>8</text:p>
          </table:table-cell>
          <table:table-cell office:value-type="float" office:value="0.38587962962963" calcext:value-type="float">
            <text:p>0.38587962962963</text:p>
          </table:table-cell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8600" calcext:value-type="float">
            <text:p>8600</text:p>
          </table:table-cell>
          <table:table-cell office:value-type="float" office:value="23180" calcext:value-type="float">
            <text:p>23180</text:p>
          </table:table-cell>
          <table:table-cell office:value-type="float" office:value="12.7414517096581" calcext:value-type="float">
            <text:p>12.7414517096581</text:p>
          </table:table-cell>
          <table:table-cell office:value-type="float" office:value="5.43572044866264" calcext:value-type="float">
            <text:p>5.43572044866264</text:p>
          </table:table-cell>
          <table:table-cell office:value-type="float" office:value="20.5116279069767" calcext:value-type="float">
            <text:p>20.5116279069767</text:p>
          </table:table-cell>
          <table:table-cell office:value-type="float" office:value="9.26111111111111" calcext:value-type="float">
            <text:p>9.26111111111111</text:p>
          </table:table-cell>
          <table:table-cell office:value-type="float" office:value="2.38888888888889" calcext:value-type="float">
            <text:p>2.38888888888889</text:p>
          </table:table-cell>
          <table:table-cell office:value-type="float" office:value="6.43888888888889" calcext:value-type="float">
            <text:p>6.4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3.hyp.txt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18935185185185" calcext:value-type="float">
            <text:p>1.18935185185185</text:p>
          </table:table-cell>
          <table:table-cell office:value-type="float" office:value="5960" calcext:value-type="float">
            <text:p>5960</text:p>
          </table:table-cell>
          <table:table-cell office:value-type="float" office:value="0.901967592592593" calcext:value-type="float">
            <text:p>0.901967592592593</text:p>
          </table:table-cell>
          <table:table-cell office:value-type="float" office:value="0.287303664921466" calcext:value-type="float">
            <text:p>0.287303664921466</text:p>
          </table:table-cell>
          <table:table-cell office:value-type="float" office:value="4" calcext:value-type="float">
            <text:p>4</text:p>
          </table:table-cell>
          <table:table-cell office:value-type="float" office:value="0.353703703703704" calcext:value-type="float">
            <text:p>0.35370370370370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8780" calcext:value-type="float">
            <text:p>8780</text:p>
          </table:table-cell>
          <table:table-cell office:value-type="float" office:value="21160" calcext:value-type="float">
            <text:p>21160</text:p>
          </table:table-cell>
          <table:table-cell office:value-type="float" office:value="11.7801047120419" calcext:value-type="float">
            <text:p>11.7801047120419</text:p>
          </table:table-cell>
          <table:table-cell office:value-type="float" office:value="7.31568998109641" calcext:value-type="float">
            <text:p>7.31568998109641</text:p>
          </table:table-cell>
          <table:table-cell office:value-type="float" office:value="18.8610478359909" calcext:value-type="float">
            <text:p>18.8610478359909</text:p>
          </table:table-cell>
          <table:table-cell office:value-type="float" office:value="8.48888888888889" calcext:value-type="float">
            <text:p>8.48888888888889</text:p>
          </table:table-cell>
          <table:table-cell office:value-type="float" office:value="2.43888888888889" calcext:value-type="float">
            <text:p>2.43888888888889</text:p>
          </table:table-cell>
          <table:table-cell office:value-type="float" office:value="5.87777777777778" calcext:value-type="float">
            <text:p>5.8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4.hyp.txt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_Young_adult</text:p>
          </table:table-cell>
          <table:table-cell office:value-type="float" office:value="1.22841435185185" calcext:value-type="float">
            <text:p>1.22841435185185</text:p>
          </table:table-cell>
          <table:table-cell office:value-type="float" office:value="2580" calcext:value-type="float">
            <text:p>2580</text:p>
          </table:table-cell>
          <table:table-cell office:value-type="float" office:value="1.00908564814815" calcext:value-type="float">
            <text:p>1.00908564814815</text:p>
          </table:table-cell>
          <table:table-cell office:value-type="float" office:value="0.207953603976802" calcext:value-type="float">
            <text:p>0.207953603976802</text:p>
          </table:table-cell>
          <table:table-cell office:value-type="float" office:value="3" calcext:value-type="float">
            <text:p>3</text:p>
          </table:table-cell>
          <table:table-cell office:value-type="float" office:value="0.279398148148148" calcext:value-type="float">
            <text:p>0.279398148148148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020" calcext:value-type="float">
            <text:p>5020</text:p>
          </table:table-cell>
          <table:table-cell office:value-type="float" office:value="17360" calcext:value-type="float">
            <text:p>17360</text:p>
          </table:table-cell>
          <table:table-cell office:value-type="float" office:value="15.2112676056338" calcext:value-type="float">
            <text:p>15.2112676056338</text:p>
          </table:table-cell>
          <table:table-cell office:value-type="float" office:value="8.50230414746544" calcext:value-type="float">
            <text:p>8.50230414746544</text:p>
          </table:table-cell>
          <table:table-cell office:value-type="float" office:value="20.0796812749004" calcext:value-type="float">
            <text:p>20.0796812749004</text:p>
          </table:table-cell>
          <table:table-cell office:value-type="float" office:value="6.70555555555556" calcext:value-type="float">
            <text:p>6.70555555555556</text:p>
          </table:table-cell>
          <table:table-cell office:value-type="float" office:value="1.39444444444444" calcext:value-type="float">
            <text:p>1.39444444444444</text:p>
          </table:table-cell>
          <table:table-cell office:value-type="float" office:value="4.82222222222222" calcext:value-type="float">
            <text:p>4.8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5.hyp.txt</text:p>
          </table:table-cell>
          <table:table-cell office:value-type="string" calcext:value-type="string">
            <text:p>female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_Child</text:p>
          </table:table-cell>
          <table:table-cell office:value-type="float" office:value="1.22766203703704" calcext:value-type="float">
            <text:p>1.22766203703704</text:p>
          </table:table-cell>
          <table:table-cell office:value-type="float" office:value="7600" calcext:value-type="float">
            <text:p>7600</text:p>
          </table:table-cell>
          <table:table-cell office:value-type="float" office:value="0.899189814814815" calcext:value-type="float">
            <text:p>0.899189814814815</text:p>
          </table:table-cell>
          <table:table-cell office:value-type="float" office:value="0.399583043780403" calcext:value-type="float">
            <text:p>0.399583043780403</text:p>
          </table:table-cell>
          <table:table-cell office:value-type="float" office:value="5" calcext:value-type="float">
            <text:p>5</text:p>
          </table:table-cell>
          <table:table-cell office:value-type="float" office:value="0.333101851851852" calcext:value-type="float">
            <text:p>0.333101851851852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500" calcext:value-type="float">
            <text:p>11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4.8853370396108" calcext:value-type="float">
            <text:p>14.8853370396108</text:p>
          </table:table-cell>
          <table:table-cell office:value-type="float" office:value="9.52941176470588" calcext:value-type="float">
            <text:p>9.52941176470588</text:p>
          </table:table-cell>
          <table:table-cell office:value-type="float" office:value="9.70434782608696" calcext:value-type="float">
            <text:p>9.70434782608696</text:p>
          </table:table-cell>
          <table:table-cell office:value-type="float" office:value="7.99444444444445" calcext:value-type="float">
            <text:p>7.99444444444445</text:p>
          </table:table-cell>
          <table:table-cell office:value-type="float" office:value="3.19444444444444" calcext:value-type="float">
            <text:p>3.19444444444444</text:p>
          </table:table-cell>
          <table:table-cell office:value-type="float" office:value="4.72222222222222" calcext:value-type="float">
            <text:p>4.7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6.hyp.tx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_Young_adult</text:p>
          </table:table-cell>
          <table:table-cell office:value-type="float" office:value="1.14792824074074" calcext:value-type="float">
            <text:p>1.14792824074074</text:p>
          </table:table-cell>
          <table:table-cell office:value-type="float" office:value="4080" calcext:value-type="float">
            <text:p>4080</text:p>
          </table:table-cell>
          <table:table-cell office:value-type="float" office:value="0.884849537037037" calcext:value-type="float">
            <text:p>0.884849537037037</text:p>
          </table:table-cell>
          <table:table-cell office:value-type="float" office:value="0.247823563551944" calcext:value-type="float">
            <text:p>0.247823563551944</text:p>
          </table:table-cell>
          <table:table-cell office:value-type="float" office:value="3" calcext:value-type="float">
            <text:p>3</text:p>
          </table:table-cell>
          <table:table-cell office:value-type="float" office:value="0.398842592592593" calcext:value-type="float">
            <text:p>0.398842592592593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8540" calcext:value-type="float">
            <text:p>8540</text:p>
          </table:table-cell>
          <table:table-cell office:value-type="float" office:value="24260" calcext:value-type="float">
            <text:p>24260</text:p>
          </table:table-cell>
          <table:table-cell office:value-type="float" office:value="12.0139291932676" calcext:value-type="float">
            <text:p>12.0139291932676</text:p>
          </table:table-cell>
          <table:table-cell office:value-type="float" office:value="11.1294311624073" calcext:value-type="float">
            <text:p>11.1294311624073</text:p>
          </table:table-cell>
          <table:table-cell office:value-type="float" office:value="9.27400468384075" calcext:value-type="float">
            <text:p>9.27400468384075</text:p>
          </table:table-cell>
          <table:table-cell office:value-type="float" office:value="9.57222222222222" calcext:value-type="float">
            <text:p>9.57222222222222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6.73888888888889" calcext:value-type="float">
            <text:p>6.7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7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1.33826388888889" calcext:value-type="float">
            <text:p>1.33826388888889</text:p>
          </table:table-cell>
          <table:table-cell office:value-type="float" office:value="5680" calcext:value-type="float">
            <text:p>5680</text:p>
          </table:table-cell>
          <table:table-cell office:value-type="float" office:value="1.06268518518519" calcext:value-type="float">
            <text:p>1.06268518518519</text:p>
          </table:table-cell>
          <table:table-cell office:value-type="float" office:value="0.273850377487989" calcext:value-type="float">
            <text:p>0.273850377487989</text:p>
          </table:table-cell>
          <table:table-cell office:value-type="float" office:value="5" calcext:value-type="float">
            <text:p>5</text:p>
          </table:table-cell>
          <table:table-cell office:value-type="float" office:value="0.337268518518519" calcext:value-type="float">
            <text:p>0.337268518518519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7980" calcext:value-type="float">
            <text:p>7980</text:p>
          </table:table-cell>
          <table:table-cell office:value-type="float" office:value="18940" calcext:value-type="float">
            <text:p>18940</text:p>
          </table:table-cell>
          <table:table-cell office:value-type="float" office:value="15.6897735072066" calcext:value-type="float">
            <text:p>15.6897735072066</text:p>
          </table:table-cell>
          <table:table-cell office:value-type="float" office:value="8.74340021119324" calcext:value-type="float">
            <text:p>8.74340021119324</text:p>
          </table:table-cell>
          <table:table-cell office:value-type="float" office:value="23.4586466165414" calcext:value-type="float">
            <text:p>23.4586466165414</text:p>
          </table:table-cell>
          <table:table-cell office:value-type="float" office:value="8.09444444444445" calcext:value-type="float">
            <text:p>8.09444444444445</text:p>
          </table:table-cell>
          <table:table-cell office:value-type="float" office:value="2.21666666666667" calcext:value-type="float">
            <text:p>2.21666666666667</text:p>
          </table:table-cell>
          <table:table-cell office:value-type="float" office:value="5.26111111111111" calcext:value-type="float">
            <text:p>5.2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8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17991898148148" calcext:value-type="float">
            <text:p>1.17991898148148</text:p>
          </table:table-cell>
          <table:table-cell office:value-type="float" office:value="1100" calcext:value-type="float">
            <text:p>1100</text:p>
          </table:table-cell>
          <table:table-cell office:value-type="float" office:value="0.982696759259259" calcext:value-type="float">
            <text:p>0.982696759259259</text:p>
          </table:table-cell>
          <table:table-cell office:value-type="float" office:value="0.175264139216905" calcext:value-type="float">
            <text:p>0.175264139216905</text:p>
          </table:table-cell>
          <table:table-cell office:value-type="float" office:value="3" calcext:value-type="float">
            <text:p>3</text:p>
          </table:table-cell>
          <table:table-cell office:value-type="float" office:value="0.372453703703704" calcext:value-type="float">
            <text:p>0.372453703703704</text:p>
          </table:table-cell>
          <table:table-cell office:value-type="float" office:value="224" calcext:value-type="float">
            <text:p>224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5640" calcext:value-type="float">
            <text:p>5640</text:p>
          </table:table-cell>
          <table:table-cell office:value-type="float" office:value="24020" calcext:value-type="float">
            <text:p>24020</text:p>
          </table:table-cell>
          <table:table-cell office:value-type="float" office:value="25.0590428837787" calcext:value-type="float">
            <text:p>25.0590428837787</text:p>
          </table:table-cell>
          <table:table-cell office:value-type="float" office:value="17.6852622814321" calcext:value-type="float">
            <text:p>17.6852622814321</text:p>
          </table:table-cell>
          <table:table-cell office:value-type="float" office:value="11.4893617021277" calcext:value-type="float">
            <text:p>11.4893617021277</text:p>
          </table:table-cell>
          <table:table-cell office:value-type="float" office:value="8.93888888888889" calcext:value-type="float">
            <text:p>8.93888888888889</text:p>
          </table:table-cell>
          <table:table-cell office:value-type="float" office:value="1.56666666666667" calcext:value-type="float">
            <text:p>1.56666666666667</text:p>
          </table:table-cell>
          <table:table-cell office:value-type="float" office:value="6.67222222222222" calcext:value-type="float">
            <text:p>6.6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09.hyp.tx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_Teenager</text:p>
          </table:table-cell>
          <table:table-cell office:value-type="float" office:value="1.15824074074074" calcext:value-type="float">
            <text:p>1.15824074074074</text:p>
          </table:table-cell>
          <table:table-cell office:value-type="float" office:value="1740" calcext:value-type="float">
            <text:p>1740</text:p>
          </table:table-cell>
          <table:table-cell office:value-type="float" office:value="0.941689814814815" calcext:value-type="float">
            <text:p>0.941689814814815</text:p>
          </table:table-cell>
          <table:table-cell office:value-type="float" office:value="0.163782447466007" calcext:value-type="float">
            <text:p>0.163782447466007</text:p>
          </table:table-cell>
          <table:table-cell office:value-type="float" office:value="3" calcext:value-type="float">
            <text:p>3</text:p>
          </table:table-cell>
          <table:table-cell office:value-type="float" office:value="0.374537037037037" calcext:value-type="float">
            <text:p>0.374537037037037</text:p>
          </table:table-cell>
          <table:table-cell office:value-type="float" office:value="148" calcext:value-type="float">
            <text:p>14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300" calcext:value-type="float">
            <text:p>5300</text:p>
          </table:table-cell>
          <table:table-cell office:value-type="float" office:value="22000" calcext:value-type="float">
            <text:p>22000</text:p>
          </table:table-cell>
          <table:table-cell office:value-type="float" office:value="16.4647713226205" calcext:value-type="float">
            <text:p>16.4647713226205</text:p>
          </table:table-cell>
          <table:table-cell office:value-type="float" office:value="13.5818181818182" calcext:value-type="float">
            <text:p>13.5818181818182</text:p>
          </table:table-cell>
          <table:table-cell office:value-type="float" office:value="14.2641509433962" calcext:value-type="float">
            <text:p>14.2641509433962</text:p>
          </table:table-cell>
          <table:table-cell office:value-type="float" office:value="8.98888888888889" calcext:value-type="float">
            <text:p>8.98888888888889</text:p>
          </table:table-cell>
          <table:table-cell office:value-type="float" office:value="1.47222222222222" calcext:value-type="float">
            <text:p>1.47222222222222</text:p>
          </table:table-cell>
          <table:table-cell office:value-type="float" office:value="6.11111111111111" calcext:value-type="float">
            <text:p>6.1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0.hyp.txt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_Teenager</text:p>
          </table:table-cell>
          <table:table-cell office:value-type="float" office:value="1.26787037037037" calcext:value-type="float">
            <text:p>1.26787037037037</text:p>
          </table:table-cell>
          <table:table-cell office:value-type="float" office:value="4960" calcext:value-type="float">
            <text:p>4960</text:p>
          </table:table-cell>
          <table:table-cell office:value-type="float" office:value="0.890092592592593" calcext:value-type="float">
            <text:p>0.890092592592593</text:p>
          </table:table-cell>
          <table:table-cell office:value-type="float" office:value="0.300457217504899" calcext:value-type="float">
            <text:p>0.300457217504899</text:p>
          </table:table-cell>
          <table:table-cell office:value-type="float" office:value="5" calcext:value-type="float">
            <text:p>5</text:p>
          </table:table-cell>
          <table:table-cell office:value-type="float" office:value="0.354398148148148" calcext:value-type="float">
            <text:p>0.354398148148148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9200" calcext:value-type="float">
            <text:p>9200</text:p>
          </table:table-cell>
          <table:table-cell office:value-type="float" office:value="19520" calcext:value-type="float">
            <text:p>19520</text:p>
          </table:table-cell>
          <table:table-cell office:value-type="float" office:value="22.3383409536251" calcext:value-type="float">
            <text:p>22.3383409536251</text:p>
          </table:table-cell>
          <table:table-cell office:value-type="float" office:value="7.56147540983607" calcext:value-type="float">
            <text:p>7.56147540983607</text:p>
          </table:table-cell>
          <table:table-cell office:value-type="float" office:value="21.1304347826087" calcext:value-type="float">
            <text:p>21.1304347826087</text:p>
          </table:table-cell>
          <table:table-cell office:value-type="float" office:value="8.50555555555556" calcext:value-type="float">
            <text:p>8.50555555555556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5.42222222222222" calcext:value-type="float">
            <text:p>5.4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1.hyp.txt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23284722222222" calcext:value-type="float">
            <text:p>1.23284722222222</text:p>
          </table:table-cell>
          <table:table-cell office:value-type="float" office:value="2000" calcext:value-type="float">
            <text:p>2000</text:p>
          </table:table-cell>
          <table:table-cell office:value-type="float" office:value="0.966990740740741" calcext:value-type="float">
            <text:p>0.966990740740741</text:p>
          </table:table-cell>
          <table:table-cell office:value-type="float" office:value="0.170230966638152" calcext:value-type="float">
            <text:p>0.170230966638152</text:p>
          </table:table-cell>
          <table:table-cell office:value-type="float" office:value="3" calcext:value-type="float">
            <text:p>3</text:p>
          </table:table-cell>
          <table:table-cell office:value-type="float" office:value="0.270601851851852" calcext:value-type="float">
            <text:p>0.270601851851852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980" calcext:value-type="float">
            <text:p>3980</text:p>
          </table:table-cell>
          <table:table-cell office:value-type="float" office:value="17240" calcext:value-type="float">
            <text:p>17240</text:p>
          </table:table-cell>
          <table:table-cell office:value-type="float" office:value="17.7074422583405" calcext:value-type="float">
            <text:p>17.7074422583405</text:p>
          </table:table-cell>
          <table:table-cell office:value-type="float" office:value="8.35266821345708" calcext:value-type="float">
            <text:p>8.35266821345708</text:p>
          </table:table-cell>
          <table:table-cell office:value-type="float" office:value="13.5678391959799" calcext:value-type="float">
            <text:p>13.5678391959799</text:p>
          </table:table-cell>
          <table:table-cell office:value-type="float" office:value="6.49444444444445" calcext:value-type="float">
            <text:p>6.49444444444445</text:p>
          </table:table-cell>
          <table:table-cell office:value-type="float" office:value="1.10555555555556" calcext:value-type="float">
            <text:p>1.10555555555556</text:p>
          </table:table-cell>
          <table:table-cell office:value-type="float" office:value="4.78888888888889" calcext:value-type="float">
            <text:p>4.7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2.hyp.txt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_Teenager</text:p>
          </table:table-cell>
          <table:table-cell office:value-type="float" office:value="1.2940162037037" calcext:value-type="float">
            <text:p>1.2940162037037</text:p>
          </table:table-cell>
          <table:table-cell office:value-type="float" office:value="5960" calcext:value-type="float">
            <text:p>5960</text:p>
          </table:table-cell>
          <table:table-cell office:value-type="float" office:value="0.97318287037037" calcext:value-type="float">
            <text:p>0.97318287037037</text:p>
          </table:table-cell>
          <table:table-cell office:value-type="float" office:value="0.322173089071383" calcext:value-type="float">
            <text:p>0.322173089071383</text:p>
          </table:table-cell>
          <table:table-cell office:value-type="float" office:value="5" calcext:value-type="float">
            <text:p>5</text:p>
          </table:table-cell>
          <table:table-cell office:value-type="float" office:value="0.366435185185185" calcext:value-type="float">
            <text:p>0.366435185185185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200" calcext:value-type="float">
            <text:p>10200</text:p>
          </table:table-cell>
          <table:table-cell office:value-type="float" office:value="20120" calcext:value-type="float">
            <text:p>20120</text:p>
          </table:table-cell>
          <table:table-cell office:value-type="float" office:value="12.5078963992419" calcext:value-type="float">
            <text:p>12.5078963992419</text:p>
          </table:table-cell>
          <table:table-cell office:value-type="float" office:value="6.97813121272366" calcext:value-type="float">
            <text:p>6.97813121272366</text:p>
          </table:table-cell>
          <table:table-cell office:value-type="float" office:value="8.11764705882353" calcext:value-type="float">
            <text:p>8.11764705882353</text:p>
          </table:table-cell>
          <table:table-cell office:value-type="float" office:value="8.79444444444444" calcext:value-type="float">
            <text:p>8.79444444444444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5.58888888888889" calcext:value-type="float">
            <text:p>5.5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3.hyp.tx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_Young_adult</text:p>
          </table:table-cell>
          <table:table-cell office:value-type="float" office:value="1.34462962962963" calcext:value-type="float">
            <text:p>1.34462962962963</text:p>
          </table:table-cell>
          <table:table-cell office:value-type="float" office:value="4740" calcext:value-type="float">
            <text:p>4740</text:p>
          </table:table-cell>
          <table:table-cell office:value-type="float" office:value="1.02912037037037" calcext:value-type="float">
            <text:p>1.02912037037037</text:p>
          </table:table-cell>
          <table:table-cell office:value-type="float" office:value="0.239463601532567" calcext:value-type="float">
            <text:p>0.239463601532567</text:p>
          </table:table-cell>
          <table:table-cell office:value-type="float" office:value="5" calcext:value-type="float">
            <text:p>5</text:p>
          </table:table-cell>
          <table:table-cell office:value-type="float" office:value="0.3625" calcext:value-type="float">
            <text:p>0.3625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23220" calcext:value-type="float">
            <text:p>23220</text:p>
          </table:table-cell>
          <table:table-cell office:value-type="float" office:value="14.0229885057471" calcext:value-type="float">
            <text:p>14.0229885057471</text:p>
          </table:table-cell>
          <table:table-cell office:value-type="float" office:value="12.093023255814" calcext:value-type="float">
            <text:p>12.093023255814</text:p>
          </table:table-cell>
          <table:table-cell office:value-type="float" office:value="7.2" calcext:value-type="float">
            <text:p>7.2</text:p>
          </table:table-cell>
          <table:table-cell office:value-type="float" office:value="8.7" calcext:value-type="float">
            <text:p>8.7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6.45" calcext:value-type="float">
            <text:p>6.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4.hyp.tx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_Young_adult</text:p>
          </table:table-cell>
          <table:table-cell office:value-type="float" office:value="1.2628587962963" calcext:value-type="float">
            <text:p>1.2628587962963</text:p>
          </table:table-cell>
          <table:table-cell office:value-type="float" office:value="3940" calcext:value-type="float">
            <text:p>3940</text:p>
          </table:table-cell>
          <table:table-cell office:value-type="float" office:value="1.0015162037037" calcext:value-type="float">
            <text:p>1.0015162037037</text:p>
          </table:table-cell>
          <table:table-cell office:value-type="float" office:value="0.243624161073826" calcext:value-type="float">
            <text:p>0.243624161073826</text:p>
          </table:table-cell>
          <table:table-cell office:value-type="float" office:value="4" calcext:value-type="float">
            <text:p>4</text:p>
          </table:table-cell>
          <table:table-cell office:value-type="float" office:value="0.344907407407407" calcext:value-type="float">
            <text:p>0.344907407407407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7260" calcext:value-type="float">
            <text:p>7260</text:p>
          </table:table-cell>
          <table:table-cell office:value-type="float" office:value="21860" calcext:value-type="float">
            <text:p>21860</text:p>
          </table:table-cell>
          <table:table-cell office:value-type="float" office:value="14.1342281879195" calcext:value-type="float">
            <text:p>14.1342281879195</text:p>
          </table:table-cell>
          <table:table-cell office:value-type="float" office:value="8.89295516925892" calcext:value-type="float">
            <text:p>8.89295516925892</text:p>
          </table:table-cell>
          <table:table-cell office:value-type="float" office:value="13.3884297520661" calcext:value-type="float">
            <text:p>13.3884297520661</text:p>
          </table:table-cell>
          <table:table-cell office:value-type="float" office:value="8.27777777777778" calcext:value-type="float">
            <text:p>8.27777777777778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6.07222222222222" calcext:value-type="float">
            <text:p>6.0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5.hyp.txt</text:p>
          </table:table-cell>
          <table:table-cell office:value-type="string" calcext:value-type="string">
            <text:p>female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1_Child</text:p>
          </table:table-cell>
          <table:table-cell office:value-type="float" office:value="1.20546296296296" calcext:value-type="float">
            <text:p>1.20546296296296</text:p>
          </table:table-cell>
          <table:table-cell office:value-type="float" office:value="2720" calcext:value-type="float">
            <text:p>2720</text:p>
          </table:table-cell>
          <table:table-cell office:value-type="float" office:value="0.937407407407407" calcext:value-type="float">
            <text:p>0.937407407407407</text:p>
          </table:table-cell>
          <table:table-cell office:value-type="float" office:value="0.247601918465228" calcext:value-type="float">
            <text:p>0.247601918465228</text:p>
          </table:table-cell>
          <table:table-cell office:value-type="float" office:value="3" calcext:value-type="float">
            <text:p>3</text:p>
          </table:table-cell>
          <table:table-cell office:value-type="float" office:value="0.386111111111111" calcext:value-type="float">
            <text:p>0.38611111111111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8260" calcext:value-type="float">
            <text:p>8260</text:p>
          </table:table-cell>
          <table:table-cell office:value-type="float" office:value="24780" calcext:value-type="float">
            <text:p>24780</text:p>
          </table:table-cell>
          <table:table-cell office:value-type="float" office:value="12.5179856115108" calcext:value-type="float">
            <text:p>12.5179856115108</text:p>
          </table:table-cell>
          <table:table-cell office:value-type="float" office:value="7.5544794188862" calcext:value-type="float">
            <text:p>7.5544794188862</text:p>
          </table:table-cell>
          <table:table-cell office:value-type="float" office:value="14.818401937046" calcext:value-type="float">
            <text:p>14.818401937046</text:p>
          </table:table-cell>
          <table:table-cell office:value-type="float" office:value="9.26666666666667" calcext:value-type="float">
            <text:p>9.26666666666667</text:p>
          </table:table-cell>
          <table:table-cell office:value-type="float" office:value="2.29444444444444" calcext:value-type="float">
            <text:p>2.29444444444444</text:p>
          </table:table-cell>
          <table:table-cell office:value-type="float" office:value="6.88333333333333" calcext:value-type="float">
            <text:p>6.8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6.hyp.tx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24521990740741" calcext:value-type="float">
            <text:p>1.24521990740741</text:p>
          </table:table-cell>
          <table:table-cell office:value-type="float" office:value="4040" calcext:value-type="float">
            <text:p>4040</text:p>
          </table:table-cell>
          <table:table-cell office:value-type="float" office:value="1.01420138888889" calcext:value-type="float">
            <text:p>1.01420138888889</text:p>
          </table:table-cell>
          <table:table-cell office:value-type="float" office:value="0.28281363306744" calcext:value-type="float">
            <text:p>0.28281363306744</text:p>
          </table:table-cell>
          <table:table-cell office:value-type="float" office:value="3" calcext:value-type="float">
            <text:p>3</text:p>
          </table:table-cell>
          <table:table-cell office:value-type="float" office:value="0.319212962962963" calcext:value-type="float">
            <text:p>0.319212962962963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7800" calcext:value-type="float">
            <text:p>7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.1878172588832" calcext:value-type="float">
            <text:p>19.1878172588832</text:p>
          </table:table-cell>
          <table:table-cell office:value-type="float" office:value="17.6210526315789" calcext:value-type="float">
            <text:p>17.6210526315789</text:p>
          </table:table-cell>
          <table:table-cell office:value-type="float" office:value="17.0769230769231" calcext:value-type="float">
            <text:p>17.0769230769231</text:p>
          </table:table-cell>
          <table:table-cell office:value-type="float" office:value="7.66111111111111" calcext:value-type="float">
            <text:p>7.66111111111111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5.27777777777778" calcext:value-type="float">
            <text:p>5.2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7.hyp.txt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_Middle_aged_adult</text:p>
          </table:table-cell>
          <table:table-cell office:value-type="float" office:value="1.26969907407407" calcext:value-type="float">
            <text:p>1.26969907407407</text:p>
          </table:table-cell>
          <table:table-cell office:value-type="float" office:value="2900" calcext:value-type="float">
            <text:p>2900</text:p>
          </table:table-cell>
          <table:table-cell office:value-type="float" office:value="1.0137962962963" calcext:value-type="float">
            <text:p>1.013796296296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3" calcext:value-type="float">
            <text:p>3</text:p>
          </table:table-cell>
          <table:table-cell office:value-type="float" office:value="0.257407407407407" calcext:value-type="float">
            <text:p>0.257407407407407</text:p>
          </table:table-cell>
          <table:table-cell office:value-type="float" office:value="174" calcext:value-type="float">
            <text:p>17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240" calcext:value-type="float">
            <text:p>6240</text:p>
          </table:table-cell>
          <table:table-cell office:value-type="float" office:value="11600" calcext:value-type="float">
            <text:p>11600</text:p>
          </table:table-cell>
          <table:table-cell office:value-type="float" office:value="28.1654676258993" calcext:value-type="float">
            <text:p>28.1654676258993</text:p>
          </table:table-cell>
          <table:table-cell office:value-type="float" office:value="11.4827586206897" calcext:value-type="float">
            <text:p>11.4827586206897</text:p>
          </table:table-cell>
          <table:table-cell office:value-type="float" office:value="15.5769230769231" calcext:value-type="float">
            <text:p>15.5769230769231</text:p>
          </table:table-cell>
          <table:table-cell office:value-type="float" office:value="6.17777777777778" calcext:value-type="float">
            <text:p>6.17777777777778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3.22222222222222" calcext:value-type="float">
            <text:p>3.2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8.hyp.txt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_Middle_aged_adult</text:p>
          </table:table-cell>
          <table:table-cell office:value-type="float" office:value="1.17552083333333" calcext:value-type="float">
            <text:p>1.17552083333333</text:p>
          </table:table-cell>
          <table:table-cell office:value-type="float" office:value="3900" calcext:value-type="float">
            <text:p>3900</text:p>
          </table:table-cell>
          <table:table-cell office:value-type="float" office:value="0.949479166666667" calcext:value-type="float">
            <text:p>0.949479166666667</text:p>
          </table:table-cell>
          <table:table-cell office:value-type="float" office:value="0.27977207977208" calcext:value-type="float">
            <text:p>0.27977207977208</text:p>
          </table:table-cell>
          <table:table-cell office:value-type="float" office:value="4" calcext:value-type="float">
            <text:p>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201" calcext:value-type="float">
            <text:p>201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9820" calcext:value-type="float">
            <text:p>9820</text:p>
          </table:table-cell>
          <table:table-cell office:value-type="float" office:value="22960" calcext:value-type="float">
            <text:p>22960</text:p>
          </table:table-cell>
          <table:table-cell office:value-type="float" office:value="20.6153846153846" calcext:value-type="float">
            <text:p>20.6153846153846</text:p>
          </table:table-cell>
          <table:table-cell office:value-type="float" office:value="16.6202090592335" calcext:value-type="float">
            <text:p>16.6202090592335</text:p>
          </table:table-cell>
          <table:table-cell office:value-type="float" office:value="24.5621181262729" calcext:value-type="float">
            <text:p>24.5621181262729</text:p>
          </table:table-cell>
          <table:table-cell office:value-type="float" office:value="9.75" calcext:value-type="float">
            <text:p>9.75</text:p>
          </table:table-cell>
          <table:table-cell office:value-type="float" office:value="2.72777777777778" calcext:value-type="float">
            <text:p>2.72777777777778</text:p>
          </table:table-cell>
          <table:table-cell office:value-type="float" office:value="6.37777777777778" calcext:value-type="float">
            <text:p>6.37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19.hyp.tx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_Middle_aged_adult</text:p>
          </table:table-cell>
          <table:table-cell office:value-type="float" office:value="1.051875" calcext:value-type="float">
            <text:p>1.051875</text:p>
          </table:table-cell>
          <table:table-cell office:value-type="float" office:value="2360" calcext:value-type="float">
            <text:p>2360</text:p>
          </table:table-cell>
          <table:table-cell office:value-type="float" office:value="0.894930555555556" calcext:value-type="float">
            <text:p>0.894930555555556</text:p>
          </table:table-cell>
          <table:table-cell office:value-type="float" office:value="0.217176702862784" calcext:value-type="float">
            <text:p>0.217176702862784</text:p>
          </table:table-cell>
          <table:table-cell office:value-type="float" office:value="3" calcext:value-type="float">
            <text:p>3</text:p>
          </table:table-cell>
          <table:table-cell office:value-type="float" office:value="0.234490740740741" calcext:value-type="float">
            <text:p>0.23449074074074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400" calcext:value-type="float">
            <text:p>4400</text:p>
          </table:table-cell>
          <table:table-cell office:value-type="float" office:value="16340" calcext:value-type="float">
            <text:p>16340</text:p>
          </table:table-cell>
          <table:table-cell office:value-type="float" office:value="15.6367226061204" calcext:value-type="float">
            <text:p>15.6367226061204</text:p>
          </table:table-cell>
          <table:table-cell office:value-type="float" office:value="7.71113831089351" calcext:value-type="float">
            <text:p>7.71113831089351</text:p>
          </table:table-cell>
          <table:table-cell office:value-type="float" office:value="22.0909090909091" calcext:value-type="float">
            <text:p>22.0909090909091</text:p>
          </table:table-cell>
          <table:table-cell office:value-type="float" office:value="5.62777777777778" calcext:value-type="float">
            <text:p>5.62777777777778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4.53888888888889" calcext:value-type="float">
            <text:p>4.5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0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36429398148148" calcext:value-type="float">
            <text:p>1.36429398148148</text:p>
          </table:table-cell>
          <table:table-cell office:value-type="float" office:value="3480" calcext:value-type="float">
            <text:p>3480</text:p>
          </table:table-cell>
          <table:table-cell office:value-type="float" office:value="1.0421875" calcext:value-type="float">
            <text:p>1.0421875</text:p>
          </table:table-cell>
          <table:table-cell office:value-type="float" office:value="0.268065268065268" calcext:value-type="float">
            <text:p>0.268065268065268</text:p>
          </table:table-cell>
          <table:table-cell office:value-type="float" office:value="4" calcext:value-type="float">
            <text:p>4</text:p>
          </table:table-cell>
          <table:table-cell office:value-type="float" office:value="0.297916666666667" calcext:value-type="float">
            <text:p>0.297916666666667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6900" calcext:value-type="float">
            <text:p>6900</text:p>
          </table:table-cell>
          <table:table-cell office:value-type="float" office:value="15560" calcext:value-type="float">
            <text:p>15560</text:p>
          </table:table-cell>
          <table:table-cell office:value-type="float" office:value="20.4195804195804" calcext:value-type="float">
            <text:p>20.4195804195804</text:p>
          </table:table-cell>
          <table:table-cell office:value-type="float" office:value="12.0308483290488" calcext:value-type="float">
            <text:p>12.0308483290488</text:p>
          </table:table-cell>
          <table:table-cell office:value-type="float" office:value="12.5217391304348" calcext:value-type="float">
            <text:p>12.5217391304348</text:p>
          </table:table-cell>
          <table:table-cell office:value-type="float" office:value="7.15" calcext:value-type="float">
            <text:p>7.15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4.32222222222222" calcext:value-type="float">
            <text:p>4.3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1.hyp.tx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_Young_adult</text:p>
          </table:table-cell>
          <table:table-cell office:value-type="float" office:value="1.2462037037037" calcext:value-type="float">
            <text:p>1.2462037037037</text:p>
          </table:table-cell>
          <table:table-cell office:value-type="float" office:value="4260" calcext:value-type="float">
            <text:p>4260</text:p>
          </table:table-cell>
          <table:table-cell office:value-type="float" office:value="0.996435185185185" calcext:value-type="float">
            <text:p>0.996435185185185</text:p>
          </table:table-cell>
          <table:table-cell office:value-type="float" office:value="0.288702928870293" calcext:value-type="float">
            <text:p>0.288702928870293</text:p>
          </table:table-cell>
          <table:table-cell office:value-type="float" office:value="4" calcext:value-type="float">
            <text:p>4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280" calcext:value-type="float">
            <text:p>8280</text:p>
          </table:table-cell>
          <table:table-cell office:value-type="float" office:value="19680" calcext:value-type="float">
            <text:p>19680</text:p>
          </table:table-cell>
          <table:table-cell office:value-type="float" office:value="16.3179916317992" calcext:value-type="float">
            <text:p>16.3179916317992</text:p>
          </table:table-cell>
          <table:table-cell office:value-type="float" office:value="14.0853658536585" calcext:value-type="float">
            <text:p>14.0853658536585</text:p>
          </table:table-cell>
          <table:table-cell office:value-type="float" office:value="19.1304347826087" calcext:value-type="float">
            <text:p>19.1304347826087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5.46666666666667" calcext:value-type="float">
            <text:p>5.4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2.hyp.tx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_Young_adult</text:p>
          </table:table-cell>
          <table:table-cell office:value-type="float" office:value="1.20943287037037" calcext:value-type="float">
            <text:p>1.20943287037037</text:p>
          </table:table-cell>
          <table:table-cell office:value-type="float" office:value="1800" calcext:value-type="float">
            <text:p>1800</text:p>
          </table:table-cell>
          <table:table-cell office:value-type="float" office:value="0.995428240740741" calcext:value-type="float">
            <text:p>0.995428240740741</text:p>
          </table:table-cell>
          <table:table-cell office:value-type="float" office:value="0.214605067064083" calcext:value-type="float">
            <text:p>0.214605067064083</text:p>
          </table:table-cell>
          <table:table-cell office:value-type="float" office:value="3" calcext:value-type="float">
            <text:p>3</text:p>
          </table:table-cell>
          <table:table-cell office:value-type="float" office:value="0.310648148148148" calcext:value-type="float">
            <text:p>0.310648148148148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760" calcext:value-type="float">
            <text:p>5760</text:p>
          </table:table-cell>
          <table:table-cell office:value-type="float" office:value="18220" calcext:value-type="float">
            <text:p>18220</text:p>
          </table:table-cell>
          <table:table-cell office:value-type="float" office:value="16.7660208643815" calcext:value-type="float">
            <text:p>16.7660208643815</text:p>
          </table:table-cell>
          <table:table-cell office:value-type="float" office:value="8.10098792535675" calcext:value-type="float">
            <text:p>8.10098792535675</text:p>
          </table:table-cell>
          <table:table-cell office:value-type="float" office:value="23.75" calcext:value-type="float">
            <text:p>23.75</text:p>
          </table:table-cell>
          <table:table-cell office:value-type="float" office:value="7.45555555555556" calcext:value-type="float">
            <text:p>7.45555555555556</text:p>
          </table:table-cell>
          <table:table-cell office:value-type="float" office:value="1.6" calcext:value-type="float">
            <text:p>1.6</text:p>
          </table:table-cell>
          <table:table-cell office:value-type="float" office:value="5.06111111111111" calcext:value-type="float">
            <text:p>5.0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3.hyp.tx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_Young_adult</text:p>
          </table:table-cell>
          <table:table-cell office:value-type="float" office:value="0.995034722222222" calcext:value-type="float">
            <text:p>0.995034722222222</text:p>
          </table:table-cell>
          <table:table-cell office:value-type="float" office:value="380" calcext:value-type="float">
            <text:p>380</text:p>
          </table:table-cell>
          <table:table-cell office:value-type="float" office:value="0.891909722222222" calcext:value-type="float">
            <text:p>0.891909722222222</text:p>
          </table:table-cell>
          <table:table-cell office:value-type="float" office:value="0.174764321972444" calcext:value-type="float">
            <text:p>0.174764321972444</text:p>
          </table:table-cell>
          <table:table-cell office:value-type="float" office:value="2" calcext:value-type="float">
            <text:p>2</text:p>
          </table:table-cell>
          <table:table-cell office:value-type="float" office:value="0.319212962962963" calcext:value-type="float">
            <text:p>0.319212962962963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820" calcext:value-type="float">
            <text:p>4820</text:p>
          </table:table-cell>
          <table:table-cell office:value-type="float" office:value="16020" calcext:value-type="float">
            <text:p>16020</text:p>
          </table:table-cell>
          <table:table-cell office:value-type="float" office:value="19.4488759970993" calcext:value-type="float">
            <text:p>19.4488759970993</text:p>
          </table:table-cell>
          <table:table-cell office:value-type="float" office:value="7.19101123595506" calcext:value-type="float">
            <text:p>7.19101123595506</text:p>
          </table:table-cell>
          <table:table-cell office:value-type="float" office:value="11.9502074688797" calcext:value-type="float">
            <text:p>11.9502074688797</text:p>
          </table:table-cell>
          <table:table-cell office:value-type="float" office:value="7.66111111111111" calcext:value-type="float">
            <text:p>7.66111111111111</text:p>
          </table:table-cell>
          <table:table-cell office:value-type="float" office:value="1.33888888888889" calcext:value-type="float">
            <text:p>1.33888888888889</text:p>
          </table:table-cell>
          <table:table-cell office:value-type="float" office:value="4.45" calcext:value-type="float">
            <text:p>4.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4.hyp.txt</text:p>
          </table:table-cell>
          <table:table-cell office:value-type="string" calcext:value-type="string">
            <text:p>female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1_Child</text:p>
          </table:table-cell>
          <table:table-cell office:value-type="float" office:value="1.22107638888889" calcext:value-type="float">
            <text:p>1.22107638888889</text:p>
          </table:table-cell>
          <table:table-cell office:value-type="float" office:value="4920" calcext:value-type="float">
            <text:p>4920</text:p>
          </table:table-cell>
          <table:table-cell office:value-type="float" office:value="0.965520833333333" calcext:value-type="float">
            <text:p>0.965520833333333</text:p>
          </table:table-cell>
          <table:table-cell office:value-type="float" office:value="0.303829252981795" calcext:value-type="float">
            <text:p>0.303829252981795</text:p>
          </table:table-cell>
          <table:table-cell office:value-type="float" office:value="5" calcext:value-type="float">
            <text:p>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9680" calcext:value-type="float">
            <text:p>9680</text:p>
          </table:table-cell>
          <table:table-cell office:value-type="float" office:value="21040" calcext:value-type="float">
            <text:p>21040</text:p>
          </table:table-cell>
          <table:table-cell office:value-type="float" office:value="10.9604519774011" calcext:value-type="float">
            <text:p>10.9604519774011</text:p>
          </table:table-cell>
          <table:table-cell office:value-type="float" office:value="7.3574144486692" calcext:value-type="float">
            <text:p>7.3574144486692</text:p>
          </table:table-cell>
          <table:table-cell office:value-type="float" office:value="13.7603305785124" calcext:value-type="float">
            <text:p>13.7603305785124</text:p>
          </table:table-cell>
          <table:table-cell office:value-type="float" office:value="8.85" calcext:value-type="float">
            <text:p>8.85</text:p>
          </table:table-cell>
          <table:table-cell office:value-type="float" office:value="2.68888888888889" calcext:value-type="float">
            <text:p>2.68888888888889</text:p>
          </table:table-cell>
          <table:table-cell office:value-type="float" office:value="5.84444444444445" calcext:value-type="float">
            <text:p>5.8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5.hyp.txt</text:p>
          </table:table-cell>
          <table:table-cell office:value-type="string" calcext:value-type="string">
            <text:p>female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1_Child</text:p>
          </table:table-cell>
          <table:table-cell office:value-type="float" office:value="1.16715277777778" calcext:value-type="float">
            <text:p>1.16715277777778</text:p>
          </table:table-cell>
          <table:table-cell office:value-type="float" office:value="4020" calcext:value-type="float">
            <text:p>4020</text:p>
          </table:table-cell>
          <table:table-cell office:value-type="float" office:value="0.892268518518519" calcext:value-type="float">
            <text:p>0.892268518518519</text:p>
          </table:table-cell>
          <table:table-cell office:value-type="float" office:value="0.2981220657277" calcext:value-type="float">
            <text:p>0.2981220657277</text:p>
          </table:table-cell>
          <table:table-cell office:value-type="float" office:value="4" calcext:value-type="float">
            <text:p>4</text:p>
          </table:table-cell>
          <table:table-cell office:value-type="float" office:value="0.394444444444444" calcext:value-type="float">
            <text:p>0.394444444444444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0160" calcext:value-type="float">
            <text:p>10160</text:p>
          </table:table-cell>
          <table:table-cell office:value-type="float" office:value="22540" calcext:value-type="float">
            <text:p>22540</text:p>
          </table:table-cell>
          <table:table-cell office:value-type="float" office:value="18.169014084507" calcext:value-type="float">
            <text:p>18.169014084507</text:p>
          </table:table-cell>
          <table:table-cell office:value-type="float" office:value="9.90239574090506" calcext:value-type="float">
            <text:p>9.90239574090506</text:p>
          </table:table-cell>
          <table:table-cell office:value-type="float" office:value="23.740157480315" calcext:value-type="float">
            <text:p>23.740157480315</text:p>
          </table:table-cell>
          <table:table-cell office:value-type="float" office:value="9.46666666666667" calcext:value-type="float">
            <text:p>9.46666666666667</text:p>
          </table:table-cell>
          <table:table-cell office:value-type="float" office:value="2.82222222222222" calcext:value-type="float">
            <text:p>2.82222222222222</text:p>
          </table:table-cell>
          <table:table-cell office:value-type="float" office:value="6.26111111111111" calcext:value-type="float">
            <text:p>6.2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6.hyp.txt</text:p>
          </table:table-cell>
          <table:table-cell office:value-type="string" calcext:value-type="string">
            <text:p>male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1_Child</text:p>
          </table:table-cell>
          <table:table-cell office:value-type="float" office:value="1.17108796296296" calcext:value-type="float">
            <text:p>1.17108796296296</text:p>
          </table:table-cell>
          <table:table-cell office:value-type="float" office:value="3580" calcext:value-type="float">
            <text:p>3580</text:p>
          </table:table-cell>
          <table:table-cell office:value-type="float" office:value="0.890069444444445" calcext:value-type="float">
            <text:p>0.890069444444445</text:p>
          </table:table-cell>
          <table:table-cell office:value-type="float" office:value="0.312584573748309" calcext:value-type="float">
            <text:p>0.312584573748309</text:p>
          </table:table-cell>
          <table:table-cell office:value-type="float" office:value="4" calcext:value-type="float">
            <text:p>4</text:p>
          </table:table-cell>
          <table:table-cell office:value-type="float" office:value="0.34212962962963" calcext:value-type="float">
            <text:p>0.34212962962963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240" calcext:value-type="float">
            <text:p>9240</text:p>
          </table:table-cell>
          <table:table-cell office:value-type="float" office:value="19860" calcext:value-type="float">
            <text:p>19860</text:p>
          </table:table-cell>
          <table:table-cell office:value-type="float" office:value="14.3707713125846" calcext:value-type="float">
            <text:p>14.3707713125846</text:p>
          </table:table-cell>
          <table:table-cell office:value-type="float" office:value="5.98187311178248" calcext:value-type="float">
            <text:p>5.98187311178248</text:p>
          </table:table-cell>
          <table:table-cell office:value-type="float" office:value="6.23376623376623" calcext:value-type="float">
            <text:p>6.23376623376623</text:p>
          </table:table-cell>
          <table:table-cell office:value-type="float" office:value="8.21111111111111" calcext:value-type="float">
            <text:p>8.21111111111111</text:p>
          </table:table-cell>
          <table:table-cell office:value-type="float" office:value="2.56666666666667" calcext:value-type="float">
            <text:p>2.56666666666667</text:p>
          </table:table-cell>
          <table:table-cell office:value-type="float" office:value="5.51666666666667" calcext:value-type="float">
            <text:p>5.5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7.hyp.txt</text:p>
          </table:table-cell>
          <table:table-cell office:value-type="string" calcext:value-type="string">
            <text:p>female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1_Child</text:p>
          </table:table-cell>
          <table:table-cell office:value-type="float" office:value="1.13418981481481" calcext:value-type="float">
            <text:p>1.13418981481481</text:p>
          </table:table-cell>
          <table:table-cell office:value-type="float" office:value="2960" calcext:value-type="float">
            <text:p>2960</text:p>
          </table:table-cell>
          <table:table-cell office:value-type="float" office:value="0.898657407407407" calcext:value-type="float">
            <text:p>0.898657407407407</text:p>
          </table:table-cell>
          <table:table-cell office:value-type="float" office:value="0.308517350157729" calcext:value-type="float">
            <text:p>0.308517350157729</text:p>
          </table:table-cell>
          <table:table-cell office:value-type="float" office:value="4" calcext:value-type="float">
            <text:p>4</text:p>
          </table:table-cell>
          <table:table-cell office:value-type="float" office:value="0.366898148148148" calcext:value-type="float">
            <text:p>0.366898148148148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780" calcext:value-type="float">
            <text:p>9780</text:p>
          </table:table-cell>
          <table:table-cell office:value-type="float" office:value="20200" calcext:value-type="float">
            <text:p>20200</text:p>
          </table:table-cell>
          <table:table-cell office:value-type="float" office:value="23.8485804416404" calcext:value-type="float">
            <text:p>23.8485804416404</text:p>
          </table:table-cell>
          <table:table-cell office:value-type="float" office:value="11.4059405940594" calcext:value-type="float">
            <text:p>11.4059405940594</text:p>
          </table:table-cell>
          <table:table-cell office:value-type="float" office:value="39.7546012269939" calcext:value-type="float">
            <text:p>39.7546012269939</text:p>
          </table:table-cell>
          <table:table-cell office:value-type="float" office:value="8.80555555555556" calcext:value-type="float">
            <text:p>8.80555555555556</text:p>
          </table:table-cell>
          <table:table-cell office:value-type="float" office:value="2.71666666666667" calcext:value-type="float">
            <text:p>2.71666666666667</text:p>
          </table:table-cell>
          <table:table-cell office:value-type="float" office:value="5.61111111111111" calcext:value-type="float">
            <text:p>5.6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8.hyp.txt</text:p>
          </table:table-cell>
          <table:table-cell office:value-type="string" calcext:value-type="string">
            <text:p>male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_Child</text:p>
          </table:table-cell>
          <table:table-cell office:value-type="float" office:value="1.25988425925926" calcext:value-type="float">
            <text:p>1.25988425925926</text:p>
          </table:table-cell>
          <table:table-cell office:value-type="float" office:value="6900" calcext:value-type="float">
            <text:p>6900</text:p>
          </table:table-cell>
          <table:table-cell office:value-type="float" office:value="0.911388888888889" calcext:value-type="float">
            <text:p>0.911388888888889</text:p>
          </table:table-cell>
          <table:table-cell office:value-type="float" office:value="0.252740911713791" calcext:value-type="float">
            <text:p>0.252740911713791</text:p>
          </table:table-cell>
          <table:table-cell office:value-type="float" office:value="6" calcext:value-type="float">
            <text:p>6</text:p>
          </table:table-cell>
          <table:table-cell office:value-type="float" office:value="0.401157407407407" calcext:value-type="float">
            <text:p>0.401157407407407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8760" calcext:value-type="float">
            <text:p>8760</text:p>
          </table:table-cell>
          <table:table-cell office:value-type="float" office:value="25720" calcext:value-type="float">
            <text:p>25720</text:p>
          </table:table-cell>
          <table:table-cell office:value-type="float" office:value="13.8141950375072" calcext:value-type="float">
            <text:p>13.8141950375072</text:p>
          </table:table-cell>
          <table:table-cell office:value-type="float" office:value="11.6174183514774" calcext:value-type="float">
            <text:p>11.6174183514774</text:p>
          </table:table-cell>
          <table:table-cell office:value-type="float" office:value="19.7260273972603" calcext:value-type="float">
            <text:p>19.7260273972603</text:p>
          </table:table-cell>
          <table:table-cell office:value-type="float" office:value="9.62777777777778" calcext:value-type="float">
            <text:p>9.62777777777778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7.14444444444445" calcext:value-type="float">
            <text:p>7.1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29.hyp.txt</text:p>
          </table:table-cell>
          <table:table-cell office:value-type="string" calcext:value-type="string">
            <text:p>female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1_Child</text:p>
          </table:table-cell>
          <table:table-cell office:value-type="float" office:value="1.01148148148148" calcext:value-type="float">
            <text:p>1.01148148148148</text:p>
          </table:table-cell>
          <table:table-cell office:value-type="float" office:value="960" calcext:value-type="float">
            <text:p>960</text:p>
          </table:table-cell>
          <table:table-cell office:value-type="float" office:value="0.902685185185185" calcext:value-type="float">
            <text:p>0.902685185185185</text:p>
          </table:table-cell>
          <table:table-cell office:value-type="float" office:value="0.279411764705882" calcext:value-type="float">
            <text:p>0.279411764705882</text:p>
          </table:table-cell>
          <table:table-cell office:value-type="float" office:value="2" calcext:value-type="float">
            <text:p>2</text:p>
          </table:table-cell>
          <table:table-cell office:value-type="float" office:value="0.362037037037037" calcext:value-type="float">
            <text:p>0.362037037037037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8740" calcext:value-type="float">
            <text:p>8740</text:p>
          </table:table-cell>
          <table:table-cell office:value-type="float" office:value="22180" calcext:value-type="float">
            <text:p>22180</text:p>
          </table:table-cell>
          <table:table-cell office:value-type="float" office:value="10.2429667519182" calcext:value-type="float">
            <text:p>10.2429667519182</text:p>
          </table:table-cell>
          <table:table-cell office:value-type="float" office:value="7.14156898106402" calcext:value-type="float">
            <text:p>7.14156898106402</text:p>
          </table:table-cell>
          <table:table-cell office:value-type="float" office:value="13.1807780320366" calcext:value-type="float">
            <text:p>13.1807780320366</text:p>
          </table:table-cell>
          <table:table-cell office:value-type="float" office:value="8.68888888888889" calcext:value-type="float">
            <text:p>8.68888888888889</text:p>
          </table:table-cell>
          <table:table-cell office:value-type="float" office:value="2.42777777777778" calcext:value-type="float">
            <text:p>2.42777777777778</text:p>
          </table:table-cell>
          <table:table-cell office:value-type="float" office:value="6.16111111111111" calcext:value-type="float">
            <text:p>6.1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0.hyp.txt</text:p>
          </table:table-cell>
          <table:table-cell office:value-type="string" calcext:value-type="string">
            <text:p>female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1_Child</text:p>
          </table:table-cell>
          <table:table-cell office:value-type="float" office:value="1.25935185185185" calcext:value-type="float">
            <text:p>1.25935185185185</text:p>
          </table:table-cell>
          <table:table-cell office:value-type="float" office:value="6380" calcext:value-type="float">
            <text:p>6380</text:p>
          </table:table-cell>
          <table:table-cell office:value-type="float" office:value="0.951018518518519" calcext:value-type="float">
            <text:p>0.951018518518519</text:p>
          </table:table-cell>
          <table:table-cell office:value-type="float" office:value="0.296249205340114" calcext:value-type="float">
            <text:p>0.296249205340114</text:p>
          </table:table-cell>
          <table:table-cell office:value-type="float" office:value="6" calcext:value-type="float">
            <text:p>6</text:p>
          </table:table-cell>
          <table:table-cell office:value-type="float" office:value="0.36412037037037" calcext:value-type="float">
            <text:p>0.36412037037037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320" calcext:value-type="float">
            <text:p>9320</text:p>
          </table:table-cell>
          <table:table-cell office:value-type="float" office:value="21620" calcext:value-type="float">
            <text:p>21620</text:p>
          </table:table-cell>
          <table:table-cell office:value-type="float" office:value="8.46789574062301" calcext:value-type="float">
            <text:p>8.46789574062301</text:p>
          </table:table-cell>
          <table:table-cell office:value-type="float" office:value="6.32747456059204" calcext:value-type="float">
            <text:p>6.32747456059204</text:p>
          </table:table-cell>
          <table:table-cell office:value-type="float" office:value="11.2017167381974" calcext:value-type="float">
            <text:p>11.2017167381974</text:p>
          </table:table-cell>
          <table:table-cell office:value-type="float" office:value="8.73888888888889" calcext:value-type="float">
            <text:p>8.73888888888889</text:p>
          </table:table-cell>
          <table:table-cell office:value-type="float" office:value="2.58888888888889" calcext:value-type="float">
            <text:p>2.58888888888889</text:p>
          </table:table-cell>
          <table:table-cell office:value-type="float" office:value="6.00555555555556" calcext:value-type="float">
            <text:p>6.00555555555556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1.hyp.txt</text:p>
          </table:table-cell>
          <table:table-cell office:value-type="string" calcext:value-type="string">
            <text:p>female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1_Child</text:p>
          </table:table-cell>
          <table:table-cell office:value-type="float" office:value="1.21608796296296" calcext:value-type="float">
            <text:p>1.21608796296296</text:p>
          </table:table-cell>
          <table:table-cell office:value-type="float" office:value="5420" calcext:value-type="float">
            <text:p>5420</text:p>
          </table:table-cell>
          <table:table-cell office:value-type="float" office:value="0.928125" calcext:value-type="float">
            <text:p>0.928125</text:p>
          </table:table-cell>
          <table:table-cell office:value-type="float" office:value="0.34893125361063" calcext:value-type="float">
            <text:p>0.34893125361063</text:p>
          </table:table-cell>
          <table:table-cell office:value-type="float" office:value="4" calcext:value-type="float">
            <text:p>4</text:p>
          </table:table-cell>
          <table:table-cell office:value-type="float" office:value="0.400694444444444" calcext:value-type="float">
            <text:p>0.400694444444444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12080" calcext:value-type="float">
            <text:p>12080</text:p>
          </table:table-cell>
          <table:table-cell office:value-type="float" office:value="20980" calcext:value-type="float">
            <text:p>20980</text:p>
          </table:table-cell>
          <table:table-cell office:value-type="float" office:value="16.7417677642981" calcext:value-type="float">
            <text:p>16.7417677642981</text:p>
          </table:table-cell>
          <table:table-cell office:value-type="float" office:value="4.97616777883699" calcext:value-type="float">
            <text:p>4.97616777883699</text:p>
          </table:table-cell>
          <table:table-cell office:value-type="float" office:value="25.3311258278146" calcext:value-type="float">
            <text:p>25.3311258278146</text:p>
          </table:table-cell>
          <table:table-cell office:value-type="float" office:value="9.61666666666667" calcext:value-type="float">
            <text:p>9.61666666666667</text:p>
          </table:table-cell>
          <table:table-cell office:value-type="float" office:value="3.35555555555556" calcext:value-type="float">
            <text:p>3.35555555555556</text:p>
          </table:table-cell>
          <table:table-cell office:value-type="float" office:value="5.82777777777778" calcext:value-type="float">
            <text:p>5.8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2.hyp.txt</text:p>
          </table:table-cell>
          <table:table-cell office:value-type="string" calcext:value-type="string">
            <text:p>female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1_Child</text:p>
          </table:table-cell>
          <table:table-cell office:value-type="float" office:value="1.00975694444444" calcext:value-type="float">
            <text:p>1.00975694444444</text:p>
          </table:table-cell>
          <table:table-cell office:value-type="float" office:value="1000" calcext:value-type="float">
            <text:p>1000</text:p>
          </table:table-cell>
          <table:table-cell office:value-type="float" office:value="0.88244212962963" calcext:value-type="float">
            <text:p>0.88244212962963</text:p>
          </table:table-cell>
          <table:table-cell office:value-type="float" office:value="0.282728948985864" calcext:value-type="float">
            <text:p>0.282728948985864</text:p>
          </table:table-cell>
          <table:table-cell office:value-type="float" office:value="2" calcext:value-type="float">
            <text:p>2</text:p>
          </table:table-cell>
          <table:table-cell office:value-type="float" office:value="0.37662037037037" calcext:value-type="float">
            <text:p>0.37662037037037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9200" calcext:value-type="float">
            <text:p>9200</text:p>
          </table:table-cell>
          <table:table-cell office:value-type="float" office:value="23140" calcext:value-type="float">
            <text:p>23140</text:p>
          </table:table-cell>
          <table:table-cell office:value-type="float" office:value="14.3822987092809" calcext:value-type="float">
            <text:p>14.3822987092809</text:p>
          </table:table-cell>
          <table:table-cell office:value-type="float" office:value="6.37856525496975" calcext:value-type="float">
            <text:p>6.37856525496975</text:p>
          </table:table-cell>
          <table:table-cell office:value-type="float" office:value="17.6086956521739" calcext:value-type="float">
            <text:p>17.6086956521739</text:p>
          </table:table-cell>
          <table:table-cell office:value-type="float" office:value="9.03888888888889" calcext:value-type="float">
            <text:p>9.03888888888889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6.42777777777778" calcext:value-type="float">
            <text:p>6.4277777777777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3.hyp.txt</text:p>
          </table:table-cell>
          <table:table-cell office:value-type="string" calcext:value-type="string">
            <text:p>male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1_Child</text:p>
          </table:table-cell>
          <table:table-cell office:value-type="float" office:value="1.31310185185185" calcext:value-type="float">
            <text:p>1.31310185185185</text:p>
          </table:table-cell>
          <table:table-cell office:value-type="float" office:value="10880" calcext:value-type="float">
            <text:p>10880</text:p>
          </table:table-cell>
          <table:table-cell office:value-type="float" office:value="0.891574074074074" calcext:value-type="float">
            <text:p>0.891574074074074</text:p>
          </table:table-cell>
          <table:table-cell office:value-type="float" office:value="0.353411513859275" calcext:value-type="float">
            <text:p>0.353411513859275</text:p>
          </table:table-cell>
          <table:table-cell office:value-type="float" office:value="4" calcext:value-type="float">
            <text:p>4</text:p>
          </table:table-cell>
          <table:table-cell office:value-type="float" office:value="0.434259259259259" calcext:value-type="float">
            <text:p>0.434259259259259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3260" calcext:value-type="float">
            <text:p>13260</text:p>
          </table:table-cell>
          <table:table-cell office:value-type="float" office:value="23840" calcext:value-type="float">
            <text:p>23840</text:p>
          </table:table-cell>
          <table:table-cell office:value-type="float" office:value="7.57995735607676" calcext:value-type="float">
            <text:p>7.57995735607676</text:p>
          </table:table-cell>
          <table:table-cell office:value-type="float" office:value="6.49328859060403" calcext:value-type="float">
            <text:p>6.49328859060403</text:p>
          </table:table-cell>
          <table:table-cell office:value-type="float" office:value="9.23076923076923" calcext:value-type="float">
            <text:p>9.23076923076923</text:p>
          </table:table-cell>
          <table:table-cell office:value-type="float" office:value="10.4222222222222" calcext:value-type="float">
            <text:p>10.4222222222222</text:p>
          </table:table-cell>
          <table:table-cell office:value-type="float" office:value="3.68333333333333" calcext:value-type="float">
            <text:p>3.68333333333333</text:p>
          </table:table-cell>
          <table:table-cell office:value-type="float" office:value="6.62222222222222" calcext:value-type="float">
            <text:p>6.62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4.hyp.txt</text:p>
          </table:table-cell>
          <table:table-cell office:value-type="string" calcext:value-type="string">
            <text:p>male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1_Child</text:p>
          </table:table-cell>
          <table:table-cell office:value-type="float" office:value="1.26474537037037" calcext:value-type="float">
            <text:p>1.26474537037037</text:p>
          </table:table-cell>
          <table:table-cell office:value-type="float" office:value="8540" calcext:value-type="float">
            <text:p>8540</text:p>
          </table:table-cell>
          <table:table-cell office:value-type="float" office:value="0.868449074074074" calcext:value-type="float">
            <text:p>0.868449074074074</text:p>
          </table:table-cell>
          <table:table-cell office:value-type="float" office:value="0.328301886792453" calcext:value-type="float">
            <text:p>0.328301886792453</text:p>
          </table:table-cell>
          <table:table-cell office:value-type="float" office:value="7" calcext:value-type="float">
            <text:p>7</text:p>
          </table:table-cell>
          <table:table-cell office:value-type="float" office:value="0.429398148148148" calcext:value-type="float">
            <text:p>0.429398148148148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2180" calcext:value-type="float">
            <text:p>12180</text:p>
          </table:table-cell>
          <table:table-cell office:value-type="float" office:value="24640" calcext:value-type="float">
            <text:p>24640</text:p>
          </table:table-cell>
          <table:table-cell office:value-type="float" office:value="11.3530997304582" calcext:value-type="float">
            <text:p>11.3530997304582</text:p>
          </table:table-cell>
          <table:table-cell office:value-type="float" office:value="9.20454545454545" calcext:value-type="float">
            <text:p>9.20454545454545</text:p>
          </table:table-cell>
          <table:table-cell office:value-type="float" office:value="14.4827586206897" calcext:value-type="float">
            <text:p>14.4827586206897</text:p>
          </table:table-cell>
          <table:table-cell office:value-type="float" office:value="10.3055555555556" calcext:value-type="float">
            <text:p>10.3055555555556</text:p>
          </table:table-cell>
          <table:table-cell office:value-type="float" office:value="3.38333333333333" calcext:value-type="float">
            <text:p>3.38333333333333</text:p>
          </table:table-cell>
          <table:table-cell office:value-type="float" office:value="6.84444444444445" calcext:value-type="float">
            <text:p>6.8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5.hyp.txt</text:p>
          </table:table-cell>
          <table:table-cell office:value-type="string" calcext:value-type="string">
            <text:p>male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1_Child</text:p>
          </table:table-cell>
          <table:table-cell office:value-type="float" office:value="1.13371527777778" calcext:value-type="float">
            <text:p>1.13371527777778</text:p>
          </table:table-cell>
          <table:table-cell office:value-type="float" office:value="4040" calcext:value-type="float">
            <text:p>4040</text:p>
          </table:table-cell>
          <table:table-cell office:value-type="float" office:value="0.853506944444444" calcext:value-type="float">
            <text:p>0.853506944444444</text:p>
          </table:table-cell>
          <table:table-cell office:value-type="float" office:value="0.262202753441802" calcext:value-type="float">
            <text:p>0.262202753441802</text:p>
          </table:table-cell>
          <table:table-cell office:value-type="float" office:value="4" calcext:value-type="float">
            <text:p>4</text:p>
          </table:table-cell>
          <table:table-cell office:value-type="float" office:value="0.369907407407407" calcext:value-type="float">
            <text:p>0.369907407407407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380" calcext:value-type="float">
            <text:p>8380</text:p>
          </table:table-cell>
          <table:table-cell office:value-type="float" office:value="22940" calcext:value-type="float">
            <text:p>22940</text:p>
          </table:table-cell>
          <table:table-cell office:value-type="float" office:value="12.8410513141427" calcext:value-type="float">
            <text:p>12.8410513141427</text:p>
          </table:table-cell>
          <table:table-cell office:value-type="float" office:value="9.72972972972973" calcext:value-type="float">
            <text:p>9.72972972972973</text:p>
          </table:table-cell>
          <table:table-cell office:value-type="float" office:value="8.16229116945108" calcext:value-type="float">
            <text:p>8.16229116945108</text:p>
          </table:table-cell>
          <table:table-cell office:value-type="float" office:value="8.87777777777778" calcext:value-type="float">
            <text:p>8.87777777777778</text:p>
          </table:table-cell>
          <table:table-cell office:value-type="float" office:value="2.32777777777778" calcext:value-type="float">
            <text:p>2.32777777777778</text:p>
          </table:table-cell>
          <table:table-cell office:value-type="float" office:value="6.37222222222222" calcext:value-type="float">
            <text:p>6.3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6.hyp.txt</text:p>
          </table:table-cell>
          <table:table-cell office:value-type="string" calcext:value-type="string">
            <text:p>mal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1_Child</text:p>
          </table:table-cell>
          <table:table-cell office:value-type="float" office:value="1.22322916666667" calcext:value-type="float">
            <text:p>1.22322916666667</text:p>
          </table:table-cell>
          <table:table-cell office:value-type="float" office:value="5740" calcext:value-type="float">
            <text:p>5740</text:p>
          </table:table-cell>
          <table:table-cell office:value-type="float" office:value="0.855520833333333" calcext:value-type="float">
            <text:p>0.855520833333333</text:p>
          </table:table-cell>
          <table:table-cell office:value-type="float" office:value="0.222838137472284" calcext:value-type="float">
            <text:p>0.222838137472284</text:p>
          </table:table-cell>
          <table:table-cell office:value-type="float" office:value="5" calcext:value-type="float">
            <text:p>5</text:p>
          </table:table-cell>
          <table:table-cell office:value-type="float" office:value="0.417592592592593" calcext:value-type="float">
            <text:p>0.417592592592593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040" calcext:value-type="float">
            <text:p>8040</text:p>
          </table:table-cell>
          <table:table-cell office:value-type="float" office:value="27600" calcext:value-type="float">
            <text:p>27600</text:p>
          </table:table-cell>
          <table:table-cell office:value-type="float" office:value="13.9689578713969" calcext:value-type="float">
            <text:p>13.9689578713969</text:p>
          </table:table-cell>
          <table:table-cell office:value-type="float" office:value="7.17391304347826" calcext:value-type="float">
            <text:p>7.17391304347826</text:p>
          </table:table-cell>
          <table:table-cell office:value-type="float" office:value="23.7313432835821" calcext:value-type="float">
            <text:p>23.7313432835821</text:p>
          </table:table-cell>
          <table:table-cell office:value-type="float" office:value="10.0222222222222" calcext:value-type="float">
            <text:p>10.0222222222222</text:p>
          </table:table-cell>
          <table:table-cell office:value-type="float" office:value="2.23333333333333" calcext:value-type="float">
            <text:p>2.23333333333333</text:p>
          </table:table-cell>
          <table:table-cell office:value-type="float" office:value="7.66666666666667" calcext:value-type="float">
            <text:p>7.6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7.hyp.txt</text:p>
          </table:table-cell>
          <table:table-cell office:value-type="string" calcext:value-type="string">
            <text:p>female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_Child</text:p>
          </table:table-cell>
          <table:table-cell office:value-type="float" office:value="1.11846064814815" calcext:value-type="float">
            <text:p>1.11846064814815</text:p>
          </table:table-cell>
          <table:table-cell office:value-type="float" office:value="3440" calcext:value-type="float">
            <text:p>3440</text:p>
          </table:table-cell>
          <table:table-cell office:value-type="float" office:value="0.863715277777778" calcext:value-type="float">
            <text:p>0.863715277777778</text:p>
          </table:table-cell>
          <table:table-cell office:value-type="float" office:value="0.345575959933222" calcext:value-type="float">
            <text:p>0.345575959933222</text:p>
          </table:table-cell>
          <table:table-cell office:value-type="float" office:value="5" calcext:value-type="float">
            <text:p>5</text:p>
          </table:table-cell>
          <table:table-cell office:value-type="float" office:value="0.415972222222222" calcext:value-type="float">
            <text:p>0.415972222222222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2420" calcext:value-type="float">
            <text:p>12420</text:p>
          </table:table-cell>
          <table:table-cell office:value-type="float" office:value="23280" calcext:value-type="float">
            <text:p>23280</text:p>
          </table:table-cell>
          <table:table-cell office:value-type="float" office:value="8.71452420701169" calcext:value-type="float">
            <text:p>8.71452420701169</text:p>
          </table:table-cell>
          <table:table-cell office:value-type="float" office:value="4.48453608247423" calcext:value-type="float">
            <text:p>4.48453608247423</text:p>
          </table:table-cell>
          <table:table-cell office:value-type="float" office:value="15.3623188405797" calcext:value-type="float">
            <text:p>15.3623188405797</text:p>
          </table:table-cell>
          <table:table-cell office:value-type="float" office:value="9.98333333333333" calcext:value-type="float">
            <text:p>9.98333333333333</text:p>
          </table:table-cell>
          <table:table-cell office:value-type="float" office:value="3.45" calcext:value-type="float">
            <text:p>3.45</text:p>
          </table:table-cell>
          <table:table-cell office:value-type="float" office:value="6.46666666666667" calcext:value-type="float">
            <text:p>6.46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8.hyp.txt</text:p>
          </table:table-cell>
          <table:table-cell office:value-type="string" calcext:value-type="string">
            <text:p>female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1_Child</text:p>
          </table:table-cell>
          <table:table-cell office:value-type="float" office:value="1.02783564814815" calcext:value-type="float">
            <text:p>1.02783564814815</text:p>
          </table:table-cell>
          <table:table-cell office:value-type="float" office:value="1320" calcext:value-type="float">
            <text:p>1320</text:p>
          </table:table-cell>
          <table:table-cell office:value-type="float" office:value="0.901909722222222" calcext:value-type="float">
            <text:p>0.901909722222222</text:p>
          </table:table-cell>
          <table:table-cell office:value-type="float" office:value="0.329204693611473" calcext:value-type="float">
            <text:p>0.329204693611473</text:p>
          </table:table-cell>
          <table:table-cell office:value-type="float" office:value="3" calcext:value-type="float">
            <text:p>3</text:p>
          </table:table-cell>
          <table:table-cell office:value-type="float" office:value="0.355092592592593" calcext:value-type="float">
            <text:p>0.355092592592593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0100" calcext:value-type="float">
            <text:p>10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4.5501955671447" calcext:value-type="float">
            <text:p>14.5501955671447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26.7326732673267" calcext:value-type="float">
            <text:p>26.7326732673267</text:p>
          </table:table-cell>
          <table:table-cell office:value-type="float" office:value="8.52222222222222" calcext:value-type="float">
            <text:p>8.52222222222222</text:p>
          </table:table-cell>
          <table:table-cell office:value-type="float" office:value="2.80555555555556" calcext:value-type="float">
            <text:p>2.80555555555556</text:p>
          </table:table-cell>
          <table:table-cell office:value-type="float" office:value="5.68888888888889" calcext:value-type="float">
            <text:p>5.6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39.hyp.txt</text:p>
          </table:table-cell>
          <table:table-cell office:value-type="string" calcext:value-type="string">
            <text:p>male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1_Child</text:p>
          </table:table-cell>
          <table:table-cell office:value-type="float" office:value="1.30864583333333" calcext:value-type="float">
            <text:p>1.30864583333333</text:p>
          </table:table-cell>
          <table:table-cell office:value-type="float" office:value="12340" calcext:value-type="float">
            <text:p>12340</text:p>
          </table:table-cell>
          <table:table-cell office:value-type="float" office:value="0.932256944444445" calcext:value-type="float">
            <text:p>0.932256944444445</text:p>
          </table:table-cell>
          <table:table-cell office:value-type="float" office:value="0.430135557872784" calcext:value-type="float">
            <text:p>0.430135557872784</text:p>
          </table:table-cell>
          <table:table-cell office:value-type="float" office:value="6" calcext:value-type="float">
            <text:p>6</text:p>
          </table:table-cell>
          <table:table-cell office:value-type="float" office:value="0.443981481481482" calcext:value-type="float">
            <text:p>0.443981481481482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6500" calcext:value-type="float">
            <text:p>16500</text:p>
          </table:table-cell>
          <table:table-cell office:value-type="float" office:value="20420" calcext:value-type="float">
            <text:p>20420</text:p>
          </table:table-cell>
          <table:table-cell office:value-type="float" office:value="13.0448383733055" calcext:value-type="float">
            <text:p>13.0448383733055</text:p>
          </table:table-cell>
          <table:table-cell office:value-type="float" office:value="9.87267384916748" calcext:value-type="float">
            <text:p>9.87267384916748</text:p>
          </table:table-cell>
          <table:table-cell office:value-type="float" office:value="13.0909090909091" calcext:value-type="float">
            <text:p>13.0909090909091</text:p>
          </table:table-cell>
          <table:table-cell office:value-type="float" office:value="10.6555555555556" calcext:value-type="float">
            <text:p>10.6555555555556</text:p>
          </table:table-cell>
          <table:table-cell office:value-type="float" office:value="4.58333333333333" calcext:value-type="float">
            <text:p>4.58333333333333</text:p>
          </table:table-cell>
          <table:table-cell office:value-type="float" office:value="5.67222222222222" calcext:value-type="float">
            <text:p>5.67222222222222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0.hyp.txt</text:p>
          </table:table-cell>
          <table:table-cell office:value-type="string" calcext:value-type="string">
            <text:p>female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1_Child</text:p>
          </table:table-cell>
          <table:table-cell office:value-type="float" office:value="1.20016203703704" calcext:value-type="float">
            <text:p>1.20016203703704</text:p>
          </table:table-cell>
          <table:table-cell office:value-type="float" office:value="5160" calcext:value-type="float">
            <text:p>5160</text:p>
          </table:table-cell>
          <table:table-cell office:value-type="float" office:value="0.92412037037037" calcext:value-type="float">
            <text:p>0.92412037037037</text:p>
          </table:table-cell>
          <table:table-cell office:value-type="float" office:value="0.326700898587933" calcext:value-type="float">
            <text:p>0.326700898587933</text:p>
          </table:table-cell>
          <table:table-cell office:value-type="float" office:value="5" calcext:value-type="float">
            <text:p>5</text:p>
          </table:table-cell>
          <table:table-cell office:value-type="float" office:value="0.360648148148148" calcext:value-type="float">
            <text:p>0.360648148148148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180" calcext:value-type="float">
            <text:p>10180</text:p>
          </table:table-cell>
          <table:table-cell office:value-type="float" office:value="20820" calcext:value-type="float">
            <text:p>20820</text:p>
          </table:table-cell>
          <table:table-cell office:value-type="float" office:value="11.6688061617458" calcext:value-type="float">
            <text:p>11.6688061617458</text:p>
          </table:table-cell>
          <table:table-cell office:value-type="float" office:value="7.26224783861672" calcext:value-type="float">
            <text:p>7.26224783861672</text:p>
          </table:table-cell>
          <table:table-cell office:value-type="float" office:value="16.9744597249509" calcext:value-type="float">
            <text:p>16.9744597249509</text:p>
          </table:table-cell>
          <table:table-cell office:value-type="float" office:value="8.65555555555556" calcext:value-type="float">
            <text:p>8.65555555555556</text:p>
          </table:table-cell>
          <table:table-cell office:value-type="float" office:value="2.82777777777778" calcext:value-type="float">
            <text:p>2.82777777777778</text:p>
          </table:table-cell>
          <table:table-cell office:value-type="float" office:value="5.78333333333333" calcext:value-type="float">
            <text:p>5.78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1.hyp.txt</text:p>
          </table:table-cell>
          <table:table-cell office:value-type="string" calcext:value-type="string">
            <text:p>male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_Child</text:p>
          </table:table-cell>
          <table:table-cell office:value-type="float" office:value="1.32226851851852" calcext:value-type="float">
            <text:p>1.32226851851852</text:p>
          </table:table-cell>
          <table:table-cell office:value-type="float" office:value="7440" calcext:value-type="float">
            <text:p>7440</text:p>
          </table:table-cell>
          <table:table-cell office:value-type="float" office:value="0.977476851851852" calcext:value-type="float">
            <text:p>0.977476851851852</text:p>
          </table:table-cell>
          <table:table-cell office:value-type="float" office:value="0.321019108280255" calcext:value-type="float">
            <text:p>0.321019108280255</text:p>
          </table:table-cell>
          <table:table-cell office:value-type="float" office:value="6" calcext:value-type="float">
            <text:p>6</text:p>
          </table:table-cell>
          <table:table-cell office:value-type="float" office:value="0.363425925925926" calcext:value-type="float">
            <text:p>0.363425925925926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0080" calcext:value-type="float">
            <text:p>10080</text:p>
          </table:table-cell>
          <table:table-cell office:value-type="float" office:value="21100" calcext:value-type="float">
            <text:p>21100</text:p>
          </table:table-cell>
          <table:table-cell office:value-type="float" office:value="13.7579617834395" calcext:value-type="float">
            <text:p>13.7579617834395</text:p>
          </table:table-cell>
          <table:table-cell office:value-type="float" office:value="9.38388625592417" calcext:value-type="float">
            <text:p>9.38388625592417</text:p>
          </table:table-cell>
          <table:table-cell office:value-type="float" office:value="19.2857142857143" calcext:value-type="float">
            <text:p>19.2857142857143</text:p>
          </table:table-cell>
          <table:table-cell office:value-type="float" office:value="8.72222222222222" calcext:value-type="float">
            <text:p>8.72222222222222</text:p>
          </table:table-cell>
          <table:table-cell office:value-type="float" office:value="2.8" calcext:value-type="float">
            <text:p>2.8</text:p>
          </table:table-cell>
          <table:table-cell office:value-type="float" office:value="5.86111111111111" calcext:value-type="float">
            <text:p>5.86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2.hyp.txt</text:p>
          </table:table-cell>
          <table:table-cell office:value-type="string" calcext:value-type="string">
            <text:p>female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1_Child</text:p>
          </table:table-cell>
          <table:table-cell office:value-type="float" office:value="1.05774305555556" calcext:value-type="float">
            <text:p>1.05774305555556</text:p>
          </table:table-cell>
          <table:table-cell office:value-type="float" office:value="1420" calcext:value-type="float">
            <text:p>1420</text:p>
          </table:table-cell>
          <table:table-cell office:value-type="float" office:value="0.890381944444444" calcext:value-type="float">
            <text:p>0.890381944444444</text:p>
          </table:table-cell>
          <table:table-cell office:value-type="float" office:value="0.308771929824561" calcext:value-type="float">
            <text:p>0.308771929824561</text:p>
          </table:table-cell>
          <table:table-cell office:value-type="float" office:value="3" calcext:value-type="float">
            <text:p>3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0560" calcext:value-type="float">
            <text:p>10560</text:p>
          </table:table-cell>
          <table:table-cell office:value-type="float" office:value="19400" calcext:value-type="float">
            <text:p>19400</text:p>
          </table:table-cell>
          <table:table-cell office:value-type="float" office:value="19.1578947368421" calcext:value-type="float">
            <text:p>19.1578947368421</text:p>
          </table:table-cell>
          <table:table-cell office:value-type="float" office:value="14.659793814433" calcext:value-type="float">
            <text:p>14.659793814433</text:p>
          </table:table-cell>
          <table:table-cell office:value-type="float" office:value="18.75" calcext:value-type="float">
            <text:p>18.75</text:p>
          </table:table-cell>
          <table:table-cell office:value-type="float" office:value="9.5" calcext:value-type="float">
            <text:p>9.5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5.38888888888889" calcext:value-type="float">
            <text:p>5.3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3.hyp.tx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_Young_adult</text:p>
          </table:table-cell>
          <table:table-cell office:value-type="float" office:value="1.25196759259259" calcext:value-type="float">
            <text:p>1.25196759259259</text:p>
          </table:table-cell>
          <table:table-cell office:value-type="float" office:value="4220" calcext:value-type="float">
            <text:p>4220</text:p>
          </table:table-cell>
          <table:table-cell office:value-type="float" office:value="0.981365740740741" calcext:value-type="float">
            <text:p>0.981365740740741</text:p>
          </table:table-cell>
          <table:table-cell office:value-type="float" office:value="0.268742058449809" calcext:value-type="float">
            <text:p>0.268742058449809</text:p>
          </table:table-cell>
          <table:table-cell office:value-type="float" office:value="4" calcext:value-type="float">
            <text:p>4</text:p>
          </table:table-cell>
          <table:table-cell office:value-type="float" office:value="0.364351851851852" calcext:value-type="float">
            <text:p>0.36435185185185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8460" calcext:value-type="float">
            <text:p>8460</text:p>
          </table:table-cell>
          <table:table-cell office:value-type="float" office:value="20880" calcext:value-type="float">
            <text:p>20880</text:p>
          </table:table-cell>
          <table:table-cell office:value-type="float" office:value="9.37738246505718" calcext:value-type="float">
            <text:p>9.37738246505718</text:p>
          </table:table-cell>
          <table:table-cell office:value-type="float" office:value="4.82758620689655" calcext:value-type="float">
            <text:p>4.82758620689655</text:p>
          </table:table-cell>
          <table:table-cell office:value-type="float" office:value="11.063829787234" calcext:value-type="float">
            <text:p>11.063829787234</text:p>
          </table:table-cell>
          <table:table-cell office:value-type="float" office:value="8.74444444444444" calcext:value-type="float">
            <text:p>8.74444444444444</text:p>
          </table:table-cell>
          <table:table-cell office:value-type="float" office:value="2.35" calcext:value-type="float">
            <text:p>2.35</text:p>
          </table:table-cell>
          <table:table-cell office:value-type="float" office:value="5.8" calcext:value-type="float">
            <text:p>5.8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4.hyp.txt</text:p>
          </table:table-cell>
          <table:table-cell office:value-type="string" calcext:value-type="string">
            <text:p>male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1_Child</text:p>
          </table:table-cell>
          <table:table-cell office:value-type="float" office:value="1.02013888888889" calcext:value-type="float">
            <text:p>1.02013888888889</text:p>
          </table:table-cell>
          <table:table-cell office:value-type="float" office:value="1100" calcext:value-type="float">
            <text:p>1100</text:p>
          </table:table-cell>
          <table:table-cell office:value-type="float" office:value="0.869791666666667" calcext:value-type="float">
            <text:p>0.869791666666667</text:p>
          </table:table-cell>
          <table:table-cell office:value-type="float" office:value="0.272893772893773" calcext:value-type="float">
            <text:p>0.272893772893773</text:p>
          </table:table-cell>
          <table:table-cell office:value-type="float" office:value="3" calcext:value-type="float">
            <text:p>3</text:p>
          </table:table-cell>
          <table:table-cell office:value-type="float" office:value="0.379166666666667" calcext:value-type="float">
            <text:p>0.379166666666667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8940" calcext:value-type="float">
            <text:p>8940</text:p>
          </table:table-cell>
          <table:table-cell office:value-type="float" office:value="21640" calcext:value-type="float">
            <text:p>21640</text:p>
          </table:table-cell>
          <table:table-cell office:value-type="float" office:value="14.7252747252747" calcext:value-type="float">
            <text:p>14.7252747252747</text:p>
          </table:table-cell>
          <table:table-cell office:value-type="float" office:value="8.65064695009242" calcext:value-type="float">
            <text:p>8.65064695009242</text:p>
          </table:table-cell>
          <table:table-cell office:value-type="float" office:value="12.4832214765101" calcext:value-type="float">
            <text:p>12.4832214765101</text:p>
          </table:table-cell>
          <table:table-cell office:value-type="float" office:value="9.1" calcext:value-type="float">
            <text:p>9.1</text:p>
          </table:table-cell>
          <table:table-cell office:value-type="float" office:value="2.48333333333333" calcext:value-type="float">
            <text:p>2.48333333333333</text:p>
          </table:table-cell>
          <table:table-cell office:value-type="float" office:value="6.01111111111111" calcext:value-type="float">
            <text:p>6.01111111111111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5.hyp.txt</text:p>
          </table:table-cell>
          <table:table-cell office:value-type="string" calcext:value-type="string">
            <text:p>male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1_Child</text:p>
          </table:table-cell>
          <table:table-cell office:value-type="float" office:value="1.01983796296296" calcext:value-type="float">
            <text:p>1.01983796296296</text:p>
          </table:table-cell>
          <table:table-cell office:value-type="float" office:value="520" calcext:value-type="float">
            <text:p>520</text:p>
          </table:table-cell>
          <table:table-cell office:value-type="float" office:value="0.887546296296296" calcext:value-type="float">
            <text:p>0.887546296296296</text:p>
          </table:table-cell>
          <table:table-cell office:value-type="float" office:value="0.195333333333333" calcext:value-type="float">
            <text:p>0.195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0.347222222222222" calcext:value-type="float">
            <text:p>0.347222222222222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860" calcext:value-type="float">
            <text:p>5860</text:p>
          </table:table-cell>
          <table:table-cell office:value-type="float" office:value="23560" calcext:value-type="float">
            <text:p>23560</text:p>
          </table:table-cell>
          <table:table-cell office:value-type="float" office:value="15.12" calcext:value-type="float">
            <text:p>15.12</text:p>
          </table:table-cell>
          <table:table-cell office:value-type="float" office:value="12.8353140916808" calcext:value-type="float">
            <text:p>12.8353140916808</text:p>
          </table:table-cell>
          <table:table-cell office:value-type="float" office:value="11.6723549488055" calcext:value-type="float">
            <text:p>11.6723549488055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.62777777777778" calcext:value-type="float">
            <text:p>1.62777777777778</text:p>
          </table:table-cell>
          <table:table-cell office:value-type="float" office:value="6.54444444444445" calcext:value-type="float">
            <text:p>6.54444444444445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6.hyp.txt</text:p>
          </table:table-cell>
          <table:table-cell office:value-type="string" calcext:value-type="string">
            <text:p>female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1_Child</text:p>
          </table:table-cell>
          <table:table-cell office:value-type="float" office:value="1.14872685185185" calcext:value-type="float">
            <text:p>1.14872685185185</text:p>
          </table:table-cell>
          <table:table-cell office:value-type="float" office:value="3220" calcext:value-type="float">
            <text:p>3220</text:p>
          </table:table-cell>
          <table:table-cell office:value-type="float" office:value="0.933564814814815" calcext:value-type="float">
            <text:p>0.933564814814815</text:p>
          </table:table-cell>
          <table:table-cell office:value-type="float" office:value="0.293628808864266" calcext:value-type="float">
            <text:p>0.293628808864266</text:p>
          </table:table-cell>
          <table:table-cell office:value-type="float" office:value="4" calcext:value-type="float">
            <text:p>4</text:p>
          </table:table-cell>
          <table:table-cell office:value-type="float" office:value="0.334259259259259" calcext:value-type="float">
            <text:p>0.334259259259259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8480" calcext:value-type="float">
            <text:p>8480</text:p>
          </table:table-cell>
          <table:table-cell office:value-type="float" office:value="19940" calcext:value-type="float">
            <text:p>19940</text:p>
          </table:table-cell>
          <table:table-cell office:value-type="float" office:value="11.9667590027701" calcext:value-type="float">
            <text:p>11.9667590027701</text:p>
          </table:table-cell>
          <table:table-cell office:value-type="float" office:value="8.66599799398195" calcext:value-type="float">
            <text:p>8.66599799398195</text:p>
          </table:table-cell>
          <table:table-cell office:value-type="float" office:value="14.8584905660377" calcext:value-type="float">
            <text:p>14.8584905660377</text:p>
          </table:table-cell>
          <table:table-cell office:value-type="float" office:value="8.02222222222222" calcext:value-type="float">
            <text:p>8.02222222222222</text:p>
          </table:table-cell>
          <table:table-cell office:value-type="float" office:value="2.35555555555556" calcext:value-type="float">
            <text:p>2.35555555555556</text:p>
          </table:table-cell>
          <table:table-cell office:value-type="float" office:value="5.53888888888889" calcext:value-type="float">
            <text:p>5.53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7.hyp.txt</text:p>
          </table:table-cell>
          <table:table-cell office:value-type="string" calcext:value-type="string">
            <text:p>male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_Child</text:p>
          </table:table-cell>
          <table:table-cell office:value-type="float" office:value="1.06994212962963" calcext:value-type="float">
            <text:p>1.06994212962963</text:p>
          </table:table-cell>
          <table:table-cell office:value-type="float" office:value="1400" calcext:value-type="float">
            <text:p>1400</text:p>
          </table:table-cell>
          <table:table-cell office:value-type="float" office:value="0.913344907407407" calcext:value-type="float">
            <text:p>0.913344907407407</text:p>
          </table:table-cell>
          <table:table-cell office:value-type="float" office:value="0.173214285714286" calcext:value-type="float">
            <text:p>0.1732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820" calcext:value-type="float">
            <text:p>5820</text:p>
          </table:table-cell>
          <table:table-cell office:value-type="float" office:value="19040" calcext:value-type="float">
            <text:p>19040</text:p>
          </table:table-cell>
          <table:table-cell office:value-type="float" office:value="11.7857142857143" calcext:value-type="float">
            <text:p>11.7857142857143</text:p>
          </table:table-cell>
          <table:table-cell office:value-type="float" office:value="12.2899159663866" calcext:value-type="float">
            <text:p>12.2899159663866</text:p>
          </table:table-cell>
          <table:table-cell office:value-type="float" office:value="17.9381443298969" calcext:value-type="float">
            <text:p>17.9381443298969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1.61666666666667" calcext:value-type="float">
            <text:p>1.61666666666667</text:p>
          </table:table-cell>
          <table:table-cell office:value-type="float" office:value="5.28888888888889" calcext:value-type="float">
            <text:p>5.28888888888889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8.hyp.txt</text:p>
          </table:table-cell>
          <table:table-cell office:value-type="string" calcext:value-type="string">
            <text:p>male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1_Child</text:p>
          </table:table-cell>
          <table:table-cell office:value-type="float" office:value="1.17460648148148" calcext:value-type="float">
            <text:p>1.17460648148148</text:p>
          </table:table-cell>
          <table:table-cell office:value-type="float" office:value="4140" calcext:value-type="float">
            <text:p>4140</text:p>
          </table:table-cell>
          <table:table-cell office:value-type="float" office:value="0.897407407407407" calcext:value-type="float">
            <text:p>0.897407407407407</text:p>
          </table:table-cell>
          <table:table-cell office:value-type="float" office:value="0.2835734870317" calcext:value-type="float">
            <text:p>0.2835734870317</text:p>
          </table:table-cell>
          <table:table-cell office:value-type="float" office:value="4" calcext:value-type="float">
            <text:p>4</text:p>
          </table:table-cell>
          <table:table-cell office:value-type="float" office:value="0.40162037037037" calcext:value-type="float">
            <text:p>0.40162037037037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9840" calcext:value-type="float">
            <text:p>9840</text:p>
          </table:table-cell>
          <table:table-cell office:value-type="float" office:value="24240" calcext:value-type="float">
            <text:p>24240</text:p>
          </table:table-cell>
          <table:table-cell office:value-type="float" office:value="21.7867435158501" calcext:value-type="float">
            <text:p>21.7867435158501</text:p>
          </table:table-cell>
          <table:table-cell office:value-type="float" office:value="17.3762376237624" calcext:value-type="float">
            <text:p>17.3762376237624</text:p>
          </table:table-cell>
          <table:table-cell office:value-type="float" office:value="23.4146341463415" calcext:value-type="float">
            <text:p>23.4146341463415</text:p>
          </table:table-cell>
          <table:table-cell office:value-type="float" office:value="9.63888888888889" calcext:value-type="float">
            <text:p>9.63888888888889</text:p>
          </table:table-cell>
          <table:table-cell office:value-type="float" office:value="2.73333333333333" calcext:value-type="float">
            <text:p>2.73333333333333</text:p>
          </table:table-cell>
          <table:table-cell office:value-type="float" office:value="6.73333333333333" calcext:value-type="float">
            <text:p>6.7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49.hyp.txt</text:p>
          </table:table-cell>
          <table:table-cell office:value-type="string" calcext:value-type="string">
            <text:p>male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1_Child</text:p>
          </table:table-cell>
          <table:table-cell office:value-type="float" office:value="1.26170138888889" calcext:value-type="float">
            <text:p>1.26170138888889</text:p>
          </table:table-cell>
          <table:table-cell office:value-type="float" office:value="5180" calcext:value-type="float">
            <text:p>5180</text:p>
          </table:table-cell>
          <table:table-cell office:value-type="float" office:value="0.936122685185185" calcext:value-type="float">
            <text:p>0.936122685185185</text:p>
          </table:table-cell>
          <table:table-cell office:value-type="float" office:value="0.278975741239892" calcext:value-type="float">
            <text:p>0.278975741239892</text:p>
          </table:table-cell>
          <table:table-cell office:value-type="float" office:value="5" calcext:value-type="float">
            <text:p>5</text:p>
          </table:table-cell>
          <table:table-cell office:value-type="float" office:value="0.343518518518519" calcext:value-type="float">
            <text:p>0.343518518518519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8280" calcext:value-type="float">
            <text:p>8280</text:p>
          </table:table-cell>
          <table:table-cell office:value-type="float" office:value="21300" calcext:value-type="float">
            <text:p>21300</text:p>
          </table:table-cell>
          <table:table-cell office:value-type="float" office:value="13.2210242587601" calcext:value-type="float">
            <text:p>13.2210242587601</text:p>
          </table:table-cell>
          <table:table-cell office:value-type="float" office:value="5.57746478873239" calcext:value-type="float">
            <text:p>5.57746478873239</text:p>
          </table:table-cell>
          <table:table-cell office:value-type="float" office:value="16.5217391304348" calcext:value-type="float">
            <text:p>16.5217391304348</text:p>
          </table:table-cell>
          <table:table-cell office:value-type="float" office:value="8.24444444444444" calcext:value-type="float">
            <text:p>8.24444444444444</text:p>
          </table:table-cell>
          <table:table-cell office:value-type="float" office:value="2.3" calcext:value-type="float">
            <text:p>2.3</text:p>
          </table:table-cell>
          <table:table-cell office:value-type="float" office:value="5.91666666666667" calcext:value-type="float">
            <text:p>5.91666666666667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50.hyp.txt</text:p>
          </table:table-cell>
          <table:table-cell office:value-type="string" calcext:value-type="string">
            <text:p>female</text:p>
          </table:table-cell>
          <table:table-cell office:value-type="float" office:value="4.72" calcext:value-type="float">
            <text:p>4.72</text:p>
          </table:table-cell>
          <table:table-cell office:value-type="string" calcext:value-type="string">
            <text:p>1_Child</text:p>
          </table:table-cell>
          <table:table-cell office:value-type="float" office:value="1.2725" calcext:value-type="float">
            <text:p>1.2725</text:p>
          </table:table-cell>
          <table:table-cell office:value-type="float" office:value="7520" calcext:value-type="float">
            <text:p>7520</text:p>
          </table:table-cell>
          <table:table-cell office:value-type="float" office:value="0.935115740740741" calcext:value-type="float">
            <text:p>0.935115740740741</text:p>
          </table:table-cell>
          <table:table-cell office:value-type="float" office:value="0.335425383542538" calcext:value-type="float">
            <text:p>0.335425383542538</text:p>
          </table:table-cell>
          <table:table-cell office:value-type="float" office:value="6" calcext:value-type="float">
            <text:p>6</text:p>
          </table:table-cell>
          <table:table-cell office:value-type="float" office:value="0.331944444444444" calcext:value-type="float">
            <text:p>0.331944444444444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9620" calcext:value-type="float">
            <text:p>9620</text:p>
          </table:table-cell>
          <table:table-cell office:value-type="float" office:value="17760" calcext:value-type="float">
            <text:p>17760</text:p>
          </table:table-cell>
          <table:table-cell office:value-type="float" office:value="18.8284518828452" calcext:value-type="float">
            <text:p>18.8284518828452</text:p>
          </table:table-cell>
          <table:table-cell office:value-type="float" office:value="11.5540540540541" calcext:value-type="float">
            <text:p>11.5540540540541</text:p>
          </table:table-cell>
          <table:table-cell office:value-type="float" office:value="14.968814968815" calcext:value-type="float">
            <text:p>14.968814968815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2.67222222222222" calcext:value-type="float">
            <text:p>2.67222222222222</text:p>
          </table:table-cell>
          <table:table-cell office:value-type="float" office:value="4.93333333333333" calcext:value-type="float">
            <text:p>4.93333333333333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BPM0251.hyp.txt</text:p>
          </table:table-cell>
          <table:table-cell office:value-type="string" calcext:value-type="string">
            <text:p>male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_Child</text:p>
          </table:table-cell>
          <table:table-cell office:value-type="float" office:value="1.22125" calcext:value-type="float">
            <text:p>1.22125</text:p>
          </table:table-cell>
          <table:table-cell office:value-type="float" office:value="6520" calcext:value-type="float">
            <text:p>6520</text:p>
          </table:table-cell>
          <table:table-cell office:value-type="float" office:value="0.928310185185185" calcext:value-type="float">
            <text:p>0.928310185185185</text:p>
          </table:table-cell>
          <table:table-cell office:value-type="float" office:value="0.347684279191129" calcext:value-type="float">
            <text:p>0.347684279191129</text:p>
          </table:table-cell>
          <table:table-cell office:value-type="float" office:value="6" calcext:value-type="float">
            <text:p>6</text:p>
          </table:table-cell>
          <table:table-cell office:value-type="float" office:value="0.354861111111111" calcext:value-type="float">
            <text:p>0.354861111111111</text:p>
          </table:table-cell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0660" calcext:value-type="float">
            <text:p>10660</text:p>
          </table:table-cell>
          <table:table-cell office:value-type="float" office:value="19900" calcext:value-type="float">
            <text:p>19900</text:p>
          </table:table-cell>
          <table:table-cell office:value-type="float" office:value="14.6771037181996" calcext:value-type="float">
            <text:p>14.6771037181996</text:p>
          </table:table-cell>
          <table:table-cell office:value-type="float" office:value="8.32160804020101" calcext:value-type="float">
            <text:p>8.32160804020101</text:p>
          </table:table-cell>
          <table:table-cell office:value-type="float" office:value="19.5872420262664" calcext:value-type="float">
            <text:p>19.5872420262664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2.96111111111111" calcext:value-type="float">
            <text:p>2.96111111111111</text:p>
          </table:table-cell>
          <table:table-cell office:value-type="float" office:value="5.52777777777778" calcext:value-type="float">
            <text:p>5.52777777777778</text:p>
          </table:table-cell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udy1-3" style:display-name="PageStyle_study1-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PM_5f_database" style:display-name="PageStyle_BPM_databa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6-05T18:19:34</meta:creation-date>
    <dc:date>2026-03-27T14:15:01.911243905</dc:date>
    <meta:generator>LibreOffice/25.8.5.2$Linux_X86_64 LibreOffice_project/580$Build-2</meta:generator>
    <meta:editing-duration>PT9M49S</meta:editing-duration>
    <meta:editing-cycles>1</meta:editing-cycles>
    <meta:document-statistic meta:table-count="2" meta:cell-count="6948" meta:object-count="0"/>
    <meta:user-defined meta:name="AppVersion">16.0300</meta:user-defined>
  </office:meta>
</office:document-meta>
</file>